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38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5146in"/>
    </style:style>
    <style:style style:name="co4" style:family="table-column">
      <style:table-column-properties fo:break-before="auto" style:column-width="1.8902in"/>
    </style:style>
    <style:style style:name="co5" style:family="table-column">
      <style:table-column-properties fo:break-before="auto" style:column-width="0.6898in"/>
    </style:style>
    <style:style style:name="co6" style:family="table-column">
      <style:table-column-properties fo:break-before="auto" style:column-width="1.1075in"/>
    </style:style>
    <style:style style:name="co7" style:family="table-column">
      <style:table-column-properties fo:break-before="auto" style:column-width="0.7102in"/>
    </style:style>
    <style:style style:name="co8" style:family="table-column">
      <style:table-column-properties fo:break-before="auto" style:column-width="1.1717in"/>
    </style:style>
    <style:style style:name="co9" style:family="table-column">
      <style:table-column-properties fo:break-before="auto" style:column-width="1.3543in"/>
    </style:style>
    <style:style style:name="co10" style:family="table-column">
      <style:table-column-properties fo:break-before="auto" style:column-width="1.461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_16" table:style-name="ta1">
        <table:shapes>
          <draw:frame draw:z-index="0" draw:style-name="gr1" draw:text-style-name="P1" svg:width="6.3in" svg:height="3.5453in" svg:x="12.5787in" svg:y="0.0941in">
            <draw:object draw:notify-on-update-of-ranges="data_16.B1:data_16.B1 data_16.B2:data_16.B501 data_16.C1:data_16.C1 data_16.C2:data_16.C501 data_16.D1:data_16.D1 data_16.D2:data_16.D5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in" svg:height="3.5453in" svg:x="12.8161in" svg:y="3.9634in">
            <draw:object draw:notify-on-update-of-ranges="data_16.E1:data_16.E1 data_16.E2:data_16.E501 data_16.F1:data_16.F1 data_16.F2:data_16.F5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3in" svg:height="3.5453in" svg:x="13.0319in" svg:y="7.8535in">
            <draw:object draw:notify-on-update-of-ranges="data_16.G1:data_16.G1 data_16.G2:data_16.G501 data_16.H1:data_16.H1 data_16.H2:data_16.H50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exec time (1 thread)</text:p>
          </table:table-cell>
          <table:table-cell office:value-type="string" calcext:value-type="string">
            <text:p>exec time (16 threads)</text:p>
          </table:table-cell>
          <table:table-cell office:value-type="string" calcext:value-type="string">
            <text:p>exec time (16 threads linear)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speedup (linear)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efficiency (linear)</text:p>
          </table:table-cell>
          <table:table-cell office:value-type="string" calcext:value-type="string">
            <text:p>difference (1 thread)</text:p>
          </table:table-cell>
          <table:table-cell office:value-type="string" calcext:value-type="string">
            <text:p>difference(16 thread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1549" calcext:value-type="float">
            <text:p>0.051549</text:p>
          </table:table-cell>
          <table:table-cell office:value-type="float" office:value="0.013739" calcext:value-type="float">
            <text:p>0.013739</text:p>
          </table:table-cell>
          <table:table-cell office:value-type="float" office:value="0.003222" calcext:value-type="float">
            <text:p>0.003222</text:p>
          </table:table-cell>
          <table:table-cell office:value-type="float" office:value="3.752104" calcext:value-type="float">
            <text:p>3.752104</text:p>
          </table:table-cell>
          <table:table-cell office:value-type="float" office:value="16" calcext:value-type="float">
            <text:p>16</text:p>
          </table:table-cell>
          <table:table-cell office:value-type="float" office:value="0.234506" calcext:value-type="float">
            <text:p>0.2345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0000512" calcext:value-type="float">
            <text:p>800005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94143" calcext:value-type="float">
            <text:p>0.094143</text:p>
          </table:table-cell>
          <table:table-cell office:value-type="float" office:value="0.025937" calcext:value-type="float">
            <text:p>0.025937</text:p>
          </table:table-cell>
          <table:table-cell office:value-type="float" office:value="0.005884" calcext:value-type="float">
            <text:p>0.005884</text:p>
          </table:table-cell>
          <table:table-cell office:value-type="float" office:value="3.629654" calcext:value-type="float">
            <text:p>3.629654</text:p>
          </table:table-cell>
          <table:table-cell office:value-type="float" office:value="16" calcext:value-type="float">
            <text:p>16</text:p>
          </table:table-cell>
          <table:table-cell office:value-type="float" office:value="0.226853" calcext:value-type="float">
            <text:p>0.2268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9599808" calcext:value-type="float">
            <text:p>795998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3893" calcext:value-type="float">
            <text:p>0.13893</text:p>
          </table:table-cell>
          <table:table-cell office:value-type="float" office:value="0.03604" calcext:value-type="float">
            <text:p>0.03604</text:p>
          </table:table-cell>
          <table:table-cell office:value-type="float" office:value="0.008683" calcext:value-type="float">
            <text:p>0.008683</text:p>
          </table:table-cell>
          <table:table-cell office:value-type="float" office:value="3.854938" calcext:value-type="float">
            <text:p>3.854938</text:p>
          </table:table-cell>
          <table:table-cell office:value-type="float" office:value="16" calcext:value-type="float">
            <text:p>16</text:p>
          </table:table-cell>
          <table:table-cell office:value-type="float" office:value="0.240934" calcext:value-type="float">
            <text:p>0.240934</text:p>
          </table:table-cell>
          <table:table-cell office:value-type="float" office:value="1" calcext:value-type="float">
            <text:p>1</text:p>
          </table:table-cell>
          <table:table-cell office:value-type="float" office:value="79202288" calcext:value-type="float">
            <text:p>79202288</text:p>
          </table:table-cell>
          <table:table-cell office:value-type="float" office:value="79202280" calcext:value-type="float">
            <text:p>792022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83034" calcext:value-type="float">
            <text:p>0.183034</text:p>
          </table:table-cell>
          <table:table-cell office:value-type="float" office:value="0.047126" calcext:value-type="float">
            <text:p>0.047126</text:p>
          </table:table-cell>
          <table:table-cell office:value-type="float" office:value="0.01144" calcext:value-type="float">
            <text:p>0.01144</text:p>
          </table:table-cell>
          <table:table-cell office:value-type="float" office:value="3.883933" calcext:value-type="float">
            <text:p>3.883933</text:p>
          </table:table-cell>
          <table:table-cell office:value-type="float" office:value="16" calcext:value-type="float">
            <text:p>16</text:p>
          </table:table-cell>
          <table:table-cell office:value-type="float" office:value="0.242746" calcext:value-type="float">
            <text:p>0.242746</text:p>
          </table:table-cell>
          <table:table-cell office:value-type="float" office:value="1" calcext:value-type="float">
            <text:p>1</text:p>
          </table:table-cell>
          <table:table-cell office:value-type="float" office:value="78806864" calcext:value-type="float">
            <text:p>78806864</text:p>
          </table:table-cell>
          <table:table-cell office:value-type="float" office:value="78806872" calcext:value-type="float">
            <text:p>788068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28598" calcext:value-type="float">
            <text:p>0.228598</text:p>
          </table:table-cell>
          <table:table-cell office:value-type="float" office:value="0.057688" calcext:value-type="float">
            <text:p>0.057688</text:p>
          </table:table-cell>
          <table:table-cell office:value-type="float" office:value="0.014287" calcext:value-type="float">
            <text:p>0.014287</text:p>
          </table:table-cell>
          <table:table-cell office:value-type="float" office:value="3.962669" calcext:value-type="float">
            <text:p>3.962669</text:p>
          </table:table-cell>
          <table:table-cell office:value-type="float" office:value="16" calcext:value-type="float">
            <text:p>16</text:p>
          </table:table-cell>
          <table:table-cell office:value-type="float" office:value="0.247667" calcext:value-type="float">
            <text:p>0.247667</text:p>
          </table:table-cell>
          <table:table-cell office:value-type="float" office:value="1" calcext:value-type="float">
            <text:p>1</text:p>
          </table:table-cell>
          <table:table-cell office:value-type="float" office:value="78413592" calcext:value-type="float">
            <text:p>78413592</text:p>
          </table:table-cell>
          <table:table-cell office:value-type="float" office:value="78413608" calcext:value-type="float">
            <text:p>784136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73843" calcext:value-type="float">
            <text:p>0.273843</text:p>
          </table:table-cell>
          <table:table-cell office:value-type="float" office:value="0.068115" calcext:value-type="float">
            <text:p>0.068115</text:p>
          </table:table-cell>
          <table:table-cell office:value-type="float" office:value="0.017115" calcext:value-type="float">
            <text:p>0.017115</text:p>
          </table:table-cell>
          <table:table-cell office:value-type="float" office:value="4.020282" calcext:value-type="float">
            <text:p>4.020282</text:p>
          </table:table-cell>
          <table:table-cell office:value-type="float" office:value="16" calcext:value-type="float">
            <text:p>16</text:p>
          </table:table-cell>
          <table:table-cell office:value-type="float" office:value="0.251268" calcext:value-type="float">
            <text:p>0.251268</text:p>
          </table:table-cell>
          <table:table-cell office:value-type="float" office:value="1" calcext:value-type="float">
            <text:p>1</text:p>
          </table:table-cell>
          <table:table-cell office:value-type="float" office:value="78022456" calcext:value-type="float">
            <text:p>78022456</text:p>
          </table:table-cell>
          <table:table-cell office:value-type="float" office:value="78022448" calcext:value-type="float">
            <text:p>780224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18324" calcext:value-type="float">
            <text:p>0.318324</text:p>
          </table:table-cell>
          <table:table-cell office:value-type="float" office:value="0.079509" calcext:value-type="float">
            <text:p>0.079509</text:p>
          </table:table-cell>
          <table:table-cell office:value-type="float" office:value="0.019895" calcext:value-type="float">
            <text:p>0.019895</text:p>
          </table:table-cell>
          <table:table-cell office:value-type="float" office:value="4.003633" calcext:value-type="float">
            <text:p>4.003633</text:p>
          </table:table-cell>
          <table:table-cell office:value-type="float" office:value="16" calcext:value-type="float">
            <text:p>16</text:p>
          </table:table-cell>
          <table:table-cell office:value-type="float" office:value="0.250227" calcext:value-type="float">
            <text:p>0.250227</text:p>
          </table:table-cell>
          <table:table-cell office:value-type="float" office:value="1" calcext:value-type="float">
            <text:p>1</text:p>
          </table:table-cell>
          <table:table-cell office:value-type="float" office:value="77633408" calcext:value-type="float">
            <text:p>77633408</text:p>
          </table:table-cell>
          <table:table-cell office:value-type="float" office:value="77633424" calcext:value-type="float">
            <text:p>776334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64171" calcext:value-type="float">
            <text:p>0.364171</text:p>
          </table:table-cell>
          <table:table-cell office:value-type="float" office:value="0.090608" calcext:value-type="float">
            <text:p>0.090608</text:p>
          </table:table-cell>
          <table:table-cell office:value-type="float" office:value="0.022761" calcext:value-type="float">
            <text:p>0.022761</text:p>
          </table:table-cell>
          <table:table-cell office:value-type="float" office:value="4.019183" calcext:value-type="float">
            <text:p>4.019183</text:p>
          </table:table-cell>
          <table:table-cell office:value-type="float" office:value="16" calcext:value-type="float">
            <text:p>16</text:p>
          </table:table-cell>
          <table:table-cell office:value-type="float" office:value="0.251199" calcext:value-type="float">
            <text:p>0.2511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7246520" calcext:value-type="float">
            <text:p>772465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10392" calcext:value-type="float">
            <text:p>0.410392</text:p>
          </table:table-cell>
          <table:table-cell office:value-type="float" office:value="0.101453" calcext:value-type="float">
            <text:p>0.101453</text:p>
          </table:table-cell>
          <table:table-cell office:value-type="float" office:value="0.025649" calcext:value-type="float">
            <text:p>0.025649</text:p>
          </table:table-cell>
          <table:table-cell office:value-type="float" office:value="4.045144" calcext:value-type="float">
            <text:p>4.045144</text:p>
          </table:table-cell>
          <table:table-cell office:value-type="float" office:value="16" calcext:value-type="float">
            <text:p>16</text:p>
          </table:table-cell>
          <table:table-cell office:value-type="float" office:value="0.252821" calcext:value-type="float">
            <text:p>0.2528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6861696" calcext:value-type="float">
            <text:p>768616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55118" calcext:value-type="float">
            <text:p>0.455118</text:p>
          </table:table-cell>
          <table:table-cell office:value-type="float" office:value="0.113021" calcext:value-type="float">
            <text:p>0.113021</text:p>
          </table:table-cell>
          <table:table-cell office:value-type="float" office:value="0.028445" calcext:value-type="float">
            <text:p>0.028445</text:p>
          </table:table-cell>
          <table:table-cell office:value-type="float" office:value="4.026862" calcext:value-type="float">
            <text:p>4.026862</text:p>
          </table:table-cell>
          <table:table-cell office:value-type="float" office:value="16" calcext:value-type="float">
            <text:p>16</text:p>
          </table:table-cell>
          <table:table-cell office:value-type="float" office:value="0.251679" calcext:value-type="float">
            <text:p>0.251679</text:p>
          </table:table-cell>
          <table:table-cell office:value-type="float" office:value="1" calcext:value-type="float">
            <text:p>1</text:p>
          </table:table-cell>
          <table:table-cell office:value-type="float" office:value="76480008" calcext:value-type="float">
            <text:p>76480008</text:p>
          </table:table-cell>
          <table:table-cell office:value-type="float" office:value="76480016" calcext:value-type="float">
            <text:p>764800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00531" calcext:value-type="float">
            <text:p>0.500531</text:p>
          </table:table-cell>
          <table:table-cell office:value-type="float" office:value="0.125494" calcext:value-type="float">
            <text:p>0.125494</text:p>
          </table:table-cell>
          <table:table-cell office:value-type="float" office:value="0.031283" calcext:value-type="float">
            <text:p>0.031283</text:p>
          </table:table-cell>
          <table:table-cell office:value-type="float" office:value="3.988482" calcext:value-type="float">
            <text:p>3.988482</text:p>
          </table:table-cell>
          <table:table-cell office:value-type="float" office:value="16" calcext:value-type="float">
            <text:p>16</text:p>
          </table:table-cell>
          <table:table-cell office:value-type="float" office:value="0.24928" calcext:value-type="float">
            <text:p>0.24928</text:p>
          </table:table-cell>
          <table:table-cell office:value-type="float" office:value="1" calcext:value-type="float">
            <text:p>1</text:p>
          </table:table-cell>
          <table:table-cell office:value-type="float" office:value="76099416" calcext:value-type="float">
            <text:p>76099416</text:p>
          </table:table-cell>
          <table:table-cell office:value-type="float" office:value="76099392" calcext:value-type="float">
            <text:p>760993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45734" calcext:value-type="float">
            <text:p>0.545734</text:p>
          </table:table-cell>
          <table:table-cell office:value-type="float" office:value="0.137298" calcext:value-type="float">
            <text:p>0.137298</text:p>
          </table:table-cell>
          <table:table-cell office:value-type="float" office:value="0.034108" calcext:value-type="float">
            <text:p>0.034108</text:p>
          </table:table-cell>
          <table:table-cell office:value-type="float" office:value="3.974808" calcext:value-type="float">
            <text:p>3.974808</text:p>
          </table:table-cell>
          <table:table-cell office:value-type="float" office:value="16" calcext:value-type="float">
            <text:p>16</text:p>
          </table:table-cell>
          <table:table-cell office:value-type="float" office:value="0.248425" calcext:value-type="float">
            <text:p>0.248425</text:p>
          </table:table-cell>
          <table:table-cell office:value-type="float" office:value="1" calcext:value-type="float">
            <text:p>1</text:p>
          </table:table-cell>
          <table:table-cell office:value-type="float" office:value="75720856" calcext:value-type="float">
            <text:p>75720856</text:p>
          </table:table-cell>
          <table:table-cell office:value-type="float" office:value="75720840" calcext:value-type="float">
            <text:p>757208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91508" calcext:value-type="float">
            <text:p>0.591508</text:p>
          </table:table-cell>
          <table:table-cell office:value-type="float" office:value="0.148627" calcext:value-type="float">
            <text:p>0.148627</text:p>
          </table:table-cell>
          <table:table-cell office:value-type="float" office:value="0.036969" calcext:value-type="float">
            <text:p>0.036969</text:p>
          </table:table-cell>
          <table:table-cell office:value-type="float" office:value="3.97981" calcext:value-type="float">
            <text:p>3.97981</text:p>
          </table:table-cell>
          <table:table-cell office:value-type="float" office:value="16" calcext:value-type="float">
            <text:p>16</text:p>
          </table:table-cell>
          <table:table-cell office:value-type="float" office:value="0.248738" calcext:value-type="float">
            <text:p>0.2487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5344384" calcext:value-type="float">
            <text:p>753443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37281" calcext:value-type="float">
            <text:p>0.637281</text:p>
          </table:table-cell>
          <table:table-cell office:value-type="float" office:value="0.16" calcext:value-type="float">
            <text:p>0.16</text:p>
          </table:table-cell>
          <table:table-cell office:value-type="float" office:value="0.03983" calcext:value-type="float">
            <text:p>0.03983</text:p>
          </table:table-cell>
          <table:table-cell office:value-type="float" office:value="3.983018" calcext:value-type="float">
            <text:p>3.983018</text:p>
          </table:table-cell>
          <table:table-cell office:value-type="float" office:value="16" calcext:value-type="float">
            <text:p>16</text:p>
          </table:table-cell>
          <table:table-cell office:value-type="float" office:value="0.248939" calcext:value-type="float">
            <text:p>0.2489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4971024" calcext:value-type="float">
            <text:p>749710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81283" calcext:value-type="float">
            <text:p>0.681283</text:p>
          </table:table-cell>
          <table:table-cell office:value-type="float" office:value="0.171984" calcext:value-type="float">
            <text:p>0.171984</text:p>
          </table:table-cell>
          <table:table-cell office:value-type="float" office:value="0.04258" calcext:value-type="float">
            <text:p>0.04258</text:p>
          </table:table-cell>
          <table:table-cell office:value-type="float" office:value="3.961317" calcext:value-type="float">
            <text:p>3.961317</text:p>
          </table:table-cell>
          <table:table-cell office:value-type="float" office:value="16" calcext:value-type="float">
            <text:p>16</text:p>
          </table:table-cell>
          <table:table-cell office:value-type="float" office:value="0.247582" calcext:value-type="float">
            <text:p>0.247582</text:p>
          </table:table-cell>
          <table:table-cell office:value-type="float" office:value="1" calcext:value-type="float">
            <text:p>1</text:p>
          </table:table-cell>
          <table:table-cell office:value-type="float" office:value="74598704" calcext:value-type="float">
            <text:p>74598704</text:p>
          </table:table-cell>
          <table:table-cell office:value-type="float" office:value="74598696" calcext:value-type="float">
            <text:p>745986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29568" calcext:value-type="float">
            <text:p>0.729568</text:p>
          </table:table-cell>
          <table:table-cell office:value-type="float" office:value="0.182448" calcext:value-type="float">
            <text:p>0.182448</text:p>
          </table:table-cell>
          <table:table-cell office:value-type="float" office:value="0.045598" calcext:value-type="float">
            <text:p>0.045598</text:p>
          </table:table-cell>
          <table:table-cell office:value-type="float" office:value="3.998775" calcext:value-type="float">
            <text:p>3.998775</text:p>
          </table:table-cell>
          <table:table-cell office:value-type="float" office:value="16" calcext:value-type="float">
            <text:p>16</text:p>
          </table:table-cell>
          <table:table-cell office:value-type="float" office:value="0.249923" calcext:value-type="float">
            <text:p>0.249923</text:p>
          </table:table-cell>
          <table:table-cell office:value-type="float" office:value="1" calcext:value-type="float">
            <text:p>1</text:p>
          </table:table-cell>
          <table:table-cell office:value-type="float" office:value="74229432" calcext:value-type="float">
            <text:p>74229432</text:p>
          </table:table-cell>
          <table:table-cell office:value-type="float" office:value="74229448" calcext:value-type="float">
            <text:p>742294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77898" calcext:value-type="float">
            <text:p>0.777898</text:p>
          </table:table-cell>
          <table:table-cell office:value-type="float" office:value="0.193683" calcext:value-type="float">
            <text:p>0.193683</text:p>
          </table:table-cell>
          <table:table-cell office:value-type="float" office:value="0.048619" calcext:value-type="float">
            <text:p>0.048619</text:p>
          </table:table-cell>
          <table:table-cell office:value-type="float" office:value="4.016339" calcext:value-type="float">
            <text:p>4.016339</text:p>
          </table:table-cell>
          <table:table-cell office:value-type="float" office:value="16" calcext:value-type="float">
            <text:p>16</text:p>
          </table:table-cell>
          <table:table-cell office:value-type="float" office:value="0.251021" calcext:value-type="float">
            <text:p>0.251021</text:p>
          </table:table-cell>
          <table:table-cell office:value-type="float" office:value="1" calcext:value-type="float">
            <text:p>1</text:p>
          </table:table-cell>
          <table:table-cell office:value-type="float" office:value="73861256" calcext:value-type="float">
            <text:p>73861256</text:p>
          </table:table-cell>
          <table:table-cell office:value-type="float" office:value="73861240" calcext:value-type="float">
            <text:p>738612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24992" calcext:value-type="float">
            <text:p>0.824992</text:p>
          </table:table-cell>
          <table:table-cell office:value-type="float" office:value="0.205831" calcext:value-type="float">
            <text:p>0.205831</text:p>
          </table:table-cell>
          <table:table-cell office:value-type="float" office:value="0.051562" calcext:value-type="float">
            <text:p>0.051562</text:p>
          </table:table-cell>
          <table:table-cell office:value-type="float" office:value="4.008105" calcext:value-type="float">
            <text:p>4.008105</text:p>
          </table:table-cell>
          <table:table-cell office:value-type="float" office:value="16" calcext:value-type="float">
            <text:p>16</text:p>
          </table:table-cell>
          <table:table-cell office:value-type="float" office:value="0.250507" calcext:value-type="float">
            <text:p>0.2505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3496104" calcext:value-type="float">
            <text:p>734961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72395" calcext:value-type="float">
            <text:p>0.872395</text:p>
          </table:table-cell>
          <table:table-cell office:value-type="float" office:value="0.219206" calcext:value-type="float">
            <text:p>0.219206</text:p>
          </table:table-cell>
          <table:table-cell office:value-type="float" office:value="0.054525" calcext:value-type="float">
            <text:p>0.054525</text:p>
          </table:table-cell>
          <table:table-cell office:value-type="float" office:value="3.979791" calcext:value-type="float">
            <text:p>3.979791</text:p>
          </table:table-cell>
          <table:table-cell office:value-type="float" office:value="16" calcext:value-type="float">
            <text:p>16</text:p>
          </table:table-cell>
          <table:table-cell office:value-type="float" office:value="0.248737" calcext:value-type="float">
            <text:p>0.248737</text:p>
          </table:table-cell>
          <table:table-cell office:value-type="float" office:value="1" calcext:value-type="float">
            <text:p>1</text:p>
          </table:table-cell>
          <table:table-cell office:value-type="float" office:value="73132016" calcext:value-type="float">
            <text:p>73132016</text:p>
          </table:table-cell>
          <table:table-cell office:value-type="float" office:value="73131984" calcext:value-type="float">
            <text:p>731319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19938" calcext:value-type="float">
            <text:p>0.919938</text:p>
          </table:table-cell>
          <table:table-cell office:value-type="float" office:value="0.23006" calcext:value-type="float">
            <text:p>0.23006</text:p>
          </table:table-cell>
          <table:table-cell office:value-type="float" office:value="0.057496" calcext:value-type="float">
            <text:p>0.057496</text:p>
          </table:table-cell>
          <table:table-cell office:value-type="float" office:value="3.998681" calcext:value-type="float">
            <text:p>3.998681</text:p>
          </table:table-cell>
          <table:table-cell office:value-type="float" office:value="16" calcext:value-type="float">
            <text:p>16</text:p>
          </table:table-cell>
          <table:table-cell office:value-type="float" office:value="0.249918" calcext:value-type="float">
            <text:p>0.249918</text:p>
          </table:table-cell>
          <table:table-cell office:value-type="float" office:value="1" calcext:value-type="float">
            <text:p>1</text:p>
          </table:table-cell>
          <table:table-cell office:value-type="float" office:value="72769872" calcext:value-type="float">
            <text:p>72769872</text:p>
          </table:table-cell>
          <table:table-cell office:value-type="float" office:value="72769880" calcext:value-type="float">
            <text:p>7276988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68053" calcext:value-type="float">
            <text:p>0.968053</text:p>
          </table:table-cell>
          <table:table-cell office:value-type="float" office:value="0.241458" calcext:value-type="float">
            <text:p>0.241458</text:p>
          </table:table-cell>
          <table:table-cell office:value-type="float" office:value="0.060503" calcext:value-type="float">
            <text:p>0.060503</text:p>
          </table:table-cell>
          <table:table-cell office:value-type="float" office:value="4.00919" calcext:value-type="float">
            <text:p>4.00919</text:p>
          </table:table-cell>
          <table:table-cell office:value-type="float" office:value="16" calcext:value-type="float">
            <text:p>16</text:p>
          </table:table-cell>
          <table:table-cell office:value-type="float" office:value="0.250574" calcext:value-type="float">
            <text:p>0.250574</text:p>
          </table:table-cell>
          <table:table-cell office:value-type="float" office:value="1" calcext:value-type="float">
            <text:p>1</text:p>
          </table:table-cell>
          <table:table-cell office:value-type="float" office:value="72410848" calcext:value-type="float">
            <text:p>72410848</text:p>
          </table:table-cell>
          <table:table-cell office:value-type="float" office:value="72410856" calcext:value-type="float">
            <text:p>724108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015118" calcext:value-type="float">
            <text:p>1.015118</text:p>
          </table:table-cell>
          <table:table-cell office:value-type="float" office:value="0.25208" calcext:value-type="float">
            <text:p>0.25208</text:p>
          </table:table-cell>
          <table:table-cell office:value-type="float" office:value="0.063445" calcext:value-type="float">
            <text:p>0.063445</text:p>
          </table:table-cell>
          <table:table-cell office:value-type="float" office:value="4.026975" calcext:value-type="float">
            <text:p>4.026975</text:p>
          </table:table-cell>
          <table:table-cell office:value-type="float" office:value="16" calcext:value-type="float">
            <text:p>16</text:p>
          </table:table-cell>
          <table:table-cell office:value-type="float" office:value="0.251686" calcext:value-type="float">
            <text:p>0.2516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2052824" calcext:value-type="float">
            <text:p>720528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061906" calcext:value-type="float">
            <text:p>1.061906</text:p>
          </table:table-cell>
          <table:table-cell office:value-type="float" office:value="0.264808" calcext:value-type="float">
            <text:p>0.264808</text:p>
          </table:table-cell>
          <table:table-cell office:value-type="float" office:value="0.066369" calcext:value-type="float">
            <text:p>0.066369</text:p>
          </table:table-cell>
          <table:table-cell office:value-type="float" office:value="4.010096" calcext:value-type="float">
            <text:p>4.010096</text:p>
          </table:table-cell>
          <table:table-cell office:value-type="float" office:value="16" calcext:value-type="float">
            <text:p>16</text:p>
          </table:table-cell>
          <table:table-cell office:value-type="float" office:value="0.250631" calcext:value-type="float">
            <text:p>0.250631</text:p>
          </table:table-cell>
          <table:table-cell office:value-type="float" office:value="1" calcext:value-type="float">
            <text:p>1</text:p>
          </table:table-cell>
          <table:table-cell office:value-type="float" office:value="71696832" calcext:value-type="float">
            <text:p>71696832</text:p>
          </table:table-cell>
          <table:table-cell office:value-type="float" office:value="71696816" calcext:value-type="float">
            <text:p>716968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108153" calcext:value-type="float">
            <text:p>1.108153</text:p>
          </table:table-cell>
          <table:table-cell office:value-type="float" office:value="0.276502" calcext:value-type="float">
            <text:p>0.276502</text:p>
          </table:table-cell>
          <table:table-cell office:value-type="float" office:value="0.06926" calcext:value-type="float">
            <text:p>0.06926</text:p>
          </table:table-cell>
          <table:table-cell office:value-type="float" office:value="4.007762" calcext:value-type="float">
            <text:p>4.007762</text:p>
          </table:table-cell>
          <table:table-cell office:value-type="float" office:value="16" calcext:value-type="float">
            <text:p>16</text:p>
          </table:table-cell>
          <table:table-cell office:value-type="float" office:value="0.250485" calcext:value-type="float">
            <text:p>0.250485</text:p>
          </table:table-cell>
          <table:table-cell office:value-type="float" office:value="1" calcext:value-type="float">
            <text:p>1</text:p>
          </table:table-cell>
          <table:table-cell office:value-type="float" office:value="71343840" calcext:value-type="float">
            <text:p>71343840</text:p>
          </table:table-cell>
          <table:table-cell office:value-type="float" office:value="71343848" calcext:value-type="float">
            <text:p>713438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15362" calcext:value-type="float">
            <text:p>1.15362</text:p>
          </table:table-cell>
          <table:table-cell office:value-type="float" office:value="0.288431" calcext:value-type="float">
            <text:p>0.288431</text:p>
          </table:table-cell>
          <table:table-cell office:value-type="float" office:value="0.072101" calcext:value-type="float">
            <text:p>0.072101</text:p>
          </table:table-cell>
          <table:table-cell office:value-type="float" office:value="3.999635" calcext:value-type="float">
            <text:p>3.999635</text:p>
          </table:table-cell>
          <table:table-cell office:value-type="float" office:value="16" calcext:value-type="float">
            <text:p>16</text:p>
          </table:table-cell>
          <table:table-cell office:value-type="float" office:value="0.249977" calcext:value-type="float">
            <text:p>0.249977</text:p>
          </table:table-cell>
          <table:table-cell office:value-type="float" office:value="1" calcext:value-type="float">
            <text:p>1</text:p>
          </table:table-cell>
          <table:table-cell office:value-type="float" office:value="70991832" calcext:value-type="float">
            <text:p>70991832</text:p>
          </table:table-cell>
          <table:table-cell office:value-type="float" office:value="70991840" calcext:value-type="float">
            <text:p>7099184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99366" calcext:value-type="float">
            <text:p>1.199366</text:p>
          </table:table-cell>
          <table:table-cell office:value-type="float" office:value="0.299426" calcext:value-type="float">
            <text:p>0.299426</text:p>
          </table:table-cell>
          <table:table-cell office:value-type="float" office:value="0.07496" calcext:value-type="float">
            <text:p>0.07496</text:p>
          </table:table-cell>
          <table:table-cell office:value-type="float" office:value="4.005544" calcext:value-type="float">
            <text:p>4.005544</text:p>
          </table:table-cell>
          <table:table-cell office:value-type="float" office:value="16" calcext:value-type="float">
            <text:p>16</text:p>
          </table:table-cell>
          <table:table-cell office:value-type="float" office:value="0.250347" calcext:value-type="float">
            <text:p>0.250347</text:p>
          </table:table-cell>
          <table:table-cell office:value-type="float" office:value="1" calcext:value-type="float">
            <text:p>1</text:p>
          </table:table-cell>
          <table:table-cell office:value-type="float" office:value="70641784" calcext:value-type="float">
            <text:p>70641784</text:p>
          </table:table-cell>
          <table:table-cell office:value-type="float" office:value="70641808" calcext:value-type="float">
            <text:p>7064180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245805" calcext:value-type="float">
            <text:p>1.245805</text:p>
          </table:table-cell>
          <table:table-cell office:value-type="float" office:value="0.31297" calcext:value-type="float">
            <text:p>0.31297</text:p>
          </table:table-cell>
          <table:table-cell office:value-type="float" office:value="0.077863" calcext:value-type="float">
            <text:p>0.077863</text:p>
          </table:table-cell>
          <table:table-cell office:value-type="float" office:value="3.980593" calcext:value-type="float">
            <text:p>3.980593</text:p>
          </table:table-cell>
          <table:table-cell office:value-type="float" office:value="16" calcext:value-type="float">
            <text:p>16</text:p>
          </table:table-cell>
          <table:table-cell office:value-type="float" office:value="0.248787" calcext:value-type="float">
            <text:p>0.248787</text:p>
          </table:table-cell>
          <table:table-cell office:value-type="float" office:value="1" calcext:value-type="float">
            <text:p>1</text:p>
          </table:table-cell>
          <table:table-cell office:value-type="float" office:value="70293816" calcext:value-type="float">
            <text:p>70293816</text:p>
          </table:table-cell>
          <table:table-cell office:value-type="float" office:value="70293824" calcext:value-type="float">
            <text:p>702938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285689" calcext:value-type="float">
            <text:p>1.285689</text:p>
          </table:table-cell>
          <table:table-cell office:value-type="float" office:value="0.32475" calcext:value-type="float">
            <text:p>0.32475</text:p>
          </table:table-cell>
          <table:table-cell office:value-type="float" office:value="0.080356" calcext:value-type="float">
            <text:p>0.080356</text:p>
          </table:table-cell>
          <table:table-cell office:value-type="float" office:value="3.959018" calcext:value-type="float">
            <text:p>3.959018</text:p>
          </table:table-cell>
          <table:table-cell office:value-type="float" office:value="16" calcext:value-type="float">
            <text:p>16</text:p>
          </table:table-cell>
          <table:table-cell office:value-type="float" office:value="0.247439" calcext:value-type="float">
            <text:p>0.247439</text:p>
          </table:table-cell>
          <table:table-cell office:value-type="float" office:value="1" calcext:value-type="float">
            <text:p>1</text:p>
          </table:table-cell>
          <table:table-cell office:value-type="float" office:value="69947744" calcext:value-type="float">
            <text:p>69947744</text:p>
          </table:table-cell>
          <table:table-cell office:value-type="float" office:value="69947776" calcext:value-type="float">
            <text:p>6994777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328285" calcext:value-type="float">
            <text:p>1.328285</text:p>
          </table:table-cell>
          <table:table-cell office:value-type="float" office:value="0.334429" calcext:value-type="float">
            <text:p>0.334429</text:p>
          </table:table-cell>
          <table:table-cell office:value-type="float" office:value="0.083018" calcext:value-type="float">
            <text:p>0.083018</text:p>
          </table:table-cell>
          <table:table-cell office:value-type="float" office:value="3.971805" calcext:value-type="float">
            <text:p>3.971805</text:p>
          </table:table-cell>
          <table:table-cell office:value-type="float" office:value="16" calcext:value-type="float">
            <text:p>16</text:p>
          </table:table-cell>
          <table:table-cell office:value-type="float" office:value="0.248238" calcext:value-type="float">
            <text:p>0.248238</text:p>
          </table:table-cell>
          <table:table-cell office:value-type="float" office:value="1" calcext:value-type="float">
            <text:p>1</text:p>
          </table:table-cell>
          <table:table-cell office:value-type="float" office:value="69603704" calcext:value-type="float">
            <text:p>69603704</text:p>
          </table:table-cell>
          <table:table-cell office:value-type="float" office:value="69603728" calcext:value-type="float">
            <text:p>696037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37124" calcext:value-type="float">
            <text:p>1.37124</text:p>
          </table:table-cell>
          <table:table-cell office:value-type="float" office:value="0.346811" calcext:value-type="float">
            <text:p>0.346811</text:p>
          </table:table-cell>
          <table:table-cell office:value-type="float" office:value="0.085703" calcext:value-type="float">
            <text:p>0.085703</text:p>
          </table:table-cell>
          <table:table-cell office:value-type="float" office:value="3.95385" calcext:value-type="float">
            <text:p>3.95385</text:p>
          </table:table-cell>
          <table:table-cell office:value-type="float" office:value="16" calcext:value-type="float">
            <text:p>16</text:p>
          </table:table-cell>
          <table:table-cell office:value-type="float" office:value="0.247116" calcext:value-type="float">
            <text:p>0.247116</text:p>
          </table:table-cell>
          <table:table-cell office:value-type="float" office:value="1" calcext:value-type="float">
            <text:p>1</text:p>
          </table:table-cell>
          <table:table-cell office:value-type="float" office:value="69261664" calcext:value-type="float">
            <text:p>69261664</text:p>
          </table:table-cell>
          <table:table-cell office:value-type="float" office:value="69261680" calcext:value-type="float">
            <text:p>6926168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415477" calcext:value-type="float">
            <text:p>1.415477</text:p>
          </table:table-cell>
          <table:table-cell office:value-type="float" office:value="0.357527" calcext:value-type="float">
            <text:p>0.357527</text:p>
          </table:table-cell>
          <table:table-cell office:value-type="float" office:value="0.088467" calcext:value-type="float">
            <text:p>0.088467</text:p>
          </table:table-cell>
          <table:table-cell office:value-type="float" office:value="3.959082" calcext:value-type="float">
            <text:p>3.959082</text:p>
          </table:table-cell>
          <table:table-cell office:value-type="float" office:value="16" calcext:value-type="float">
            <text:p>16</text:p>
          </table:table-cell>
          <table:table-cell office:value-type="float" office:value="0.247443" calcext:value-type="float">
            <text:p>0.2474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8921536" calcext:value-type="float">
            <text:p>6892153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458973" calcext:value-type="float">
            <text:p>1.458973</text:p>
          </table:table-cell>
          <table:table-cell office:value-type="float" office:value="0.367669" calcext:value-type="float">
            <text:p>0.367669</text:p>
          </table:table-cell>
          <table:table-cell office:value-type="float" office:value="0.091186" calcext:value-type="float">
            <text:p>0.091186</text:p>
          </table:table-cell>
          <table:table-cell office:value-type="float" office:value="3.968174" calcext:value-type="float">
            <text:p>3.968174</text:p>
          </table:table-cell>
          <table:table-cell office:value-type="float" office:value="16" calcext:value-type="float">
            <text:p>16</text:p>
          </table:table-cell>
          <table:table-cell office:value-type="float" office:value="0.248011" calcext:value-type="float">
            <text:p>0.248011</text:p>
          </table:table-cell>
          <table:table-cell office:value-type="float" office:value="1" calcext:value-type="float">
            <text:p>1</text:p>
          </table:table-cell>
          <table:table-cell office:value-type="float" office:value="68583464" calcext:value-type="float">
            <text:p>68583464</text:p>
          </table:table-cell>
          <table:table-cell office:value-type="float" office:value="68583472" calcext:value-type="float">
            <text:p>685834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503183" calcext:value-type="float">
            <text:p>1.503183</text:p>
          </table:table-cell>
          <table:table-cell office:value-type="float" office:value="0.37827" calcext:value-type="float">
            <text:p>0.37827</text:p>
          </table:table-cell>
          <table:table-cell office:value-type="float" office:value="0.093949" calcext:value-type="float">
            <text:p>0.093949</text:p>
          </table:table-cell>
          <table:table-cell office:value-type="float" office:value="3.973833" calcext:value-type="float">
            <text:p>3.973833</text:p>
          </table:table-cell>
          <table:table-cell office:value-type="float" office:value="16" calcext:value-type="float">
            <text:p>16</text:p>
          </table:table-cell>
          <table:table-cell office:value-type="float" office:value="0.248365" calcext:value-type="float">
            <text:p>0.248365</text:p>
          </table:table-cell>
          <table:table-cell office:value-type="float" office:value="1" calcext:value-type="float">
            <text:p>1</text:p>
          </table:table-cell>
          <table:table-cell office:value-type="float" office:value="68247224" calcext:value-type="float">
            <text:p>68247224</text:p>
          </table:table-cell>
          <table:table-cell office:value-type="float" office:value="68247264" calcext:value-type="float">
            <text:p>6824726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544161" calcext:value-type="float">
            <text:p>1.544161</text:p>
          </table:table-cell>
          <table:table-cell office:value-type="float" office:value="0.389268" calcext:value-type="float">
            <text:p>0.389268</text:p>
          </table:table-cell>
          <table:table-cell office:value-type="float" office:value="0.09651" calcext:value-type="float">
            <text:p>0.09651</text:p>
          </table:table-cell>
          <table:table-cell office:value-type="float" office:value="3.966827" calcext:value-type="float">
            <text:p>3.966827</text:p>
          </table:table-cell>
          <table:table-cell office:value-type="float" office:value="16" calcext:value-type="float">
            <text:p>16</text:p>
          </table:table-cell>
          <table:table-cell office:value-type="float" office:value="0.247927" calcext:value-type="float">
            <text:p>0.247927</text:p>
          </table:table-cell>
          <table:table-cell office:value-type="float" office:value="1" calcext:value-type="float">
            <text:p>1</text:p>
          </table:table-cell>
          <table:table-cell office:value-type="float" office:value="67912024" calcext:value-type="float">
            <text:p>67912024</text:p>
          </table:table-cell>
          <table:table-cell office:value-type="float" office:value="67912064" calcext:value-type="float">
            <text:p>6791206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586734" calcext:value-type="float">
            <text:p>1.586734</text:p>
          </table:table-cell>
          <table:table-cell office:value-type="float" office:value="0.402416" calcext:value-type="float">
            <text:p>0.402416</text:p>
          </table:table-cell>
          <table:table-cell office:value-type="float" office:value="0.099171" calcext:value-type="float">
            <text:p>0.099171</text:p>
          </table:table-cell>
          <table:table-cell office:value-type="float" office:value="3.943017" calcext:value-type="float">
            <text:p>3.943017</text:p>
          </table:table-cell>
          <table:table-cell office:value-type="float" office:value="16" calcext:value-type="float">
            <text:p>16</text:p>
          </table:table-cell>
          <table:table-cell office:value-type="float" office:value="0.246439" calcext:value-type="float">
            <text:p>0.246439</text:p>
          </table:table-cell>
          <table:table-cell office:value-type="float" office:value="1" calcext:value-type="float">
            <text:p>1</text:p>
          </table:table-cell>
          <table:table-cell office:value-type="float" office:value="67579752" calcext:value-type="float">
            <text:p>67579752</text:p>
          </table:table-cell>
          <table:table-cell office:value-type="float" office:value="67579736" calcext:value-type="float">
            <text:p>675797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63307" calcext:value-type="float">
            <text:p>1.63307</text:p>
          </table:table-cell>
          <table:table-cell office:value-type="float" office:value="0.413066" calcext:value-type="float">
            <text:p>0.413066</text:p>
          </table:table-cell>
          <table:table-cell office:value-type="float" office:value="0.102067" calcext:value-type="float">
            <text:p>0.102067</text:p>
          </table:table-cell>
          <table:table-cell office:value-type="float" office:value="3.953533" calcext:value-type="float">
            <text:p>3.953533</text:p>
          </table:table-cell>
          <table:table-cell office:value-type="float" office:value="16" calcext:value-type="float">
            <text:p>16</text:p>
          </table:table-cell>
          <table:table-cell office:value-type="float" office:value="0.247096" calcext:value-type="float">
            <text:p>0.247096</text:p>
          </table:table-cell>
          <table:table-cell office:value-type="float" office:value="1" calcext:value-type="float">
            <text:p>1</text:p>
          </table:table-cell>
          <table:table-cell office:value-type="float" office:value="67248464" calcext:value-type="float">
            <text:p>67248464</text:p>
          </table:table-cell>
          <table:table-cell office:value-type="float" office:value="67248448" calcext:value-type="float">
            <text:p>6724844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680189" calcext:value-type="float">
            <text:p>1.680189</text:p>
          </table:table-cell>
          <table:table-cell office:value-type="float" office:value="0.426209" calcext:value-type="float">
            <text:p>0.426209</text:p>
          </table:table-cell>
          <table:table-cell office:value-type="float" office:value="0.105012" calcext:value-type="float">
            <text:p>0.105012</text:p>
          </table:table-cell>
          <table:table-cell office:value-type="float" office:value="3.942175" calcext:value-type="float">
            <text:p>3.942175</text:p>
          </table:table-cell>
          <table:table-cell office:value-type="float" office:value="16" calcext:value-type="float">
            <text:p>16</text:p>
          </table:table-cell>
          <table:table-cell office:value-type="float" office:value="0.246386" calcext:value-type="float">
            <text:p>0.246386</text:p>
          </table:table-cell>
          <table:table-cell office:value-type="float" office:value="1" calcext:value-type="float">
            <text:p>1</text:p>
          </table:table-cell>
          <table:table-cell office:value-type="float" office:value="66920004" calcext:value-type="float">
            <text:p>66920004</text:p>
          </table:table-cell>
          <table:table-cell office:value-type="float" office:value="66919992" calcext:value-type="float">
            <text:p>6691999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728731" calcext:value-type="float">
            <text:p>1.728731</text:p>
          </table:table-cell>
          <table:table-cell office:value-type="float" office:value="0.436897" calcext:value-type="float">
            <text:p>0.436897</text:p>
          </table:table-cell>
          <table:table-cell office:value-type="float" office:value="0.108046" calcext:value-type="float">
            <text:p>0.108046</text:p>
          </table:table-cell>
          <table:table-cell office:value-type="float" office:value="3.95684" calcext:value-type="float">
            <text:p>3.95684</text:p>
          </table:table-cell>
          <table:table-cell office:value-type="float" office:value="16" calcext:value-type="float">
            <text:p>16</text:p>
          </table:table-cell>
          <table:table-cell office:value-type="float" office:value="0.247303" calcext:value-type="float">
            <text:p>0.247303</text:p>
          </table:table-cell>
          <table:table-cell office:value-type="float" office:value="1" calcext:value-type="float">
            <text:p>1</text:p>
          </table:table-cell>
          <table:table-cell office:value-type="float" office:value="66592480" calcext:value-type="float">
            <text:p>66592480</text:p>
          </table:table-cell>
          <table:table-cell office:value-type="float" office:value="66592472" calcext:value-type="float">
            <text:p>6659247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779747" calcext:value-type="float">
            <text:p>1.779747</text:p>
          </table:table-cell>
          <table:table-cell office:value-type="float" office:value="0.449941" calcext:value-type="float">
            <text:p>0.449941</text:p>
          </table:table-cell>
          <table:table-cell office:value-type="float" office:value="0.111234" calcext:value-type="float">
            <text:p>0.111234</text:p>
          </table:table-cell>
          <table:table-cell office:value-type="float" office:value="3.955515" calcext:value-type="float">
            <text:p>3.955515</text:p>
          </table:table-cell>
          <table:table-cell office:value-type="float" office:value="16" calcext:value-type="float">
            <text:p>16</text:p>
          </table:table-cell>
          <table:table-cell office:value-type="float" office:value="0.24722" calcext:value-type="float">
            <text:p>0.24722</text:p>
          </table:table-cell>
          <table:table-cell office:value-type="float" office:value="1" calcext:value-type="float">
            <text:p>1</text:p>
          </table:table-cell>
          <table:table-cell office:value-type="float" office:value="66266984" calcext:value-type="float">
            <text:p>66266984</text:p>
          </table:table-cell>
          <table:table-cell office:value-type="float" office:value="66266972" calcext:value-type="float">
            <text:p>6626697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827825" calcext:value-type="float">
            <text:p>1.827825</text:p>
          </table:table-cell>
          <table:table-cell office:value-type="float" office:value="0.461911" calcext:value-type="float">
            <text:p>0.461911</text:p>
          </table:table-cell>
          <table:table-cell office:value-type="float" office:value="0.114239" calcext:value-type="float">
            <text:p>0.114239</text:p>
          </table:table-cell>
          <table:table-cell office:value-type="float" office:value="3.95709" calcext:value-type="float">
            <text:p>3.95709</text:p>
          </table:table-cell>
          <table:table-cell office:value-type="float" office:value="16" calcext:value-type="float">
            <text:p>16</text:p>
          </table:table-cell>
          <table:table-cell office:value-type="float" office:value="0.247318" calcext:value-type="float">
            <text:p>0.247318</text:p>
          </table:table-cell>
          <table:table-cell office:value-type="float" office:value="1" calcext:value-type="float">
            <text:p>1</text:p>
          </table:table-cell>
          <table:table-cell office:value-type="float" office:value="65943332" calcext:value-type="float">
            <text:p>65943332</text:p>
          </table:table-cell>
          <table:table-cell office:value-type="float" office:value="65943328" calcext:value-type="float">
            <text:p>6594332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876319" calcext:value-type="float">
            <text:p>1.876319</text:p>
          </table:table-cell>
          <table:table-cell office:value-type="float" office:value="0.473196" calcext:value-type="float">
            <text:p>0.473196</text:p>
          </table:table-cell>
          <table:table-cell office:value-type="float" office:value="0.11727" calcext:value-type="float">
            <text:p>0.11727</text:p>
          </table:table-cell>
          <table:table-cell office:value-type="float" office:value="3.965202" calcext:value-type="float">
            <text:p>3.965202</text:p>
          </table:table-cell>
          <table:table-cell office:value-type="float" office:value="16" calcext:value-type="float">
            <text:p>16</text:p>
          </table:table-cell>
          <table:table-cell office:value-type="float" office:value="0.247825" calcext:value-type="float">
            <text:p>0.247825</text:p>
          </table:table-cell>
          <table:table-cell office:value-type="float" office:value="1" calcext:value-type="float">
            <text:p>1</text:p>
          </table:table-cell>
          <table:table-cell office:value-type="float" office:value="65621032" calcext:value-type="float">
            <text:p>65621032</text:p>
          </table:table-cell>
          <table:table-cell office:value-type="float" office:value="65621024" calcext:value-type="float">
            <text:p>6562102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923573" calcext:value-type="float">
            <text:p>1.923573</text:p>
          </table:table-cell>
          <table:table-cell office:value-type="float" office:value="0.48497" calcext:value-type="float">
            <text:p>0.48497</text:p>
          </table:table-cell>
          <table:table-cell office:value-type="float" office:value="0.120223" calcext:value-type="float">
            <text:p>0.120223</text:p>
          </table:table-cell>
          <table:table-cell office:value-type="float" office:value="3.966375" calcext:value-type="float">
            <text:p>3.966375</text:p>
          </table:table-cell>
          <table:table-cell office:value-type="float" office:value="16" calcext:value-type="float">
            <text:p>16</text:p>
          </table:table-cell>
          <table:table-cell office:value-type="float" office:value="0.247898" calcext:value-type="float">
            <text:p>0.2478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5300664" calcext:value-type="float">
            <text:p>6530066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965851" calcext:value-type="float">
            <text:p>1.965851</text:p>
          </table:table-cell>
          <table:table-cell office:value-type="float" office:value="0.497844" calcext:value-type="float">
            <text:p>0.497844</text:p>
          </table:table-cell>
          <table:table-cell office:value-type="float" office:value="0.122866" calcext:value-type="float">
            <text:p>0.122866</text:p>
          </table:table-cell>
          <table:table-cell office:value-type="float" office:value="3.94873" calcext:value-type="float">
            <text:p>3.94873</text:p>
          </table:table-cell>
          <table:table-cell office:value-type="float" office:value="16" calcext:value-type="float">
            <text:p>16</text:p>
          </table:table-cell>
          <table:table-cell office:value-type="float" office:value="0.246796" calcext:value-type="float">
            <text:p>0.246796</text:p>
          </table:table-cell>
          <table:table-cell office:value-type="float" office:value="1" calcext:value-type="float">
            <text:p>1</text:p>
          </table:table-cell>
          <table:table-cell office:value-type="float" office:value="64982812" calcext:value-type="float">
            <text:p>64982812</text:p>
          </table:table-cell>
          <table:table-cell office:value-type="float" office:value="64982808" calcext:value-type="float">
            <text:p>6498280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.008822" calcext:value-type="float">
            <text:p>2.008822</text:p>
          </table:table-cell>
          <table:table-cell office:value-type="float" office:value="0.509921" calcext:value-type="float">
            <text:p>0.509921</text:p>
          </table:table-cell>
          <table:table-cell office:value-type="float" office:value="0.125551" calcext:value-type="float">
            <text:p>0.125551</text:p>
          </table:table-cell>
          <table:table-cell office:value-type="float" office:value="3.939474" calcext:value-type="float">
            <text:p>3.939474</text:p>
          </table:table-cell>
          <table:table-cell office:value-type="float" office:value="16" calcext:value-type="float">
            <text:p>16</text:p>
          </table:table-cell>
          <table:table-cell office:value-type="float" office:value="0.246217" calcext:value-type="float">
            <text:p>0.246217</text:p>
          </table:table-cell>
          <table:table-cell office:value-type="float" office:value="1" calcext:value-type="float">
            <text:p>1</text:p>
          </table:table-cell>
          <table:table-cell office:value-type="float" office:value="64665784" calcext:value-type="float">
            <text:p>64665784</text:p>
          </table:table-cell>
          <table:table-cell office:value-type="float" office:value="64665768" calcext:value-type="float">
            <text:p>6466576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.053546" calcext:value-type="float">
            <text:p>2.053546</text:p>
          </table:table-cell>
          <table:table-cell office:value-type="float" office:value="0.521239" calcext:value-type="float">
            <text:p>0.521239</text:p>
          </table:table-cell>
          <table:table-cell office:value-type="float" office:value="0.128347" calcext:value-type="float">
            <text:p>0.128347</text:p>
          </table:table-cell>
          <table:table-cell office:value-type="float" office:value="3.939739" calcext:value-type="float">
            <text:p>3.939739</text:p>
          </table:table-cell>
          <table:table-cell office:value-type="float" office:value="16" calcext:value-type="float">
            <text:p>16</text:p>
          </table:table-cell>
          <table:table-cell office:value-type="float" office:value="0.246234" calcext:value-type="float">
            <text:p>0.2462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4351120" calcext:value-type="float">
            <text:p>643511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.099462" calcext:value-type="float">
            <text:p>2.099462</text:p>
          </table:table-cell>
          <table:table-cell office:value-type="float" office:value="0.532739" calcext:value-type="float">
            <text:p>0.532739</text:p>
          </table:table-cell>
          <table:table-cell office:value-type="float" office:value="0.131216" calcext:value-type="float">
            <text:p>0.131216</text:p>
          </table:table-cell>
          <table:table-cell office:value-type="float" office:value="3.940885" calcext:value-type="float">
            <text:p>3.940885</text:p>
          </table:table-cell>
          <table:table-cell office:value-type="float" office:value="16" calcext:value-type="float">
            <text:p>16</text:p>
          </table:table-cell>
          <table:table-cell office:value-type="float" office:value="0.246305" calcext:value-type="float">
            <text:p>0.246305</text:p>
          </table:table-cell>
          <table:table-cell office:value-type="float" office:value="1" calcext:value-type="float">
            <text:p>1</text:p>
          </table:table-cell>
          <table:table-cell office:value-type="float" office:value="64037956" calcext:value-type="float">
            <text:p>64037956</text:p>
          </table:table-cell>
          <table:table-cell office:value-type="float" office:value="64037944" calcext:value-type="float">
            <text:p>6403794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.144825" calcext:value-type="float">
            <text:p>2.144825</text:p>
          </table:table-cell>
          <table:table-cell office:value-type="float" office:value="0.544261" calcext:value-type="float">
            <text:p>0.544261</text:p>
          </table:table-cell>
          <table:table-cell office:value-type="float" office:value="0.134052" calcext:value-type="float">
            <text:p>0.134052</text:p>
          </table:table-cell>
          <table:table-cell office:value-type="float" office:value="3.9408" calcext:value-type="float">
            <text:p>3.9408</text:p>
          </table:table-cell>
          <table:table-cell office:value-type="float" office:value="16" calcext:value-type="float">
            <text:p>16</text:p>
          </table:table-cell>
          <table:table-cell office:value-type="float" office:value="0.2463" calcext:value-type="float">
            <text:p>0.2463</text:p>
          </table:table-cell>
          <table:table-cell office:value-type="float" office:value="1" calcext:value-type="float">
            <text:p>1</text:p>
          </table:table-cell>
          <table:table-cell office:value-type="float" office:value="63726540" calcext:value-type="float">
            <text:p>63726540</text:p>
          </table:table-cell>
          <table:table-cell office:value-type="float" office:value="63726524" calcext:value-type="float">
            <text:p>6372652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.189492" calcext:value-type="float">
            <text:p>2.189492</text:p>
          </table:table-cell>
          <table:table-cell office:value-type="float" office:value="0.555207" calcext:value-type="float">
            <text:p>0.555207</text:p>
          </table:table-cell>
          <table:table-cell office:value-type="float" office:value="0.136843" calcext:value-type="float">
            <text:p>0.136843</text:p>
          </table:table-cell>
          <table:table-cell office:value-type="float" office:value="3.943559" calcext:value-type="float">
            <text:p>3.943559</text:p>
          </table:table-cell>
          <table:table-cell office:value-type="float" office:value="16" calcext:value-type="float">
            <text:p>16</text:p>
          </table:table-cell>
          <table:table-cell office:value-type="float" office:value="0.246472" calcext:value-type="float">
            <text:p>0.246472</text:p>
          </table:table-cell>
          <table:table-cell office:value-type="float" office:value="1" calcext:value-type="float">
            <text:p>1</text:p>
          </table:table-cell>
          <table:table-cell office:value-type="float" office:value="63416480" calcext:value-type="float">
            <text:p>63416480</text:p>
          </table:table-cell>
          <table:table-cell office:value-type="float" office:value="63416468" calcext:value-type="float">
            <text:p>6341646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.233471" calcext:value-type="float">
            <text:p>2.233471</text:p>
          </table:table-cell>
          <table:table-cell office:value-type="float" office:value="0.565896" calcext:value-type="float">
            <text:p>0.565896</text:p>
          </table:table-cell>
          <table:table-cell office:value-type="float" office:value="0.139592" calcext:value-type="float">
            <text:p>0.139592</text:p>
          </table:table-cell>
          <table:table-cell office:value-type="float" office:value="3.946785" calcext:value-type="float">
            <text:p>3.946785</text:p>
          </table:table-cell>
          <table:table-cell office:value-type="float" office:value="16" calcext:value-type="float">
            <text:p>16</text:p>
          </table:table-cell>
          <table:table-cell office:value-type="float" office:value="0.246674" calcext:value-type="float">
            <text:p>0.246674</text:p>
          </table:table-cell>
          <table:table-cell office:value-type="float" office:value="1" calcext:value-type="float">
            <text:p>1</text:p>
          </table:table-cell>
          <table:table-cell office:value-type="float" office:value="63108936" calcext:value-type="float">
            <text:p>63108936</text:p>
          </table:table-cell>
          <table:table-cell office:value-type="float" office:value="63108940" calcext:value-type="float">
            <text:p>6310894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.27732" calcext:value-type="float">
            <text:p>2.27732</text:p>
          </table:table-cell>
          <table:table-cell office:value-type="float" office:value="0.577" calcext:value-type="float">
            <text:p>0.577</text:p>
          </table:table-cell>
          <table:table-cell office:value-type="float" office:value="0.142333" calcext:value-type="float">
            <text:p>0.142333</text:p>
          </table:table-cell>
          <table:table-cell office:value-type="float" office:value="3.946827" calcext:value-type="float">
            <text:p>3.946827</text:p>
          </table:table-cell>
          <table:table-cell office:value-type="float" office:value="16" calcext:value-type="float">
            <text:p>16</text:p>
          </table:table-cell>
          <table:table-cell office:value-type="float" office:value="0.246677" calcext:value-type="float">
            <text:p>0.246677</text:p>
          </table:table-cell>
          <table:table-cell office:value-type="float" office:value="1" calcext:value-type="float">
            <text:p>1</text:p>
          </table:table-cell>
          <table:table-cell office:value-type="float" office:value="62802132" calcext:value-type="float">
            <text:p>62802132</text:p>
          </table:table-cell>
          <table:table-cell office:value-type="float" office:value="62802152" calcext:value-type="float">
            <text:p>628021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322104" calcext:value-type="float">
            <text:p>2.322104</text:p>
          </table:table-cell>
          <table:table-cell office:value-type="float" office:value="0.587088" calcext:value-type="float">
            <text:p>0.587088</text:p>
          </table:table-cell>
          <table:table-cell office:value-type="float" office:value="0.145132" calcext:value-type="float">
            <text:p>0.145132</text:p>
          </table:table-cell>
          <table:table-cell office:value-type="float" office:value="3.955294" calcext:value-type="float">
            <text:p>3.955294</text:p>
          </table:table-cell>
          <table:table-cell office:value-type="float" office:value="16" calcext:value-type="float">
            <text:p>16</text:p>
          </table:table-cell>
          <table:table-cell office:value-type="float" office:value="0.247206" calcext:value-type="float">
            <text:p>0.247206</text:p>
          </table:table-cell>
          <table:table-cell office:value-type="float" office:value="1" calcext:value-type="float">
            <text:p>1</text:p>
          </table:table-cell>
          <table:table-cell office:value-type="float" office:value="62497788" calcext:value-type="float">
            <text:p>62497788</text:p>
          </table:table-cell>
          <table:table-cell office:value-type="float" office:value="62497776" calcext:value-type="float">
            <text:p>6249777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.365502" calcext:value-type="float">
            <text:p>2.365502</text:p>
          </table:table-cell>
          <table:table-cell office:value-type="float" office:value="0.597325" calcext:value-type="float">
            <text:p>0.597325</text:p>
          </table:table-cell>
          <table:table-cell office:value-type="float" office:value="0.147844" calcext:value-type="float">
            <text:p>0.147844</text:p>
          </table:table-cell>
          <table:table-cell office:value-type="float" office:value="3.960162" calcext:value-type="float">
            <text:p>3.960162</text:p>
          </table:table-cell>
          <table:table-cell office:value-type="float" office:value="16" calcext:value-type="float">
            <text:p>16</text:p>
          </table:table-cell>
          <table:table-cell office:value-type="float" office:value="0.24751" calcext:value-type="float">
            <text:p>0.24751</text:p>
          </table:table-cell>
          <table:table-cell office:value-type="float" office:value="1" calcext:value-type="float">
            <text:p>1</text:p>
          </table:table-cell>
          <table:table-cell office:value-type="float" office:value="62194664" calcext:value-type="float">
            <text:p>62194664</text:p>
          </table:table-cell>
          <table:table-cell office:value-type="float" office:value="62194672" calcext:value-type="float">
            <text:p>6219467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.409074" calcext:value-type="float">
            <text:p>2.409074</text:p>
          </table:table-cell>
          <table:table-cell office:value-type="float" office:value="0.608585" calcext:value-type="float">
            <text:p>0.608585</text:p>
          </table:table-cell>
          <table:table-cell office:value-type="float" office:value="0.150567" calcext:value-type="float">
            <text:p>0.150567</text:p>
          </table:table-cell>
          <table:table-cell office:value-type="float" office:value="3.958486" calcext:value-type="float">
            <text:p>3.958486</text:p>
          </table:table-cell>
          <table:table-cell office:value-type="float" office:value="16" calcext:value-type="float">
            <text:p>16</text:p>
          </table:table-cell>
          <table:table-cell office:value-type="float" office:value="0.247405" calcext:value-type="float">
            <text:p>0.2474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1893484" calcext:value-type="float">
            <text:p>6189348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.454307" calcext:value-type="float">
            <text:p>2.454307</text:p>
          </table:table-cell>
          <table:table-cell office:value-type="float" office:value="0.61965" calcext:value-type="float">
            <text:p>0.61965</text:p>
          </table:table-cell>
          <table:table-cell office:value-type="float" office:value="0.153394" calcext:value-type="float">
            <text:p>0.153394</text:p>
          </table:table-cell>
          <table:table-cell office:value-type="float" office:value="3.960799" calcext:value-type="float">
            <text:p>3.960799</text:p>
          </table:table-cell>
          <table:table-cell office:value-type="float" office:value="16" calcext:value-type="float">
            <text:p>16</text:p>
          </table:table-cell>
          <table:table-cell office:value-type="float" office:value="0.24755" calcext:value-type="float">
            <text:p>0.24755</text:p>
          </table:table-cell>
          <table:table-cell office:value-type="float" office:value="1" calcext:value-type="float">
            <text:p>1</text:p>
          </table:table-cell>
          <table:table-cell office:value-type="float" office:value="61593592" calcext:value-type="float">
            <text:p>61593592</text:p>
          </table:table-cell>
          <table:table-cell office:value-type="float" office:value="61593576" calcext:value-type="float">
            <text:p>6159357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.499025" calcext:value-type="float">
            <text:p>2.499025</text:p>
          </table:table-cell>
          <table:table-cell office:value-type="float" office:value="0.629265" calcext:value-type="float">
            <text:p>0.629265</text:p>
          </table:table-cell>
          <table:table-cell office:value-type="float" office:value="0.156189" calcext:value-type="float">
            <text:p>0.156189</text:p>
          </table:table-cell>
          <table:table-cell office:value-type="float" office:value="3.97134" calcext:value-type="float">
            <text:p>3.97134</text:p>
          </table:table-cell>
          <table:table-cell office:value-type="float" office:value="16" calcext:value-type="float">
            <text:p>16</text:p>
          </table:table-cell>
          <table:table-cell office:value-type="float" office:value="0.248209" calcext:value-type="float">
            <text:p>0.248209</text:p>
          </table:table-cell>
          <table:table-cell office:value-type="float" office:value="1" calcext:value-type="float">
            <text:p>1</text:p>
          </table:table-cell>
          <table:table-cell office:value-type="float" office:value="61295588" calcext:value-type="float">
            <text:p>61295588</text:p>
          </table:table-cell>
          <table:table-cell office:value-type="float" office:value="61295596" calcext:value-type="float">
            <text:p>6129559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.542406" calcext:value-type="float">
            <text:p>2.542406</text:p>
          </table:table-cell>
          <table:table-cell office:value-type="float" office:value="0.643653" calcext:value-type="float">
            <text:p>0.643653</text:p>
          </table:table-cell>
          <table:table-cell office:value-type="float" office:value="0.1589" calcext:value-type="float">
            <text:p>0.1589</text:p>
          </table:table-cell>
          <table:table-cell office:value-type="float" office:value="3.949965" calcext:value-type="float">
            <text:p>3.949965</text:p>
          </table:table-cell>
          <table:table-cell office:value-type="float" office:value="16" calcext:value-type="float">
            <text:p>16</text:p>
          </table:table-cell>
          <table:table-cell office:value-type="float" office:value="0.246873" calcext:value-type="float">
            <text:p>0.246873</text:p>
          </table:table-cell>
          <table:table-cell office:value-type="float" office:value="1" calcext:value-type="float">
            <text:p>1</text:p>
          </table:table-cell>
          <table:table-cell office:value-type="float" office:value="60999404" calcext:value-type="float">
            <text:p>60999404</text:p>
          </table:table-cell>
          <table:table-cell office:value-type="float" office:value="60999420" calcext:value-type="float">
            <text:p>6099942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.592401" calcext:value-type="float">
            <text:p>2.592401</text:p>
          </table:table-cell>
          <table:table-cell office:value-type="float" office:value="0.654732" calcext:value-type="float">
            <text:p>0.654732</text:p>
          </table:table-cell>
          <table:table-cell office:value-type="float" office:value="0.162025" calcext:value-type="float">
            <text:p>0.162025</text:p>
          </table:table-cell>
          <table:table-cell office:value-type="float" office:value="3.959486" calcext:value-type="float">
            <text:p>3.959486</text:p>
          </table:table-cell>
          <table:table-cell office:value-type="float" office:value="16" calcext:value-type="float">
            <text:p>16</text:p>
          </table:table-cell>
          <table:table-cell office:value-type="float" office:value="0.247468" calcext:value-type="float">
            <text:p>0.247468</text:p>
          </table:table-cell>
          <table:table-cell office:value-type="float" office:value="1" calcext:value-type="float">
            <text:p>1</text:p>
          </table:table-cell>
          <table:table-cell office:value-type="float" office:value="60704536" calcext:value-type="float">
            <text:p>60704536</text:p>
          </table:table-cell>
          <table:table-cell office:value-type="float" office:value="60704528" calcext:value-type="float">
            <text:p>6070452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.637264" calcext:value-type="float">
            <text:p>2.637264</text:p>
          </table:table-cell>
          <table:table-cell office:value-type="float" office:value="0.664655" calcext:value-type="float">
            <text:p>0.664655</text:p>
          </table:table-cell>
          <table:table-cell office:value-type="float" office:value="0.164829" calcext:value-type="float">
            <text:p>0.164829</text:p>
          </table:table-cell>
          <table:table-cell office:value-type="float" office:value="3.96787" calcext:value-type="float">
            <text:p>3.96787</text:p>
          </table:table-cell>
          <table:table-cell office:value-type="float" office:value="16" calcext:value-type="float">
            <text:p>16</text:p>
          </table:table-cell>
          <table:table-cell office:value-type="float" office:value="0.247992" calcext:value-type="float">
            <text:p>0.247992</text:p>
          </table:table-cell>
          <table:table-cell office:value-type="float" office:value="1" calcext:value-type="float">
            <text:p>1</text:p>
          </table:table-cell>
          <table:table-cell office:value-type="float" office:value="60411084" calcext:value-type="float">
            <text:p>60411084</text:p>
          </table:table-cell>
          <table:table-cell office:value-type="float" office:value="60411080" calcext:value-type="float">
            <text:p>6041108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.682353" calcext:value-type="float">
            <text:p>2.682353</text:p>
          </table:table-cell>
          <table:table-cell office:value-type="float" office:value="0.675828" calcext:value-type="float">
            <text:p>0.675828</text:p>
          </table:table-cell>
          <table:table-cell office:value-type="float" office:value="0.167647" calcext:value-type="float">
            <text:p>0.167647</text:p>
          </table:table-cell>
          <table:table-cell office:value-type="float" office:value="3.968986" calcext:value-type="float">
            <text:p>3.968986</text:p>
          </table:table-cell>
          <table:table-cell office:value-type="float" office:value="16" calcext:value-type="float">
            <text:p>16</text:p>
          </table:table-cell>
          <table:table-cell office:value-type="float" office:value="0.248062" calcext:value-type="float">
            <text:p>0.248062</text:p>
          </table:table-cell>
          <table:table-cell office:value-type="float" office:value="1" calcext:value-type="float">
            <text:p>1</text:p>
          </table:table-cell>
          <table:table-cell office:value-type="float" office:value="60119844" calcext:value-type="float">
            <text:p>60119844</text:p>
          </table:table-cell>
          <table:table-cell office:value-type="float" office:value="60119852" calcext:value-type="float">
            <text:p>6011985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.726019" calcext:value-type="float">
            <text:p>2.726019</text:p>
          </table:table-cell>
          <table:table-cell office:value-type="float" office:value="0.687642" calcext:value-type="float">
            <text:p>0.687642</text:p>
          </table:table-cell>
          <table:table-cell office:value-type="float" office:value="0.170376" calcext:value-type="float">
            <text:p>0.170376</text:p>
          </table:table-cell>
          <table:table-cell office:value-type="float" office:value="3.964298" calcext:value-type="float">
            <text:p>3.964298</text:p>
          </table:table-cell>
          <table:table-cell office:value-type="float" office:value="16" calcext:value-type="float">
            <text:p>16</text:p>
          </table:table-cell>
          <table:table-cell office:value-type="float" office:value="0.247769" calcext:value-type="float">
            <text:p>0.247769</text:p>
          </table:table-cell>
          <table:table-cell office:value-type="float" office:value="1" calcext:value-type="float">
            <text:p>1</text:p>
          </table:table-cell>
          <table:table-cell office:value-type="float" office:value="59829404" calcext:value-type="float">
            <text:p>59829404</text:p>
          </table:table-cell>
          <table:table-cell office:value-type="float" office:value="59829408" calcext:value-type="float">
            <text:p>5982940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.772671" calcext:value-type="float">
            <text:p>2.772671</text:p>
          </table:table-cell>
          <table:table-cell office:value-type="float" office:value="0.699272" calcext:value-type="float">
            <text:p>0.699272</text:p>
          </table:table-cell>
          <table:table-cell office:value-type="float" office:value="0.173292" calcext:value-type="float">
            <text:p>0.173292</text:p>
          </table:table-cell>
          <table:table-cell office:value-type="float" office:value="3.965082" calcext:value-type="float">
            <text:p>3.965082</text:p>
          </table:table-cell>
          <table:table-cell office:value-type="float" office:value="16" calcext:value-type="float">
            <text:p>16</text:p>
          </table:table-cell>
          <table:table-cell office:value-type="float" office:value="0.247818" calcext:value-type="float">
            <text:p>0.2478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9541320" calcext:value-type="float">
            <text:p>5954132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.813962" calcext:value-type="float">
            <text:p>2.813962</text:p>
          </table:table-cell>
          <table:table-cell office:value-type="float" office:value="0.709935" calcext:value-type="float">
            <text:p>0.709935</text:p>
          </table:table-cell>
          <table:table-cell office:value-type="float" office:value="0.175873" calcext:value-type="float">
            <text:p>0.175873</text:p>
          </table:table-cell>
          <table:table-cell office:value-type="float" office:value="3.96369" calcext:value-type="float">
            <text:p>3.96369</text:p>
          </table:table-cell>
          <table:table-cell office:value-type="float" office:value="16" calcext:value-type="float">
            <text:p>16</text:p>
          </table:table-cell>
          <table:table-cell office:value-type="float" office:value="0.247731" calcext:value-type="float">
            <text:p>0.247731</text:p>
          </table:table-cell>
          <table:table-cell office:value-type="float" office:value="1" calcext:value-type="float">
            <text:p>1</text:p>
          </table:table-cell>
          <table:table-cell office:value-type="float" office:value="59254552" calcext:value-type="float">
            <text:p>59254552</text:p>
          </table:table-cell>
          <table:table-cell office:value-type="float" office:value="59254560" calcext:value-type="float">
            <text:p>5925456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.857667" calcext:value-type="float">
            <text:p>2.857667</text:p>
          </table:table-cell>
          <table:table-cell office:value-type="float" office:value="0.719352" calcext:value-type="float">
            <text:p>0.719352</text:p>
          </table:table-cell>
          <table:table-cell office:value-type="float" office:value="0.178604" calcext:value-type="float">
            <text:p>0.178604</text:p>
          </table:table-cell>
          <table:table-cell office:value-type="float" office:value="3.972558" calcext:value-type="float">
            <text:p>3.972558</text:p>
          </table:table-cell>
          <table:table-cell office:value-type="float" office:value="16" calcext:value-type="float">
            <text:p>16</text:p>
          </table:table-cell>
          <table:table-cell office:value-type="float" office:value="0.248285" calcext:value-type="float">
            <text:p>0.2482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8969140" calcext:value-type="float">
            <text:p>5896914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.901146" calcext:value-type="float">
            <text:p>2.901146</text:p>
          </table:table-cell>
          <table:table-cell office:value-type="float" office:value="0.729519" calcext:value-type="float">
            <text:p>0.729519</text:p>
          </table:table-cell>
          <table:table-cell office:value-type="float" office:value="0.181322" calcext:value-type="float">
            <text:p>0.181322</text:p>
          </table:table-cell>
          <table:table-cell office:value-type="float" office:value="3.976795" calcext:value-type="float">
            <text:p>3.976795</text:p>
          </table:table-cell>
          <table:table-cell office:value-type="float" office:value="16" calcext:value-type="float">
            <text:p>16</text:p>
          </table:table-cell>
          <table:table-cell office:value-type="float" office:value="0.24855" calcext:value-type="float">
            <text:p>0.24855</text:p>
          </table:table-cell>
          <table:table-cell office:value-type="float" office:value="1" calcext:value-type="float">
            <text:p>1</text:p>
          </table:table-cell>
          <table:table-cell office:value-type="float" office:value="58685436" calcext:value-type="float">
            <text:p>58685436</text:p>
          </table:table-cell>
          <table:table-cell office:value-type="float" office:value="58685432" calcext:value-type="float">
            <text:p>586854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.948578" calcext:value-type="float">
            <text:p>2.948578</text:p>
          </table:table-cell>
          <table:table-cell office:value-type="float" office:value="0.74342" calcext:value-type="float">
            <text:p>0.74342</text:p>
          </table:table-cell>
          <table:table-cell office:value-type="float" office:value="0.184286" calcext:value-type="float">
            <text:p>0.184286</text:p>
          </table:table-cell>
          <table:table-cell office:value-type="float" office:value="3.966234" calcext:value-type="float">
            <text:p>3.966234</text:p>
          </table:table-cell>
          <table:table-cell office:value-type="float" office:value="16" calcext:value-type="float">
            <text:p>16</text:p>
          </table:table-cell>
          <table:table-cell office:value-type="float" office:value="0.24789" calcext:value-type="float">
            <text:p>0.24789</text:p>
          </table:table-cell>
          <table:table-cell office:value-type="float" office:value="1" calcext:value-type="float">
            <text:p>1</text:p>
          </table:table-cell>
          <table:table-cell office:value-type="float" office:value="58402960" calcext:value-type="float">
            <text:p>58402960</text:p>
          </table:table-cell>
          <table:table-cell office:value-type="float" office:value="58402956" calcext:value-type="float">
            <text:p>5840295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.997197" calcext:value-type="float">
            <text:p>2.997197</text:p>
          </table:table-cell>
          <table:table-cell office:value-type="float" office:value="0.756393" calcext:value-type="float">
            <text:p>0.756393</text:p>
          </table:table-cell>
          <table:table-cell office:value-type="float" office:value="0.187325" calcext:value-type="float">
            <text:p>0.187325</text:p>
          </table:table-cell>
          <table:table-cell office:value-type="float" office:value="3.962487" calcext:value-type="float">
            <text:p>3.962487</text:p>
          </table:table-cell>
          <table:table-cell office:value-type="float" office:value="16" calcext:value-type="float">
            <text:p>16</text:p>
          </table:table-cell>
          <table:table-cell office:value-type="float" office:value="0.247655" calcext:value-type="float">
            <text:p>0.247655</text:p>
          </table:table-cell>
          <table:table-cell office:value-type="float" office:value="1" calcext:value-type="float">
            <text:p>1</text:p>
          </table:table-cell>
          <table:table-cell office:value-type="float" office:value="58122328" calcext:value-type="float">
            <text:p>58122328</text:p>
          </table:table-cell>
          <table:table-cell office:value-type="float" office:value="58122332" calcext:value-type="float">
            <text:p>5812233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.047558" calcext:value-type="float">
            <text:p>3.047558</text:p>
          </table:table-cell>
          <table:table-cell office:value-type="float" office:value="0.770057" calcext:value-type="float">
            <text:p>0.770057</text:p>
          </table:table-cell>
          <table:table-cell office:value-type="float" office:value="0.190472" calcext:value-type="float">
            <text:p>0.190472</text:p>
          </table:table-cell>
          <table:table-cell office:value-type="float" office:value="3.957573" calcext:value-type="float">
            <text:p>3.957573</text:p>
          </table:table-cell>
          <table:table-cell office:value-type="float" office:value="16" calcext:value-type="float">
            <text:p>16</text:p>
          </table:table-cell>
          <table:table-cell office:value-type="float" office:value="0.247348" calcext:value-type="float">
            <text:p>0.247348</text:p>
          </table:table-cell>
          <table:table-cell office:value-type="float" office:value="1" calcext:value-type="float">
            <text:p>1</text:p>
          </table:table-cell>
          <table:table-cell office:value-type="float" office:value="57843584" calcext:value-type="float">
            <text:p>57843584</text:p>
          </table:table-cell>
          <table:table-cell office:value-type="float" office:value="57843580" calcext:value-type="float">
            <text:p>5784358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.100233" calcext:value-type="float">
            <text:p>3.100233</text:p>
          </table:table-cell>
          <table:table-cell office:value-type="float" office:value="0.784688" calcext:value-type="float">
            <text:p>0.784688</text:p>
          </table:table-cell>
          <table:table-cell office:value-type="float" office:value="0.193765" calcext:value-type="float">
            <text:p>0.193765</text:p>
          </table:table-cell>
          <table:table-cell office:value-type="float" office:value="3.950913" calcext:value-type="float">
            <text:p>3.950913</text:p>
          </table:table-cell>
          <table:table-cell office:value-type="float" office:value="16" calcext:value-type="float">
            <text:p>16</text:p>
          </table:table-cell>
          <table:table-cell office:value-type="float" office:value="0.246932" calcext:value-type="float">
            <text:p>0.246932</text:p>
          </table:table-cell>
          <table:table-cell office:value-type="float" office:value="1" calcext:value-type="float">
            <text:p>1</text:p>
          </table:table-cell>
          <table:table-cell office:value-type="float" office:value="57565916" calcext:value-type="float">
            <text:p>57565916</text:p>
          </table:table-cell>
          <table:table-cell office:value-type="float" office:value="57565944" calcext:value-type="float">
            <text:p>5756594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.147795" calcext:value-type="float">
            <text:p>3.147795</text:p>
          </table:table-cell>
          <table:table-cell office:value-type="float" office:value="0.799502" calcext:value-type="float">
            <text:p>0.799502</text:p>
          </table:table-cell>
          <table:table-cell office:value-type="float" office:value="0.196737" calcext:value-type="float">
            <text:p>0.196737</text:p>
          </table:table-cell>
          <table:table-cell office:value-type="float" office:value="3.937196" calcext:value-type="float">
            <text:p>3.937196</text:p>
          </table:table-cell>
          <table:table-cell office:value-type="float" office:value="16" calcext:value-type="float">
            <text:p>16</text:p>
          </table:table-cell>
          <table:table-cell office:value-type="float" office:value="0.246075" calcext:value-type="float">
            <text:p>0.246075</text:p>
          </table:table-cell>
          <table:table-cell office:value-type="float" office:value="1" calcext:value-type="float">
            <text:p>1</text:p>
          </table:table-cell>
          <table:table-cell office:value-type="float" office:value="57289676" calcext:value-type="float">
            <text:p>57289676</text:p>
          </table:table-cell>
          <table:table-cell office:value-type="float" office:value="57289672" calcext:value-type="float">
            <text:p>5728967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.193197" calcext:value-type="float">
            <text:p>3.193197</text:p>
          </table:table-cell>
          <table:table-cell office:value-type="float" office:value="0.81508" calcext:value-type="float">
            <text:p>0.81508</text:p>
          </table:table-cell>
          <table:table-cell office:value-type="float" office:value="0.199575" calcext:value-type="float">
            <text:p>0.199575</text:p>
          </table:table-cell>
          <table:table-cell office:value-type="float" office:value="3.917648" calcext:value-type="float">
            <text:p>3.917648</text:p>
          </table:table-cell>
          <table:table-cell office:value-type="float" office:value="16" calcext:value-type="float">
            <text:p>16</text:p>
          </table:table-cell>
          <table:table-cell office:value-type="float" office:value="0.244853" calcext:value-type="float">
            <text:p>0.244853</text:p>
          </table:table-cell>
          <table:table-cell office:value-type="float" office:value="1" calcext:value-type="float">
            <text:p>1</text:p>
          </table:table-cell>
          <table:table-cell office:value-type="float" office:value="57015156" calcext:value-type="float">
            <text:p>57015156</text:p>
          </table:table-cell>
          <table:table-cell office:value-type="float" office:value="57015164" calcext:value-type="float">
            <text:p>5701516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.237806" calcext:value-type="float">
            <text:p>3.237806</text:p>
          </table:table-cell>
          <table:table-cell office:value-type="float" office:value="0.824926" calcext:value-type="float">
            <text:p>0.824926</text:p>
          </table:table-cell>
          <table:table-cell office:value-type="float" office:value="0.202363" calcext:value-type="float">
            <text:p>0.202363</text:p>
          </table:table-cell>
          <table:table-cell office:value-type="float" office:value="3.924966" calcext:value-type="float">
            <text:p>3.924966</text:p>
          </table:table-cell>
          <table:table-cell office:value-type="float" office:value="16" calcext:value-type="float">
            <text:p>16</text:p>
          </table:table-cell>
          <table:table-cell office:value-type="float" office:value="0.24531" calcext:value-type="float">
            <text:p>0.24531</text:p>
          </table:table-cell>
          <table:table-cell office:value-type="float" office:value="1" calcext:value-type="float">
            <text:p>1</text:p>
          </table:table-cell>
          <table:table-cell office:value-type="float" office:value="56741932" calcext:value-type="float">
            <text:p>56741932</text:p>
          </table:table-cell>
          <table:table-cell office:value-type="float" office:value="56741948" calcext:value-type="float">
            <text:p>5674194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.281439" calcext:value-type="float">
            <text:p>3.281439</text:p>
          </table:table-cell>
          <table:table-cell office:value-type="float" office:value="0.838396" calcext:value-type="float">
            <text:p>0.838396</text:p>
          </table:table-cell>
          <table:table-cell office:value-type="float" office:value="0.20509" calcext:value-type="float">
            <text:p>0.20509</text:p>
          </table:table-cell>
          <table:table-cell office:value-type="float" office:value="3.913949" calcext:value-type="float">
            <text:p>3.913949</text:p>
          </table:table-cell>
          <table:table-cell office:value-type="float" office:value="16" calcext:value-type="float">
            <text:p>16</text:p>
          </table:table-cell>
          <table:table-cell office:value-type="float" office:value="0.244622" calcext:value-type="float">
            <text:p>0.2446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470432" calcext:value-type="float">
            <text:p>5647043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.328854" calcext:value-type="float">
            <text:p>3.328854</text:p>
          </table:table-cell>
          <table:table-cell office:value-type="float" office:value="0.849602" calcext:value-type="float">
            <text:p>0.849602</text:p>
          </table:table-cell>
          <table:table-cell office:value-type="float" office:value="0.208053" calcext:value-type="float">
            <text:p>0.208053</text:p>
          </table:table-cell>
          <table:table-cell office:value-type="float" office:value="3.918134" calcext:value-type="float">
            <text:p>3.918134</text:p>
          </table:table-cell>
          <table:table-cell office:value-type="float" office:value="16" calcext:value-type="float">
            <text:p>16</text:p>
          </table:table-cell>
          <table:table-cell office:value-type="float" office:value="0.244883" calcext:value-type="float">
            <text:p>0.244883</text:p>
          </table:table-cell>
          <table:table-cell office:value-type="float" office:value="1" calcext:value-type="float">
            <text:p>1</text:p>
          </table:table-cell>
          <table:table-cell office:value-type="float" office:value="56200316" calcext:value-type="float">
            <text:p>56200316</text:p>
          </table:table-cell>
          <table:table-cell office:value-type="float" office:value="56200320" calcext:value-type="float">
            <text:p>5620032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.375637" calcext:value-type="float">
            <text:p>3.375637</text:p>
          </table:table-cell>
          <table:table-cell office:value-type="float" office:value="0.861388" calcext:value-type="float">
            <text:p>0.861388</text:p>
          </table:table-cell>
          <table:table-cell office:value-type="float" office:value="0.210977" calcext:value-type="float">
            <text:p>0.210977</text:p>
          </table:table-cell>
          <table:table-cell office:value-type="float" office:value="3.918834" calcext:value-type="float">
            <text:p>3.918834</text:p>
          </table:table-cell>
          <table:table-cell office:value-type="float" office:value="16" calcext:value-type="float">
            <text:p>16</text:p>
          </table:table-cell>
          <table:table-cell office:value-type="float" office:value="0.244927" calcext:value-type="float">
            <text:p>0.2449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931628" calcext:value-type="float">
            <text:p>5593162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.41814" calcext:value-type="float">
            <text:p>3.41814</text:p>
          </table:table-cell>
          <table:table-cell office:value-type="float" office:value="0.873147" calcext:value-type="float">
            <text:p>0.873147</text:p>
          </table:table-cell>
          <table:table-cell office:value-type="float" office:value="0.213634" calcext:value-type="float">
            <text:p>0.213634</text:p>
          </table:table-cell>
          <table:table-cell office:value-type="float" office:value="3.914736" calcext:value-type="float">
            <text:p>3.914736</text:p>
          </table:table-cell>
          <table:table-cell office:value-type="float" office:value="16" calcext:value-type="float">
            <text:p>16</text:p>
          </table:table-cell>
          <table:table-cell office:value-type="float" office:value="0.244671" calcext:value-type="float">
            <text:p>0.2446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664576" calcext:value-type="float">
            <text:p>5566457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.460845" calcext:value-type="float">
            <text:p>3.460845</text:p>
          </table:table-cell>
          <table:table-cell office:value-type="float" office:value="0.882762" calcext:value-type="float">
            <text:p>0.882762</text:p>
          </table:table-cell>
          <table:table-cell office:value-type="float" office:value="0.216303" calcext:value-type="float">
            <text:p>0.216303</text:p>
          </table:table-cell>
          <table:table-cell office:value-type="float" office:value="3.920475" calcext:value-type="float">
            <text:p>3.920475</text:p>
          </table:table-cell>
          <table:table-cell office:value-type="float" office:value="16" calcext:value-type="float">
            <text:p>16</text:p>
          </table:table-cell>
          <table:table-cell office:value-type="float" office:value="0.24503" calcext:value-type="float">
            <text:p>0.24503</text:p>
          </table:table-cell>
          <table:table-cell office:value-type="float" office:value="1" calcext:value-type="float">
            <text:p>1</text:p>
          </table:table-cell>
          <table:table-cell office:value-type="float" office:value="55398428" calcext:value-type="float">
            <text:p>55398428</text:p>
          </table:table-cell>
          <table:table-cell office:value-type="float" office:value="55398436" calcext:value-type="float">
            <text:p>5539843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.505645" calcext:value-type="float">
            <text:p>3.505645</text:p>
          </table:table-cell>
          <table:table-cell office:value-type="float" office:value="0.893633" calcext:value-type="float">
            <text:p>0.893633</text:p>
          </table:table-cell>
          <table:table-cell office:value-type="float" office:value="0.219103" calcext:value-type="float">
            <text:p>0.219103</text:p>
          </table:table-cell>
          <table:table-cell office:value-type="float" office:value="3.922914" calcext:value-type="float">
            <text:p>3.922914</text:p>
          </table:table-cell>
          <table:table-cell office:value-type="float" office:value="16" calcext:value-type="float">
            <text:p>16</text:p>
          </table:table-cell>
          <table:table-cell office:value-type="float" office:value="0.245182" calcext:value-type="float">
            <text:p>0.245182</text:p>
          </table:table-cell>
          <table:table-cell office:value-type="float" office:value="1" calcext:value-type="float">
            <text:p>1</text:p>
          </table:table-cell>
          <table:table-cell office:value-type="float" office:value="55134208" calcext:value-type="float">
            <text:p>55134208</text:p>
          </table:table-cell>
          <table:table-cell office:value-type="float" office:value="55134220" calcext:value-type="float">
            <text:p>5513422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.547097" calcext:value-type="float">
            <text:p>3.547097</text:p>
          </table:table-cell>
          <table:table-cell office:value-type="float" office:value="0.904848" calcext:value-type="float">
            <text:p>0.904848</text:p>
          </table:table-cell>
          <table:table-cell office:value-type="float" office:value="0.221694" calcext:value-type="float">
            <text:p>0.221694</text:p>
          </table:table-cell>
          <table:table-cell office:value-type="float" office:value="3.920102" calcext:value-type="float">
            <text:p>3.920102</text:p>
          </table:table-cell>
          <table:table-cell office:value-type="float" office:value="16" calcext:value-type="float">
            <text:p>16</text:p>
          </table:table-cell>
          <table:table-cell office:value-type="float" office:value="0.245006" calcext:value-type="float">
            <text:p>0.245006</text:p>
          </table:table-cell>
          <table:table-cell office:value-type="float" office:value="1" calcext:value-type="float">
            <text:p>1</text:p>
          </table:table-cell>
          <table:table-cell office:value-type="float" office:value="54871160" calcext:value-type="float">
            <text:p>54871160</text:p>
          </table:table-cell>
          <table:table-cell office:value-type="float" office:value="54871152" calcext:value-type="float">
            <text:p>5487115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.591768" calcext:value-type="float">
            <text:p>3.591768</text:p>
          </table:table-cell>
          <table:table-cell office:value-type="float" office:value="0.916139" calcext:value-type="float">
            <text:p>0.916139</text:p>
          </table:table-cell>
          <table:table-cell office:value-type="float" office:value="0.224485" calcext:value-type="float">
            <text:p>0.224485</text:p>
          </table:table-cell>
          <table:table-cell office:value-type="float" office:value="3.920549" calcext:value-type="float">
            <text:p>3.920549</text:p>
          </table:table-cell>
          <table:table-cell office:value-type="float" office:value="16" calcext:value-type="float">
            <text:p>16</text:p>
          </table:table-cell>
          <table:table-cell office:value-type="float" office:value="0.245034" calcext:value-type="float">
            <text:p>0.245034</text:p>
          </table:table-cell>
          <table:table-cell office:value-type="float" office:value="1" calcext:value-type="float">
            <text:p>1</text:p>
          </table:table-cell>
          <table:table-cell office:value-type="float" office:value="54609800" calcext:value-type="float">
            <text:p>54609800</text:p>
          </table:table-cell>
          <table:table-cell office:value-type="float" office:value="54609780" calcext:value-type="float">
            <text:p>5460978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.636406" calcext:value-type="float">
            <text:p>3.636406</text:p>
          </table:table-cell>
          <table:table-cell office:value-type="float" office:value="0.926428" calcext:value-type="float">
            <text:p>0.926428</text:p>
          </table:table-cell>
          <table:table-cell office:value-type="float" office:value="0.227275" calcext:value-type="float">
            <text:p>0.227275</text:p>
          </table:table-cell>
          <table:table-cell office:value-type="float" office:value="3.925192" calcext:value-type="float">
            <text:p>3.925192</text:p>
          </table:table-cell>
          <table:table-cell office:value-type="float" office:value="16" calcext:value-type="float">
            <text:p>16</text:p>
          </table:table-cell>
          <table:table-cell office:value-type="float" office:value="0.245324" calcext:value-type="float">
            <text:p>0.245324</text:p>
          </table:table-cell>
          <table:table-cell office:value-type="float" office:value="1" calcext:value-type="float">
            <text:p>1</text:p>
          </table:table-cell>
          <table:table-cell office:value-type="float" office:value="54349816" calcext:value-type="float">
            <text:p>54349816</text:p>
          </table:table-cell>
          <table:table-cell office:value-type="float" office:value="54349824" calcext:value-type="float">
            <text:p>543498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.679231" calcext:value-type="float">
            <text:p>3.679231</text:p>
          </table:table-cell>
          <table:table-cell office:value-type="float" office:value="0.939101" calcext:value-type="float">
            <text:p>0.939101</text:p>
          </table:table-cell>
          <table:table-cell office:value-type="float" office:value="0.229952" calcext:value-type="float">
            <text:p>0.229952</text:p>
          </table:table-cell>
          <table:table-cell office:value-type="float" office:value="3.917823" calcext:value-type="float">
            <text:p>3.917823</text:p>
          </table:table-cell>
          <table:table-cell office:value-type="float" office:value="16" calcext:value-type="float">
            <text:p>16</text:p>
          </table:table-cell>
          <table:table-cell office:value-type="float" office:value="0.244864" calcext:value-type="float">
            <text:p>0.244864</text:p>
          </table:table-cell>
          <table:table-cell office:value-type="float" office:value="1" calcext:value-type="float">
            <text:p>1</text:p>
          </table:table-cell>
          <table:table-cell office:value-type="float" office:value="54091072" calcext:value-type="float">
            <text:p>54091072</text:p>
          </table:table-cell>
          <table:table-cell office:value-type="float" office:value="54091056" calcext:value-type="float">
            <text:p>5409105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.720799" calcext:value-type="float">
            <text:p>3.720799</text:p>
          </table:table-cell>
          <table:table-cell office:value-type="float" office:value="0.951313" calcext:value-type="float">
            <text:p>0.951313</text:p>
          </table:table-cell>
          <table:table-cell office:value-type="float" office:value="0.23255" calcext:value-type="float">
            <text:p>0.23255</text:p>
          </table:table-cell>
          <table:table-cell office:value-type="float" office:value="3.911223" calcext:value-type="float">
            <text:p>3.911223</text:p>
          </table:table-cell>
          <table:table-cell office:value-type="float" office:value="16" calcext:value-type="float">
            <text:p>16</text:p>
          </table:table-cell>
          <table:table-cell office:value-type="float" office:value="0.244451" calcext:value-type="float">
            <text:p>0.244451</text:p>
          </table:table-cell>
          <table:table-cell office:value-type="float" office:value="1" calcext:value-type="float">
            <text:p>1</text:p>
          </table:table-cell>
          <table:table-cell office:value-type="float" office:value="53833708" calcext:value-type="float">
            <text:p>53833708</text:p>
          </table:table-cell>
          <table:table-cell office:value-type="float" office:value="53833720" calcext:value-type="float">
            <text:p>5383372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.762266" calcext:value-type="float">
            <text:p>3.762266</text:p>
          </table:table-cell>
          <table:table-cell office:value-type="float" office:value="0.961234" calcext:value-type="float">
            <text:p>0.961234</text:p>
          </table:table-cell>
          <table:table-cell office:value-type="float" office:value="0.235142" calcext:value-type="float">
            <text:p>0.235142</text:p>
          </table:table-cell>
          <table:table-cell office:value-type="float" office:value="3.913994" calcext:value-type="float">
            <text:p>3.913994</text:p>
          </table:table-cell>
          <table:table-cell office:value-type="float" office:value="16" calcext:value-type="float">
            <text:p>16</text:p>
          </table:table-cell>
          <table:table-cell office:value-type="float" office:value="0.244625" calcext:value-type="float">
            <text:p>0.244625</text:p>
          </table:table-cell>
          <table:table-cell office:value-type="float" office:value="1" calcext:value-type="float">
            <text:p>1</text:p>
          </table:table-cell>
          <table:table-cell office:value-type="float" office:value="53577828" calcext:value-type="float">
            <text:p>53577828</text:p>
          </table:table-cell>
          <table:table-cell office:value-type="float" office:value="53577832" calcext:value-type="float">
            <text:p>5357783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.804487" calcext:value-type="float">
            <text:p>3.804487</text:p>
          </table:table-cell>
          <table:table-cell office:value-type="float" office:value="0.97275" calcext:value-type="float">
            <text:p>0.97275</text:p>
          </table:table-cell>
          <table:table-cell office:value-type="float" office:value="0.23778" calcext:value-type="float">
            <text:p>0.23778</text:p>
          </table:table-cell>
          <table:table-cell office:value-type="float" office:value="3.911063" calcext:value-type="float">
            <text:p>3.911063</text:p>
          </table:table-cell>
          <table:table-cell office:value-type="float" office:value="16" calcext:value-type="float">
            <text:p>16</text:p>
          </table:table-cell>
          <table:table-cell office:value-type="float" office:value="0.244441" calcext:value-type="float">
            <text:p>0.244441</text:p>
          </table:table-cell>
          <table:table-cell office:value-type="float" office:value="1" calcext:value-type="float">
            <text:p>1</text:p>
          </table:table-cell>
          <table:table-cell office:value-type="float" office:value="53323652" calcext:value-type="float">
            <text:p>53323652</text:p>
          </table:table-cell>
          <table:table-cell office:value-type="float" office:value="53323640" calcext:value-type="float">
            <text:p>5332364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.849019" calcext:value-type="float">
            <text:p>3.849019</text:p>
          </table:table-cell>
          <table:table-cell office:value-type="float" office:value="0.98283" calcext:value-type="float">
            <text:p>0.98283</text:p>
          </table:table-cell>
          <table:table-cell office:value-type="float" office:value="0.240564" calcext:value-type="float">
            <text:p>0.240564</text:p>
          </table:table-cell>
          <table:table-cell office:value-type="float" office:value="3.91626" calcext:value-type="float">
            <text:p>3.91626</text:p>
          </table:table-cell>
          <table:table-cell office:value-type="float" office:value="16" calcext:value-type="float">
            <text:p>16</text:p>
          </table:table-cell>
          <table:table-cell office:value-type="float" office:value="0.244766" calcext:value-type="float">
            <text:p>0.244766</text:p>
          </table:table-cell>
          <table:table-cell office:value-type="float" office:value="1" calcext:value-type="float">
            <text:p>1</text:p>
          </table:table-cell>
          <table:table-cell office:value-type="float" office:value="53070636" calcext:value-type="float">
            <text:p>53070636</text:p>
          </table:table-cell>
          <table:table-cell office:value-type="float" office:value="53070656" calcext:value-type="float">
            <text:p>5307065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.893415" calcext:value-type="float">
            <text:p>3.893415</text:p>
          </table:table-cell>
          <table:table-cell office:value-type="float" office:value="0.994724" calcext:value-type="float">
            <text:p>0.994724</text:p>
          </table:table-cell>
          <table:table-cell office:value-type="float" office:value="0.243338" calcext:value-type="float">
            <text:p>0.243338</text:p>
          </table:table-cell>
          <table:table-cell office:value-type="float" office:value="3.914065" calcext:value-type="float">
            <text:p>3.914065</text:p>
          </table:table-cell>
          <table:table-cell office:value-type="float" office:value="16" calcext:value-type="float">
            <text:p>16</text:p>
          </table:table-cell>
          <table:table-cell office:value-type="float" office:value="0.244629" calcext:value-type="float">
            <text:p>0.244629</text:p>
          </table:table-cell>
          <table:table-cell office:value-type="float" office:value="1" calcext:value-type="float">
            <text:p>1</text:p>
          </table:table-cell>
          <table:table-cell office:value-type="float" office:value="52818860" calcext:value-type="float">
            <text:p>52818860</text:p>
          </table:table-cell>
          <table:table-cell office:value-type="float" office:value="52818872" calcext:value-type="float">
            <text:p>5281887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.934386" calcext:value-type="float">
            <text:p>3.934386</text:p>
          </table:table-cell>
          <table:table-cell office:value-type="float" office:value="1.00541" calcext:value-type="float">
            <text:p>1.00541</text:p>
          </table:table-cell>
          <table:table-cell office:value-type="float" office:value="0.245899" calcext:value-type="float">
            <text:p>0.245899</text:p>
          </table:table-cell>
          <table:table-cell office:value-type="float" office:value="3.913214" calcext:value-type="float">
            <text:p>3.913214</text:p>
          </table:table-cell>
          <table:table-cell office:value-type="float" office:value="16" calcext:value-type="float">
            <text:p>16</text:p>
          </table:table-cell>
          <table:table-cell office:value-type="float" office:value="0.244576" calcext:value-type="float">
            <text:p>0.244576</text:p>
          </table:table-cell>
          <table:table-cell office:value-type="float" office:value="1" calcext:value-type="float">
            <text:p>1</text:p>
          </table:table-cell>
          <table:table-cell office:value-type="float" office:value="52568032" calcext:value-type="float">
            <text:p>52568032</text:p>
          </table:table-cell>
          <table:table-cell office:value-type="float" office:value="52568040" calcext:value-type="float">
            <text:p>5256804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.979071" calcext:value-type="float">
            <text:p>3.979071</text:p>
          </table:table-cell>
          <table:table-cell office:value-type="float" office:value="1.014748" calcext:value-type="float">
            <text:p>1.014748</text:p>
          </table:table-cell>
          <table:table-cell office:value-type="float" office:value="0.248692" calcext:value-type="float">
            <text:p>0.248692</text:p>
          </table:table-cell>
          <table:table-cell office:value-type="float" office:value="3.921238" calcext:value-type="float">
            <text:p>3.921238</text:p>
          </table:table-cell>
          <table:table-cell office:value-type="float" office:value="16" calcext:value-type="float">
            <text:p>16</text:p>
          </table:table-cell>
          <table:table-cell office:value-type="float" office:value="0.245077" calcext:value-type="float">
            <text:p>0.245077</text:p>
          </table:table-cell>
          <table:table-cell office:value-type="float" office:value="1" calcext:value-type="float">
            <text:p>1</text:p>
          </table:table-cell>
          <table:table-cell office:value-type="float" office:value="52319184" calcext:value-type="float">
            <text:p>52319184</text:p>
          </table:table-cell>
          <table:table-cell office:value-type="float" office:value="52319188" calcext:value-type="float">
            <text:p>5231918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.023039" calcext:value-type="float">
            <text:p>4.023039</text:p>
          </table:table-cell>
          <table:table-cell office:value-type="float" office:value="1.026685" calcext:value-type="float">
            <text:p>1.026685</text:p>
          </table:table-cell>
          <table:table-cell office:value-type="float" office:value="0.25144" calcext:value-type="float">
            <text:p>0.25144</text:p>
          </table:table-cell>
          <table:table-cell office:value-type="float" office:value="3.918474" calcext:value-type="float">
            <text:p>3.918474</text:p>
          </table:table-cell>
          <table:table-cell office:value-type="float" office:value="16" calcext:value-type="float">
            <text:p>16</text:p>
          </table:table-cell>
          <table:table-cell office:value-type="float" office:value="0.244905" calcext:value-type="float">
            <text:p>0.244905</text:p>
          </table:table-cell>
          <table:table-cell office:value-type="float" office:value="1" calcext:value-type="float">
            <text:p>1</text:p>
          </table:table-cell>
          <table:table-cell office:value-type="float" office:value="52071556" calcext:value-type="float">
            <text:p>52071556</text:p>
          </table:table-cell>
          <table:table-cell office:value-type="float" office:value="52071548" calcext:value-type="float">
            <text:p>5207154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.067972" calcext:value-type="float">
            <text:p>4.067972</text:p>
          </table:table-cell>
          <table:table-cell office:value-type="float" office:value="1.038355" calcext:value-type="float">
            <text:p>1.038355</text:p>
          </table:table-cell>
          <table:table-cell office:value-type="float" office:value="0.254248" calcext:value-type="float">
            <text:p>0.254248</text:p>
          </table:table-cell>
          <table:table-cell office:value-type="float" office:value="3.917709" calcext:value-type="float">
            <text:p>3.917709</text:p>
          </table:table-cell>
          <table:table-cell office:value-type="float" office:value="16" calcext:value-type="float">
            <text:p>16</text:p>
          </table:table-cell>
          <table:table-cell office:value-type="float" office:value="0.244857" calcext:value-type="float">
            <text:p>0.244857</text:p>
          </table:table-cell>
          <table:table-cell office:value-type="float" office:value="1" calcext:value-type="float">
            <text:p>1</text:p>
          </table:table-cell>
          <table:table-cell office:value-type="float" office:value="51824856" calcext:value-type="float">
            <text:p>51824856</text:p>
          </table:table-cell>
          <table:table-cell office:value-type="float" office:value="51824876" calcext:value-type="float">
            <text:p>5182487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.112609" calcext:value-type="float">
            <text:p>4.112609</text:p>
          </table:table-cell>
          <table:table-cell office:value-type="float" office:value="1.049649" calcext:value-type="float">
            <text:p>1.049649</text:p>
          </table:table-cell>
          <table:table-cell office:value-type="float" office:value="0.257038" calcext:value-type="float">
            <text:p>0.257038</text:p>
          </table:table-cell>
          <table:table-cell office:value-type="float" office:value="3.918078" calcext:value-type="float">
            <text:p>3.918078</text:p>
          </table:table-cell>
          <table:table-cell office:value-type="float" office:value="16" calcext:value-type="float">
            <text:p>16</text:p>
          </table:table-cell>
          <table:table-cell office:value-type="float" office:value="0.24488" calcext:value-type="float">
            <text:p>0.24488</text:p>
          </table:table-cell>
          <table:table-cell office:value-type="float" office:value="1" calcext:value-type="float">
            <text:p>1</text:p>
          </table:table-cell>
          <table:table-cell office:value-type="float" office:value="51579908" calcext:value-type="float">
            <text:p>51579908</text:p>
          </table:table-cell>
          <table:table-cell office:value-type="float" office:value="51579944" calcext:value-type="float">
            <text:p>5157994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.157601" calcext:value-type="float">
            <text:p>4.157601</text:p>
          </table:table-cell>
          <table:table-cell office:value-type="float" office:value="1.061495" calcext:value-type="float">
            <text:p>1.061495</text:p>
          </table:table-cell>
          <table:table-cell office:value-type="float" office:value="0.25985" calcext:value-type="float">
            <text:p>0.25985</text:p>
          </table:table-cell>
          <table:table-cell office:value-type="float" office:value="3.91674" calcext:value-type="float">
            <text:p>3.91674</text:p>
          </table:table-cell>
          <table:table-cell office:value-type="float" office:value="16" calcext:value-type="float">
            <text:p>16</text:p>
          </table:table-cell>
          <table:table-cell office:value-type="float" office:value="0.244796" calcext:value-type="float">
            <text:p>0.244796</text:p>
          </table:table-cell>
          <table:table-cell office:value-type="float" office:value="1" calcext:value-type="float">
            <text:p>1</text:p>
          </table:table-cell>
          <table:table-cell office:value-type="float" office:value="51336232" calcext:value-type="float">
            <text:p>51336232</text:p>
          </table:table-cell>
          <table:table-cell office:value-type="float" office:value="51336248" calcext:value-type="float">
            <text:p>5133624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.204086" calcext:value-type="float">
            <text:p>4.204086</text:p>
          </table:table-cell>
          <table:table-cell office:value-type="float" office:value="1.072421" calcext:value-type="float">
            <text:p>1.072421</text:p>
          </table:table-cell>
          <table:table-cell office:value-type="float" office:value="0.262755" calcext:value-type="float">
            <text:p>0.262755</text:p>
          </table:table-cell>
          <table:table-cell office:value-type="float" office:value="3.920185" calcext:value-type="float">
            <text:p>3.920185</text:p>
          </table:table-cell>
          <table:table-cell office:value-type="float" office:value="16" calcext:value-type="float">
            <text:p>16</text:p>
          </table:table-cell>
          <table:table-cell office:value-type="float" office:value="0.245012" calcext:value-type="float">
            <text:p>0.2450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1093792" calcext:value-type="float">
            <text:p>510937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.244578" calcext:value-type="float">
            <text:p>4.244578</text:p>
          </table:table-cell>
          <table:table-cell office:value-type="float" office:value="1.083751" calcext:value-type="float">
            <text:p>1.083751</text:p>
          </table:table-cell>
          <table:table-cell office:value-type="float" office:value="0.265286" calcext:value-type="float">
            <text:p>0.265286</text:p>
          </table:table-cell>
          <table:table-cell office:value-type="float" office:value="3.916561" calcext:value-type="float">
            <text:p>3.916561</text:p>
          </table:table-cell>
          <table:table-cell office:value-type="float" office:value="16" calcext:value-type="float">
            <text:p>16</text:p>
          </table:table-cell>
          <table:table-cell office:value-type="float" office:value="0.244785" calcext:value-type="float">
            <text:p>0.244785</text:p>
          </table:table-cell>
          <table:table-cell office:value-type="float" office:value="1" calcext:value-type="float">
            <text:p>1</text:p>
          </table:table-cell>
          <table:table-cell office:value-type="float" office:value="50852836" calcext:value-type="float">
            <text:p>50852836</text:p>
          </table:table-cell>
          <table:table-cell office:value-type="float" office:value="50852824" calcext:value-type="float">
            <text:p>5085282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.287283" calcext:value-type="float">
            <text:p>4.287283</text:p>
          </table:table-cell>
          <table:table-cell office:value-type="float" office:value="1.095331" calcext:value-type="float">
            <text:p>1.095331</text:p>
          </table:table-cell>
          <table:table-cell office:value-type="float" office:value="0.267955" calcext:value-type="float">
            <text:p>0.267955</text:p>
          </table:table-cell>
          <table:table-cell office:value-type="float" office:value="3.914143" calcext:value-type="float">
            <text:p>3.914143</text:p>
          </table:table-cell>
          <table:table-cell office:value-type="float" office:value="16" calcext:value-type="float">
            <text:p>16</text:p>
          </table:table-cell>
          <table:table-cell office:value-type="float" office:value="0.244634" calcext:value-type="float">
            <text:p>0.244634</text:p>
          </table:table-cell>
          <table:table-cell office:value-type="float" office:value="1" calcext:value-type="float">
            <text:p>1</text:p>
          </table:table-cell>
          <table:table-cell office:value-type="float" office:value="50613116" calcext:value-type="float">
            <text:p>50613116</text:p>
          </table:table-cell>
          <table:table-cell office:value-type="float" office:value="50613100" calcext:value-type="float">
            <text:p>506131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.331162" calcext:value-type="float">
            <text:p>4.331162</text:p>
          </table:table-cell>
          <table:table-cell office:value-type="float" office:value="1.105995" calcext:value-type="float">
            <text:p>1.105995</text:p>
          </table:table-cell>
          <table:table-cell office:value-type="float" office:value="0.270698" calcext:value-type="float">
            <text:p>0.270698</text:p>
          </table:table-cell>
          <table:table-cell office:value-type="float" office:value="3.916077" calcext:value-type="float">
            <text:p>3.916077</text:p>
          </table:table-cell>
          <table:table-cell office:value-type="float" office:value="16" calcext:value-type="float">
            <text:p>16</text:p>
          </table:table-cell>
          <table:table-cell office:value-type="float" office:value="0.244755" calcext:value-type="float">
            <text:p>0.244755</text:p>
          </table:table-cell>
          <table:table-cell office:value-type="float" office:value="1" calcext:value-type="float">
            <text:p>1</text:p>
          </table:table-cell>
          <table:table-cell office:value-type="float" office:value="50374400" calcext:value-type="float">
            <text:p>50374400</text:p>
          </table:table-cell>
          <table:table-cell office:value-type="float" office:value="50374388" calcext:value-type="float">
            <text:p>5037438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.375772" calcext:value-type="float">
            <text:p>4.375772</text:p>
          </table:table-cell>
          <table:table-cell office:value-type="float" office:value="1.115741" calcext:value-type="float">
            <text:p>1.115741</text:p>
          </table:table-cell>
          <table:table-cell office:value-type="float" office:value="0.273486" calcext:value-type="float">
            <text:p>0.273486</text:p>
          </table:table-cell>
          <table:table-cell office:value-type="float" office:value="3.921852" calcext:value-type="float">
            <text:p>3.921852</text:p>
          </table:table-cell>
          <table:table-cell office:value-type="float" office:value="16" calcext:value-type="float">
            <text:p>16</text:p>
          </table:table-cell>
          <table:table-cell office:value-type="float" office:value="0.245116" calcext:value-type="float">
            <text:p>0.245116</text:p>
          </table:table-cell>
          <table:table-cell office:value-type="float" office:value="1" calcext:value-type="float">
            <text:p>1</text:p>
          </table:table-cell>
          <table:table-cell office:value-type="float" office:value="50137180" calcext:value-type="float">
            <text:p>50137180</text:p>
          </table:table-cell>
          <table:table-cell office:value-type="float" office:value="50137160" calcext:value-type="float">
            <text:p>5013716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.41994" calcext:value-type="float">
            <text:p>4.41994</text:p>
          </table:table-cell>
          <table:table-cell office:value-type="float" office:value="1.127337" calcext:value-type="float">
            <text:p>1.127337</text:p>
          </table:table-cell>
          <table:table-cell office:value-type="float" office:value="0.276246" calcext:value-type="float">
            <text:p>0.276246</text:p>
          </table:table-cell>
          <table:table-cell office:value-type="float" office:value="3.920691" calcext:value-type="float">
            <text:p>3.920691</text:p>
          </table:table-cell>
          <table:table-cell office:value-type="float" office:value="16" calcext:value-type="float">
            <text:p>16</text:p>
          </table:table-cell>
          <table:table-cell office:value-type="float" office:value="0.245043" calcext:value-type="float">
            <text:p>0.245043</text:p>
          </table:table-cell>
          <table:table-cell office:value-type="float" office:value="1" calcext:value-type="float">
            <text:p>1</text:p>
          </table:table-cell>
          <table:table-cell office:value-type="float" office:value="49901248" calcext:value-type="float">
            <text:p>49901248</text:p>
          </table:table-cell>
          <table:table-cell office:value-type="float" office:value="49901216" calcext:value-type="float">
            <text:p>4990121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.463643" calcext:value-type="float">
            <text:p>4.463643</text:p>
          </table:table-cell>
          <table:table-cell office:value-type="float" office:value="1.140361" calcext:value-type="float">
            <text:p>1.140361</text:p>
          </table:table-cell>
          <table:table-cell office:value-type="float" office:value="0.278978" calcext:value-type="float">
            <text:p>0.278978</text:p>
          </table:table-cell>
          <table:table-cell office:value-type="float" office:value="3.914238" calcext:value-type="float">
            <text:p>3.914238</text:p>
          </table:table-cell>
          <table:table-cell office:value-type="float" office:value="16" calcext:value-type="float">
            <text:p>16</text:p>
          </table:table-cell>
          <table:table-cell office:value-type="float" office:value="0.24464" calcext:value-type="float">
            <text:p>0.24464</text:p>
          </table:table-cell>
          <table:table-cell office:value-type="float" office:value="1" calcext:value-type="float">
            <text:p>1</text:p>
          </table:table-cell>
          <table:table-cell office:value-type="float" office:value="49666280" calcext:value-type="float">
            <text:p>49666280</text:p>
          </table:table-cell>
          <table:table-cell office:value-type="float" office:value="49666256" calcext:value-type="float">
            <text:p>4966625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.508543" calcext:value-type="float">
            <text:p>4.508543</text:p>
          </table:table-cell>
          <table:table-cell office:value-type="float" office:value="1.150894" calcext:value-type="float">
            <text:p>1.150894</text:p>
          </table:table-cell>
          <table:table-cell office:value-type="float" office:value="0.281784" calcext:value-type="float">
            <text:p>0.281784</text:p>
          </table:table-cell>
          <table:table-cell office:value-type="float" office:value="3.917428" calcext:value-type="float">
            <text:p>3.917428</text:p>
          </table:table-cell>
          <table:table-cell office:value-type="float" office:value="16" calcext:value-type="float">
            <text:p>16</text:p>
          </table:table-cell>
          <table:table-cell office:value-type="float" office:value="0.244839" calcext:value-type="float">
            <text:p>0.244839</text:p>
          </table:table-cell>
          <table:table-cell office:value-type="float" office:value="1" calcext:value-type="float">
            <text:p>1</text:p>
          </table:table-cell>
          <table:table-cell office:value-type="float" office:value="49432832" calcext:value-type="float">
            <text:p>49432832</text:p>
          </table:table-cell>
          <table:table-cell office:value-type="float" office:value="49432824" calcext:value-type="float">
            <text:p>494328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549125" calcext:value-type="float">
            <text:p>4.549125</text:p>
          </table:table-cell>
          <table:table-cell office:value-type="float" office:value="1.1628" calcext:value-type="float">
            <text:p>1.1628</text:p>
          </table:table-cell>
          <table:table-cell office:value-type="float" office:value="0.28432" calcext:value-type="float">
            <text:p>0.28432</text:p>
          </table:table-cell>
          <table:table-cell office:value-type="float" office:value="3.912217" calcext:value-type="float">
            <text:p>3.912217</text:p>
          </table:table-cell>
          <table:table-cell office:value-type="float" office:value="16" calcext:value-type="float">
            <text:p>16</text:p>
          </table:table-cell>
          <table:table-cell office:value-type="float" office:value="0.244514" calcext:value-type="float">
            <text:p>0.244514</text:p>
          </table:table-cell>
          <table:table-cell office:value-type="float" office:value="1" calcext:value-type="float">
            <text:p>1</text:p>
          </table:table-cell>
          <table:table-cell office:value-type="float" office:value="49200940" calcext:value-type="float">
            <text:p>49200940</text:p>
          </table:table-cell>
          <table:table-cell office:value-type="float" office:value="49200936" calcext:value-type="float">
            <text:p>4920093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.593135" calcext:value-type="float">
            <text:p>4.593135</text:p>
          </table:table-cell>
          <table:table-cell office:value-type="float" office:value="1.173608" calcext:value-type="float">
            <text:p>1.173608</text:p>
          </table:table-cell>
          <table:table-cell office:value-type="float" office:value="0.287071" calcext:value-type="float">
            <text:p>0.287071</text:p>
          </table:table-cell>
          <table:table-cell office:value-type="float" office:value="3.913689" calcext:value-type="float">
            <text:p>3.913689</text:p>
          </table:table-cell>
          <table:table-cell office:value-type="float" office:value="16" calcext:value-type="float">
            <text:p>16</text:p>
          </table:table-cell>
          <table:table-cell office:value-type="float" office:value="0.244606" calcext:value-type="float">
            <text:p>0.2446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8969828" calcext:value-type="float">
            <text:p>4896982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.638276" calcext:value-type="float">
            <text:p>4.638276</text:p>
          </table:table-cell>
          <table:table-cell office:value-type="float" office:value="1.184753" calcext:value-type="float">
            <text:p>1.184753</text:p>
          </table:table-cell>
          <table:table-cell office:value-type="float" office:value="0.289892" calcext:value-type="float">
            <text:p>0.289892</text:p>
          </table:table-cell>
          <table:table-cell office:value-type="float" office:value="3.914972" calcext:value-type="float">
            <text:p>3.914972</text:p>
          </table:table-cell>
          <table:table-cell office:value-type="float" office:value="16" calcext:value-type="float">
            <text:p>16</text:p>
          </table:table-cell>
          <table:table-cell office:value-type="float" office:value="0.244686" calcext:value-type="float">
            <text:p>0.244686</text:p>
          </table:table-cell>
          <table:table-cell office:value-type="float" office:value="1" calcext:value-type="float">
            <text:p>1</text:p>
          </table:table-cell>
          <table:table-cell office:value-type="float" office:value="48740224" calcext:value-type="float">
            <text:p>48740224</text:p>
          </table:table-cell>
          <table:table-cell office:value-type="float" office:value="48740212" calcext:value-type="float">
            <text:p>4874021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.683315" calcext:value-type="float">
            <text:p>4.683315</text:p>
          </table:table-cell>
          <table:table-cell office:value-type="float" office:value="1.19574" calcext:value-type="float">
            <text:p>1.19574</text:p>
          </table:table-cell>
          <table:table-cell office:value-type="float" office:value="0.292707" calcext:value-type="float">
            <text:p>0.292707</text:p>
          </table:table-cell>
          <table:table-cell office:value-type="float" office:value="3.916667" calcext:value-type="float">
            <text:p>3.916667</text:p>
          </table:table-cell>
          <table:table-cell office:value-type="float" office:value="16" calcext:value-type="float">
            <text:p>16</text:p>
          </table:table-cell>
          <table:table-cell office:value-type="float" office:value="0.244792" calcext:value-type="float">
            <text:p>0.244792</text:p>
          </table:table-cell>
          <table:table-cell office:value-type="float" office:value="1" calcext:value-type="float">
            <text:p>1</text:p>
          </table:table-cell>
          <table:table-cell office:value-type="float" office:value="48511160" calcext:value-type="float">
            <text:p>48511160</text:p>
          </table:table-cell>
          <table:table-cell office:value-type="float" office:value="48511164" calcext:value-type="float">
            <text:p>4851116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.728536" calcext:value-type="float">
            <text:p>4.728536</text:p>
          </table:table-cell>
          <table:table-cell office:value-type="float" office:value="1.207371" calcext:value-type="float">
            <text:p>1.207371</text:p>
          </table:table-cell>
          <table:table-cell office:value-type="float" office:value="0.295534" calcext:value-type="float">
            <text:p>0.295534</text:p>
          </table:table-cell>
          <table:table-cell office:value-type="float" office:value="3.916392" calcext:value-type="float">
            <text:p>3.916392</text:p>
          </table:table-cell>
          <table:table-cell office:value-type="float" office:value="16" calcext:value-type="float">
            <text:p>16</text:p>
          </table:table-cell>
          <table:table-cell office:value-type="float" office:value="0.244774" calcext:value-type="float">
            <text:p>0.244774</text:p>
          </table:table-cell>
          <table:table-cell office:value-type="float" office:value="1" calcext:value-type="float">
            <text:p>1</text:p>
          </table:table-cell>
          <table:table-cell office:value-type="float" office:value="48283888" calcext:value-type="float">
            <text:p>48283888</text:p>
          </table:table-cell>
          <table:table-cell office:value-type="float" office:value="48283880" calcext:value-type="float">
            <text:p>4828388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.773484" calcext:value-type="float">
            <text:p>4.773484</text:p>
          </table:table-cell>
          <table:table-cell office:value-type="float" office:value="1.21842" calcext:value-type="float">
            <text:p>1.21842</text:p>
          </table:table-cell>
          <table:table-cell office:value-type="float" office:value="0.298343" calcext:value-type="float">
            <text:p>0.298343</text:p>
          </table:table-cell>
          <table:table-cell office:value-type="float" office:value="3.917767" calcext:value-type="float">
            <text:p>3.917767</text:p>
          </table:table-cell>
          <table:table-cell office:value-type="float" office:value="16" calcext:value-type="float">
            <text:p>16</text:p>
          </table:table-cell>
          <table:table-cell office:value-type="float" office:value="0.24486" calcext:value-type="float">
            <text:p>0.24486</text:p>
          </table:table-cell>
          <table:table-cell office:value-type="float" office:value="1" calcext:value-type="float">
            <text:p>1</text:p>
          </table:table-cell>
          <table:table-cell office:value-type="float" office:value="48058136" calcext:value-type="float">
            <text:p>48058136</text:p>
          </table:table-cell>
          <table:table-cell office:value-type="float" office:value="48058140" calcext:value-type="float">
            <text:p>4805814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.817369" calcext:value-type="float">
            <text:p>4.817369</text:p>
          </table:table-cell>
          <table:table-cell office:value-type="float" office:value="1.230853" calcext:value-type="float">
            <text:p>1.230853</text:p>
          </table:table-cell>
          <table:table-cell office:value-type="float" office:value="0.301086" calcext:value-type="float">
            <text:p>0.301086</text:p>
          </table:table-cell>
          <table:table-cell office:value-type="float" office:value="3.913846" calcext:value-type="float">
            <text:p>3.913846</text:p>
          </table:table-cell>
          <table:table-cell office:value-type="float" office:value="16" calcext:value-type="float">
            <text:p>16</text:p>
          </table:table-cell>
          <table:table-cell office:value-type="float" office:value="0.244615" calcext:value-type="float">
            <text:p>0.244615</text:p>
          </table:table-cell>
          <table:table-cell office:value-type="float" office:value="1" calcext:value-type="float">
            <text:p>1</text:p>
          </table:table-cell>
          <table:table-cell office:value-type="float" office:value="47833192" calcext:value-type="float">
            <text:p>47833192</text:p>
          </table:table-cell>
          <table:table-cell office:value-type="float" office:value="47833208" calcext:value-type="float">
            <text:p>4783320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.864085" calcext:value-type="float">
            <text:p>4.864085</text:p>
          </table:table-cell>
          <table:table-cell office:value-type="float" office:value="1.242115" calcext:value-type="float">
            <text:p>1.242115</text:p>
          </table:table-cell>
          <table:table-cell office:value-type="float" office:value="0.304005" calcext:value-type="float">
            <text:p>0.304005</text:p>
          </table:table-cell>
          <table:table-cell office:value-type="float" office:value="3.915969" calcext:value-type="float">
            <text:p>3.915969</text:p>
          </table:table-cell>
          <table:table-cell office:value-type="float" office:value="16" calcext:value-type="float">
            <text:p>16</text:p>
          </table:table-cell>
          <table:table-cell office:value-type="float" office:value="0.244748" calcext:value-type="float">
            <text:p>0.244748</text:p>
          </table:table-cell>
          <table:table-cell office:value-type="float" office:value="1" calcext:value-type="float">
            <text:p>1</text:p>
          </table:table-cell>
          <table:table-cell office:value-type="float" office:value="47609592" calcext:value-type="float">
            <text:p>47609592</text:p>
          </table:table-cell>
          <table:table-cell office:value-type="float" office:value="47609600" calcext:value-type="float">
            <text:p>4760960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.91098" calcext:value-type="float">
            <text:p>4.91098</text:p>
          </table:table-cell>
          <table:table-cell office:value-type="float" office:value="1.25251" calcext:value-type="float">
            <text:p>1.25251</text:p>
          </table:table-cell>
          <table:table-cell office:value-type="float" office:value="0.306936" calcext:value-type="float">
            <text:p>0.306936</text:p>
          </table:table-cell>
          <table:table-cell office:value-type="float" office:value="3.92091" calcext:value-type="float">
            <text:p>3.92091</text:p>
          </table:table-cell>
          <table:table-cell office:value-type="float" office:value="16" calcext:value-type="float">
            <text:p>16</text:p>
          </table:table-cell>
          <table:table-cell office:value-type="float" office:value="0.245057" calcext:value-type="float">
            <text:p>0.245057</text:p>
          </table:table-cell>
          <table:table-cell office:value-type="float" office:value="1" calcext:value-type="float">
            <text:p>1</text:p>
          </table:table-cell>
          <table:table-cell office:value-type="float" office:value="47386708" calcext:value-type="float">
            <text:p>47386708</text:p>
          </table:table-cell>
          <table:table-cell office:value-type="float" office:value="47386716" calcext:value-type="float">
            <text:p>4738671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.957622" calcext:value-type="float">
            <text:p>4.957622</text:p>
          </table:table-cell>
          <table:table-cell office:value-type="float" office:value="1.264215" calcext:value-type="float">
            <text:p>1.264215</text:p>
          </table:table-cell>
          <table:table-cell office:value-type="float" office:value="0.309851" calcext:value-type="float">
            <text:p>0.309851</text:p>
          </table:table-cell>
          <table:table-cell office:value-type="float" office:value="3.921503" calcext:value-type="float">
            <text:p>3.921503</text:p>
          </table:table-cell>
          <table:table-cell office:value-type="float" office:value="16" calcext:value-type="float">
            <text:p>16</text:p>
          </table:table-cell>
          <table:table-cell office:value-type="float" office:value="0.245094" calcext:value-type="float">
            <text:p>0.245094</text:p>
          </table:table-cell>
          <table:table-cell office:value-type="float" office:value="1" calcext:value-type="float">
            <text:p>1</text:p>
          </table:table-cell>
          <table:table-cell office:value-type="float" office:value="47165708" calcext:value-type="float">
            <text:p>47165708</text:p>
          </table:table-cell>
          <table:table-cell office:value-type="float" office:value="47165712" calcext:value-type="float">
            <text:p>4716571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.000175" calcext:value-type="float">
            <text:p>5.000175</text:p>
          </table:table-cell>
          <table:table-cell office:value-type="float" office:value="1.275878" calcext:value-type="float">
            <text:p>1.275878</text:p>
          </table:table-cell>
          <table:table-cell office:value-type="float" office:value="0.312511" calcext:value-type="float">
            <text:p>0.312511</text:p>
          </table:table-cell>
          <table:table-cell office:value-type="float" office:value="3.919007" calcext:value-type="float">
            <text:p>3.919007</text:p>
          </table:table-cell>
          <table:table-cell office:value-type="float" office:value="16" calcext:value-type="float">
            <text:p>16</text:p>
          </table:table-cell>
          <table:table-cell office:value-type="float" office:value="0.244938" calcext:value-type="float">
            <text:p>0.244938</text:p>
          </table:table-cell>
          <table:table-cell office:value-type="float" office:value="1" calcext:value-type="float">
            <text:p>1</text:p>
          </table:table-cell>
          <table:table-cell office:value-type="float" office:value="46945492" calcext:value-type="float">
            <text:p>46945492</text:p>
          </table:table-cell>
          <table:table-cell office:value-type="float" office:value="46945508" calcext:value-type="float">
            <text:p>4694550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.040329" calcext:value-type="float">
            <text:p>5.040329</text:p>
          </table:table-cell>
          <table:table-cell office:value-type="float" office:value="1.285339" calcext:value-type="float">
            <text:p>1.285339</text:p>
          </table:table-cell>
          <table:table-cell office:value-type="float" office:value="0.315021" calcext:value-type="float">
            <text:p>0.315021</text:p>
          </table:table-cell>
          <table:table-cell office:value-type="float" office:value="3.921402" calcext:value-type="float">
            <text:p>3.921402</text:p>
          </table:table-cell>
          <table:table-cell office:value-type="float" office:value="16" calcext:value-type="float">
            <text:p>16</text:p>
          </table:table-cell>
          <table:table-cell office:value-type="float" office:value="0.245088" calcext:value-type="float">
            <text:p>0.245088</text:p>
          </table:table-cell>
          <table:table-cell office:value-type="float" office:value="1" calcext:value-type="float">
            <text:p>1</text:p>
          </table:table-cell>
          <table:table-cell office:value-type="float" office:value="46726872" calcext:value-type="float">
            <text:p>46726872</text:p>
          </table:table-cell>
          <table:table-cell office:value-type="float" office:value="46726880" calcext:value-type="float">
            <text:p>4672688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.08412" calcext:value-type="float">
            <text:p>5.08412</text:p>
          </table:table-cell>
          <table:table-cell office:value-type="float" office:value="1.29852" calcext:value-type="float">
            <text:p>1.29852</text:p>
          </table:table-cell>
          <table:table-cell office:value-type="float" office:value="0.317758" calcext:value-type="float">
            <text:p>0.317758</text:p>
          </table:table-cell>
          <table:table-cell office:value-type="float" office:value="3.91532" calcext:value-type="float">
            <text:p>3.91532</text:p>
          </table:table-cell>
          <table:table-cell office:value-type="float" office:value="16" calcext:value-type="float">
            <text:p>16</text:p>
          </table:table-cell>
          <table:table-cell office:value-type="float" office:value="0.244708" calcext:value-type="float">
            <text:p>0.244708</text:p>
          </table:table-cell>
          <table:table-cell office:value-type="float" office:value="1" calcext:value-type="float">
            <text:p>1</text:p>
          </table:table-cell>
          <table:table-cell office:value-type="float" office:value="46509052" calcext:value-type="float">
            <text:p>46509052</text:p>
          </table:table-cell>
          <table:table-cell office:value-type="float" office:value="46509048" calcext:value-type="float">
            <text:p>4650904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.131331" calcext:value-type="float">
            <text:p>5.131331</text:p>
          </table:table-cell>
          <table:table-cell office:value-type="float" office:value="1.310158" calcext:value-type="float">
            <text:p>1.310158</text:p>
          </table:table-cell>
          <table:table-cell office:value-type="float" office:value="0.320708" calcext:value-type="float">
            <text:p>0.320708</text:p>
          </table:table-cell>
          <table:table-cell office:value-type="float" office:value="3.916575" calcext:value-type="float">
            <text:p>3.916575</text:p>
          </table:table-cell>
          <table:table-cell office:value-type="float" office:value="16" calcext:value-type="float">
            <text:p>16</text:p>
          </table:table-cell>
          <table:table-cell office:value-type="float" office:value="0.244786" calcext:value-type="float">
            <text:p>0.244786</text:p>
          </table:table-cell>
          <table:table-cell office:value-type="float" office:value="1" calcext:value-type="float">
            <text:p>1</text:p>
          </table:table-cell>
          <table:table-cell office:value-type="float" office:value="46292004" calcext:value-type="float">
            <text:p>46292004</text:p>
          </table:table-cell>
          <table:table-cell office:value-type="float" office:value="46292024" calcext:value-type="float">
            <text:p>4629202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.17749" calcext:value-type="float">
            <text:p>5.17749</text:p>
          </table:table-cell>
          <table:table-cell office:value-type="float" office:value="1.322139" calcext:value-type="float">
            <text:p>1.322139</text:p>
          </table:table-cell>
          <table:table-cell office:value-type="float" office:value="0.323593" calcext:value-type="float">
            <text:p>0.323593</text:p>
          </table:table-cell>
          <table:table-cell office:value-type="float" office:value="3.915993" calcext:value-type="float">
            <text:p>3.915993</text:p>
          </table:table-cell>
          <table:table-cell office:value-type="float" office:value="16" calcext:value-type="float">
            <text:p>16</text:p>
          </table:table-cell>
          <table:table-cell office:value-type="float" office:value="0.24475" calcext:value-type="float">
            <text:p>0.24475</text:p>
          </table:table-cell>
          <table:table-cell office:value-type="float" office:value="1" calcext:value-type="float">
            <text:p>1</text:p>
          </table:table-cell>
          <table:table-cell office:value-type="float" office:value="46076848" calcext:value-type="float">
            <text:p>46076848</text:p>
          </table:table-cell>
          <table:table-cell office:value-type="float" office:value="46076860" calcext:value-type="float">
            <text:p>4607686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.218753" calcext:value-type="float">
            <text:p>5.218753</text:p>
          </table:table-cell>
          <table:table-cell office:value-type="float" office:value="1.335295" calcext:value-type="float">
            <text:p>1.335295</text:p>
          </table:table-cell>
          <table:table-cell office:value-type="float" office:value="0.326172" calcext:value-type="float">
            <text:p>0.326172</text:p>
          </table:table-cell>
          <table:table-cell office:value-type="float" office:value="3.908313" calcext:value-type="float">
            <text:p>3.908313</text:p>
          </table:table-cell>
          <table:table-cell office:value-type="float" office:value="16" calcext:value-type="float">
            <text:p>16</text:p>
          </table:table-cell>
          <table:table-cell office:value-type="float" office:value="0.24427" calcext:value-type="float">
            <text:p>0.24427</text:p>
          </table:table-cell>
          <table:table-cell office:value-type="float" office:value="1" calcext:value-type="float">
            <text:p>1</text:p>
          </table:table-cell>
          <table:table-cell office:value-type="float" office:value="45862776" calcext:value-type="float">
            <text:p>45862776</text:p>
          </table:table-cell>
          <table:table-cell office:value-type="float" office:value="45862780" calcext:value-type="float">
            <text:p>4586278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.261942" calcext:value-type="float">
            <text:p>5.261942</text:p>
          </table:table-cell>
          <table:table-cell office:value-type="float" office:value="1.34557" calcext:value-type="float">
            <text:p>1.34557</text:p>
          </table:table-cell>
          <table:table-cell office:value-type="float" office:value="0.328871" calcext:value-type="float">
            <text:p>0.328871</text:p>
          </table:table-cell>
          <table:table-cell office:value-type="float" office:value="3.910567" calcext:value-type="float">
            <text:p>3.910567</text:p>
          </table:table-cell>
          <table:table-cell office:value-type="float" office:value="16" calcext:value-type="float">
            <text:p>16</text:p>
          </table:table-cell>
          <table:table-cell office:value-type="float" office:value="0.24441" calcext:value-type="float">
            <text:p>0.24441</text:p>
          </table:table-cell>
          <table:table-cell office:value-type="float" office:value="1" calcext:value-type="float">
            <text:p>1</text:p>
          </table:table-cell>
          <table:table-cell office:value-type="float" office:value="45648984" calcext:value-type="float">
            <text:p>45648984</text:p>
          </table:table-cell>
          <table:table-cell office:value-type="float" office:value="45648980" calcext:value-type="float">
            <text:p>4564898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.305586" calcext:value-type="float">
            <text:p>5.305586</text:p>
          </table:table-cell>
          <table:table-cell office:value-type="float" office:value="1.357322" calcext:value-type="float">
            <text:p>1.357322</text:p>
          </table:table-cell>
          <table:table-cell office:value-type="float" office:value="0.331599" calcext:value-type="float">
            <text:p>0.331599</text:p>
          </table:table-cell>
          <table:table-cell office:value-type="float" office:value="3.908863" calcext:value-type="float">
            <text:p>3.908863</text:p>
          </table:table-cell>
          <table:table-cell office:value-type="float" office:value="16" calcext:value-type="float">
            <text:p>16</text:p>
          </table:table-cell>
          <table:table-cell office:value-type="float" office:value="0.244304" calcext:value-type="float">
            <text:p>0.2443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5437068" calcext:value-type="float">
            <text:p>4543706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.349966" calcext:value-type="float">
            <text:p>5.349966</text:p>
          </table:table-cell>
          <table:table-cell office:value-type="float" office:value="1.368043" calcext:value-type="float">
            <text:p>1.368043</text:p>
          </table:table-cell>
          <table:table-cell office:value-type="float" office:value="0.334373" calcext:value-type="float">
            <text:p>0.334373</text:p>
          </table:table-cell>
          <table:table-cell office:value-type="float" office:value="3.910671" calcext:value-type="float">
            <text:p>3.910671</text:p>
          </table:table-cell>
          <table:table-cell office:value-type="float" office:value="16" calcext:value-type="float">
            <text:p>16</text:p>
          </table:table-cell>
          <table:table-cell office:value-type="float" office:value="0.244417" calcext:value-type="float">
            <text:p>0.244417</text:p>
          </table:table-cell>
          <table:table-cell office:value-type="float" office:value="1" calcext:value-type="float">
            <text:p>1</text:p>
          </table:table-cell>
          <table:table-cell office:value-type="float" office:value="45226236" calcext:value-type="float">
            <text:p>45226236</text:p>
          </table:table-cell>
          <table:table-cell office:value-type="float" office:value="45226228" calcext:value-type="float">
            <text:p>4522622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.393899" calcext:value-type="float">
            <text:p>5.393899</text:p>
          </table:table-cell>
          <table:table-cell office:value-type="float" office:value="1.37924" calcext:value-type="float">
            <text:p>1.37924</text:p>
          </table:table-cell>
          <table:table-cell office:value-type="float" office:value="0.337119" calcext:value-type="float">
            <text:p>0.337119</text:p>
          </table:table-cell>
          <table:table-cell office:value-type="float" office:value="3.910775" calcext:value-type="float">
            <text:p>3.910775</text:p>
          </table:table-cell>
          <table:table-cell office:value-type="float" office:value="16" calcext:value-type="float">
            <text:p>16</text:p>
          </table:table-cell>
          <table:table-cell office:value-type="float" office:value="0.244423" calcext:value-type="float">
            <text:p>0.244423</text:p>
          </table:table-cell>
          <table:table-cell office:value-type="float" office:value="1" calcext:value-type="float">
            <text:p>1</text:p>
          </table:table-cell>
          <table:table-cell office:value-type="float" office:value="45016260" calcext:value-type="float">
            <text:p>45016260</text:p>
          </table:table-cell>
          <table:table-cell office:value-type="float" office:value="45016244" calcext:value-type="float">
            <text:p>4501624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.435185" calcext:value-type="float">
            <text:p>5.435185</text:p>
          </table:table-cell>
          <table:table-cell office:value-type="float" office:value="1.389969" calcext:value-type="float">
            <text:p>1.389969</text:p>
          </table:table-cell>
          <table:table-cell office:value-type="float" office:value="0.339699" calcext:value-type="float">
            <text:p>0.339699</text:p>
          </table:table-cell>
          <table:table-cell office:value-type="float" office:value="3.910291" calcext:value-type="float">
            <text:p>3.910291</text:p>
          </table:table-cell>
          <table:table-cell office:value-type="float" office:value="16" calcext:value-type="float">
            <text:p>16</text:p>
          </table:table-cell>
          <table:table-cell office:value-type="float" office:value="0.244393" calcext:value-type="float">
            <text:p>0.244393</text:p>
          </table:table-cell>
          <table:table-cell office:value-type="float" office:value="1" calcext:value-type="float">
            <text:p>1</text:p>
          </table:table-cell>
          <table:table-cell office:value-type="float" office:value="44808100" calcext:value-type="float">
            <text:p>44808100</text:p>
          </table:table-cell>
          <table:table-cell office:value-type="float" office:value="44808108" calcext:value-type="float">
            <text:p>4480810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.479703" calcext:value-type="float">
            <text:p>5.479703</text:p>
          </table:table-cell>
          <table:table-cell office:value-type="float" office:value="1.400644" calcext:value-type="float">
            <text:p>1.400644</text:p>
          </table:table-cell>
          <table:table-cell office:value-type="float" office:value="0.342481" calcext:value-type="float">
            <text:p>0.342481</text:p>
          </table:table-cell>
          <table:table-cell office:value-type="float" office:value="3.912273" calcext:value-type="float">
            <text:p>3.912273</text:p>
          </table:table-cell>
          <table:table-cell office:value-type="float" office:value="16" calcext:value-type="float">
            <text:p>16</text:p>
          </table:table-cell>
          <table:table-cell office:value-type="float" office:value="0.244517" calcext:value-type="float">
            <text:p>0.2445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4600292" calcext:value-type="float">
            <text:p>4460029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.526528" calcext:value-type="float">
            <text:p>5.526528</text:p>
          </table:table-cell>
          <table:table-cell office:value-type="float" office:value="1.411165" calcext:value-type="float">
            <text:p>1.411165</text:p>
          </table:table-cell>
          <table:table-cell office:value-type="float" office:value="0.345408" calcext:value-type="float">
            <text:p>0.345408</text:p>
          </table:table-cell>
          <table:table-cell office:value-type="float" office:value="3.916288" calcext:value-type="float">
            <text:p>3.916288</text:p>
          </table:table-cell>
          <table:table-cell office:value-type="float" office:value="16" calcext:value-type="float">
            <text:p>16</text:p>
          </table:table-cell>
          <table:table-cell office:value-type="float" office:value="0.244768" calcext:value-type="float">
            <text:p>0.244768</text:p>
          </table:table-cell>
          <table:table-cell office:value-type="float" office:value="1" calcext:value-type="float">
            <text:p>1</text:p>
          </table:table-cell>
          <table:table-cell office:value-type="float" office:value="44393620" calcext:value-type="float">
            <text:p>44393620</text:p>
          </table:table-cell>
          <table:table-cell office:value-type="float" office:value="44393608" calcext:value-type="float">
            <text:p>4439360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.568337" calcext:value-type="float">
            <text:p>5.568337</text:p>
          </table:table-cell>
          <table:table-cell office:value-type="float" office:value="1.422652" calcext:value-type="float">
            <text:p>1.422652</text:p>
          </table:table-cell>
          <table:table-cell office:value-type="float" office:value="0.348021" calcext:value-type="float">
            <text:p>0.348021</text:p>
          </table:table-cell>
          <table:table-cell office:value-type="float" office:value="3.914055" calcext:value-type="float">
            <text:p>3.914055</text:p>
          </table:table-cell>
          <table:table-cell office:value-type="float" office:value="16" calcext:value-type="float">
            <text:p>16</text:p>
          </table:table-cell>
          <table:table-cell office:value-type="float" office:value="0.244628" calcext:value-type="float">
            <text:p>0.244628</text:p>
          </table:table-cell>
          <table:table-cell office:value-type="float" office:value="1" calcext:value-type="float">
            <text:p>1</text:p>
          </table:table-cell>
          <table:table-cell office:value-type="float" office:value="44188568" calcext:value-type="float">
            <text:p>44188568</text:p>
          </table:table-cell>
          <table:table-cell office:value-type="float" office:value="44188576" calcext:value-type="float">
            <text:p>4418857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.612854" calcext:value-type="float">
            <text:p>5.612854</text:p>
          </table:table-cell>
          <table:table-cell office:value-type="float" office:value="1.432051" calcext:value-type="float">
            <text:p>1.432051</text:p>
          </table:table-cell>
          <table:table-cell office:value-type="float" office:value="0.350803" calcext:value-type="float">
            <text:p>0.350803</text:p>
          </table:table-cell>
          <table:table-cell office:value-type="float" office:value="3.919451" calcext:value-type="float">
            <text:p>3.919451</text:p>
          </table:table-cell>
          <table:table-cell office:value-type="float" office:value="16" calcext:value-type="float">
            <text:p>16</text:p>
          </table:table-cell>
          <table:table-cell office:value-type="float" office:value="0.244966" calcext:value-type="float">
            <text:p>0.244966</text:p>
          </table:table-cell>
          <table:table-cell office:value-type="float" office:value="1" calcext:value-type="float">
            <text:p>1</text:p>
          </table:table-cell>
          <table:table-cell office:value-type="float" office:value="43984076" calcext:value-type="float">
            <text:p>43984076</text:p>
          </table:table-cell>
          <table:table-cell office:value-type="float" office:value="43984088" calcext:value-type="float">
            <text:p>4398408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.65823" calcext:value-type="float">
            <text:p>5.65823</text:p>
          </table:table-cell>
          <table:table-cell office:value-type="float" office:value="1.443397" calcext:value-type="float">
            <text:p>1.443397</text:p>
          </table:table-cell>
          <table:table-cell office:value-type="float" office:value="0.353639" calcext:value-type="float">
            <text:p>0.353639</text:p>
          </table:table-cell>
          <table:table-cell office:value-type="float" office:value="3.920079" calcext:value-type="float">
            <text:p>3.920079</text:p>
          </table:table-cell>
          <table:table-cell office:value-type="float" office:value="16" calcext:value-type="float">
            <text:p>16</text:p>
          </table:table-cell>
          <table:table-cell office:value-type="float" office:value="0.245005" calcext:value-type="float">
            <text:p>0.245005</text:p>
          </table:table-cell>
          <table:table-cell office:value-type="float" office:value="1" calcext:value-type="float">
            <text:p>1</text:p>
          </table:table-cell>
          <table:table-cell office:value-type="float" office:value="43780952" calcext:value-type="float">
            <text:p>43780952</text:p>
          </table:table-cell>
          <table:table-cell office:value-type="float" office:value="43780976" calcext:value-type="float">
            <text:p>4378097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.703535" calcext:value-type="float">
            <text:p>5.703535</text:p>
          </table:table-cell>
          <table:table-cell office:value-type="float" office:value="1.454007" calcext:value-type="float">
            <text:p>1.454007</text:p>
          </table:table-cell>
          <table:table-cell office:value-type="float" office:value="0.356471" calcext:value-type="float">
            <text:p>0.356471</text:p>
          </table:table-cell>
          <table:table-cell office:value-type="float" office:value="3.922633" calcext:value-type="float">
            <text:p>3.922633</text:p>
          </table:table-cell>
          <table:table-cell office:value-type="float" office:value="16" calcext:value-type="float">
            <text:p>16</text:p>
          </table:table-cell>
          <table:table-cell office:value-type="float" office:value="0.245165" calcext:value-type="float">
            <text:p>0.245165</text:p>
          </table:table-cell>
          <table:table-cell office:value-type="float" office:value="1" calcext:value-type="float">
            <text:p>1</text:p>
          </table:table-cell>
          <table:table-cell office:value-type="float" office:value="43578500" calcext:value-type="float">
            <text:p>43578500</text:p>
          </table:table-cell>
          <table:table-cell office:value-type="float" office:value="43578516" calcext:value-type="float">
            <text:p>4357851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.750399" calcext:value-type="float">
            <text:p>5.750399</text:p>
          </table:table-cell>
          <table:table-cell office:value-type="float" office:value="1.463824" calcext:value-type="float">
            <text:p>1.463824</text:p>
          </table:table-cell>
          <table:table-cell office:value-type="float" office:value="0.3594" calcext:value-type="float">
            <text:p>0.3594</text:p>
          </table:table-cell>
          <table:table-cell office:value-type="float" office:value="3.928339" calcext:value-type="float">
            <text:p>3.928339</text:p>
          </table:table-cell>
          <table:table-cell office:value-type="float" office:value="16" calcext:value-type="float">
            <text:p>16</text:p>
          </table:table-cell>
          <table:table-cell office:value-type="float" office:value="0.245521" calcext:value-type="float">
            <text:p>0.245521</text:p>
          </table:table-cell>
          <table:table-cell office:value-type="float" office:value="1" calcext:value-type="float">
            <text:p>1</text:p>
          </table:table-cell>
          <table:table-cell office:value-type="float" office:value="43377636" calcext:value-type="float">
            <text:p>43377636</text:p>
          </table:table-cell>
          <table:table-cell office:value-type="float" office:value="43377656" calcext:value-type="float">
            <text:p>433776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.796848" calcext:value-type="float">
            <text:p>5.796848</text:p>
          </table:table-cell>
          <table:table-cell office:value-type="float" office:value="1.474836" calcext:value-type="float">
            <text:p>1.474836</text:p>
          </table:table-cell>
          <table:table-cell office:value-type="float" office:value="0.362303" calcext:value-type="float">
            <text:p>0.362303</text:p>
          </table:table-cell>
          <table:table-cell office:value-type="float" office:value="3.930505" calcext:value-type="float">
            <text:p>3.930505</text:p>
          </table:table-cell>
          <table:table-cell office:value-type="float" office:value="16" calcext:value-type="float">
            <text:p>16</text:p>
          </table:table-cell>
          <table:table-cell office:value-type="float" office:value="0.245657" calcext:value-type="float">
            <text:p>0.245657</text:p>
          </table:table-cell>
          <table:table-cell office:value-type="float" office:value="1" calcext:value-type="float">
            <text:p>1</text:p>
          </table:table-cell>
          <table:table-cell office:value-type="float" office:value="43177640" calcext:value-type="float">
            <text:p>43177640</text:p>
          </table:table-cell>
          <table:table-cell office:value-type="float" office:value="43177660" calcext:value-type="float">
            <text:p>4317766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.843057" calcext:value-type="float">
            <text:p>5.843057</text:p>
          </table:table-cell>
          <table:table-cell office:value-type="float" office:value="1.486165" calcext:value-type="float">
            <text:p>1.486165</text:p>
          </table:table-cell>
          <table:table-cell office:value-type="float" office:value="0.365191" calcext:value-type="float">
            <text:p>0.365191</text:p>
          </table:table-cell>
          <table:table-cell office:value-type="float" office:value="3.931635" calcext:value-type="float">
            <text:p>3.931635</text:p>
          </table:table-cell>
          <table:table-cell office:value-type="float" office:value="16" calcext:value-type="float">
            <text:p>16</text:p>
          </table:table-cell>
          <table:table-cell office:value-type="float" office:value="0.245727" calcext:value-type="float">
            <text:p>0.245727</text:p>
          </table:table-cell>
          <table:table-cell office:value-type="float" office:value="1" calcext:value-type="float">
            <text:p>1</text:p>
          </table:table-cell>
          <table:table-cell office:value-type="float" office:value="42978544" calcext:value-type="float">
            <text:p>42978544</text:p>
          </table:table-cell>
          <table:table-cell office:value-type="float" office:value="42978560" calcext:value-type="float">
            <text:p>4297856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.887652" calcext:value-type="float">
            <text:p>5.887652</text:p>
          </table:table-cell>
          <table:table-cell office:value-type="float" office:value="1.499262" calcext:value-type="float">
            <text:p>1.499262</text:p>
          </table:table-cell>
          <table:table-cell office:value-type="float" office:value="0.367978" calcext:value-type="float">
            <text:p>0.367978</text:p>
          </table:table-cell>
          <table:table-cell office:value-type="float" office:value="3.927034" calcext:value-type="float">
            <text:p>3.927034</text:p>
          </table:table-cell>
          <table:table-cell office:value-type="float" office:value="16" calcext:value-type="float">
            <text:p>16</text:p>
          </table:table-cell>
          <table:table-cell office:value-type="float" office:value="0.24544" calcext:value-type="float">
            <text:p>0.24544</text:p>
          </table:table-cell>
          <table:table-cell office:value-type="float" office:value="1" calcext:value-type="float">
            <text:p>1</text:p>
          </table:table-cell>
          <table:table-cell office:value-type="float" office:value="42780560" calcext:value-type="float">
            <text:p>42780560</text:p>
          </table:table-cell>
          <table:table-cell office:value-type="float" office:value="42780584" calcext:value-type="float">
            <text:p>4278058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.945278" calcext:value-type="float">
            <text:p>5.945278</text:p>
          </table:table-cell>
          <table:table-cell office:value-type="float" office:value="1.510377" calcext:value-type="float">
            <text:p>1.510377</text:p>
          </table:table-cell>
          <table:table-cell office:value-type="float" office:value="0.37158" calcext:value-type="float">
            <text:p>0.37158</text:p>
          </table:table-cell>
          <table:table-cell office:value-type="float" office:value="3.936288" calcext:value-type="float">
            <text:p>3.936288</text:p>
          </table:table-cell>
          <table:table-cell office:value-type="float" office:value="16" calcext:value-type="float">
            <text:p>16</text:p>
          </table:table-cell>
          <table:table-cell office:value-type="float" office:value="0.246018" calcext:value-type="float">
            <text:p>0.246018</text:p>
          </table:table-cell>
          <table:table-cell office:value-type="float" office:value="1" calcext:value-type="float">
            <text:p>1</text:p>
          </table:table-cell>
          <table:table-cell office:value-type="float" office:value="42584016" calcext:value-type="float">
            <text:p>42584016</text:p>
          </table:table-cell>
          <table:table-cell office:value-type="float" office:value="42584028" calcext:value-type="float">
            <text:p>4258402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.003682" calcext:value-type="float">
            <text:p>6.003682</text:p>
          </table:table-cell>
          <table:table-cell office:value-type="float" office:value="1.524159" calcext:value-type="float">
            <text:p>1.524159</text:p>
          </table:table-cell>
          <table:table-cell office:value-type="float" office:value="0.37523" calcext:value-type="float">
            <text:p>0.37523</text:p>
          </table:table-cell>
          <table:table-cell office:value-type="float" office:value="3.939012" calcext:value-type="float">
            <text:p>3.939012</text:p>
          </table:table-cell>
          <table:table-cell office:value-type="float" office:value="16" calcext:value-type="float">
            <text:p>16</text:p>
          </table:table-cell>
          <table:table-cell office:value-type="float" office:value="0.246188" calcext:value-type="float">
            <text:p>0.246188</text:p>
          </table:table-cell>
          <table:table-cell office:value-type="float" office:value="1" calcext:value-type="float">
            <text:p>1</text:p>
          </table:table-cell>
          <table:table-cell office:value-type="float" office:value="42388320" calcext:value-type="float">
            <text:p>42388320</text:p>
          </table:table-cell>
          <table:table-cell office:value-type="float" office:value="42388340" calcext:value-type="float">
            <text:p>4238834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.057619" calcext:value-type="float">
            <text:p>6.057619</text:p>
          </table:table-cell>
          <table:table-cell office:value-type="float" office:value="1.539298" calcext:value-type="float">
            <text:p>1.539298</text:p>
          </table:table-cell>
          <table:table-cell office:value-type="float" office:value="0.378601" calcext:value-type="float">
            <text:p>0.378601</text:p>
          </table:table-cell>
          <table:table-cell office:value-type="float" office:value="3.935314" calcext:value-type="float">
            <text:p>3.935314</text:p>
          </table:table-cell>
          <table:table-cell office:value-type="float" office:value="16" calcext:value-type="float">
            <text:p>16</text:p>
          </table:table-cell>
          <table:table-cell office:value-type="float" office:value="0.245957" calcext:value-type="float">
            <text:p>0.2459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2193024" calcext:value-type="float">
            <text:p>4219302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.114045" calcext:value-type="float">
            <text:p>6.114045</text:p>
          </table:table-cell>
          <table:table-cell office:value-type="float" office:value="1.558686" calcext:value-type="float">
            <text:p>1.558686</text:p>
          </table:table-cell>
          <table:table-cell office:value-type="float" office:value="0.382128" calcext:value-type="float">
            <text:p>0.382128</text:p>
          </table:table-cell>
          <table:table-cell office:value-type="float" office:value="3.922564" calcext:value-type="float">
            <text:p>3.922564</text:p>
          </table:table-cell>
          <table:table-cell office:value-type="float" office:value="16" calcext:value-type="float">
            <text:p>16</text:p>
          </table:table-cell>
          <table:table-cell office:value-type="float" office:value="0.24516" calcext:value-type="float">
            <text:p>0.24516</text:p>
          </table:table-cell>
          <table:table-cell office:value-type="float" office:value="1" calcext:value-type="float">
            <text:p>1</text:p>
          </table:table-cell>
          <table:table-cell office:value-type="float" office:value="41999336" calcext:value-type="float">
            <text:p>41999336</text:p>
          </table:table-cell>
          <table:table-cell office:value-type="float" office:value="41999360" calcext:value-type="float">
            <text:p>4199936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.165351" calcext:value-type="float">
            <text:p>6.165351</text:p>
          </table:table-cell>
          <table:table-cell office:value-type="float" office:value="1.569625" calcext:value-type="float">
            <text:p>1.569625</text:p>
          </table:table-cell>
          <table:table-cell office:value-type="float" office:value="0.385334" calcext:value-type="float">
            <text:p>0.385334</text:p>
          </table:table-cell>
          <table:table-cell office:value-type="float" office:value="3.927913" calcext:value-type="float">
            <text:p>3.927913</text:p>
          </table:table-cell>
          <table:table-cell office:value-type="float" office:value="16" calcext:value-type="float">
            <text:p>16</text:p>
          </table:table-cell>
          <table:table-cell office:value-type="float" office:value="0.245495" calcext:value-type="float">
            <text:p>0.245495</text:p>
          </table:table-cell>
          <table:table-cell office:value-type="float" office:value="1" calcext:value-type="float">
            <text:p>1</text:p>
          </table:table-cell>
          <table:table-cell office:value-type="float" office:value="41806824" calcext:value-type="float">
            <text:p>41806824</text:p>
          </table:table-cell>
          <table:table-cell office:value-type="float" office:value="41806828" calcext:value-type="float">
            <text:p>4180682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.216959" calcext:value-type="float">
            <text:p>6.216959</text:p>
          </table:table-cell>
          <table:table-cell office:value-type="float" office:value="1.581349" calcext:value-type="float">
            <text:p>1.581349</text:p>
          </table:table-cell>
          <table:table-cell office:value-type="float" office:value="0.38856" calcext:value-type="float">
            <text:p>0.38856</text:p>
          </table:table-cell>
          <table:table-cell office:value-type="float" office:value="3.931427" calcext:value-type="float">
            <text:p>3.931427</text:p>
          </table:table-cell>
          <table:table-cell office:value-type="float" office:value="16" calcext:value-type="float">
            <text:p>16</text:p>
          </table:table-cell>
          <table:table-cell office:value-type="float" office:value="0.245714" calcext:value-type="float">
            <text:p>0.245714</text:p>
          </table:table-cell>
          <table:table-cell office:value-type="float" office:value="1" calcext:value-type="float">
            <text:p>1</text:p>
          </table:table-cell>
          <table:table-cell office:value-type="float" office:value="41615224" calcext:value-type="float">
            <text:p>41615224</text:p>
          </table:table-cell>
          <table:table-cell office:value-type="float" office:value="41615248" calcext:value-type="float">
            <text:p>4161524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.268105" calcext:value-type="float">
            <text:p>6.268105</text:p>
          </table:table-cell>
          <table:table-cell office:value-type="float" office:value="1.593918" calcext:value-type="float">
            <text:p>1.593918</text:p>
          </table:table-cell>
          <table:table-cell office:value-type="float" office:value="0.391757" calcext:value-type="float">
            <text:p>0.391757</text:p>
          </table:table-cell>
          <table:table-cell office:value-type="float" office:value="3.932514" calcext:value-type="float">
            <text:p>3.932514</text:p>
          </table:table-cell>
          <table:table-cell office:value-type="float" office:value="16" calcext:value-type="float">
            <text:p>16</text:p>
          </table:table-cell>
          <table:table-cell office:value-type="float" office:value="0.245782" calcext:value-type="float">
            <text:p>0.245782</text:p>
          </table:table-cell>
          <table:table-cell office:value-type="float" office:value="1" calcext:value-type="float">
            <text:p>1</text:p>
          </table:table-cell>
          <table:table-cell office:value-type="float" office:value="41424024" calcext:value-type="float">
            <text:p>41424024</text:p>
          </table:table-cell>
          <table:table-cell office:value-type="float" office:value="41424020" calcext:value-type="float">
            <text:p>4142402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.31361" calcext:value-type="float">
            <text:p>6.31361</text:p>
          </table:table-cell>
          <table:table-cell office:value-type="float" office:value="1.606812" calcext:value-type="float">
            <text:p>1.606812</text:p>
          </table:table-cell>
          <table:table-cell office:value-type="float" office:value="0.394601" calcext:value-type="float">
            <text:p>0.394601</text:p>
          </table:table-cell>
          <table:table-cell office:value-type="float" office:value="3.929278" calcext:value-type="float">
            <text:p>3.929278</text:p>
          </table:table-cell>
          <table:table-cell office:value-type="float" office:value="16" calcext:value-type="float">
            <text:p>16</text:p>
          </table:table-cell>
          <table:table-cell office:value-type="float" office:value="0.24558" calcext:value-type="float">
            <text:p>0.24558</text:p>
          </table:table-cell>
          <table:table-cell office:value-type="float" office:value="1" calcext:value-type="float">
            <text:p>1</text:p>
          </table:table-cell>
          <table:table-cell office:value-type="float" office:value="41234440" calcext:value-type="float">
            <text:p>41234440</text:p>
          </table:table-cell>
          <table:table-cell office:value-type="float" office:value="41234480" calcext:value-type="float">
            <text:p>4123448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.35773" calcext:value-type="float">
            <text:p>6.35773</text:p>
          </table:table-cell>
          <table:table-cell office:value-type="float" office:value="1.618077" calcext:value-type="float">
            <text:p>1.618077</text:p>
          </table:table-cell>
          <table:table-cell office:value-type="float" office:value="0.397358" calcext:value-type="float">
            <text:p>0.397358</text:p>
          </table:table-cell>
          <table:table-cell office:value-type="float" office:value="3.929189" calcext:value-type="float">
            <text:p>3.929189</text:p>
          </table:table-cell>
          <table:table-cell office:value-type="float" office:value="16" calcext:value-type="float">
            <text:p>16</text:p>
          </table:table-cell>
          <table:table-cell office:value-type="float" office:value="0.245574" calcext:value-type="float">
            <text:p>0.245574</text:p>
          </table:table-cell>
          <table:table-cell office:value-type="float" office:value="1" calcext:value-type="float">
            <text:p>1</text:p>
          </table:table-cell>
          <table:table-cell office:value-type="float" office:value="41045840" calcext:value-type="float">
            <text:p>41045840</text:p>
          </table:table-cell>
          <table:table-cell office:value-type="float" office:value="41045860" calcext:value-type="float">
            <text:p>4104586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402789" calcext:value-type="float">
            <text:p>6.402789</text:p>
          </table:table-cell>
          <table:table-cell office:value-type="float" office:value="1.629414" calcext:value-type="float">
            <text:p>1.629414</text:p>
          </table:table-cell>
          <table:table-cell office:value-type="float" office:value="0.400174" calcext:value-type="float">
            <text:p>0.400174</text:p>
          </table:table-cell>
          <table:table-cell office:value-type="float" office:value="3.929504" calcext:value-type="float">
            <text:p>3.929504</text:p>
          </table:table-cell>
          <table:table-cell office:value-type="float" office:value="16" calcext:value-type="float">
            <text:p>16</text:p>
          </table:table-cell>
          <table:table-cell office:value-type="float" office:value="0.245594" calcext:value-type="float">
            <text:p>0.245594</text:p>
          </table:table-cell>
          <table:table-cell office:value-type="float" office:value="1" calcext:value-type="float">
            <text:p>1</text:p>
          </table:table-cell>
          <table:table-cell office:value-type="float" office:value="40857812" calcext:value-type="float">
            <text:p>40857812</text:p>
          </table:table-cell>
          <table:table-cell office:value-type="float" office:value="40857848" calcext:value-type="float">
            <text:p>4085784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.449105" calcext:value-type="float">
            <text:p>6.449105</text:p>
          </table:table-cell>
          <table:table-cell office:value-type="float" office:value="1.642435" calcext:value-type="float">
            <text:p>1.642435</text:p>
          </table:table-cell>
          <table:table-cell office:value-type="float" office:value="0.403069" calcext:value-type="float">
            <text:p>0.403069</text:p>
          </table:table-cell>
          <table:table-cell office:value-type="float" office:value="3.926551" calcext:value-type="float">
            <text:p>3.926551</text:p>
          </table:table-cell>
          <table:table-cell office:value-type="float" office:value="16" calcext:value-type="float">
            <text:p>16</text:p>
          </table:table-cell>
          <table:table-cell office:value-type="float" office:value="0.245409" calcext:value-type="float">
            <text:p>0.245409</text:p>
          </table:table-cell>
          <table:table-cell office:value-type="float" office:value="1" calcext:value-type="float">
            <text:p>1</text:p>
          </table:table-cell>
          <table:table-cell office:value-type="float" office:value="40671284" calcext:value-type="float">
            <text:p>40671284</text:p>
          </table:table-cell>
          <table:table-cell office:value-type="float" office:value="40671296" calcext:value-type="float">
            <text:p>4067129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.50434" calcext:value-type="float">
            <text:p>6.50434</text:p>
          </table:table-cell>
          <table:table-cell office:value-type="float" office:value="1.653363" calcext:value-type="float">
            <text:p>1.653363</text:p>
          </table:table-cell>
          <table:table-cell office:value-type="float" office:value="0.406521" calcext:value-type="float">
            <text:p>0.406521</text:p>
          </table:table-cell>
          <table:table-cell office:value-type="float" office:value="3.934006" calcext:value-type="float">
            <text:p>3.934006</text:p>
          </table:table-cell>
          <table:table-cell office:value-type="float" office:value="16" calcext:value-type="float">
            <text:p>16</text:p>
          </table:table-cell>
          <table:table-cell office:value-type="float" office:value="0.245875" calcext:value-type="float">
            <text:p>0.245875</text:p>
          </table:table-cell>
          <table:table-cell office:value-type="float" office:value="1" calcext:value-type="float">
            <text:p>1</text:p>
          </table:table-cell>
          <table:table-cell office:value-type="float" office:value="40485680" calcext:value-type="float">
            <text:p>40485680</text:p>
          </table:table-cell>
          <table:table-cell office:value-type="float" office:value="40485676" calcext:value-type="float">
            <text:p>4048567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.548699" calcext:value-type="float">
            <text:p>6.548699</text:p>
          </table:table-cell>
          <table:table-cell office:value-type="float" office:value="1.665928" calcext:value-type="float">
            <text:p>1.665928</text:p>
          </table:table-cell>
          <table:table-cell office:value-type="float" office:value="0.409294" calcext:value-type="float">
            <text:p>0.409294</text:p>
          </table:table-cell>
          <table:table-cell office:value-type="float" office:value="3.930962" calcext:value-type="float">
            <text:p>3.930962</text:p>
          </table:table-cell>
          <table:table-cell office:value-type="float" office:value="16" calcext:value-type="float">
            <text:p>16</text:p>
          </table:table-cell>
          <table:table-cell office:value-type="float" office:value="0.245685" calcext:value-type="float">
            <text:p>0.245685</text:p>
          </table:table-cell>
          <table:table-cell office:value-type="float" office:value="1" calcext:value-type="float">
            <text:p>1</text:p>
          </table:table-cell>
          <table:table-cell office:value-type="float" office:value="40300444" calcext:value-type="float">
            <text:p>40300444</text:p>
          </table:table-cell>
          <table:table-cell office:value-type="float" office:value="40300456" calcext:value-type="float">
            <text:p>4030045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.596459" calcext:value-type="float">
            <text:p>6.596459</text:p>
          </table:table-cell>
          <table:table-cell office:value-type="float" office:value="1.677293" calcext:value-type="float">
            <text:p>1.677293</text:p>
          </table:table-cell>
          <table:table-cell office:value-type="float" office:value="0.412279" calcext:value-type="float">
            <text:p>0.412279</text:p>
          </table:table-cell>
          <table:table-cell office:value-type="float" office:value="3.9328" calcext:value-type="float">
            <text:p>3.9328</text:p>
          </table:table-cell>
          <table:table-cell office:value-type="float" office:value="16" calcext:value-type="float">
            <text:p>16</text:p>
          </table:table-cell>
          <table:table-cell office:value-type="float" office:value="0.2458" calcext:value-type="float">
            <text:p>0.2458</text:p>
          </table:table-cell>
          <table:table-cell office:value-type="float" office:value="1" calcext:value-type="float">
            <text:p>1</text:p>
          </table:table-cell>
          <table:table-cell office:value-type="float" office:value="40116904" calcext:value-type="float">
            <text:p>40116904</text:p>
          </table:table-cell>
          <table:table-cell office:value-type="float" office:value="40116896" calcext:value-type="float">
            <text:p>4011689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.644462" calcext:value-type="float">
            <text:p>6.644462</text:p>
          </table:table-cell>
          <table:table-cell office:value-type="float" office:value="1.690264" calcext:value-type="float">
            <text:p>1.690264</text:p>
          </table:table-cell>
          <table:table-cell office:value-type="float" office:value="0.415279" calcext:value-type="float">
            <text:p>0.415279</text:p>
          </table:table-cell>
          <table:table-cell office:value-type="float" office:value="3.931021" calcext:value-type="float">
            <text:p>3.931021</text:p>
          </table:table-cell>
          <table:table-cell office:value-type="float" office:value="16" calcext:value-type="float">
            <text:p>16</text:p>
          </table:table-cell>
          <table:table-cell office:value-type="float" office:value="0.245689" calcext:value-type="float">
            <text:p>0.245689</text:p>
          </table:table-cell>
          <table:table-cell office:value-type="float" office:value="1" calcext:value-type="float">
            <text:p>1</text:p>
          </table:table-cell>
          <table:table-cell office:value-type="float" office:value="39933808" calcext:value-type="float">
            <text:p>39933808</text:p>
          </table:table-cell>
          <table:table-cell office:value-type="float" office:value="39933796" calcext:value-type="float">
            <text:p>3993379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.692168" calcext:value-type="float">
            <text:p>6.692168</text:p>
          </table:table-cell>
          <table:table-cell office:value-type="float" office:value="1.701854" calcext:value-type="float">
            <text:p>1.701854</text:p>
          </table:table-cell>
          <table:table-cell office:value-type="float" office:value="0.418261" calcext:value-type="float">
            <text:p>0.418261</text:p>
          </table:table-cell>
          <table:table-cell office:value-type="float" office:value="3.932281" calcext:value-type="float">
            <text:p>3.932281</text:p>
          </table:table-cell>
          <table:table-cell office:value-type="float" office:value="16" calcext:value-type="float">
            <text:p>16</text:p>
          </table:table-cell>
          <table:table-cell office:value-type="float" office:value="0.245768" calcext:value-type="float">
            <text:p>0.245768</text:p>
          </table:table-cell>
          <table:table-cell office:value-type="float" office:value="1" calcext:value-type="float">
            <text:p>1</text:p>
          </table:table-cell>
          <table:table-cell office:value-type="float" office:value="39751868" calcext:value-type="float">
            <text:p>39751868</text:p>
          </table:table-cell>
          <table:table-cell office:value-type="float" office:value="39751872" calcext:value-type="float">
            <text:p>3975187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.740005" calcext:value-type="float">
            <text:p>6.740005</text:p>
          </table:table-cell>
          <table:table-cell office:value-type="float" office:value="1.713375" calcext:value-type="float">
            <text:p>1.713375</text:p>
          </table:table-cell>
          <table:table-cell office:value-type="float" office:value="0.42125" calcext:value-type="float">
            <text:p>0.42125</text:p>
          </table:table-cell>
          <table:table-cell office:value-type="float" office:value="3.93376" calcext:value-type="float">
            <text:p>3.93376</text:p>
          </table:table-cell>
          <table:table-cell office:value-type="float" office:value="16" calcext:value-type="float">
            <text:p>16</text:p>
          </table:table-cell>
          <table:table-cell office:value-type="float" office:value="0.24586" calcext:value-type="float">
            <text:p>0.245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571096" calcext:value-type="float">
            <text:p>3957109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.787436" calcext:value-type="float">
            <text:p>6.787436</text:p>
          </table:table-cell>
          <table:table-cell office:value-type="float" office:value="1.725609" calcext:value-type="float">
            <text:p>1.725609</text:p>
          </table:table-cell>
          <table:table-cell office:value-type="float" office:value="0.424215" calcext:value-type="float">
            <text:p>0.424215</text:p>
          </table:table-cell>
          <table:table-cell office:value-type="float" office:value="3.933357" calcext:value-type="float">
            <text:p>3.933357</text:p>
          </table:table-cell>
          <table:table-cell office:value-type="float" office:value="16" calcext:value-type="float">
            <text:p>16</text:p>
          </table:table-cell>
          <table:table-cell office:value-type="float" office:value="0.245835" calcext:value-type="float">
            <text:p>0.245835</text:p>
          </table:table-cell>
          <table:table-cell office:value-type="float" office:value="1" calcext:value-type="float">
            <text:p>1</text:p>
          </table:table-cell>
          <table:table-cell office:value-type="float" office:value="39391052" calcext:value-type="float">
            <text:p>39391052</text:p>
          </table:table-cell>
          <table:table-cell office:value-type="float" office:value="39391048" calcext:value-type="float">
            <text:p>3939104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.838098" calcext:value-type="float">
            <text:p>6.838098</text:p>
          </table:table-cell>
          <table:table-cell office:value-type="float" office:value="1.738965" calcext:value-type="float">
            <text:p>1.738965</text:p>
          </table:table-cell>
          <table:table-cell office:value-type="float" office:value="0.427381" calcext:value-type="float">
            <text:p>0.427381</text:p>
          </table:table-cell>
          <table:table-cell office:value-type="float" office:value="3.932279" calcext:value-type="float">
            <text:p>3.932279</text:p>
          </table:table-cell>
          <table:table-cell office:value-type="float" office:value="16" calcext:value-type="float">
            <text:p>16</text:p>
          </table:table-cell>
          <table:table-cell office:value-type="float" office:value="0.245767" calcext:value-type="float">
            <text:p>0.245767</text:p>
          </table:table-cell>
          <table:table-cell office:value-type="float" office:value="1" calcext:value-type="float">
            <text:p>1</text:p>
          </table:table-cell>
          <table:table-cell office:value-type="float" office:value="39211924" calcext:value-type="float">
            <text:p>39211924</text:p>
          </table:table-cell>
          <table:table-cell office:value-type="float" office:value="39211936" calcext:value-type="float">
            <text:p>392119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.893616" calcext:value-type="float">
            <text:p>6.893616</text:p>
          </table:table-cell>
          <table:table-cell office:value-type="float" office:value="1.752741" calcext:value-type="float">
            <text:p>1.752741</text:p>
          </table:table-cell>
          <table:table-cell office:value-type="float" office:value="0.430851" calcext:value-type="float">
            <text:p>0.430851</text:p>
          </table:table-cell>
          <table:table-cell office:value-type="float" office:value="3.933049" calcext:value-type="float">
            <text:p>3.933049</text:p>
          </table:table-cell>
          <table:table-cell office:value-type="float" office:value="16" calcext:value-type="float">
            <text:p>16</text:p>
          </table:table-cell>
          <table:table-cell office:value-type="float" office:value="0.245816" calcext:value-type="float">
            <text:p>0.2458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033764" calcext:value-type="float">
            <text:p>3903376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.950898" calcext:value-type="float">
            <text:p>6.950898</text:p>
          </table:table-cell>
          <table:table-cell office:value-type="float" office:value="1.767874" calcext:value-type="float">
            <text:p>1.767874</text:p>
          </table:table-cell>
          <table:table-cell office:value-type="float" office:value="0.434431" calcext:value-type="float">
            <text:p>0.434431</text:p>
          </table:table-cell>
          <table:table-cell office:value-type="float" office:value="3.931783" calcext:value-type="float">
            <text:p>3.931783</text:p>
          </table:table-cell>
          <table:table-cell office:value-type="float" office:value="16" calcext:value-type="float">
            <text:p>16</text:p>
          </table:table-cell>
          <table:table-cell office:value-type="float" office:value="0.245736" calcext:value-type="float">
            <text:p>0.245736</text:p>
          </table:table-cell>
          <table:table-cell office:value-type="float" office:value="1" calcext:value-type="float">
            <text:p>1</text:p>
          </table:table-cell>
          <table:table-cell office:value-type="float" office:value="38856508" calcext:value-type="float">
            <text:p>38856508</text:p>
          </table:table-cell>
          <table:table-cell office:value-type="float" office:value="38856504" calcext:value-type="float">
            <text:p>3885650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.000632" calcext:value-type="float">
            <text:p>7.000632</text:p>
          </table:table-cell>
          <table:table-cell office:value-type="float" office:value="1.781754" calcext:value-type="float">
            <text:p>1.781754</text:p>
          </table:table-cell>
          <table:table-cell office:value-type="float" office:value="0.437539" calcext:value-type="float">
            <text:p>0.437539</text:p>
          </table:table-cell>
          <table:table-cell office:value-type="float" office:value="3.929068" calcext:value-type="float">
            <text:p>3.929068</text:p>
          </table:table-cell>
          <table:table-cell office:value-type="float" office:value="16" calcext:value-type="float">
            <text:p>16</text:p>
          </table:table-cell>
          <table:table-cell office:value-type="float" office:value="0.245567" calcext:value-type="float">
            <text:p>0.245567</text:p>
          </table:table-cell>
          <table:table-cell office:value-type="float" office:value="1" calcext:value-type="float">
            <text:p>1</text:p>
          </table:table-cell>
          <table:table-cell office:value-type="float" office:value="38680488" calcext:value-type="float">
            <text:p>38680488</text:p>
          </table:table-cell>
          <table:table-cell office:value-type="float" office:value="38680496" calcext:value-type="float">
            <text:p>3868049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.056636" calcext:value-type="float">
            <text:p>7.056636</text:p>
          </table:table-cell>
          <table:table-cell office:value-type="float" office:value="1.793121" calcext:value-type="float">
            <text:p>1.793121</text:p>
          </table:table-cell>
          <table:table-cell office:value-type="float" office:value="0.44104" calcext:value-type="float">
            <text:p>0.44104</text:p>
          </table:table-cell>
          <table:table-cell office:value-type="float" office:value="3.935393" calcext:value-type="float">
            <text:p>3.935393</text:p>
          </table:table-cell>
          <table:table-cell office:value-type="float" office:value="16" calcext:value-type="float">
            <text:p>16</text:p>
          </table:table-cell>
          <table:table-cell office:value-type="float" office:value="0.245962" calcext:value-type="float">
            <text:p>0.2459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8504640" calcext:value-type="float">
            <text:p>3850464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.109031" calcext:value-type="float">
            <text:p>7.109031</text:p>
          </table:table-cell>
          <table:table-cell office:value-type="float" office:value="1.807658" calcext:value-type="float">
            <text:p>1.807658</text:p>
          </table:table-cell>
          <table:table-cell office:value-type="float" office:value="0.444314" calcext:value-type="float">
            <text:p>0.444314</text:p>
          </table:table-cell>
          <table:table-cell office:value-type="float" office:value="3.932731" calcext:value-type="float">
            <text:p>3.932731</text:p>
          </table:table-cell>
          <table:table-cell office:value-type="float" office:value="16" calcext:value-type="float">
            <text:p>16</text:p>
          </table:table-cell>
          <table:table-cell office:value-type="float" office:value="0.245796" calcext:value-type="float">
            <text:p>0.245796</text:p>
          </table:table-cell>
          <table:table-cell office:value-type="float" office:value="1" calcext:value-type="float">
            <text:p>1</text:p>
          </table:table-cell>
          <table:table-cell office:value-type="float" office:value="38330340" calcext:value-type="float">
            <text:p>38330340</text:p>
          </table:table-cell>
          <table:table-cell office:value-type="float" office:value="38330336" calcext:value-type="float">
            <text:p>3833033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.159983" calcext:value-type="float">
            <text:p>7.159983</text:p>
          </table:table-cell>
          <table:table-cell office:value-type="float" office:value="1.821101" calcext:value-type="float">
            <text:p>1.821101</text:p>
          </table:table-cell>
          <table:table-cell office:value-type="float" office:value="0.447499" calcext:value-type="float">
            <text:p>0.447499</text:p>
          </table:table-cell>
          <table:table-cell office:value-type="float" office:value="3.931678" calcext:value-type="float">
            <text:p>3.931678</text:p>
          </table:table-cell>
          <table:table-cell office:value-type="float" office:value="16" calcext:value-type="float">
            <text:p>16</text:p>
          </table:table-cell>
          <table:table-cell office:value-type="float" office:value="0.24573" calcext:value-type="float">
            <text:p>0.24573</text:p>
          </table:table-cell>
          <table:table-cell office:value-type="float" office:value="1" calcext:value-type="float">
            <text:p>1</text:p>
          </table:table-cell>
          <table:table-cell office:value-type="float" office:value="38157084" calcext:value-type="float">
            <text:p>38157084</text:p>
          </table:table-cell>
          <table:table-cell office:value-type="float" office:value="38157096" calcext:value-type="float">
            <text:p>3815709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.208864" calcext:value-type="float">
            <text:p>7.208864</text:p>
          </table:table-cell>
          <table:table-cell office:value-type="float" office:value="1.833047" calcext:value-type="float">
            <text:p>1.833047</text:p>
          </table:table-cell>
          <table:table-cell office:value-type="float" office:value="0.450554" calcext:value-type="float">
            <text:p>0.450554</text:p>
          </table:table-cell>
          <table:table-cell office:value-type="float" office:value="3.932721" calcext:value-type="float">
            <text:p>3.932721</text:p>
          </table:table-cell>
          <table:table-cell office:value-type="float" office:value="16" calcext:value-type="float">
            <text:p>16</text:p>
          </table:table-cell>
          <table:table-cell office:value-type="float" office:value="0.245795" calcext:value-type="float">
            <text:p>0.245795</text:p>
          </table:table-cell>
          <table:table-cell office:value-type="float" office:value="1" calcext:value-type="float">
            <text:p>1</text:p>
          </table:table-cell>
          <table:table-cell office:value-type="float" office:value="37984104" calcext:value-type="float">
            <text:p>37984104</text:p>
          </table:table-cell>
          <table:table-cell office:value-type="float" office:value="37984108" calcext:value-type="float">
            <text:p>3798410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.25573" calcext:value-type="float">
            <text:p>7.25573</text:p>
          </table:table-cell>
          <table:table-cell office:value-type="float" office:value="1.845778" calcext:value-type="float">
            <text:p>1.845778</text:p>
          </table:table-cell>
          <table:table-cell office:value-type="float" office:value="0.453483" calcext:value-type="float">
            <text:p>0.453483</text:p>
          </table:table-cell>
          <table:table-cell office:value-type="float" office:value="3.930988" calcext:value-type="float">
            <text:p>3.930988</text:p>
          </table:table-cell>
          <table:table-cell office:value-type="float" office:value="16" calcext:value-type="float">
            <text:p>16</text:p>
          </table:table-cell>
          <table:table-cell office:value-type="float" office:value="0.245687" calcext:value-type="float">
            <text:p>0.245687</text:p>
          </table:table-cell>
          <table:table-cell office:value-type="float" office:value="1" calcext:value-type="float">
            <text:p>1</text:p>
          </table:table-cell>
          <table:table-cell office:value-type="float" office:value="37812356" calcext:value-type="float">
            <text:p>37812356</text:p>
          </table:table-cell>
          <table:table-cell office:value-type="float" office:value="37812348" calcext:value-type="float">
            <text:p>3781234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.303976" calcext:value-type="float">
            <text:p>7.303976</text:p>
          </table:table-cell>
          <table:table-cell office:value-type="float" office:value="1.858925" calcext:value-type="float">
            <text:p>1.858925</text:p>
          </table:table-cell>
          <table:table-cell office:value-type="float" office:value="0.456498" calcext:value-type="float">
            <text:p>0.456498</text:p>
          </table:table-cell>
          <table:table-cell office:value-type="float" office:value="3.92914" calcext:value-type="float">
            <text:p>3.92914</text:p>
          </table:table-cell>
          <table:table-cell office:value-type="float" office:value="16" calcext:value-type="float">
            <text:p>16</text:p>
          </table:table-cell>
          <table:table-cell office:value-type="float" office:value="0.245571" calcext:value-type="float">
            <text:p>0.2455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7641340" calcext:value-type="float">
            <text:p>3764134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.352313" calcext:value-type="float">
            <text:p>7.352313</text:p>
          </table:table-cell>
          <table:table-cell office:value-type="float" office:value="1.872584" calcext:value-type="float">
            <text:p>1.872584</text:p>
          </table:table-cell>
          <table:table-cell office:value-type="float" office:value="0.45952" calcext:value-type="float">
            <text:p>0.45952</text:p>
          </table:table-cell>
          <table:table-cell office:value-type="float" office:value="3.926293" calcext:value-type="float">
            <text:p>3.926293</text:p>
          </table:table-cell>
          <table:table-cell office:value-type="float" office:value="16" calcext:value-type="float">
            <text:p>16</text:p>
          </table:table-cell>
          <table:table-cell office:value-type="float" office:value="0.245393" calcext:value-type="float">
            <text:p>0.245393</text:p>
          </table:table-cell>
          <table:table-cell office:value-type="float" office:value="1" calcext:value-type="float">
            <text:p>1</text:p>
          </table:table-cell>
          <table:table-cell office:value-type="float" office:value="37471516" calcext:value-type="float">
            <text:p>37471516</text:p>
          </table:table-cell>
          <table:table-cell office:value-type="float" office:value="37471504" calcext:value-type="float">
            <text:p>3747150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.400455" calcext:value-type="float">
            <text:p>7.400455</text:p>
          </table:table-cell>
          <table:table-cell office:value-type="float" office:value="1.886024" calcext:value-type="float">
            <text:p>1.886024</text:p>
          </table:table-cell>
          <table:table-cell office:value-type="float" office:value="0.462528" calcext:value-type="float">
            <text:p>0.462528</text:p>
          </table:table-cell>
          <table:table-cell office:value-type="float" office:value="3.923838" calcext:value-type="float">
            <text:p>3.923838</text:p>
          </table:table-cell>
          <table:table-cell office:value-type="float" office:value="16" calcext:value-type="float">
            <text:p>16</text:p>
          </table:table-cell>
          <table:table-cell office:value-type="float" office:value="0.24524" calcext:value-type="float">
            <text:p>0.24524</text:p>
          </table:table-cell>
          <table:table-cell office:value-type="float" office:value="1" calcext:value-type="float">
            <text:p>1</text:p>
          </table:table-cell>
          <table:table-cell office:value-type="float" office:value="37302364" calcext:value-type="float">
            <text:p>37302364</text:p>
          </table:table-cell>
          <table:table-cell office:value-type="float" office:value="37302352" calcext:value-type="float">
            <text:p>3730235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7.451166" calcext:value-type="float">
            <text:p>7.451166</text:p>
          </table:table-cell>
          <table:table-cell office:value-type="float" office:value="1.899414" calcext:value-type="float">
            <text:p>1.899414</text:p>
          </table:table-cell>
          <table:table-cell office:value-type="float" office:value="0.465698" calcext:value-type="float">
            <text:p>0.465698</text:p>
          </table:table-cell>
          <table:table-cell office:value-type="float" office:value="3.922877" calcext:value-type="float">
            <text:p>3.922877</text:p>
          </table:table-cell>
          <table:table-cell office:value-type="float" office:value="16" calcext:value-type="float">
            <text:p>16</text:p>
          </table:table-cell>
          <table:table-cell office:value-type="float" office:value="0.24518" calcext:value-type="float">
            <text:p>0.24518</text:p>
          </table:table-cell>
          <table:table-cell office:value-type="float" office:value="1" calcext:value-type="float">
            <text:p>1</text:p>
          </table:table-cell>
          <table:table-cell office:value-type="float" office:value="37134208" calcext:value-type="float">
            <text:p>37134208</text:p>
          </table:table-cell>
          <table:table-cell office:value-type="float" office:value="37134216" calcext:value-type="float">
            <text:p>3713421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.503458" calcext:value-type="float">
            <text:p>7.503458</text:p>
          </table:table-cell>
          <table:table-cell office:value-type="float" office:value="1.911104" calcext:value-type="float">
            <text:p>1.911104</text:p>
          </table:table-cell>
          <table:table-cell office:value-type="float" office:value="0.468966" calcext:value-type="float">
            <text:p>0.468966</text:p>
          </table:table-cell>
          <table:table-cell office:value-type="float" office:value="3.926242" calcext:value-type="float">
            <text:p>3.926242</text:p>
          </table:table-cell>
          <table:table-cell office:value-type="float" office:value="16" calcext:value-type="float">
            <text:p>16</text:p>
          </table:table-cell>
          <table:table-cell office:value-type="float" office:value="0.24539" calcext:value-type="float">
            <text:p>0.24539</text:p>
          </table:table-cell>
          <table:table-cell office:value-type="float" office:value="1" calcext:value-type="float">
            <text:p>1</text:p>
          </table:table-cell>
          <table:table-cell office:value-type="float" office:value="36967296" calcext:value-type="float">
            <text:p>36967296</text:p>
          </table:table-cell>
          <table:table-cell office:value-type="float" office:value="36967304" calcext:value-type="float">
            <text:p>3696730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.554235" calcext:value-type="float">
            <text:p>7.554235</text:p>
          </table:table-cell>
          <table:table-cell office:value-type="float" office:value="1.923867" calcext:value-type="float">
            <text:p>1.923867</text:p>
          </table:table-cell>
          <table:table-cell office:value-type="float" office:value="0.47214" calcext:value-type="float">
            <text:p>0.47214</text:p>
          </table:table-cell>
          <table:table-cell office:value-type="float" office:value="3.92659" calcext:value-type="float">
            <text:p>3.92659</text:p>
          </table:table-cell>
          <table:table-cell office:value-type="float" office:value="16" calcext:value-type="float">
            <text:p>16</text:p>
          </table:table-cell>
          <table:table-cell office:value-type="float" office:value="0.245412" calcext:value-type="float">
            <text:p>0.245412</text:p>
          </table:table-cell>
          <table:table-cell office:value-type="float" office:value="1" calcext:value-type="float">
            <text:p>1</text:p>
          </table:table-cell>
          <table:table-cell office:value-type="float" office:value="36800668" calcext:value-type="float">
            <text:p>36800668</text:p>
          </table:table-cell>
          <table:table-cell office:value-type="float" office:value="36800664" calcext:value-type="float">
            <text:p>3680066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7.603825" calcext:value-type="float">
            <text:p>7.603825</text:p>
          </table:table-cell>
          <table:table-cell office:value-type="float" office:value="1.936148" calcext:value-type="float">
            <text:p>1.936148</text:p>
          </table:table-cell>
          <table:table-cell office:value-type="float" office:value="0.475239" calcext:value-type="float">
            <text:p>0.475239</text:p>
          </table:table-cell>
          <table:table-cell office:value-type="float" office:value="3.927295" calcext:value-type="float">
            <text:p>3.927295</text:p>
          </table:table-cell>
          <table:table-cell office:value-type="float" office:value="16" calcext:value-type="float">
            <text:p>16</text:p>
          </table:table-cell>
          <table:table-cell office:value-type="float" office:value="0.245456" calcext:value-type="float">
            <text:p>0.245456</text:p>
          </table:table-cell>
          <table:table-cell office:value-type="float" office:value="1" calcext:value-type="float">
            <text:p>1</text:p>
          </table:table-cell>
          <table:table-cell office:value-type="float" office:value="36634696" calcext:value-type="float">
            <text:p>36634696</text:p>
          </table:table-cell>
          <table:table-cell office:value-type="float" office:value="36634676" calcext:value-type="float">
            <text:p>3663467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.65302" calcext:value-type="float">
            <text:p>7.65302</text:p>
          </table:table-cell>
          <table:table-cell office:value-type="float" office:value="1.947351" calcext:value-type="float">
            <text:p>1.947351</text:p>
          </table:table-cell>
          <table:table-cell office:value-type="float" office:value="0.478314" calcext:value-type="float">
            <text:p>0.478314</text:p>
          </table:table-cell>
          <table:table-cell office:value-type="float" office:value="3.929964" calcext:value-type="float">
            <text:p>3.929964</text:p>
          </table:table-cell>
          <table:table-cell office:value-type="float" office:value="16" calcext:value-type="float">
            <text:p>16</text:p>
          </table:table-cell>
          <table:table-cell office:value-type="float" office:value="0.245623" calcext:value-type="float">
            <text:p>0.245623</text:p>
          </table:table-cell>
          <table:table-cell office:value-type="float" office:value="1" calcext:value-type="float">
            <text:p>1</text:p>
          </table:table-cell>
          <table:table-cell office:value-type="float" office:value="36469968" calcext:value-type="float">
            <text:p>36469968</text:p>
          </table:table-cell>
          <table:table-cell office:value-type="float" office:value="36469956" calcext:value-type="float">
            <text:p>3646995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.701082" calcext:value-type="float">
            <text:p>7.701082</text:p>
          </table:table-cell>
          <table:table-cell office:value-type="float" office:value="1.961784" calcext:value-type="float">
            <text:p>1.961784</text:p>
          </table:table-cell>
          <table:table-cell office:value-type="float" office:value="0.481318" calcext:value-type="float">
            <text:p>0.481318</text:p>
          </table:table-cell>
          <table:table-cell office:value-type="float" office:value="3.92555" calcext:value-type="float">
            <text:p>3.92555</text:p>
          </table:table-cell>
          <table:table-cell office:value-type="float" office:value="16" calcext:value-type="float">
            <text:p>16</text:p>
          </table:table-cell>
          <table:table-cell office:value-type="float" office:value="0.245347" calcext:value-type="float">
            <text:p>0.245347</text:p>
          </table:table-cell>
          <table:table-cell office:value-type="float" office:value="1" calcext:value-type="float">
            <text:p>1</text:p>
          </table:table-cell>
          <table:table-cell office:value-type="float" office:value="36306232" calcext:value-type="float">
            <text:p>36306232</text:p>
          </table:table-cell>
          <table:table-cell office:value-type="float" office:value="36306240" calcext:value-type="float">
            <text:p>3630624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.74849" calcext:value-type="float">
            <text:p>7.74849</text:p>
          </table:table-cell>
          <table:table-cell office:value-type="float" office:value="1.974593" calcext:value-type="float">
            <text:p>1.974593</text:p>
          </table:table-cell>
          <table:table-cell office:value-type="float" office:value="0.484281" calcext:value-type="float">
            <text:p>0.484281</text:p>
          </table:table-cell>
          <table:table-cell office:value-type="float" office:value="3.924094" calcext:value-type="float">
            <text:p>3.924094</text:p>
          </table:table-cell>
          <table:table-cell office:value-type="float" office:value="16" calcext:value-type="float">
            <text:p>16</text:p>
          </table:table-cell>
          <table:table-cell office:value-type="float" office:value="0.245256" calcext:value-type="float">
            <text:p>0.245256</text:p>
          </table:table-cell>
          <table:table-cell office:value-type="float" office:value="1" calcext:value-type="float">
            <text:p>1</text:p>
          </table:table-cell>
          <table:table-cell office:value-type="float" office:value="36143188" calcext:value-type="float">
            <text:p>36143188</text:p>
          </table:table-cell>
          <table:table-cell office:value-type="float" office:value="36143204" calcext:value-type="float">
            <text:p>3614320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.798581" calcext:value-type="float">
            <text:p>7.798581</text:p>
          </table:table-cell>
          <table:table-cell office:value-type="float" office:value="1.986419" calcext:value-type="float">
            <text:p>1.986419</text:p>
          </table:table-cell>
          <table:table-cell office:value-type="float" office:value="0.487411" calcext:value-type="float">
            <text:p>0.487411</text:p>
          </table:table-cell>
          <table:table-cell office:value-type="float" office:value="3.92595" calcext:value-type="float">
            <text:p>3.92595</text:p>
          </table:table-cell>
          <table:table-cell office:value-type="float" office:value="16" calcext:value-type="float">
            <text:p>16</text:p>
          </table:table-cell>
          <table:table-cell office:value-type="float" office:value="0.245372" calcext:value-type="float">
            <text:p>0.245372</text:p>
          </table:table-cell>
          <table:table-cell office:value-type="float" office:value="1" calcext:value-type="float">
            <text:p>1</text:p>
          </table:table-cell>
          <table:table-cell office:value-type="float" office:value="35981220" calcext:value-type="float">
            <text:p>35981220</text:p>
          </table:table-cell>
          <table:table-cell office:value-type="float" office:value="35981208" calcext:value-type="float">
            <text:p>3598120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.84781" calcext:value-type="float">
            <text:p>7.84781</text:p>
          </table:table-cell>
          <table:table-cell office:value-type="float" office:value="1.999147" calcext:value-type="float">
            <text:p>1.999147</text:p>
          </table:table-cell>
          <table:table-cell office:value-type="float" office:value="0.490488" calcext:value-type="float">
            <text:p>0.490488</text:p>
          </table:table-cell>
          <table:table-cell office:value-type="float" office:value="3.925578" calcext:value-type="float">
            <text:p>3.925578</text:p>
          </table:table-cell>
          <table:table-cell office:value-type="float" office:value="16" calcext:value-type="float">
            <text:p>16</text:p>
          </table:table-cell>
          <table:table-cell office:value-type="float" office:value="0.245349" calcext:value-type="float">
            <text:p>0.245349</text:p>
          </table:table-cell>
          <table:table-cell office:value-type="float" office:value="1" calcext:value-type="float">
            <text:p>1</text:p>
          </table:table-cell>
          <table:table-cell office:value-type="float" office:value="35819700" calcext:value-type="float">
            <text:p>35819700</text:p>
          </table:table-cell>
          <table:table-cell office:value-type="float" office:value="35819704" calcext:value-type="float">
            <text:p>3581970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.894597" calcext:value-type="float">
            <text:p>7.894597</text:p>
          </table:table-cell>
          <table:table-cell office:value-type="float" office:value="2.01226" calcext:value-type="float">
            <text:p>2.01226</text:p>
          </table:table-cell>
          <table:table-cell office:value-type="float" office:value="0.493412" calcext:value-type="float">
            <text:p>0.493412</text:p>
          </table:table-cell>
          <table:table-cell office:value-type="float" office:value="3.923248" calcext:value-type="float">
            <text:p>3.923248</text:p>
          </table:table-cell>
          <table:table-cell office:value-type="float" office:value="16" calcext:value-type="float">
            <text:p>16</text:p>
          </table:table-cell>
          <table:table-cell office:value-type="float" office:value="0.245203" calcext:value-type="float">
            <text:p>0.245203</text:p>
          </table:table-cell>
          <table:table-cell office:value-type="float" office:value="1" calcext:value-type="float">
            <text:p>1</text:p>
          </table:table-cell>
          <table:table-cell office:value-type="float" office:value="35659428" calcext:value-type="float">
            <text:p>35659428</text:p>
          </table:table-cell>
          <table:table-cell office:value-type="float" office:value="35659424" calcext:value-type="float">
            <text:p>3565942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7.938944" calcext:value-type="float">
            <text:p>7.938944</text:p>
          </table:table-cell>
          <table:table-cell office:value-type="float" office:value="2.025414" calcext:value-type="float">
            <text:p>2.025414</text:p>
          </table:table-cell>
          <table:table-cell office:value-type="float" office:value="0.496184" calcext:value-type="float">
            <text:p>0.496184</text:p>
          </table:table-cell>
          <table:table-cell office:value-type="float" office:value="3.919665" calcext:value-type="float">
            <text:p>3.919665</text:p>
          </table:table-cell>
          <table:table-cell office:value-type="float" office:value="16" calcext:value-type="float">
            <text:p>16</text:p>
          </table:table-cell>
          <table:table-cell office:value-type="float" office:value="0.244979" calcext:value-type="float">
            <text:p>0.244979</text:p>
          </table:table-cell>
          <table:table-cell office:value-type="float" office:value="1" calcext:value-type="float">
            <text:p>1</text:p>
          </table:table-cell>
          <table:table-cell office:value-type="float" office:value="35499912" calcext:value-type="float">
            <text:p>35499912</text:p>
          </table:table-cell>
          <table:table-cell office:value-type="float" office:value="35499928" calcext:value-type="float">
            <text:p>3549992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7.987578" calcext:value-type="float">
            <text:p>7.987578</text:p>
          </table:table-cell>
          <table:table-cell office:value-type="float" office:value="2.040041" calcext:value-type="float">
            <text:p>2.040041</text:p>
          </table:table-cell>
          <table:table-cell office:value-type="float" office:value="0.499224" calcext:value-type="float">
            <text:p>0.499224</text:p>
          </table:table-cell>
          <table:table-cell office:value-type="float" office:value="3.915401" calcext:value-type="float">
            <text:p>3.915401</text:p>
          </table:table-cell>
          <table:table-cell office:value-type="float" office:value="16" calcext:value-type="float">
            <text:p>16</text:p>
          </table:table-cell>
          <table:table-cell office:value-type="float" office:value="0.244713" calcext:value-type="float">
            <text:p>0.244713</text:p>
          </table:table-cell>
          <table:table-cell office:value-type="float" office:value="1" calcext:value-type="float">
            <text:p>1</text:p>
          </table:table-cell>
          <table:table-cell office:value-type="float" office:value="35340584" calcext:value-type="float">
            <text:p>35340584</text:p>
          </table:table-cell>
          <table:table-cell office:value-type="float" office:value="35340588" calcext:value-type="float">
            <text:p>3534058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.034548" calcext:value-type="float">
            <text:p>8.034548</text:p>
          </table:table-cell>
          <table:table-cell office:value-type="float" office:value="2.055071" calcext:value-type="float">
            <text:p>2.055071</text:p>
          </table:table-cell>
          <table:table-cell office:value-type="float" office:value="0.502159" calcext:value-type="float">
            <text:p>0.502159</text:p>
          </table:table-cell>
          <table:table-cell office:value-type="float" office:value="3.909621" calcext:value-type="float">
            <text:p>3.909621</text:p>
          </table:table-cell>
          <table:table-cell office:value-type="float" office:value="16" calcext:value-type="float">
            <text:p>16</text:p>
          </table:table-cell>
          <table:table-cell office:value-type="float" office:value="0.244351" calcext:value-type="float">
            <text:p>0.244351</text:p>
          </table:table-cell>
          <table:table-cell office:value-type="float" office:value="1" calcext:value-type="float">
            <text:p>1</text:p>
          </table:table-cell>
          <table:table-cell office:value-type="float" office:value="35182544" calcext:value-type="float">
            <text:p>35182544</text:p>
          </table:table-cell>
          <table:table-cell office:value-type="float" office:value="35182548" calcext:value-type="float">
            <text:p>3518254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.083677" calcext:value-type="float">
            <text:p>8.083677</text:p>
          </table:table-cell>
          <table:table-cell office:value-type="float" office:value="2.066733" calcext:value-type="float">
            <text:p>2.066733</text:p>
          </table:table-cell>
          <table:table-cell office:value-type="float" office:value="0.50523" calcext:value-type="float">
            <text:p>0.50523</text:p>
          </table:table-cell>
          <table:table-cell office:value-type="float" office:value="3.91133" calcext:value-type="float">
            <text:p>3.91133</text:p>
          </table:table-cell>
          <table:table-cell office:value-type="float" office:value="16" calcext:value-type="float">
            <text:p>16</text:p>
          </table:table-cell>
          <table:table-cell office:value-type="float" office:value="0.244458" calcext:value-type="float">
            <text:p>0.244458</text:p>
          </table:table-cell>
          <table:table-cell office:value-type="float" office:value="1" calcext:value-type="float">
            <text:p>1</text:p>
          </table:table-cell>
          <table:table-cell office:value-type="float" office:value="35025788" calcext:value-type="float">
            <text:p>35025788</text:p>
          </table:table-cell>
          <table:table-cell office:value-type="float" office:value="35025804" calcext:value-type="float">
            <text:p>3502580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.133184" calcext:value-type="float">
            <text:p>8.133184</text:p>
          </table:table-cell>
          <table:table-cell office:value-type="float" office:value="2.079161" calcext:value-type="float">
            <text:p>2.079161</text:p>
          </table:table-cell>
          <table:table-cell office:value-type="float" office:value="0.508324" calcext:value-type="float">
            <text:p>0.508324</text:p>
          </table:table-cell>
          <table:table-cell office:value-type="float" office:value="3.911762" calcext:value-type="float">
            <text:p>3.911762</text:p>
          </table:table-cell>
          <table:table-cell office:value-type="float" office:value="16" calcext:value-type="float">
            <text:p>16</text:p>
          </table:table-cell>
          <table:table-cell office:value-type="float" office:value="0.244485" calcext:value-type="float">
            <text:p>0.244485</text:p>
          </table:table-cell>
          <table:table-cell office:value-type="float" office:value="1" calcext:value-type="float">
            <text:p>1</text:p>
          </table:table-cell>
          <table:table-cell office:value-type="float" office:value="34869008" calcext:value-type="float">
            <text:p>34869008</text:p>
          </table:table-cell>
          <table:table-cell office:value-type="float" office:value="34869012" calcext:value-type="float">
            <text:p>3486901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.18173" calcext:value-type="float">
            <text:p>8.18173</text:p>
          </table:table-cell>
          <table:table-cell office:value-type="float" office:value="2.092668" calcext:value-type="float">
            <text:p>2.092668</text:p>
          </table:table-cell>
          <table:table-cell office:value-type="float" office:value="0.511358" calcext:value-type="float">
            <text:p>0.511358</text:p>
          </table:table-cell>
          <table:table-cell office:value-type="float" office:value="3.909712" calcext:value-type="float">
            <text:p>3.909712</text:p>
          </table:table-cell>
          <table:table-cell office:value-type="float" office:value="16" calcext:value-type="float">
            <text:p>16</text:p>
          </table:table-cell>
          <table:table-cell office:value-type="float" office:value="0.244357" calcext:value-type="float">
            <text:p>0.244357</text:p>
          </table:table-cell>
          <table:table-cell office:value-type="float" office:value="1" calcext:value-type="float">
            <text:p>1</text:p>
          </table:table-cell>
          <table:table-cell office:value-type="float" office:value="34713492" calcext:value-type="float">
            <text:p>34713492</text:p>
          </table:table-cell>
          <table:table-cell office:value-type="float" office:value="34713496" calcext:value-type="float">
            <text:p>3471349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.232071" calcext:value-type="float">
            <text:p>8.232071</text:p>
          </table:table-cell>
          <table:table-cell office:value-type="float" office:value="2.106204" calcext:value-type="float">
            <text:p>2.106204</text:p>
          </table:table-cell>
          <table:table-cell office:value-type="float" office:value="0.514504" calcext:value-type="float">
            <text:p>0.514504</text:p>
          </table:table-cell>
          <table:table-cell office:value-type="float" office:value="3.908486" calcext:value-type="float">
            <text:p>3.908486</text:p>
          </table:table-cell>
          <table:table-cell office:value-type="float" office:value="16" calcext:value-type="float">
            <text:p>16</text:p>
          </table:table-cell>
          <table:table-cell office:value-type="float" office:value="0.24428" calcext:value-type="float">
            <text:p>0.244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558760" calcext:value-type="float">
            <text:p>3455876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8.280759" calcext:value-type="float">
            <text:p>8.280759</text:p>
          </table:table-cell>
          <table:table-cell office:value-type="float" office:value="2.11839" calcext:value-type="float">
            <text:p>2.11839</text:p>
          </table:table-cell>
          <table:table-cell office:value-type="float" office:value="0.517547" calcext:value-type="float">
            <text:p>0.517547</text:p>
          </table:table-cell>
          <table:table-cell office:value-type="float" office:value="3.908987" calcext:value-type="float">
            <text:p>3.908987</text:p>
          </table:table-cell>
          <table:table-cell office:value-type="float" office:value="16" calcext:value-type="float">
            <text:p>16</text:p>
          </table:table-cell>
          <table:table-cell office:value-type="float" office:value="0.244312" calcext:value-type="float">
            <text:p>0.244312</text:p>
          </table:table-cell>
          <table:table-cell office:value-type="float" office:value="1" calcext:value-type="float">
            <text:p>1</text:p>
          </table:table-cell>
          <table:table-cell office:value-type="float" office:value="34404508" calcext:value-type="float">
            <text:p>34404508</text:p>
          </table:table-cell>
          <table:table-cell office:value-type="float" office:value="34404500" calcext:value-type="float">
            <text:p>3440450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8.332597" calcext:value-type="float">
            <text:p>8.332597</text:p>
          </table:table-cell>
          <table:table-cell office:value-type="float" office:value="2.131621" calcext:value-type="float">
            <text:p>2.131621</text:p>
          </table:table-cell>
          <table:table-cell office:value-type="float" office:value="0.520787" calcext:value-type="float">
            <text:p>0.520787</text:p>
          </table:table-cell>
          <table:table-cell office:value-type="float" office:value="3.909043" calcext:value-type="float">
            <text:p>3.909043</text:p>
          </table:table-cell>
          <table:table-cell office:value-type="float" office:value="16" calcext:value-type="float">
            <text:p>16</text:p>
          </table:table-cell>
          <table:table-cell office:value-type="float" office:value="0.244315" calcext:value-type="float">
            <text:p>0.244315</text:p>
          </table:table-cell>
          <table:table-cell office:value-type="float" office:value="1" calcext:value-type="float">
            <text:p>1</text:p>
          </table:table-cell>
          <table:table-cell office:value-type="float" office:value="34251516" calcext:value-type="float">
            <text:p>34251516</text:p>
          </table:table-cell>
          <table:table-cell office:value-type="float" office:value="34251520" calcext:value-type="float">
            <text:p>3425152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.381543" calcext:value-type="float">
            <text:p>8.381543</text:p>
          </table:table-cell>
          <table:table-cell office:value-type="float" office:value="2.146544" calcext:value-type="float">
            <text:p>2.146544</text:p>
          </table:table-cell>
          <table:table-cell office:value-type="float" office:value="0.523846" calcext:value-type="float">
            <text:p>0.523846</text:p>
          </table:table-cell>
          <table:table-cell office:value-type="float" office:value="3.904668" calcext:value-type="float">
            <text:p>3.904668</text:p>
          </table:table-cell>
          <table:table-cell office:value-type="float" office:value="16" calcext:value-type="float">
            <text:p>16</text:p>
          </table:table-cell>
          <table:table-cell office:value-type="float" office:value="0.244042" calcext:value-type="float">
            <text:p>0.244042</text:p>
          </table:table-cell>
          <table:table-cell office:value-type="float" office:value="1" calcext:value-type="float">
            <text:p>1</text:p>
          </table:table-cell>
          <table:table-cell office:value-type="float" office:value="34099028" calcext:value-type="float">
            <text:p>34099028</text:p>
          </table:table-cell>
          <table:table-cell office:value-type="float" office:value="34099040" calcext:value-type="float">
            <text:p>3409904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.431417" calcext:value-type="float">
            <text:p>8.431417</text:p>
          </table:table-cell>
          <table:table-cell office:value-type="float" office:value="2.156617" calcext:value-type="float">
            <text:p>2.156617</text:p>
          </table:table-cell>
          <table:table-cell office:value-type="float" office:value="0.526964" calcext:value-type="float">
            <text:p>0.526964</text:p>
          </table:table-cell>
          <table:table-cell office:value-type="float" office:value="3.909557" calcext:value-type="float">
            <text:p>3.909557</text:p>
          </table:table-cell>
          <table:table-cell office:value-type="float" office:value="16" calcext:value-type="float">
            <text:p>16</text:p>
          </table:table-cell>
          <table:table-cell office:value-type="float" office:value="0.244347" calcext:value-type="float">
            <text:p>0.244347</text:p>
          </table:table-cell>
          <table:table-cell office:value-type="float" office:value="1" calcext:value-type="float">
            <text:p>1</text:p>
          </table:table-cell>
          <table:table-cell office:value-type="float" office:value="33947364" calcext:value-type="float">
            <text:p>33947364</text:p>
          </table:table-cell>
          <table:table-cell office:value-type="float" office:value="33947360" calcext:value-type="float">
            <text:p>3394736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8.484932" calcext:value-type="float">
            <text:p>8.484932</text:p>
          </table:table-cell>
          <table:table-cell office:value-type="float" office:value="2.167989" calcext:value-type="float">
            <text:p>2.167989</text:p>
          </table:table-cell>
          <table:table-cell office:value-type="float" office:value="0.530308" calcext:value-type="float">
            <text:p>0.530308</text:p>
          </table:table-cell>
          <table:table-cell office:value-type="float" office:value="3.913733" calcext:value-type="float">
            <text:p>3.913733</text:p>
          </table:table-cell>
          <table:table-cell office:value-type="float" office:value="16" calcext:value-type="float">
            <text:p>16</text:p>
          </table:table-cell>
          <table:table-cell office:value-type="float" office:value="0.244608" calcext:value-type="float">
            <text:p>0.244608</text:p>
          </table:table-cell>
          <table:table-cell office:value-type="float" office:value="1" calcext:value-type="float">
            <text:p>1</text:p>
          </table:table-cell>
          <table:table-cell office:value-type="float" office:value="33796212" calcext:value-type="float">
            <text:p>33796212</text:p>
          </table:table-cell>
          <table:table-cell office:value-type="float" office:value="33796216" calcext:value-type="float">
            <text:p>3379621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8.532941" calcext:value-type="float">
            <text:p>8.532941</text:p>
          </table:table-cell>
          <table:table-cell office:value-type="float" office:value="2.18256" calcext:value-type="float">
            <text:p>2.18256</text:p>
          </table:table-cell>
          <table:table-cell office:value-type="float" office:value="0.533309" calcext:value-type="float">
            <text:p>0.533309</text:p>
          </table:table-cell>
          <table:table-cell office:value-type="float" office:value="3.909602" calcext:value-type="float">
            <text:p>3.909602</text:p>
          </table:table-cell>
          <table:table-cell office:value-type="float" office:value="16" calcext:value-type="float">
            <text:p>16</text:p>
          </table:table-cell>
          <table:table-cell office:value-type="float" office:value="0.24435" calcext:value-type="float">
            <text:p>0.244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646568" calcext:value-type="float">
            <text:p>3364656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8.589752" calcext:value-type="float">
            <text:p>8.589752</text:p>
          </table:table-cell>
          <table:table-cell office:value-type="float" office:value="2.194825" calcext:value-type="float">
            <text:p>2.194825</text:p>
          </table:table-cell>
          <table:table-cell office:value-type="float" office:value="0.536859" calcext:value-type="float">
            <text:p>0.536859</text:p>
          </table:table-cell>
          <table:table-cell office:value-type="float" office:value="3.913639" calcext:value-type="float">
            <text:p>3.913639</text:p>
          </table:table-cell>
          <table:table-cell office:value-type="float" office:value="16" calcext:value-type="float">
            <text:p>16</text:p>
          </table:table-cell>
          <table:table-cell office:value-type="float" office:value="0.244602" calcext:value-type="float">
            <text:p>0.244602</text:p>
          </table:table-cell>
          <table:table-cell office:value-type="float" office:value="1" calcext:value-type="float">
            <text:p>1</text:p>
          </table:table-cell>
          <table:table-cell office:value-type="float" office:value="33497198" calcext:value-type="float">
            <text:p>33497198</text:p>
          </table:table-cell>
          <table:table-cell office:value-type="float" office:value="33497200" calcext:value-type="float">
            <text:p>3349720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.641012" calcext:value-type="float">
            <text:p>8.641012</text:p>
          </table:table-cell>
          <table:table-cell office:value-type="float" office:value="2.209157" calcext:value-type="float">
            <text:p>2.209157</text:p>
          </table:table-cell>
          <table:table-cell office:value-type="float" office:value="0.540063" calcext:value-type="float">
            <text:p>0.540063</text:p>
          </table:table-cell>
          <table:table-cell office:value-type="float" office:value="3.911453" calcext:value-type="float">
            <text:p>3.911453</text:p>
          </table:table-cell>
          <table:table-cell office:value-type="float" office:value="16" calcext:value-type="float">
            <text:p>16</text:p>
          </table:table-cell>
          <table:table-cell office:value-type="float" office:value="0.244466" calcext:value-type="float">
            <text:p>0.244466</text:p>
          </table:table-cell>
          <table:table-cell office:value-type="float" office:value="1" calcext:value-type="float">
            <text:p>1</text:p>
          </table:table-cell>
          <table:table-cell office:value-type="float" office:value="33348542" calcext:value-type="float">
            <text:p>33348542</text:p>
          </table:table-cell>
          <table:table-cell office:value-type="float" office:value="33348546" calcext:value-type="float">
            <text:p>3334854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.699349" calcext:value-type="float">
            <text:p>8.699349</text:p>
          </table:table-cell>
          <table:table-cell office:value-type="float" office:value="2.220465" calcext:value-type="float">
            <text:p>2.220465</text:p>
          </table:table-cell>
          <table:table-cell office:value-type="float" office:value="0.543709" calcext:value-type="float">
            <text:p>0.543709</text:p>
          </table:table-cell>
          <table:table-cell office:value-type="float" office:value="3.917805" calcext:value-type="float">
            <text:p>3.917805</text:p>
          </table:table-cell>
          <table:table-cell office:value-type="float" office:value="16" calcext:value-type="float">
            <text:p>16</text:p>
          </table:table-cell>
          <table:table-cell office:value-type="float" office:value="0.244863" calcext:value-type="float">
            <text:p>0.244863</text:p>
          </table:table-cell>
          <table:table-cell office:value-type="float" office:value="1" calcext:value-type="float">
            <text:p>1</text:p>
          </table:table-cell>
          <table:table-cell office:value-type="float" office:value="33201018" calcext:value-type="float">
            <text:p>33201018</text:p>
          </table:table-cell>
          <table:table-cell office:value-type="float" office:value="33201038" calcext:value-type="float">
            <text:p>3320103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8.753161" calcext:value-type="float">
            <text:p>8.753161</text:p>
          </table:table-cell>
          <table:table-cell office:value-type="float" office:value="2.234204" calcext:value-type="float">
            <text:p>2.234204</text:p>
          </table:table-cell>
          <table:table-cell office:value-type="float" office:value="0.547073" calcext:value-type="float">
            <text:p>0.547073</text:p>
          </table:table-cell>
          <table:table-cell office:value-type="float" office:value="3.917799" calcext:value-type="float">
            <text:p>3.917799</text:p>
          </table:table-cell>
          <table:table-cell office:value-type="float" office:value="16" calcext:value-type="float">
            <text:p>16</text:p>
          </table:table-cell>
          <table:table-cell office:value-type="float" office:value="0.244862" calcext:value-type="float">
            <text:p>0.244862</text:p>
          </table:table-cell>
          <table:table-cell office:value-type="float" office:value="1" calcext:value-type="float">
            <text:p>1</text:p>
          </table:table-cell>
          <table:table-cell office:value-type="float" office:value="33053742" calcext:value-type="float">
            <text:p>33053742</text:p>
          </table:table-cell>
          <table:table-cell office:value-type="float" office:value="33053740" calcext:value-type="float">
            <text:p>3305374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8.801418" calcext:value-type="float">
            <text:p>8.801418</text:p>
          </table:table-cell>
          <table:table-cell office:value-type="float" office:value="2.248652" calcext:value-type="float">
            <text:p>2.248652</text:p>
          </table:table-cell>
          <table:table-cell office:value-type="float" office:value="0.550089" calcext:value-type="float">
            <text:p>0.550089</text:p>
          </table:table-cell>
          <table:table-cell office:value-type="float" office:value="3.914086" calcext:value-type="float">
            <text:p>3.914086</text:p>
          </table:table-cell>
          <table:table-cell office:value-type="float" office:value="16" calcext:value-type="float">
            <text:p>16</text:p>
          </table:table-cell>
          <table:table-cell office:value-type="float" office:value="0.24463" calcext:value-type="float">
            <text:p>0.244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2907200" calcext:value-type="float">
            <text:p>3290720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.849994" calcext:value-type="float">
            <text:p>8.849994</text:p>
          </table:table-cell>
          <table:table-cell office:value-type="float" office:value="2.261956" calcext:value-type="float">
            <text:p>2.261956</text:p>
          </table:table-cell>
          <table:table-cell office:value-type="float" office:value="0.553125" calcext:value-type="float">
            <text:p>0.553125</text:p>
          </table:table-cell>
          <table:table-cell office:value-type="float" office:value="3.912541" calcext:value-type="float">
            <text:p>3.912541</text:p>
          </table:table-cell>
          <table:table-cell office:value-type="float" office:value="16" calcext:value-type="float">
            <text:p>16</text:p>
          </table:table-cell>
          <table:table-cell office:value-type="float" office:value="0.244534" calcext:value-type="float">
            <text:p>0.244534</text:p>
          </table:table-cell>
          <table:table-cell office:value-type="float" office:value="1" calcext:value-type="float">
            <text:p>1</text:p>
          </table:table-cell>
          <table:table-cell office:value-type="float" office:value="32761748" calcext:value-type="float">
            <text:p>32761748</text:p>
          </table:table-cell>
          <table:table-cell office:value-type="float" office:value="32761758" calcext:value-type="float">
            <text:p>3276175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.894322" calcext:value-type="float">
            <text:p>8.894322</text:p>
          </table:table-cell>
          <table:table-cell office:value-type="float" office:value="2.277213" calcext:value-type="float">
            <text:p>2.277213</text:p>
          </table:table-cell>
          <table:table-cell office:value-type="float" office:value="0.555895" calcext:value-type="float">
            <text:p>0.555895</text:p>
          </table:table-cell>
          <table:table-cell office:value-type="float" office:value="3.905793" calcext:value-type="float">
            <text:p>3.905793</text:p>
          </table:table-cell>
          <table:table-cell office:value-type="float" office:value="16" calcext:value-type="float">
            <text:p>16</text:p>
          </table:table-cell>
          <table:table-cell office:value-type="float" office:value="0.244112" calcext:value-type="float">
            <text:p>0.244112</text:p>
          </table:table-cell>
          <table:table-cell office:value-type="float" office:value="1" calcext:value-type="float">
            <text:p>1</text:p>
          </table:table-cell>
          <table:table-cell office:value-type="float" office:value="32617378" calcext:value-type="float">
            <text:p>32617378</text:p>
          </table:table-cell>
          <table:table-cell office:value-type="float" office:value="32617364" calcext:value-type="float">
            <text:p>3261736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8.93956" calcext:value-type="float">
            <text:p>8.93956</text:p>
          </table:table-cell>
          <table:table-cell office:value-type="float" office:value="2.290432" calcext:value-type="float">
            <text:p>2.290432</text:p>
          </table:table-cell>
          <table:table-cell office:value-type="float" office:value="0.558722" calcext:value-type="float">
            <text:p>0.558722</text:p>
          </table:table-cell>
          <table:table-cell office:value-type="float" office:value="3.903002" calcext:value-type="float">
            <text:p>3.903002</text:p>
          </table:table-cell>
          <table:table-cell office:value-type="float" office:value="16" calcext:value-type="float">
            <text:p>16</text:p>
          </table:table-cell>
          <table:table-cell office:value-type="float" office:value="0.243938" calcext:value-type="float">
            <text:p>0.2439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2472950" calcext:value-type="float">
            <text:p>3247295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.054101" calcext:value-type="float">
            <text:p>9.054101</text:p>
          </table:table-cell>
          <table:table-cell office:value-type="float" office:value="2.317333" calcext:value-type="float">
            <text:p>2.317333</text:p>
          </table:table-cell>
          <table:table-cell office:value-type="float" office:value="0.565881" calcext:value-type="float">
            <text:p>0.565881</text:p>
          </table:table-cell>
          <table:table-cell office:value-type="float" office:value="3.907122" calcext:value-type="float">
            <text:p>3.907122</text:p>
          </table:table-cell>
          <table:table-cell office:value-type="float" office:value="16" calcext:value-type="float">
            <text:p>16</text:p>
          </table:table-cell>
          <table:table-cell office:value-type="float" office:value="0.244195" calcext:value-type="float">
            <text:p>0.244195</text:p>
          </table:table-cell>
          <table:table-cell office:value-type="float" office:value="1" calcext:value-type="float">
            <text:p>1</text:p>
          </table:table-cell>
          <table:table-cell office:value-type="float" office:value="32329774" calcext:value-type="float">
            <text:p>32329774</text:p>
          </table:table-cell>
          <table:table-cell office:value-type="float" office:value="32329788" calcext:value-type="float">
            <text:p>3232978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.144256" calcext:value-type="float">
            <text:p>9.144256</text:p>
          </table:table-cell>
          <table:table-cell office:value-type="float" office:value="2.337947" calcext:value-type="float">
            <text:p>2.337947</text:p>
          </table:table-cell>
          <table:table-cell office:value-type="float" office:value="0.571516" calcext:value-type="float">
            <text:p>0.571516</text:p>
          </table:table-cell>
          <table:table-cell office:value-type="float" office:value="3.911233" calcext:value-type="float">
            <text:p>3.911233</text:p>
          </table:table-cell>
          <table:table-cell office:value-type="float" office:value="16" calcext:value-type="float">
            <text:p>16</text:p>
          </table:table-cell>
          <table:table-cell office:value-type="float" office:value="0.244452" calcext:value-type="float">
            <text:p>0.244452</text:p>
          </table:table-cell>
          <table:table-cell office:value-type="float" office:value="1" calcext:value-type="float">
            <text:p>1</text:p>
          </table:table-cell>
          <table:table-cell office:value-type="float" office:value="32187276" calcext:value-type="float">
            <text:p>32187276</text:p>
          </table:table-cell>
          <table:table-cell office:value-type="float" office:value="32187280" calcext:value-type="float">
            <text:p>3218728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.199341" calcext:value-type="float">
            <text:p>9.199341</text:p>
          </table:table-cell>
          <table:table-cell office:value-type="float" office:value="2.360643" calcext:value-type="float">
            <text:p>2.360643</text:p>
          </table:table-cell>
          <table:table-cell office:value-type="float" office:value="0.574959" calcext:value-type="float">
            <text:p>0.574959</text:p>
          </table:table-cell>
          <table:table-cell office:value-type="float" office:value="3.896965" calcext:value-type="float">
            <text:p>3.896965</text:p>
          </table:table-cell>
          <table:table-cell office:value-type="float" office:value="16" calcext:value-type="float">
            <text:p>16</text:p>
          </table:table-cell>
          <table:table-cell office:value-type="float" office:value="0.24356" calcext:value-type="float">
            <text:p>0.24356</text:p>
          </table:table-cell>
          <table:table-cell office:value-type="float" office:value="1" calcext:value-type="float">
            <text:p>1</text:p>
          </table:table-cell>
          <table:table-cell office:value-type="float" office:value="32045264" calcext:value-type="float">
            <text:p>32045264</text:p>
          </table:table-cell>
          <table:table-cell office:value-type="float" office:value="32045268" calcext:value-type="float">
            <text:p>3204526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.243368" calcext:value-type="float">
            <text:p>9.243368</text:p>
          </table:table-cell>
          <table:table-cell office:value-type="float" office:value="2.372262" calcext:value-type="float">
            <text:p>2.372262</text:p>
          </table:table-cell>
          <table:table-cell office:value-type="float" office:value="0.577711" calcext:value-type="float">
            <text:p>0.577711</text:p>
          </table:table-cell>
          <table:table-cell office:value-type="float" office:value="3.896437" calcext:value-type="float">
            <text:p>3.896437</text:p>
          </table:table-cell>
          <table:table-cell office:value-type="float" office:value="16" calcext:value-type="float">
            <text:p>16</text:p>
          </table:table-cell>
          <table:table-cell office:value-type="float" office:value="0.243527" calcext:value-type="float">
            <text:p>0.243527</text:p>
          </table:table-cell>
          <table:table-cell office:value-type="float" office:value="1" calcext:value-type="float">
            <text:p>1</text:p>
          </table:table-cell>
          <table:table-cell office:value-type="float" office:value="31904036" calcext:value-type="float">
            <text:p>31904036</text:p>
          </table:table-cell>
          <table:table-cell office:value-type="float" office:value="31904044" calcext:value-type="float">
            <text:p>3190404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.289092" calcext:value-type="float">
            <text:p>9.289092</text:p>
          </table:table-cell>
          <table:table-cell office:value-type="float" office:value="2.382702" calcext:value-type="float">
            <text:p>2.382702</text:p>
          </table:table-cell>
          <table:table-cell office:value-type="float" office:value="0.580568" calcext:value-type="float">
            <text:p>0.580568</text:p>
          </table:table-cell>
          <table:table-cell office:value-type="float" office:value="3.898555" calcext:value-type="float">
            <text:p>3.898555</text:p>
          </table:table-cell>
          <table:table-cell office:value-type="float" office:value="16" calcext:value-type="float">
            <text:p>16</text:p>
          </table:table-cell>
          <table:table-cell office:value-type="float" office:value="0.24366" calcext:value-type="float">
            <text:p>0.243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763628" calcext:value-type="float">
            <text:p>3176362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.335099" calcext:value-type="float">
            <text:p>9.335099</text:p>
          </table:table-cell>
          <table:table-cell office:value-type="float" office:value="2.393731" calcext:value-type="float">
            <text:p>2.393731</text:p>
          </table:table-cell>
          <table:table-cell office:value-type="float" office:value="0.583444" calcext:value-type="float">
            <text:p>0.583444</text:p>
          </table:table-cell>
          <table:table-cell office:value-type="float" office:value="3.89981" calcext:value-type="float">
            <text:p>3.89981</text:p>
          </table:table-cell>
          <table:table-cell office:value-type="float" office:value="16" calcext:value-type="float">
            <text:p>16</text:p>
          </table:table-cell>
          <table:table-cell office:value-type="float" office:value="0.243738" calcext:value-type="float">
            <text:p>0.243738</text:p>
          </table:table-cell>
          <table:table-cell office:value-type="float" office:value="1" calcext:value-type="float">
            <text:p>1</text:p>
          </table:table-cell>
          <table:table-cell office:value-type="float" office:value="31623992" calcext:value-type="float">
            <text:p>31623992</text:p>
          </table:table-cell>
          <table:table-cell office:value-type="float" office:value="31624006" calcext:value-type="float">
            <text:p>3162400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.383311" calcext:value-type="float">
            <text:p>9.383311</text:p>
          </table:table-cell>
          <table:table-cell office:value-type="float" office:value="2.404551" calcext:value-type="float">
            <text:p>2.404551</text:p>
          </table:table-cell>
          <table:table-cell office:value-type="float" office:value="0.586457" calcext:value-type="float">
            <text:p>0.586457</text:p>
          </table:table-cell>
          <table:table-cell office:value-type="float" office:value="3.902313" calcext:value-type="float">
            <text:p>3.902313</text:p>
          </table:table-cell>
          <table:table-cell office:value-type="float" office:value="16" calcext:value-type="float">
            <text:p>16</text:p>
          </table:table-cell>
          <table:table-cell office:value-type="float" office:value="0.243895" calcext:value-type="float">
            <text:p>0.243895</text:p>
          </table:table-cell>
          <table:table-cell office:value-type="float" office:value="1" calcext:value-type="float">
            <text:p>1</text:p>
          </table:table-cell>
          <table:table-cell office:value-type="float" office:value="31485022" calcext:value-type="float">
            <text:p>31485022</text:p>
          </table:table-cell>
          <table:table-cell office:value-type="float" office:value="31485036" calcext:value-type="float">
            <text:p>3148503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.430564" calcext:value-type="float">
            <text:p>9.430564</text:p>
          </table:table-cell>
          <table:table-cell office:value-type="float" office:value="2.415201" calcext:value-type="float">
            <text:p>2.415201</text:p>
          </table:table-cell>
          <table:table-cell office:value-type="float" office:value="0.58941" calcext:value-type="float">
            <text:p>0.58941</text:p>
          </table:table-cell>
          <table:table-cell office:value-type="float" office:value="3.90467" calcext:value-type="float">
            <text:p>3.90467</text:p>
          </table:table-cell>
          <table:table-cell office:value-type="float" office:value="16" calcext:value-type="float">
            <text:p>16</text:p>
          </table:table-cell>
          <table:table-cell office:value-type="float" office:value="0.244042" calcext:value-type="float">
            <text:p>0.244042</text:p>
          </table:table-cell>
          <table:table-cell office:value-type="float" office:value="1" calcext:value-type="float">
            <text:p>1</text:p>
          </table:table-cell>
          <table:table-cell office:value-type="float" office:value="31346756" calcext:value-type="float">
            <text:p>31346756</text:p>
          </table:table-cell>
          <table:table-cell office:value-type="float" office:value="31346762" calcext:value-type="float">
            <text:p>3134676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.475314" calcext:value-type="float">
            <text:p>9.475314</text:p>
          </table:table-cell>
          <table:table-cell office:value-type="float" office:value="2.426938" calcext:value-type="float">
            <text:p>2.426938</text:p>
          </table:table-cell>
          <table:table-cell office:value-type="float" office:value="0.592207" calcext:value-type="float">
            <text:p>0.592207</text:p>
          </table:table-cell>
          <table:table-cell office:value-type="float" office:value="3.904226" calcext:value-type="float">
            <text:p>3.904226</text:p>
          </table:table-cell>
          <table:table-cell office:value-type="float" office:value="16" calcext:value-type="float">
            <text:p>16</text:p>
          </table:table-cell>
          <table:table-cell office:value-type="float" office:value="0.244014" calcext:value-type="float">
            <text:p>0.244014</text:p>
          </table:table-cell>
          <table:table-cell office:value-type="float" office:value="1" calcext:value-type="float">
            <text:p>1</text:p>
          </table:table-cell>
          <table:table-cell office:value-type="float" office:value="31209298" calcext:value-type="float">
            <text:p>31209298</text:p>
          </table:table-cell>
          <table:table-cell office:value-type="float" office:value="31209304" calcext:value-type="float">
            <text:p>3120930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.51932" calcext:value-type="float">
            <text:p>9.51932</text:p>
          </table:table-cell>
          <table:table-cell office:value-type="float" office:value="2.437317" calcext:value-type="float">
            <text:p>2.437317</text:p>
          </table:table-cell>
          <table:table-cell office:value-type="float" office:value="0.594957" calcext:value-type="float">
            <text:p>0.594957</text:p>
          </table:table-cell>
          <table:table-cell office:value-type="float" office:value="3.905656" calcext:value-type="float">
            <text:p>3.905656</text:p>
          </table:table-cell>
          <table:table-cell office:value-type="float" office:value="16" calcext:value-type="float">
            <text:p>16</text:p>
          </table:table-cell>
          <table:table-cell office:value-type="float" office:value="0.244103" calcext:value-type="float">
            <text:p>0.244103</text:p>
          </table:table-cell>
          <table:table-cell office:value-type="float" office:value="1" calcext:value-type="float">
            <text:p>1</text:p>
          </table:table-cell>
          <table:table-cell office:value-type="float" office:value="31072380" calcext:value-type="float">
            <text:p>31072380</text:p>
          </table:table-cell>
          <table:table-cell office:value-type="float" office:value="31072392" calcext:value-type="float">
            <text:p>3107239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9.56329" calcext:value-type="float">
            <text:p>9.56329</text:p>
          </table:table-cell>
          <table:table-cell office:value-type="float" office:value="2.448188" calcext:value-type="float">
            <text:p>2.448188</text:p>
          </table:table-cell>
          <table:table-cell office:value-type="float" office:value="0.597706" calcext:value-type="float">
            <text:p>0.597706</text:p>
          </table:table-cell>
          <table:table-cell office:value-type="float" office:value="3.906272" calcext:value-type="float">
            <text:p>3.906272</text:p>
          </table:table-cell>
          <table:table-cell office:value-type="float" office:value="16" calcext:value-type="float">
            <text:p>16</text:p>
          </table:table-cell>
          <table:table-cell office:value-type="float" office:value="0.244142" calcext:value-type="float">
            <text:p>0.244142</text:p>
          </table:table-cell>
          <table:table-cell office:value-type="float" office:value="1" calcext:value-type="float">
            <text:p>1</text:p>
          </table:table-cell>
          <table:table-cell office:value-type="float" office:value="30936092" calcext:value-type="float">
            <text:p>30936092</text:p>
          </table:table-cell>
          <table:table-cell office:value-type="float" office:value="30936094" calcext:value-type="float">
            <text:p>3093609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9.604001" calcext:value-type="float">
            <text:p>9.604001</text:p>
          </table:table-cell>
          <table:table-cell office:value-type="float" office:value="2.458491" calcext:value-type="float">
            <text:p>2.458491</text:p>
          </table:table-cell>
          <table:table-cell office:value-type="float" office:value="0.60025" calcext:value-type="float">
            <text:p>0.60025</text:p>
          </table:table-cell>
          <table:table-cell office:value-type="float" office:value="3.906463" calcext:value-type="float">
            <text:p>3.906463</text:p>
          </table:table-cell>
          <table:table-cell office:value-type="float" office:value="16" calcext:value-type="float">
            <text:p>16</text:p>
          </table:table-cell>
          <table:table-cell office:value-type="float" office:value="0.244154" calcext:value-type="float">
            <text:p>0.244154</text:p>
          </table:table-cell>
          <table:table-cell office:value-type="float" office:value="1" calcext:value-type="float">
            <text:p>1</text:p>
          </table:table-cell>
          <table:table-cell office:value-type="float" office:value="30800848" calcext:value-type="float">
            <text:p>30800848</text:p>
          </table:table-cell>
          <table:table-cell office:value-type="float" office:value="30800850" calcext:value-type="float">
            <text:p>3080085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9.646851" calcext:value-type="float">
            <text:p>9.646851</text:p>
          </table:table-cell>
          <table:table-cell office:value-type="float" office:value="2.468007" calcext:value-type="float">
            <text:p>2.468007</text:p>
          </table:table-cell>
          <table:table-cell office:value-type="float" office:value="0.602928" calcext:value-type="float">
            <text:p>0.602928</text:p>
          </table:table-cell>
          <table:table-cell office:value-type="float" office:value="3.908762" calcext:value-type="float">
            <text:p>3.908762</text:p>
          </table:table-cell>
          <table:table-cell office:value-type="float" office:value="16" calcext:value-type="float">
            <text:p>16</text:p>
          </table:table-cell>
          <table:table-cell office:value-type="float" office:value="0.244298" calcext:value-type="float">
            <text:p>0.244298</text:p>
          </table:table-cell>
          <table:table-cell office:value-type="float" office:value="1" calcext:value-type="float">
            <text:p>1</text:p>
          </table:table-cell>
          <table:table-cell office:value-type="float" office:value="30665896" calcext:value-type="float">
            <text:p>30665896</text:p>
          </table:table-cell>
          <table:table-cell office:value-type="float" office:value="30665910" calcext:value-type="float">
            <text:p>3066591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.692191" calcext:value-type="float">
            <text:p>9.692191</text:p>
          </table:table-cell>
          <table:table-cell office:value-type="float" office:value="2.478579" calcext:value-type="float">
            <text:p>2.478579</text:p>
          </table:table-cell>
          <table:table-cell office:value-type="float" office:value="0.605762" calcext:value-type="float">
            <text:p>0.605762</text:p>
          </table:table-cell>
          <table:table-cell office:value-type="float" office:value="3.910382" calcext:value-type="float">
            <text:p>3.910382</text:p>
          </table:table-cell>
          <table:table-cell office:value-type="float" office:value="16" calcext:value-type="float">
            <text:p>16</text:p>
          </table:table-cell>
          <table:table-cell office:value-type="float" office:value="0.244399" calcext:value-type="float">
            <text:p>0.244399</text:p>
          </table:table-cell>
          <table:table-cell office:value-type="float" office:value="1" calcext:value-type="float">
            <text:p>1</text:p>
          </table:table-cell>
          <table:table-cell office:value-type="float" office:value="30531778" calcext:value-type="float">
            <text:p>30531778</text:p>
          </table:table-cell>
          <table:table-cell office:value-type="float" office:value="30531786" calcext:value-type="float">
            <text:p>3053178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.732215" calcext:value-type="float">
            <text:p>9.732215</text:p>
          </table:table-cell>
          <table:table-cell office:value-type="float" office:value="2.490163" calcext:value-type="float">
            <text:p>2.490163</text:p>
          </table:table-cell>
          <table:table-cell office:value-type="float" office:value="0.608263" calcext:value-type="float">
            <text:p>0.608263</text:p>
          </table:table-cell>
          <table:table-cell office:value-type="float" office:value="3.908264" calcext:value-type="float">
            <text:p>3.908264</text:p>
          </table:table-cell>
          <table:table-cell office:value-type="float" office:value="16" calcext:value-type="float">
            <text:p>16</text:p>
          </table:table-cell>
          <table:table-cell office:value-type="float" office:value="0.244266" calcext:value-type="float">
            <text:p>0.244266</text:p>
          </table:table-cell>
          <table:table-cell office:value-type="float" office:value="1" calcext:value-type="float">
            <text:p>1</text:p>
          </table:table-cell>
          <table:table-cell office:value-type="float" office:value="30398436" calcext:value-type="float">
            <text:p>30398436</text:p>
          </table:table-cell>
          <table:table-cell office:value-type="float" office:value="30398452" calcext:value-type="float">
            <text:p>3039845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9.775365" calcext:value-type="float">
            <text:p>9.775365</text:p>
          </table:table-cell>
          <table:table-cell office:value-type="float" office:value="2.50016" calcext:value-type="float">
            <text:p>2.50016</text:p>
          </table:table-cell>
          <table:table-cell office:value-type="float" office:value="0.61096" calcext:value-type="float">
            <text:p>0.61096</text:p>
          </table:table-cell>
          <table:table-cell office:value-type="float" office:value="3.909896" calcext:value-type="float">
            <text:p>3.909896</text:p>
          </table:table-cell>
          <table:table-cell office:value-type="float" office:value="16" calcext:value-type="float">
            <text:p>16</text:p>
          </table:table-cell>
          <table:table-cell office:value-type="float" office:value="0.244369" calcext:value-type="float">
            <text:p>0.244369</text:p>
          </table:table-cell>
          <table:table-cell office:value-type="float" office:value="1" calcext:value-type="float">
            <text:p>1</text:p>
          </table:table-cell>
          <table:table-cell office:value-type="float" office:value="30265474" calcext:value-type="float">
            <text:p>30265474</text:p>
          </table:table-cell>
          <table:table-cell office:value-type="float" office:value="30265492" calcext:value-type="float">
            <text:p>3026549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9.821378" calcext:value-type="float">
            <text:p>9.821378</text:p>
          </table:table-cell>
          <table:table-cell office:value-type="float" office:value="2.511064" calcext:value-type="float">
            <text:p>2.511064</text:p>
          </table:table-cell>
          <table:table-cell office:value-type="float" office:value="0.613836" calcext:value-type="float">
            <text:p>0.613836</text:p>
          </table:table-cell>
          <table:table-cell office:value-type="float" office:value="3.911241" calcext:value-type="float">
            <text:p>3.911241</text:p>
          </table:table-cell>
          <table:table-cell office:value-type="float" office:value="16" calcext:value-type="float">
            <text:p>16</text:p>
          </table:table-cell>
          <table:table-cell office:value-type="float" office:value="0.244453" calcext:value-type="float">
            <text:p>0.244453</text:p>
          </table:table-cell>
          <table:table-cell office:value-type="float" office:value="1" calcext:value-type="float">
            <text:p>1</text:p>
          </table:table-cell>
          <table:table-cell office:value-type="float" office:value="30133568" calcext:value-type="float">
            <text:p>30133568</text:p>
          </table:table-cell>
          <table:table-cell office:value-type="float" office:value="30133582" calcext:value-type="float">
            <text:p>3013358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9.86748" calcext:value-type="float">
            <text:p>9.86748</text:p>
          </table:table-cell>
          <table:table-cell office:value-type="float" office:value="2.525146" calcext:value-type="float">
            <text:p>2.525146</text:p>
          </table:table-cell>
          <table:table-cell office:value-type="float" office:value="0.616718" calcext:value-type="float">
            <text:p>0.616718</text:p>
          </table:table-cell>
          <table:table-cell office:value-type="float" office:value="3.907687" calcext:value-type="float">
            <text:p>3.907687</text:p>
          </table:table-cell>
          <table:table-cell office:value-type="float" office:value="16" calcext:value-type="float">
            <text:p>16</text:p>
          </table:table-cell>
          <table:table-cell office:value-type="float" office:value="0.24423" calcext:value-type="float">
            <text:p>0.24423</text:p>
          </table:table-cell>
          <table:table-cell office:value-type="float" office:value="1" calcext:value-type="float">
            <text:p>1</text:p>
          </table:table-cell>
          <table:table-cell office:value-type="float" office:value="30002212" calcext:value-type="float">
            <text:p>30002212</text:p>
          </table:table-cell>
          <table:table-cell office:value-type="float" office:value="30002204" calcext:value-type="float">
            <text:p>3000220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.915699" calcext:value-type="float">
            <text:p>9.915699</text:p>
          </table:table-cell>
          <table:table-cell office:value-type="float" office:value="2.536745" calcext:value-type="float">
            <text:p>2.536745</text:p>
          </table:table-cell>
          <table:table-cell office:value-type="float" office:value="0.619731" calcext:value-type="float">
            <text:p>0.619731</text:p>
          </table:table-cell>
          <table:table-cell office:value-type="float" office:value="3.908828" calcext:value-type="float">
            <text:p>3.908828</text:p>
          </table:table-cell>
          <table:table-cell office:value-type="float" office:value="16" calcext:value-type="float">
            <text:p>16</text:p>
          </table:table-cell>
          <table:table-cell office:value-type="float" office:value="0.244302" calcext:value-type="float">
            <text:p>0.244302</text:p>
          </table:table-cell>
          <table:table-cell office:value-type="float" office:value="1" calcext:value-type="float">
            <text:p>1</text:p>
          </table:table-cell>
          <table:table-cell office:value-type="float" office:value="29871164" calcext:value-type="float">
            <text:p>29871164</text:p>
          </table:table-cell>
          <table:table-cell office:value-type="float" office:value="29871160" calcext:value-type="float">
            <text:p>2987116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9.964839" calcext:value-type="float">
            <text:p>9.964839</text:p>
          </table:table-cell>
          <table:table-cell office:value-type="float" office:value="2.550481" calcext:value-type="float">
            <text:p>2.550481</text:p>
          </table:table-cell>
          <table:table-cell office:value-type="float" office:value="0.622802" calcext:value-type="float">
            <text:p>0.622802</text:p>
          </table:table-cell>
          <table:table-cell office:value-type="float" office:value="3.907043" calcext:value-type="float">
            <text:p>3.907043</text:p>
          </table:table-cell>
          <table:table-cell office:value-type="float" office:value="16" calcext:value-type="float">
            <text:p>16</text:p>
          </table:table-cell>
          <table:table-cell office:value-type="float" office:value="0.24419" calcext:value-type="float">
            <text:p>0.24419</text:p>
          </table:table-cell>
          <table:table-cell office:value-type="float" office:value="1" calcext:value-type="float">
            <text:p>1</text:p>
          </table:table-cell>
          <table:table-cell office:value-type="float" office:value="29741224" calcext:value-type="float">
            <text:p>29741224</text:p>
          </table:table-cell>
          <table:table-cell office:value-type="float" office:value="29741226" calcext:value-type="float">
            <text:p>2974122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.022454" calcext:value-type="float">
            <text:p>10.022454</text:p>
          </table:table-cell>
          <table:table-cell office:value-type="float" office:value="2.565443" calcext:value-type="float">
            <text:p>2.565443</text:p>
          </table:table-cell>
          <table:table-cell office:value-type="float" office:value="0.626403" calcext:value-type="float">
            <text:p>0.626403</text:p>
          </table:table-cell>
          <table:table-cell office:value-type="float" office:value="3.906715" calcext:value-type="float">
            <text:p>3.906715</text:p>
          </table:table-cell>
          <table:table-cell office:value-type="float" office:value="16" calcext:value-type="float">
            <text:p>16</text:p>
          </table:table-cell>
          <table:table-cell office:value-type="float" office:value="0.24417" calcext:value-type="float">
            <text:p>0.24417</text:p>
          </table:table-cell>
          <table:table-cell office:value-type="float" office:value="1" calcext:value-type="float">
            <text:p>1</text:p>
          </table:table-cell>
          <table:table-cell office:value-type="float" office:value="29612132" calcext:value-type="float">
            <text:p>29612132</text:p>
          </table:table-cell>
          <table:table-cell office:value-type="float" office:value="29612146" calcext:value-type="float">
            <text:p>2961214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.068398" calcext:value-type="float">
            <text:p>10.068398</text:p>
          </table:table-cell>
          <table:table-cell office:value-type="float" office:value="2.577521" calcext:value-type="float">
            <text:p>2.577521</text:p>
          </table:table-cell>
          <table:table-cell office:value-type="float" office:value="0.629275" calcext:value-type="float">
            <text:p>0.629275</text:p>
          </table:table-cell>
          <table:table-cell office:value-type="float" office:value="3.906233" calcext:value-type="float">
            <text:p>3.906233</text:p>
          </table:table-cell>
          <table:table-cell office:value-type="float" office:value="16" calcext:value-type="float">
            <text:p>16</text:p>
          </table:table-cell>
          <table:table-cell office:value-type="float" office:value="0.24414" calcext:value-type="float">
            <text:p>0.24414</text:p>
          </table:table-cell>
          <table:table-cell office:value-type="float" office:value="1" calcext:value-type="float">
            <text:p>1</text:p>
          </table:table-cell>
          <table:table-cell office:value-type="float" office:value="29483054" calcext:value-type="float">
            <text:p>29483054</text:p>
          </table:table-cell>
          <table:table-cell office:value-type="float" office:value="29483056" calcext:value-type="float">
            <text:p>2948305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.115102" calcext:value-type="float">
            <text:p>10.115102</text:p>
          </table:table-cell>
          <table:table-cell office:value-type="float" office:value="2.592242" calcext:value-type="float">
            <text:p>2.592242</text:p>
          </table:table-cell>
          <table:table-cell office:value-type="float" office:value="0.632194" calcext:value-type="float">
            <text:p>0.632194</text:p>
          </table:table-cell>
          <table:table-cell office:value-type="float" office:value="3.902067" calcext:value-type="float">
            <text:p>3.902067</text:p>
          </table:table-cell>
          <table:table-cell office:value-type="float" office:value="16" calcext:value-type="float">
            <text:p>16</text:p>
          </table:table-cell>
          <table:table-cell office:value-type="float" office:value="0.243879" calcext:value-type="float">
            <text:p>0.243879</text:p>
          </table:table-cell>
          <table:table-cell office:value-type="float" office:value="1" calcext:value-type="float">
            <text:p>1</text:p>
          </table:table-cell>
          <table:table-cell office:value-type="float" office:value="29355188" calcext:value-type="float">
            <text:p>29355188</text:p>
          </table:table-cell>
          <table:table-cell office:value-type="float" office:value="29355186" calcext:value-type="float">
            <text:p>2935518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.159869" calcext:value-type="float">
            <text:p>10.159869</text:p>
          </table:table-cell>
          <table:table-cell office:value-type="float" office:value="2.604735" calcext:value-type="float">
            <text:p>2.604735</text:p>
          </table:table-cell>
          <table:table-cell office:value-type="float" office:value="0.634992" calcext:value-type="float">
            <text:p>0.634992</text:p>
          </table:table-cell>
          <table:table-cell office:value-type="float" office:value="3.900539" calcext:value-type="float">
            <text:p>3.900539</text:p>
          </table:table-cell>
          <table:table-cell office:value-type="float" office:value="16" calcext:value-type="float">
            <text:p>16</text:p>
          </table:table-cell>
          <table:table-cell office:value-type="float" office:value="0.243784" calcext:value-type="float">
            <text:p>0.243784</text:p>
          </table:table-cell>
          <table:table-cell office:value-type="float" office:value="1" calcext:value-type="float">
            <text:p>1</text:p>
          </table:table-cell>
          <table:table-cell office:value-type="float" office:value="29227772" calcext:value-type="float">
            <text:p>29227772</text:p>
          </table:table-cell>
          <table:table-cell office:value-type="float" office:value="29227776" calcext:value-type="float">
            <text:p>2922777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.205872" calcext:value-type="float">
            <text:p>10.205872</text:p>
          </table:table-cell>
          <table:table-cell office:value-type="float" office:value="2.616338" calcext:value-type="float">
            <text:p>2.616338</text:p>
          </table:table-cell>
          <table:table-cell office:value-type="float" office:value="0.637867" calcext:value-type="float">
            <text:p>0.637867</text:p>
          </table:table-cell>
          <table:table-cell office:value-type="float" office:value="3.900823" calcext:value-type="float">
            <text:p>3.900823</text:p>
          </table:table-cell>
          <table:table-cell office:value-type="float" office:value="16" calcext:value-type="float">
            <text:p>16</text:p>
          </table:table-cell>
          <table:table-cell office:value-type="float" office:value="0.243801" calcext:value-type="float">
            <text:p>0.243801</text:p>
          </table:table-cell>
          <table:table-cell office:value-type="float" office:value="1" calcext:value-type="float">
            <text:p>1</text:p>
          </table:table-cell>
          <table:table-cell office:value-type="float" office:value="29100962" calcext:value-type="float">
            <text:p>29100962</text:p>
          </table:table-cell>
          <table:table-cell office:value-type="float" office:value="29100980" calcext:value-type="float">
            <text:p>2910098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.251881" calcext:value-type="float">
            <text:p>10.251881</text:p>
          </table:table-cell>
          <table:table-cell office:value-type="float" office:value="2.627472" calcext:value-type="float">
            <text:p>2.627472</text:p>
          </table:table-cell>
          <table:table-cell office:value-type="float" office:value="0.640743" calcext:value-type="float">
            <text:p>0.640743</text:p>
          </table:table-cell>
          <table:table-cell office:value-type="float" office:value="3.901804" calcext:value-type="float">
            <text:p>3.901804</text:p>
          </table:table-cell>
          <table:table-cell office:value-type="float" office:value="16" calcext:value-type="float">
            <text:p>16</text:p>
          </table:table-cell>
          <table:table-cell office:value-type="float" office:value="0.243863" calcext:value-type="float">
            <text:p>0.243863</text:p>
          </table:table-cell>
          <table:table-cell office:value-type="float" office:value="1" calcext:value-type="float">
            <text:p>1</text:p>
          </table:table-cell>
          <table:table-cell office:value-type="float" office:value="28974806" calcext:value-type="float">
            <text:p>28974806</text:p>
          </table:table-cell>
          <table:table-cell office:value-type="float" office:value="28974812" calcext:value-type="float">
            <text:p>2897481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.293687" calcext:value-type="float">
            <text:p>10.293687</text:p>
          </table:table-cell>
          <table:table-cell office:value-type="float" office:value="2.637384" calcext:value-type="float">
            <text:p>2.637384</text:p>
          </table:table-cell>
          <table:table-cell office:value-type="float" office:value="0.643355" calcext:value-type="float">
            <text:p>0.643355</text:p>
          </table:table-cell>
          <table:table-cell office:value-type="float" office:value="3.902992" calcext:value-type="float">
            <text:p>3.902992</text:p>
          </table:table-cell>
          <table:table-cell office:value-type="float" office:value="16" calcext:value-type="float">
            <text:p>16</text:p>
          </table:table-cell>
          <table:table-cell office:value-type="float" office:value="0.243937" calcext:value-type="float">
            <text:p>0.243937</text:p>
          </table:table-cell>
          <table:table-cell office:value-type="float" office:value="1" calcext:value-type="float">
            <text:p>1</text:p>
          </table:table-cell>
          <table:table-cell office:value-type="float" office:value="28849212" calcext:value-type="float">
            <text:p>28849212</text:p>
          </table:table-cell>
          <table:table-cell office:value-type="float" office:value="28849216" calcext:value-type="float">
            <text:p>2884921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.336222" calcext:value-type="float">
            <text:p>10.336222</text:p>
          </table:table-cell>
          <table:table-cell office:value-type="float" office:value="2.647875" calcext:value-type="float">
            <text:p>2.647875</text:p>
          </table:table-cell>
          <table:table-cell office:value-type="float" office:value="0.646014" calcext:value-type="float">
            <text:p>0.646014</text:p>
          </table:table-cell>
          <table:table-cell office:value-type="float" office:value="3.903592" calcext:value-type="float">
            <text:p>3.903592</text:p>
          </table:table-cell>
          <table:table-cell office:value-type="float" office:value="16" calcext:value-type="float">
            <text:p>16</text:p>
          </table:table-cell>
          <table:table-cell office:value-type="float" office:value="0.243974" calcext:value-type="float">
            <text:p>0.243974</text:p>
          </table:table-cell>
          <table:table-cell office:value-type="float" office:value="1" calcext:value-type="float">
            <text:p>1</text:p>
          </table:table-cell>
          <table:table-cell office:value-type="float" office:value="28724154" calcext:value-type="float">
            <text:p>28724154</text:p>
          </table:table-cell>
          <table:table-cell office:value-type="float" office:value="28724148" calcext:value-type="float">
            <text:p>2872414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.379475" calcext:value-type="float">
            <text:p>10.379475</text:p>
          </table:table-cell>
          <table:table-cell office:value-type="float" office:value="2.659728" calcext:value-type="float">
            <text:p>2.659728</text:p>
          </table:table-cell>
          <table:table-cell office:value-type="float" office:value="0.648717" calcext:value-type="float">
            <text:p>0.648717</text:p>
          </table:table-cell>
          <table:table-cell office:value-type="float" office:value="3.902458" calcext:value-type="float">
            <text:p>3.902458</text:p>
          </table:table-cell>
          <table:table-cell office:value-type="float" office:value="16" calcext:value-type="float">
            <text:p>16</text:p>
          </table:table-cell>
          <table:table-cell office:value-type="float" office:value="0.243904" calcext:value-type="float">
            <text:p>0.243904</text:p>
          </table:table-cell>
          <table:table-cell office:value-type="float" office:value="1" calcext:value-type="float">
            <text:p>1</text:p>
          </table:table-cell>
          <table:table-cell office:value-type="float" office:value="28600220" calcext:value-type="float">
            <text:p>28600220</text:p>
          </table:table-cell>
          <table:table-cell office:value-type="float" office:value="28600228" calcext:value-type="float">
            <text:p>2860022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.422461" calcext:value-type="float">
            <text:p>10.422461</text:p>
          </table:table-cell>
          <table:table-cell office:value-type="float" office:value="2.670671" calcext:value-type="float">
            <text:p>2.670671</text:p>
          </table:table-cell>
          <table:table-cell office:value-type="float" office:value="0.651404" calcext:value-type="float">
            <text:p>0.651404</text:p>
          </table:table-cell>
          <table:table-cell office:value-type="float" office:value="3.902563" calcext:value-type="float">
            <text:p>3.902563</text:p>
          </table:table-cell>
          <table:table-cell office:value-type="float" office:value="16" calcext:value-type="float">
            <text:p>16</text:p>
          </table:table-cell>
          <table:table-cell office:value-type="float" office:value="0.24391" calcext:value-type="float">
            <text:p>0.24391</text:p>
          </table:table-cell>
          <table:table-cell office:value-type="float" office:value="1" calcext:value-type="float">
            <text:p>1</text:p>
          </table:table-cell>
          <table:table-cell office:value-type="float" office:value="28476400" calcext:value-type="float">
            <text:p>28476400</text:p>
          </table:table-cell>
          <table:table-cell office:value-type="float" office:value="28476404" calcext:value-type="float">
            <text:p>2847640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.464959" calcext:value-type="float">
            <text:p>10.464959</text:p>
          </table:table-cell>
          <table:table-cell office:value-type="float" office:value="2.681525" calcext:value-type="float">
            <text:p>2.681525</text:p>
          </table:table-cell>
          <table:table-cell office:value-type="float" office:value="0.65406" calcext:value-type="float">
            <text:p>0.65406</text:p>
          </table:table-cell>
          <table:table-cell office:value-type="float" office:value="3.902615" calcext:value-type="float">
            <text:p>3.902615</text:p>
          </table:table-cell>
          <table:table-cell office:value-type="float" office:value="16" calcext:value-type="float">
            <text:p>16</text:p>
          </table:table-cell>
          <table:table-cell office:value-type="float" office:value="0.243913" calcext:value-type="float">
            <text:p>0.243913</text:p>
          </table:table-cell>
          <table:table-cell office:value-type="float" office:value="1" calcext:value-type="float">
            <text:p>1</text:p>
          </table:table-cell>
          <table:table-cell office:value-type="float" office:value="28353390" calcext:value-type="float">
            <text:p>28353390</text:p>
          </table:table-cell>
          <table:table-cell office:value-type="float" office:value="28353392" calcext:value-type="float">
            <text:p>2835339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.511182" calcext:value-type="float">
            <text:p>10.511182</text:p>
          </table:table-cell>
          <table:table-cell office:value-type="float" office:value="2.691978" calcext:value-type="float">
            <text:p>2.691978</text:p>
          </table:table-cell>
          <table:table-cell office:value-type="float" office:value="0.656949" calcext:value-type="float">
            <text:p>0.656949</text:p>
          </table:table-cell>
          <table:table-cell office:value-type="float" office:value="3.904632" calcext:value-type="float">
            <text:p>3.904632</text:p>
          </table:table-cell>
          <table:table-cell office:value-type="float" office:value="16" calcext:value-type="float">
            <text:p>16</text:p>
          </table:table-cell>
          <table:table-cell office:value-type="float" office:value="0.24404" calcext:value-type="float">
            <text:p>0.24404</text:p>
          </table:table-cell>
          <table:table-cell office:value-type="float" office:value="1" calcext:value-type="float">
            <text:p>1</text:p>
          </table:table-cell>
          <table:table-cell office:value-type="float" office:value="28230768" calcext:value-type="float">
            <text:p>28230768</text:p>
          </table:table-cell>
          <table:table-cell office:value-type="float" office:value="28230764" calcext:value-type="float">
            <text:p>2823076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.556825" calcext:value-type="float">
            <text:p>10.556825</text:p>
          </table:table-cell>
          <table:table-cell office:value-type="float" office:value="2.703751" calcext:value-type="float">
            <text:p>2.703751</text:p>
          </table:table-cell>
          <table:table-cell office:value-type="float" office:value="0.659802" calcext:value-type="float">
            <text:p>0.659802</text:p>
          </table:table-cell>
          <table:table-cell office:value-type="float" office:value="3.904511" calcext:value-type="float">
            <text:p>3.904511</text:p>
          </table:table-cell>
          <table:table-cell office:value-type="float" office:value="16" calcext:value-type="float">
            <text:p>16</text:p>
          </table:table-cell>
          <table:table-cell office:value-type="float" office:value="0.244032" calcext:value-type="float">
            <text:p>0.244032</text:p>
          </table:table-cell>
          <table:table-cell office:value-type="float" office:value="1" calcext:value-type="float">
            <text:p>1</text:p>
          </table:table-cell>
          <table:table-cell office:value-type="float" office:value="28108998" calcext:value-type="float">
            <text:p>28108998</text:p>
          </table:table-cell>
          <table:table-cell office:value-type="float" office:value="28108996" calcext:value-type="float">
            <text:p>2810899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.603068" calcext:value-type="float">
            <text:p>10.603068</text:p>
          </table:table-cell>
          <table:table-cell office:value-type="float" office:value="2.715364" calcext:value-type="float">
            <text:p>2.715364</text:p>
          </table:table-cell>
          <table:table-cell office:value-type="float" office:value="0.662692" calcext:value-type="float">
            <text:p>0.662692</text:p>
          </table:table-cell>
          <table:table-cell office:value-type="float" office:value="3.904842" calcext:value-type="float">
            <text:p>3.904842</text:p>
          </table:table-cell>
          <table:table-cell office:value-type="float" office:value="16" calcext:value-type="float">
            <text:p>16</text:p>
          </table:table-cell>
          <table:table-cell office:value-type="float" office:value="0.244053" calcext:value-type="float">
            <text:p>0.244053</text:p>
          </table:table-cell>
          <table:table-cell office:value-type="float" office:value="1" calcext:value-type="float">
            <text:p>1</text:p>
          </table:table-cell>
          <table:table-cell office:value-type="float" office:value="27987788" calcext:value-type="float">
            <text:p>27987788</text:p>
          </table:table-cell>
          <table:table-cell office:value-type="float" office:value="27987794" calcext:value-type="float">
            <text:p>2798779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.652122" calcext:value-type="float">
            <text:p>10.652122</text:p>
          </table:table-cell>
          <table:table-cell office:value-type="float" office:value="2.727166" calcext:value-type="float">
            <text:p>2.727166</text:p>
          </table:table-cell>
          <table:table-cell office:value-type="float" office:value="0.665758" calcext:value-type="float">
            <text:p>0.665758</text:p>
          </table:table-cell>
          <table:table-cell office:value-type="float" office:value="3.905931" calcext:value-type="float">
            <text:p>3.905931</text:p>
          </table:table-cell>
          <table:table-cell office:value-type="float" office:value="16" calcext:value-type="float">
            <text:p>16</text:p>
          </table:table-cell>
          <table:table-cell office:value-type="float" office:value="0.244121" calcext:value-type="float">
            <text:p>0.244121</text:p>
          </table:table-cell>
          <table:table-cell office:value-type="float" office:value="1" calcext:value-type="float">
            <text:p>1</text:p>
          </table:table-cell>
          <table:table-cell office:value-type="float" office:value="27867210" calcext:value-type="float">
            <text:p>27867210</text:p>
          </table:table-cell>
          <table:table-cell office:value-type="float" office:value="27867214" calcext:value-type="float">
            <text:p>2786721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.700168" calcext:value-type="float">
            <text:p>10.700168</text:p>
          </table:table-cell>
          <table:table-cell office:value-type="float" office:value="2.738374" calcext:value-type="float">
            <text:p>2.738374</text:p>
          </table:table-cell>
          <table:table-cell office:value-type="float" office:value="0.66876" calcext:value-type="float">
            <text:p>0.66876</text:p>
          </table:table-cell>
          <table:table-cell office:value-type="float" office:value="3.907489" calcext:value-type="float">
            <text:p>3.907489</text:p>
          </table:table-cell>
          <table:table-cell office:value-type="float" office:value="16" calcext:value-type="float">
            <text:p>16</text:p>
          </table:table-cell>
          <table:table-cell office:value-type="float" office:value="0.244218" calcext:value-type="float">
            <text:p>0.244218</text:p>
          </table:table-cell>
          <table:table-cell office:value-type="float" office:value="1" calcext:value-type="float">
            <text:p>1</text:p>
          </table:table-cell>
          <table:table-cell office:value-type="float" office:value="27747210" calcext:value-type="float">
            <text:p>27747210</text:p>
          </table:table-cell>
          <table:table-cell office:value-type="float" office:value="27747204" calcext:value-type="float">
            <text:p>2774720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.74371" calcext:value-type="float">
            <text:p>10.74371</text:p>
          </table:table-cell>
          <table:table-cell office:value-type="float" office:value="2.74787" calcext:value-type="float">
            <text:p>2.74787</text:p>
          </table:table-cell>
          <table:table-cell office:value-type="float" office:value="0.671482" calcext:value-type="float">
            <text:p>0.671482</text:p>
          </table:table-cell>
          <table:table-cell office:value-type="float" office:value="3.909832" calcext:value-type="float">
            <text:p>3.909832</text:p>
          </table:table-cell>
          <table:table-cell office:value-type="float" office:value="16" calcext:value-type="float">
            <text:p>16</text:p>
          </table:table-cell>
          <table:table-cell office:value-type="float" office:value="0.244364" calcext:value-type="float">
            <text:p>0.244364</text:p>
          </table:table-cell>
          <table:table-cell office:value-type="float" office:value="1" calcext:value-type="float">
            <text:p>1</text:p>
          </table:table-cell>
          <table:table-cell office:value-type="float" office:value="27627804" calcext:value-type="float">
            <text:p>27627804</text:p>
          </table:table-cell>
          <table:table-cell office:value-type="float" office:value="27627802" calcext:value-type="float">
            <text:p>2762780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.790079" calcext:value-type="float">
            <text:p>10.790079</text:p>
          </table:table-cell>
          <table:table-cell office:value-type="float" office:value="2.757711" calcext:value-type="float">
            <text:p>2.757711</text:p>
          </table:table-cell>
          <table:table-cell office:value-type="float" office:value="0.67438" calcext:value-type="float">
            <text:p>0.67438</text:p>
          </table:table-cell>
          <table:table-cell office:value-type="float" office:value="3.912694" calcext:value-type="float">
            <text:p>3.912694</text:p>
          </table:table-cell>
          <table:table-cell office:value-type="float" office:value="16" calcext:value-type="float">
            <text:p>16</text:p>
          </table:table-cell>
          <table:table-cell office:value-type="float" office:value="0.244543" calcext:value-type="float">
            <text:p>0.244543</text:p>
          </table:table-cell>
          <table:table-cell office:value-type="float" office:value="1" calcext:value-type="float">
            <text:p>1</text:p>
          </table:table-cell>
          <table:table-cell office:value-type="float" office:value="27509016" calcext:value-type="float">
            <text:p>27509016</text:p>
          </table:table-cell>
          <table:table-cell office:value-type="float" office:value="27509020" calcext:value-type="float">
            <text:p>2750902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.833112" calcext:value-type="float">
            <text:p>10.833112</text:p>
          </table:table-cell>
          <table:table-cell office:value-type="float" office:value="2.770231" calcext:value-type="float">
            <text:p>2.770231</text:p>
          </table:table-cell>
          <table:table-cell office:value-type="float" office:value="0.67707" calcext:value-type="float">
            <text:p>0.67707</text:p>
          </table:table-cell>
          <table:table-cell office:value-type="float" office:value="3.910545" calcext:value-type="float">
            <text:p>3.910545</text:p>
          </table:table-cell>
          <table:table-cell office:value-type="float" office:value="16" calcext:value-type="float">
            <text:p>16</text:p>
          </table:table-cell>
          <table:table-cell office:value-type="float" office:value="0.244409" calcext:value-type="float">
            <text:p>0.244409</text:p>
          </table:table-cell>
          <table:table-cell office:value-type="float" office:value="1" calcext:value-type="float">
            <text:p>1</text:p>
          </table:table-cell>
          <table:table-cell office:value-type="float" office:value="27390880" calcext:value-type="float">
            <text:p>27390880</text:p>
          </table:table-cell>
          <table:table-cell office:value-type="float" office:value="27390882" calcext:value-type="float">
            <text:p>2739088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.875473" calcext:value-type="float">
            <text:p>10.875473</text:p>
          </table:table-cell>
          <table:table-cell office:value-type="float" office:value="2.779618" calcext:value-type="float">
            <text:p>2.779618</text:p>
          </table:table-cell>
          <table:table-cell office:value-type="float" office:value="0.679717" calcext:value-type="float">
            <text:p>0.679717</text:p>
          </table:table-cell>
          <table:table-cell office:value-type="float" office:value="3.912578" calcext:value-type="float">
            <text:p>3.912578</text:p>
          </table:table-cell>
          <table:table-cell office:value-type="float" office:value="16" calcext:value-type="float">
            <text:p>16</text:p>
          </table:table-cell>
          <table:table-cell office:value-type="float" office:value="0.244536" calcext:value-type="float">
            <text:p>0.244536</text:p>
          </table:table-cell>
          <table:table-cell office:value-type="float" office:value="1" calcext:value-type="float">
            <text:p>1</text:p>
          </table:table-cell>
          <table:table-cell office:value-type="float" office:value="27273278" calcext:value-type="float">
            <text:p>27273278</text:p>
          </table:table-cell>
          <table:table-cell office:value-type="float" office:value="27273258" calcext:value-type="float">
            <text:p>2727325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.920895" calcext:value-type="float">
            <text:p>10.920895</text:p>
          </table:table-cell>
          <table:table-cell office:value-type="float" office:value="2.788939" calcext:value-type="float">
            <text:p>2.788939</text:p>
          </table:table-cell>
          <table:table-cell office:value-type="float" office:value="0.682556" calcext:value-type="float">
            <text:p>0.682556</text:p>
          </table:table-cell>
          <table:table-cell office:value-type="float" office:value="3.915788" calcext:value-type="float">
            <text:p>3.915788</text:p>
          </table:table-cell>
          <table:table-cell office:value-type="float" office:value="16" calcext:value-type="float">
            <text:p>16</text:p>
          </table:table-cell>
          <table:table-cell office:value-type="float" office:value="0.244737" calcext:value-type="float">
            <text:p>0.244737</text:p>
          </table:table-cell>
          <table:table-cell office:value-type="float" office:value="1" calcext:value-type="float">
            <text:p>1</text:p>
          </table:table-cell>
          <table:table-cell office:value-type="float" office:value="27156388" calcext:value-type="float">
            <text:p>27156388</text:p>
          </table:table-cell>
          <table:table-cell office:value-type="float" office:value="27156376" calcext:value-type="float">
            <text:p>2715637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.960974" calcext:value-type="float">
            <text:p>10.960974</text:p>
          </table:table-cell>
          <table:table-cell office:value-type="float" office:value="2.799086" calcext:value-type="float">
            <text:p>2.799086</text:p>
          </table:table-cell>
          <table:table-cell office:value-type="float" office:value="0.685061" calcext:value-type="float">
            <text:p>0.685061</text:p>
          </table:table-cell>
          <table:table-cell office:value-type="float" office:value="3.915911" calcext:value-type="float">
            <text:p>3.915911</text:p>
          </table:table-cell>
          <table:table-cell office:value-type="float" office:value="16" calcext:value-type="float">
            <text:p>16</text:p>
          </table:table-cell>
          <table:table-cell office:value-type="float" office:value="0.244744" calcext:value-type="float">
            <text:p>0.244744</text:p>
          </table:table-cell>
          <table:table-cell office:value-type="float" office:value="1" calcext:value-type="float">
            <text:p>1</text:p>
          </table:table-cell>
          <table:table-cell office:value-type="float" office:value="27040030" calcext:value-type="float">
            <text:p>27040030</text:p>
          </table:table-cell>
          <table:table-cell office:value-type="float" office:value="27040026" calcext:value-type="float">
            <text:p>2704002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1.003731" calcext:value-type="float">
            <text:p>11.003731</text:p>
          </table:table-cell>
          <table:table-cell office:value-type="float" office:value="2.808583" calcext:value-type="float">
            <text:p>2.808583</text:p>
          </table:table-cell>
          <table:table-cell office:value-type="float" office:value="0.687733" calcext:value-type="float">
            <text:p>0.687733</text:p>
          </table:table-cell>
          <table:table-cell office:value-type="float" office:value="3.917894" calcext:value-type="float">
            <text:p>3.917894</text:p>
          </table:table-cell>
          <table:table-cell office:value-type="float" office:value="16" calcext:value-type="float">
            <text:p>16</text:p>
          </table:table-cell>
          <table:table-cell office:value-type="float" office:value="0.244868" calcext:value-type="float">
            <text:p>0.2448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6923988" calcext:value-type="float">
            <text:p>2692398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1.053247" calcext:value-type="float">
            <text:p>11.053247</text:p>
          </table:table-cell>
          <table:table-cell office:value-type="float" office:value="2.820269" calcext:value-type="float">
            <text:p>2.820269</text:p>
          </table:table-cell>
          <table:table-cell office:value-type="float" office:value="0.690828" calcext:value-type="float">
            <text:p>0.690828</text:p>
          </table:table-cell>
          <table:table-cell office:value-type="float" office:value="3.919217" calcext:value-type="float">
            <text:p>3.919217</text:p>
          </table:table-cell>
          <table:table-cell office:value-type="float" office:value="16" calcext:value-type="float">
            <text:p>16</text:p>
          </table:table-cell>
          <table:table-cell office:value-type="float" office:value="0.244951" calcext:value-type="float">
            <text:p>0.244951</text:p>
          </table:table-cell>
          <table:table-cell office:value-type="float" office:value="1" calcext:value-type="float">
            <text:p>1</text:p>
          </table:table-cell>
          <table:table-cell office:value-type="float" office:value="26809140" calcext:value-type="float">
            <text:p>26809140</text:p>
          </table:table-cell>
          <table:table-cell office:value-type="float" office:value="26809148" calcext:value-type="float">
            <text:p>2680914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1.130922" calcext:value-type="float">
            <text:p>11.130922</text:p>
          </table:table-cell>
          <table:table-cell office:value-type="float" office:value="2.848444" calcext:value-type="float">
            <text:p>2.848444</text:p>
          </table:table-cell>
          <table:table-cell office:value-type="float" office:value="0.695683" calcext:value-type="float">
            <text:p>0.695683</text:p>
          </table:table-cell>
          <table:table-cell office:value-type="float" office:value="3.90772" calcext:value-type="float">
            <text:p>3.90772</text:p>
          </table:table-cell>
          <table:table-cell office:value-type="float" office:value="16" calcext:value-type="float">
            <text:p>16</text:p>
          </table:table-cell>
          <table:table-cell office:value-type="float" office:value="0.244233" calcext:value-type="float">
            <text:p>0.244233</text:p>
          </table:table-cell>
          <table:table-cell office:value-type="float" office:value="1" calcext:value-type="float">
            <text:p>1</text:p>
          </table:table-cell>
          <table:table-cell office:value-type="float" office:value="26694436" calcext:value-type="float">
            <text:p>26694436</text:p>
          </table:table-cell>
          <table:table-cell office:value-type="float" office:value="26694430" calcext:value-type="float">
            <text:p>2669443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1.176162" calcext:value-type="float">
            <text:p>11.176162</text:p>
          </table:table-cell>
          <table:table-cell office:value-type="float" office:value="2.864277" calcext:value-type="float">
            <text:p>2.864277</text:p>
          </table:table-cell>
          <table:table-cell office:value-type="float" office:value="0.69851" calcext:value-type="float">
            <text:p>0.69851</text:p>
          </table:table-cell>
          <table:table-cell office:value-type="float" office:value="3.901914" calcext:value-type="float">
            <text:p>3.901914</text:p>
          </table:table-cell>
          <table:table-cell office:value-type="float" office:value="16" calcext:value-type="float">
            <text:p>16</text:p>
          </table:table-cell>
          <table:table-cell office:value-type="float" office:value="0.24387" calcext:value-type="float">
            <text:p>0.24387</text:p>
          </table:table-cell>
          <table:table-cell office:value-type="float" office:value="1" calcext:value-type="float">
            <text:p>1</text:p>
          </table:table-cell>
          <table:table-cell office:value-type="float" office:value="26580012" calcext:value-type="float">
            <text:p>26580012</text:p>
          </table:table-cell>
          <table:table-cell office:value-type="float" office:value="26580016" calcext:value-type="float">
            <text:p>2658001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.221914" calcext:value-type="float">
            <text:p>11.221914</text:p>
          </table:table-cell>
          <table:table-cell office:value-type="float" office:value="2.875902" calcext:value-type="float">
            <text:p>2.875902</text:p>
          </table:table-cell>
          <table:table-cell office:value-type="float" office:value="0.70137" calcext:value-type="float">
            <text:p>0.70137</text:p>
          </table:table-cell>
          <table:table-cell office:value-type="float" office:value="3.902051" calcext:value-type="float">
            <text:p>3.902051</text:p>
          </table:table-cell>
          <table:table-cell office:value-type="float" office:value="16" calcext:value-type="float">
            <text:p>16</text:p>
          </table:table-cell>
          <table:table-cell office:value-type="float" office:value="0.243878" calcext:value-type="float">
            <text:p>0.243878</text:p>
          </table:table-cell>
          <table:table-cell office:value-type="float" office:value="1" calcext:value-type="float">
            <text:p>1</text:p>
          </table:table-cell>
          <table:table-cell office:value-type="float" office:value="26466492" calcext:value-type="float">
            <text:p>26466492</text:p>
          </table:table-cell>
          <table:table-cell office:value-type="float" office:value="26466488" calcext:value-type="float">
            <text:p>2646648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1.266252" calcext:value-type="float">
            <text:p>11.266252</text:p>
          </table:table-cell>
          <table:table-cell office:value-type="float" office:value="2.888429" calcext:value-type="float">
            <text:p>2.888429</text:p>
          </table:table-cell>
          <table:table-cell office:value-type="float" office:value="0.704141" calcext:value-type="float">
            <text:p>0.704141</text:p>
          </table:table-cell>
          <table:table-cell office:value-type="float" office:value="3.900477" calcext:value-type="float">
            <text:p>3.900477</text:p>
          </table:table-cell>
          <table:table-cell office:value-type="float" office:value="16" calcext:value-type="float">
            <text:p>16</text:p>
          </table:table-cell>
          <table:table-cell office:value-type="float" office:value="0.24378" calcext:value-type="float">
            <text:p>0.243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6353582" calcext:value-type="float">
            <text:p>2635358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1.311022" calcext:value-type="float">
            <text:p>11.311022</text:p>
          </table:table-cell>
          <table:table-cell office:value-type="float" office:value="2.899151" calcext:value-type="float">
            <text:p>2.899151</text:p>
          </table:table-cell>
          <table:table-cell office:value-type="float" office:value="0.706939" calcext:value-type="float">
            <text:p>0.706939</text:p>
          </table:table-cell>
          <table:table-cell office:value-type="float" office:value="3.901494" calcext:value-type="float">
            <text:p>3.901494</text:p>
          </table:table-cell>
          <table:table-cell office:value-type="float" office:value="16" calcext:value-type="float">
            <text:p>16</text:p>
          </table:table-cell>
          <table:table-cell office:value-type="float" office:value="0.243843" calcext:value-type="float">
            <text:p>0.243843</text:p>
          </table:table-cell>
          <table:table-cell office:value-type="float" office:value="1" calcext:value-type="float">
            <text:p>1</text:p>
          </table:table-cell>
          <table:table-cell office:value-type="float" office:value="26241342" calcext:value-type="float">
            <text:p>26241342</text:p>
          </table:table-cell>
          <table:table-cell office:value-type="float" office:value="26241356" calcext:value-type="float">
            <text:p>2624135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1.356531" calcext:value-type="float">
            <text:p>11.356531</text:p>
          </table:table-cell>
          <table:table-cell office:value-type="float" office:value="2.910811" calcext:value-type="float">
            <text:p>2.910811</text:p>
          </table:table-cell>
          <table:table-cell office:value-type="float" office:value="0.709783" calcext:value-type="float">
            <text:p>0.709783</text:p>
          </table:table-cell>
          <table:table-cell office:value-type="float" office:value="3.901501" calcext:value-type="float">
            <text:p>3.901501</text:p>
          </table:table-cell>
          <table:table-cell office:value-type="float" office:value="16" calcext:value-type="float">
            <text:p>16</text:p>
          </table:table-cell>
          <table:table-cell office:value-type="float" office:value="0.243844" calcext:value-type="float">
            <text:p>0.243844</text:p>
          </table:table-cell>
          <table:table-cell office:value-type="float" office:value="1" calcext:value-type="float">
            <text:p>1</text:p>
          </table:table-cell>
          <table:table-cell office:value-type="float" office:value="26129450" calcext:value-type="float">
            <text:p>26129450</text:p>
          </table:table-cell>
          <table:table-cell office:value-type="float" office:value="26129456" calcext:value-type="float">
            <text:p>2612945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1.40058" calcext:value-type="float">
            <text:p>11.40058</text:p>
          </table:table-cell>
          <table:table-cell office:value-type="float" office:value="2.922467" calcext:value-type="float">
            <text:p>2.922467</text:p>
          </table:table-cell>
          <table:table-cell office:value-type="float" office:value="0.712536" calcext:value-type="float">
            <text:p>0.712536</text:p>
          </table:table-cell>
          <table:table-cell office:value-type="float" office:value="3.901012" calcext:value-type="float">
            <text:p>3.901012</text:p>
          </table:table-cell>
          <table:table-cell office:value-type="float" office:value="16" calcext:value-type="float">
            <text:p>16</text:p>
          </table:table-cell>
          <table:table-cell office:value-type="float" office:value="0.243813" calcext:value-type="float">
            <text:p>0.243813</text:p>
          </table:table-cell>
          <table:table-cell office:value-type="float" office:value="1" calcext:value-type="float">
            <text:p>1</text:p>
          </table:table-cell>
          <table:table-cell office:value-type="float" office:value="26018162" calcext:value-type="float">
            <text:p>26018162</text:p>
          </table:table-cell>
          <table:table-cell office:value-type="float" office:value="26018164" calcext:value-type="float">
            <text:p>2601816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1.446333" calcext:value-type="float">
            <text:p>11.446333</text:p>
          </table:table-cell>
          <table:table-cell office:value-type="float" office:value="2.933821" calcext:value-type="float">
            <text:p>2.933821</text:p>
          </table:table-cell>
          <table:table-cell office:value-type="float" office:value="0.715396" calcext:value-type="float">
            <text:p>0.715396</text:p>
          </table:table-cell>
          <table:table-cell office:value-type="float" office:value="3.90151" calcext:value-type="float">
            <text:p>3.90151</text:p>
          </table:table-cell>
          <table:table-cell office:value-type="float" office:value="16" calcext:value-type="float">
            <text:p>16</text:p>
          </table:table-cell>
          <table:table-cell office:value-type="float" office:value="0.243844" calcext:value-type="float">
            <text:p>0.243844</text:p>
          </table:table-cell>
          <table:table-cell office:value-type="float" office:value="1" calcext:value-type="float">
            <text:p>1</text:p>
          </table:table-cell>
          <table:table-cell office:value-type="float" office:value="25907264" calcext:value-type="float">
            <text:p>25907264</text:p>
          </table:table-cell>
          <table:table-cell office:value-type="float" office:value="25907278" calcext:value-type="float">
            <text:p>2590727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1.490214" calcext:value-type="float">
            <text:p>11.490214</text:p>
          </table:table-cell>
          <table:table-cell office:value-type="float" office:value="2.944984" calcext:value-type="float">
            <text:p>2.944984</text:p>
          </table:table-cell>
          <table:table-cell office:value-type="float" office:value="0.718138" calcext:value-type="float">
            <text:p>0.718138</text:p>
          </table:table-cell>
          <table:table-cell office:value-type="float" office:value="3.901622" calcext:value-type="float">
            <text:p>3.901622</text:p>
          </table:table-cell>
          <table:table-cell office:value-type="float" office:value="16" calcext:value-type="float">
            <text:p>16</text:p>
          </table:table-cell>
          <table:table-cell office:value-type="float" office:value="0.243851" calcext:value-type="float">
            <text:p>0.243851</text:p>
          </table:table-cell>
          <table:table-cell office:value-type="float" office:value="1" calcext:value-type="float">
            <text:p>1</text:p>
          </table:table-cell>
          <table:table-cell office:value-type="float" office:value="25797216" calcext:value-type="float">
            <text:p>25797216</text:p>
          </table:table-cell>
          <table:table-cell office:value-type="float" office:value="25797226" calcext:value-type="float">
            <text:p>2579722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1.534531" calcext:value-type="float">
            <text:p>11.534531</text:p>
          </table:table-cell>
          <table:table-cell office:value-type="float" office:value="2.95476" calcext:value-type="float">
            <text:p>2.95476</text:p>
          </table:table-cell>
          <table:table-cell office:value-type="float" office:value="0.720908" calcext:value-type="float">
            <text:p>0.720908</text:p>
          </table:table-cell>
          <table:table-cell office:value-type="float" office:value="3.903712" calcext:value-type="float">
            <text:p>3.903712</text:p>
          </table:table-cell>
          <table:table-cell office:value-type="float" office:value="16" calcext:value-type="float">
            <text:p>16</text:p>
          </table:table-cell>
          <table:table-cell office:value-type="float" office:value="0.243982" calcext:value-type="float">
            <text:p>0.243982</text:p>
          </table:table-cell>
          <table:table-cell office:value-type="float" office:value="1" calcext:value-type="float">
            <text:p>1</text:p>
          </table:table-cell>
          <table:table-cell office:value-type="float" office:value="25687582" calcext:value-type="float">
            <text:p>25687582</text:p>
          </table:table-cell>
          <table:table-cell office:value-type="float" office:value="25687594" calcext:value-type="float">
            <text:p>2568759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1.579683" calcext:value-type="float">
            <text:p>11.579683</text:p>
          </table:table-cell>
          <table:table-cell office:value-type="float" office:value="2.965831" calcext:value-type="float">
            <text:p>2.965831</text:p>
          </table:table-cell>
          <table:table-cell office:value-type="float" office:value="0.72373" calcext:value-type="float">
            <text:p>0.72373</text:p>
          </table:table-cell>
          <table:table-cell office:value-type="float" office:value="3.904364" calcext:value-type="float">
            <text:p>3.904364</text:p>
          </table:table-cell>
          <table:table-cell office:value-type="float" office:value="16" calcext:value-type="float">
            <text:p>16</text:p>
          </table:table-cell>
          <table:table-cell office:value-type="float" office:value="0.244023" calcext:value-type="float">
            <text:p>0.244023</text:p>
          </table:table-cell>
          <table:table-cell office:value-type="float" office:value="1" calcext:value-type="float">
            <text:p>1</text:p>
          </table:table-cell>
          <table:table-cell office:value-type="float" office:value="25578586" calcext:value-type="float">
            <text:p>25578586</text:p>
          </table:table-cell>
          <table:table-cell office:value-type="float" office:value="25578590" calcext:value-type="float">
            <text:p>2557859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1.624218" calcext:value-type="float">
            <text:p>11.624218</text:p>
          </table:table-cell>
          <table:table-cell office:value-type="float" office:value="2.976231" calcext:value-type="float">
            <text:p>2.976231</text:p>
          </table:table-cell>
          <table:table-cell office:value-type="float" office:value="0.726514" calcext:value-type="float">
            <text:p>0.726514</text:p>
          </table:table-cell>
          <table:table-cell office:value-type="float" office:value="3.905684" calcext:value-type="float">
            <text:p>3.905684</text:p>
          </table:table-cell>
          <table:table-cell office:value-type="float" office:value="16" calcext:value-type="float">
            <text:p>16</text:p>
          </table:table-cell>
          <table:table-cell office:value-type="float" office:value="0.244105" calcext:value-type="float">
            <text:p>0.244105</text:p>
          </table:table-cell>
          <table:table-cell office:value-type="float" office:value="1" calcext:value-type="float">
            <text:p>1</text:p>
          </table:table-cell>
          <table:table-cell office:value-type="float" office:value="25469918" calcext:value-type="float">
            <text:p>25469918</text:p>
          </table:table-cell>
          <table:table-cell office:value-type="float" office:value="25469922" calcext:value-type="float">
            <text:p>2546992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1.668722" calcext:value-type="float">
            <text:p>11.668722</text:p>
          </table:table-cell>
          <table:table-cell office:value-type="float" office:value="2.986146" calcext:value-type="float">
            <text:p>2.986146</text:p>
          </table:table-cell>
          <table:table-cell office:value-type="float" office:value="0.729295" calcext:value-type="float">
            <text:p>0.729295</text:p>
          </table:table-cell>
          <table:table-cell office:value-type="float" office:value="3.907619" calcext:value-type="float">
            <text:p>3.907619</text:p>
          </table:table-cell>
          <table:table-cell office:value-type="float" office:value="16" calcext:value-type="float">
            <text:p>16</text:p>
          </table:table-cell>
          <table:table-cell office:value-type="float" office:value="0.244226" calcext:value-type="float">
            <text:p>0.244226</text:p>
          </table:table-cell>
          <table:table-cell office:value-type="float" office:value="1" calcext:value-type="float">
            <text:p>1</text:p>
          </table:table-cell>
          <table:table-cell office:value-type="float" office:value="25361916" calcext:value-type="float">
            <text:p>25361916</text:p>
          </table:table-cell>
          <table:table-cell office:value-type="float" office:value="25361912" calcext:value-type="float">
            <text:p>2536191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1.711142" calcext:value-type="float">
            <text:p>11.711142</text:p>
          </table:table-cell>
          <table:table-cell office:value-type="float" office:value="2.995791" calcext:value-type="float">
            <text:p>2.995791</text:p>
          </table:table-cell>
          <table:table-cell office:value-type="float" office:value="0.731946" calcext:value-type="float">
            <text:p>0.731946</text:p>
          </table:table-cell>
          <table:table-cell office:value-type="float" office:value="3.909199" calcext:value-type="float">
            <text:p>3.909199</text:p>
          </table:table-cell>
          <table:table-cell office:value-type="float" office:value="16" calcext:value-type="float">
            <text:p>16</text:p>
          </table:table-cell>
          <table:table-cell office:value-type="float" office:value="0.244325" calcext:value-type="float">
            <text:p>0.244325</text:p>
          </table:table-cell>
          <table:table-cell office:value-type="float" office:value="1" calcext:value-type="float">
            <text:p>1</text:p>
          </table:table-cell>
          <table:table-cell office:value-type="float" office:value="25254516" calcext:value-type="float">
            <text:p>25254516</text:p>
          </table:table-cell>
          <table:table-cell office:value-type="float" office:value="25254526" calcext:value-type="float">
            <text:p>2525452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.752314" calcext:value-type="float">
            <text:p>11.752314</text:p>
          </table:table-cell>
          <table:table-cell office:value-type="float" office:value="3.005278" calcext:value-type="float">
            <text:p>3.005278</text:p>
          </table:table-cell>
          <table:table-cell office:value-type="float" office:value="0.73452" calcext:value-type="float">
            <text:p>0.73452</text:p>
          </table:table-cell>
          <table:table-cell office:value-type="float" office:value="3.910558" calcext:value-type="float">
            <text:p>3.910558</text:p>
          </table:table-cell>
          <table:table-cell office:value-type="float" office:value="16" calcext:value-type="float">
            <text:p>16</text:p>
          </table:table-cell>
          <table:table-cell office:value-type="float" office:value="0.24441" calcext:value-type="float">
            <text:p>0.24441</text:p>
          </table:table-cell>
          <table:table-cell office:value-type="float" office:value="1" calcext:value-type="float">
            <text:p>1</text:p>
          </table:table-cell>
          <table:table-cell office:value-type="float" office:value="25147516" calcext:value-type="float">
            <text:p>25147516</text:p>
          </table:table-cell>
          <table:table-cell office:value-type="float" office:value="25147512" calcext:value-type="float">
            <text:p>2514751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1.793544" calcext:value-type="float">
            <text:p>11.793544</text:p>
          </table:table-cell>
          <table:table-cell office:value-type="float" office:value="3.014674" calcext:value-type="float">
            <text:p>3.014674</text:p>
          </table:table-cell>
          <table:table-cell office:value-type="float" office:value="0.737097" calcext:value-type="float">
            <text:p>0.737097</text:p>
          </table:table-cell>
          <table:table-cell office:value-type="float" office:value="3.912046" calcext:value-type="float">
            <text:p>3.912046</text:p>
          </table:table-cell>
          <table:table-cell office:value-type="float" office:value="16" calcext:value-type="float">
            <text:p>16</text:p>
          </table:table-cell>
          <table:table-cell office:value-type="float" office:value="0.244503" calcext:value-type="float">
            <text:p>0.244503</text:p>
          </table:table-cell>
          <table:table-cell office:value-type="float" office:value="1" calcext:value-type="float">
            <text:p>1</text:p>
          </table:table-cell>
          <table:table-cell office:value-type="float" office:value="25041208" calcext:value-type="float">
            <text:p>25041208</text:p>
          </table:table-cell>
          <table:table-cell office:value-type="float" office:value="25041204" calcext:value-type="float">
            <text:p>2504120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1.834724" calcext:value-type="float">
            <text:p>11.834724</text:p>
          </table:table-cell>
          <table:table-cell office:value-type="float" office:value="3.024044" calcext:value-type="float">
            <text:p>3.024044</text:p>
          </table:table-cell>
          <table:table-cell office:value-type="float" office:value="0.73967" calcext:value-type="float">
            <text:p>0.73967</text:p>
          </table:table-cell>
          <table:table-cell office:value-type="float" office:value="3.913542" calcext:value-type="float">
            <text:p>3.913542</text:p>
          </table:table-cell>
          <table:table-cell office:value-type="float" office:value="16" calcext:value-type="float">
            <text:p>16</text:p>
          </table:table-cell>
          <table:table-cell office:value-type="float" office:value="0.244596" calcext:value-type="float">
            <text:p>0.244596</text:p>
          </table:table-cell>
          <table:table-cell office:value-type="float" office:value="1" calcext:value-type="float">
            <text:p>1</text:p>
          </table:table-cell>
          <table:table-cell office:value-type="float" office:value="24935470" calcext:value-type="float">
            <text:p>24935470</text:p>
          </table:table-cell>
          <table:table-cell office:value-type="float" office:value="24935480" calcext:value-type="float">
            <text:p>2493548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1.876154" calcext:value-type="float">
            <text:p>11.876154</text:p>
          </table:table-cell>
          <table:table-cell office:value-type="float" office:value="3.033261" calcext:value-type="float">
            <text:p>3.033261</text:p>
          </table:table-cell>
          <table:table-cell office:value-type="float" office:value="0.74226" calcext:value-type="float">
            <text:p>0.74226</text:p>
          </table:table-cell>
          <table:table-cell office:value-type="float" office:value="3.915309" calcext:value-type="float">
            <text:p>3.915309</text:p>
          </table:table-cell>
          <table:table-cell office:value-type="float" office:value="16" calcext:value-type="float">
            <text:p>16</text:p>
          </table:table-cell>
          <table:table-cell office:value-type="float" office:value="0.244707" calcext:value-type="float">
            <text:p>0.244707</text:p>
          </table:table-cell>
          <table:table-cell office:value-type="float" office:value="1" calcext:value-type="float">
            <text:p>1</text:p>
          </table:table-cell>
          <table:table-cell office:value-type="float" office:value="24829908" calcext:value-type="float">
            <text:p>24829908</text:p>
          </table:table-cell>
          <table:table-cell office:value-type="float" office:value="24829910" calcext:value-type="float">
            <text:p>2482991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.917332" calcext:value-type="float">
            <text:p>11.917332</text:p>
          </table:table-cell>
          <table:table-cell office:value-type="float" office:value="3.04258" calcext:value-type="float">
            <text:p>3.04258</text:p>
          </table:table-cell>
          <table:table-cell office:value-type="float" office:value="0.744833" calcext:value-type="float">
            <text:p>0.744833</text:p>
          </table:table-cell>
          <table:table-cell office:value-type="float" office:value="3.916851" calcext:value-type="float">
            <text:p>3.916851</text:p>
          </table:table-cell>
          <table:table-cell office:value-type="float" office:value="16" calcext:value-type="float">
            <text:p>16</text:p>
          </table:table-cell>
          <table:table-cell office:value-type="float" office:value="0.244803" calcext:value-type="float">
            <text:p>0.244803</text:p>
          </table:table-cell>
          <table:table-cell office:value-type="float" office:value="1" calcext:value-type="float">
            <text:p>1</text:p>
          </table:table-cell>
          <table:table-cell office:value-type="float" office:value="24725174" calcext:value-type="float">
            <text:p>24725174</text:p>
          </table:table-cell>
          <table:table-cell office:value-type="float" office:value="24725178" calcext:value-type="float">
            <text:p>2472517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.958809" calcext:value-type="float">
            <text:p>11.958809</text:p>
          </table:table-cell>
          <table:table-cell office:value-type="float" office:value="3.051822" calcext:value-type="float">
            <text:p>3.051822</text:p>
          </table:table-cell>
          <table:table-cell office:value-type="float" office:value="0.747426" calcext:value-type="float">
            <text:p>0.747426</text:p>
          </table:table-cell>
          <table:table-cell office:value-type="float" office:value="3.91858" calcext:value-type="float">
            <text:p>3.91858</text:p>
          </table:table-cell>
          <table:table-cell office:value-type="float" office:value="16" calcext:value-type="float">
            <text:p>16</text:p>
          </table:table-cell>
          <table:table-cell office:value-type="float" office:value="0.244911" calcext:value-type="float">
            <text:p>0.244911</text:p>
          </table:table-cell>
          <table:table-cell office:value-type="float" office:value="1" calcext:value-type="float">
            <text:p>1</text:p>
          </table:table-cell>
          <table:table-cell office:value-type="float" office:value="24620866" calcext:value-type="float">
            <text:p>24620866</text:p>
          </table:table-cell>
          <table:table-cell office:value-type="float" office:value="24620868" calcext:value-type="float">
            <text:p>2462086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1.999838" calcext:value-type="float">
            <text:p>11.999838</text:p>
          </table:table-cell>
          <table:table-cell office:value-type="float" office:value="3.061368" calcext:value-type="float">
            <text:p>3.061368</text:p>
          </table:table-cell>
          <table:table-cell office:value-type="float" office:value="0.74999" calcext:value-type="float">
            <text:p>0.74999</text:p>
          </table:table-cell>
          <table:table-cell office:value-type="float" office:value="3.919763" calcext:value-type="float">
            <text:p>3.919763</text:p>
          </table:table-cell>
          <table:table-cell office:value-type="float" office:value="16" calcext:value-type="float">
            <text:p>16</text:p>
          </table:table-cell>
          <table:table-cell office:value-type="float" office:value="0.244985" calcext:value-type="float">
            <text:p>0.244985</text:p>
          </table:table-cell>
          <table:table-cell office:value-type="float" office:value="1" calcext:value-type="float">
            <text:p>1</text:p>
          </table:table-cell>
          <table:table-cell office:value-type="float" office:value="24516936" calcext:value-type="float">
            <text:p>24516936</text:p>
          </table:table-cell>
          <table:table-cell office:value-type="float" office:value="24516934" calcext:value-type="float">
            <text:p>2451693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2.041734" calcext:value-type="float">
            <text:p>12.041734</text:p>
          </table:table-cell>
          <table:table-cell office:value-type="float" office:value="3.070681" calcext:value-type="float">
            <text:p>3.070681</text:p>
          </table:table-cell>
          <table:table-cell office:value-type="float" office:value="0.752608" calcext:value-type="float">
            <text:p>0.752608</text:p>
          </table:table-cell>
          <table:table-cell office:value-type="float" office:value="3.921519" calcext:value-type="float">
            <text:p>3.921519</text:p>
          </table:table-cell>
          <table:table-cell office:value-type="float" office:value="16" calcext:value-type="float">
            <text:p>16</text:p>
          </table:table-cell>
          <table:table-cell office:value-type="float" office:value="0.245095" calcext:value-type="float">
            <text:p>0.245095</text:p>
          </table:table-cell>
          <table:table-cell office:value-type="float" office:value="1" calcext:value-type="float">
            <text:p>1</text:p>
          </table:table-cell>
          <table:table-cell office:value-type="float" office:value="24413706" calcext:value-type="float">
            <text:p>24413706</text:p>
          </table:table-cell>
          <table:table-cell office:value-type="float" office:value="24413710" calcext:value-type="float">
            <text:p>2441371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2.083668" calcext:value-type="float">
            <text:p>12.083668</text:p>
          </table:table-cell>
          <table:table-cell office:value-type="float" office:value="3.080181" calcext:value-type="float">
            <text:p>3.080181</text:p>
          </table:table-cell>
          <table:table-cell office:value-type="float" office:value="0.755229" calcext:value-type="float">
            <text:p>0.755229</text:p>
          </table:table-cell>
          <table:table-cell office:value-type="float" office:value="3.923038" calcext:value-type="float">
            <text:p>3.923038</text:p>
          </table:table-cell>
          <table:table-cell office:value-type="float" office:value="16" calcext:value-type="float">
            <text:p>16</text:p>
          </table:table-cell>
          <table:table-cell office:value-type="float" office:value="0.24519" calcext:value-type="float">
            <text:p>0.24519</text:p>
          </table:table-cell>
          <table:table-cell office:value-type="float" office:value="1" calcext:value-type="float">
            <text:p>1</text:p>
          </table:table-cell>
          <table:table-cell office:value-type="float" office:value="24310820" calcext:value-type="float">
            <text:p>24310820</text:p>
          </table:table-cell>
          <table:table-cell office:value-type="float" office:value="24310826" calcext:value-type="float">
            <text:p>2431082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2.125708" calcext:value-type="float">
            <text:p>12.125708</text:p>
          </table:table-cell>
          <table:table-cell office:value-type="float" office:value="3.089559" calcext:value-type="float">
            <text:p>3.089559</text:p>
          </table:table-cell>
          <table:table-cell office:value-type="float" office:value="0.757857" calcext:value-type="float">
            <text:p>0.757857</text:p>
          </table:table-cell>
          <table:table-cell office:value-type="float" office:value="3.924738" calcext:value-type="float">
            <text:p>3.924738</text:p>
          </table:table-cell>
          <table:table-cell office:value-type="float" office:value="16" calcext:value-type="float">
            <text:p>16</text:p>
          </table:table-cell>
          <table:table-cell office:value-type="float" office:value="0.245296" calcext:value-type="float">
            <text:p>0.245296</text:p>
          </table:table-cell>
          <table:table-cell office:value-type="float" office:value="1" calcext:value-type="float">
            <text:p>1</text:p>
          </table:table-cell>
          <table:table-cell office:value-type="float" office:value="24208844" calcext:value-type="float">
            <text:p>24208844</text:p>
          </table:table-cell>
          <table:table-cell office:value-type="float" office:value="24208852" calcext:value-type="float">
            <text:p>2420885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2.167207" calcext:value-type="float">
            <text:p>12.167207</text:p>
          </table:table-cell>
          <table:table-cell office:value-type="float" office:value="3.098909" calcext:value-type="float">
            <text:p>3.098909</text:p>
          </table:table-cell>
          <table:table-cell office:value-type="float" office:value="0.76045" calcext:value-type="float">
            <text:p>0.76045</text:p>
          </table:table-cell>
          <table:table-cell office:value-type="float" office:value="3.926287" calcext:value-type="float">
            <text:p>3.926287</text:p>
          </table:table-cell>
          <table:table-cell office:value-type="float" office:value="16" calcext:value-type="float">
            <text:p>16</text:p>
          </table:table-cell>
          <table:table-cell office:value-type="float" office:value="0.245393" calcext:value-type="float">
            <text:p>0.245393</text:p>
          </table:table-cell>
          <table:table-cell office:value-type="float" office:value="1" calcext:value-type="float">
            <text:p>1</text:p>
          </table:table-cell>
          <table:table-cell office:value-type="float" office:value="24107042" calcext:value-type="float">
            <text:p>24107042</text:p>
          </table:table-cell>
          <table:table-cell office:value-type="float" office:value="24107028" calcext:value-type="float">
            <text:p>2410702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2.217806" calcext:value-type="float">
            <text:p>12.217806</text:p>
          </table:table-cell>
          <table:table-cell office:value-type="float" office:value="3.109865" calcext:value-type="float">
            <text:p>3.109865</text:p>
          </table:table-cell>
          <table:table-cell office:value-type="float" office:value="0.763613" calcext:value-type="float">
            <text:p>0.763613</text:p>
          </table:table-cell>
          <table:table-cell office:value-type="float" office:value="3.928725" calcext:value-type="float">
            <text:p>3.928725</text:p>
          </table:table-cell>
          <table:table-cell office:value-type="float" office:value="16" calcext:value-type="float">
            <text:p>16</text:p>
          </table:table-cell>
          <table:table-cell office:value-type="float" office:value="0.245545" calcext:value-type="float">
            <text:p>0.2455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005584" calcext:value-type="float">
            <text:p>2400558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2.267089" calcext:value-type="float">
            <text:p>12.267089</text:p>
          </table:table-cell>
          <table:table-cell office:value-type="float" office:value="3.123645" calcext:value-type="float">
            <text:p>3.123645</text:p>
          </table:table-cell>
          <table:table-cell office:value-type="float" office:value="0.766693" calcext:value-type="float">
            <text:p>0.766693</text:p>
          </table:table-cell>
          <table:table-cell office:value-type="float" office:value="3.927171" calcext:value-type="float">
            <text:p>3.927171</text:p>
          </table:table-cell>
          <table:table-cell office:value-type="float" office:value="16" calcext:value-type="float">
            <text:p>16</text:p>
          </table:table-cell>
          <table:table-cell office:value-type="float" office:value="0.245448" calcext:value-type="float">
            <text:p>0.245448</text:p>
          </table:table-cell>
          <table:table-cell office:value-type="float" office:value="1" calcext:value-type="float">
            <text:p>1</text:p>
          </table:table-cell>
          <table:table-cell office:value-type="float" office:value="23904792" calcext:value-type="float">
            <text:p>23904792</text:p>
          </table:table-cell>
          <table:table-cell office:value-type="float" office:value="23904784" calcext:value-type="float">
            <text:p>2390478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2.319289" calcext:value-type="float">
            <text:p>12.319289</text:p>
          </table:table-cell>
          <table:table-cell office:value-type="float" office:value="3.137531" calcext:value-type="float">
            <text:p>3.137531</text:p>
          </table:table-cell>
          <table:table-cell office:value-type="float" office:value="0.769956" calcext:value-type="float">
            <text:p>0.769956</text:p>
          </table:table-cell>
          <table:table-cell office:value-type="float" office:value="3.926428" calcext:value-type="float">
            <text:p>3.926428</text:p>
          </table:table-cell>
          <table:table-cell office:value-type="float" office:value="16" calcext:value-type="float">
            <text:p>16</text:p>
          </table:table-cell>
          <table:table-cell office:value-type="float" office:value="0.245402" calcext:value-type="float">
            <text:p>0.245402</text:p>
          </table:table-cell>
          <table:table-cell office:value-type="float" office:value="1" calcext:value-type="float">
            <text:p>1</text:p>
          </table:table-cell>
          <table:table-cell office:value-type="float" office:value="23804912" calcext:value-type="float">
            <text:p>23804912</text:p>
          </table:table-cell>
          <table:table-cell office:value-type="float" office:value="23804908" calcext:value-type="float">
            <text:p>2380490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2.369421" calcext:value-type="float">
            <text:p>12.369421</text:p>
          </table:table-cell>
          <table:table-cell office:value-type="float" office:value="3.148598" calcext:value-type="float">
            <text:p>3.148598</text:p>
          </table:table-cell>
          <table:table-cell office:value-type="float" office:value="0.773089" calcext:value-type="float">
            <text:p>0.773089</text:p>
          </table:table-cell>
          <table:table-cell office:value-type="float" office:value="3.928549" calcext:value-type="float">
            <text:p>3.928549</text:p>
          </table:table-cell>
          <table:table-cell office:value-type="float" office:value="16" calcext:value-type="float">
            <text:p>16</text:p>
          </table:table-cell>
          <table:table-cell office:value-type="float" office:value="0.245534" calcext:value-type="float">
            <text:p>0.245534</text:p>
          </table:table-cell>
          <table:table-cell office:value-type="float" office:value="1" calcext:value-type="float">
            <text:p>1</text:p>
          </table:table-cell>
          <table:table-cell office:value-type="float" office:value="23704916" calcext:value-type="float">
            <text:p>23704916</text:p>
          </table:table-cell>
          <table:table-cell office:value-type="float" office:value="23704910" calcext:value-type="float">
            <text:p>2370491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2.420329" calcext:value-type="float">
            <text:p>12.420329</text:p>
          </table:table-cell>
          <table:table-cell office:value-type="float" office:value="3.162522" calcext:value-type="float">
            <text:p>3.162522</text:p>
          </table:table-cell>
          <table:table-cell office:value-type="float" office:value="0.776271" calcext:value-type="float">
            <text:p>0.776271</text:p>
          </table:table-cell>
          <table:table-cell office:value-type="float" office:value="3.92735" calcext:value-type="float">
            <text:p>3.92735</text:p>
          </table:table-cell>
          <table:table-cell office:value-type="float" office:value="16" calcext:value-type="float">
            <text:p>16</text:p>
          </table:table-cell>
          <table:table-cell office:value-type="float" office:value="0.245459" calcext:value-type="float">
            <text:p>0.245459</text:p>
          </table:table-cell>
          <table:table-cell office:value-type="float" office:value="1" calcext:value-type="float">
            <text:p>1</text:p>
          </table:table-cell>
          <table:table-cell office:value-type="float" office:value="23605540" calcext:value-type="float">
            <text:p>23605540</text:p>
          </table:table-cell>
          <table:table-cell office:value-type="float" office:value="23605532" calcext:value-type="float">
            <text:p>2360553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2.469666" calcext:value-type="float">
            <text:p>12.469666</text:p>
          </table:table-cell>
          <table:table-cell office:value-type="float" office:value="3.17803" calcext:value-type="float">
            <text:p>3.17803</text:p>
          </table:table-cell>
          <table:table-cell office:value-type="float" office:value="0.779354" calcext:value-type="float">
            <text:p>0.779354</text:p>
          </table:table-cell>
          <table:table-cell office:value-type="float" office:value="3.923709" calcext:value-type="float">
            <text:p>3.923709</text:p>
          </table:table-cell>
          <table:table-cell office:value-type="float" office:value="16" calcext:value-type="float">
            <text:p>16</text:p>
          </table:table-cell>
          <table:table-cell office:value-type="float" office:value="0.245232" calcext:value-type="float">
            <text:p>0.2452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506894" calcext:value-type="float">
            <text:p>2350689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2.522224" calcext:value-type="float">
            <text:p>12.522224</text:p>
          </table:table-cell>
          <table:table-cell office:value-type="float" office:value="3.19019" calcext:value-type="float">
            <text:p>3.19019</text:p>
          </table:table-cell>
          <table:table-cell office:value-type="float" office:value="0.782639" calcext:value-type="float">
            <text:p>0.782639</text:p>
          </table:table-cell>
          <table:table-cell office:value-type="float" office:value="3.925229" calcext:value-type="float">
            <text:p>3.925229</text:p>
          </table:table-cell>
          <table:table-cell office:value-type="float" office:value="16" calcext:value-type="float">
            <text:p>16</text:p>
          </table:table-cell>
          <table:table-cell office:value-type="float" office:value="0.245327" calcext:value-type="float">
            <text:p>0.245327</text:p>
          </table:table-cell>
          <table:table-cell office:value-type="float" office:value="1" calcext:value-type="float">
            <text:p>1</text:p>
          </table:table-cell>
          <table:table-cell office:value-type="float" office:value="23408652" calcext:value-type="float">
            <text:p>23408652</text:p>
          </table:table-cell>
          <table:table-cell office:value-type="float" office:value="23408640" calcext:value-type="float">
            <text:p>2340864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2.575484" calcext:value-type="float">
            <text:p>12.575484</text:p>
          </table:table-cell>
          <table:table-cell office:value-type="float" office:value="3.204612" calcext:value-type="float">
            <text:p>3.204612</text:p>
          </table:table-cell>
          <table:table-cell office:value-type="float" office:value="0.785968" calcext:value-type="float">
            <text:p>0.785968</text:p>
          </table:table-cell>
          <table:table-cell office:value-type="float" office:value="3.924183" calcext:value-type="float">
            <text:p>3.924183</text:p>
          </table:table-cell>
          <table:table-cell office:value-type="float" office:value="16" calcext:value-type="float">
            <text:p>16</text:p>
          </table:table-cell>
          <table:table-cell office:value-type="float" office:value="0.245261" calcext:value-type="float">
            <text:p>0.245261</text:p>
          </table:table-cell>
          <table:table-cell office:value-type="float" office:value="1" calcext:value-type="float">
            <text:p>1</text:p>
          </table:table-cell>
          <table:table-cell office:value-type="float" office:value="23310736" calcext:value-type="float">
            <text:p>23310736</text:p>
          </table:table-cell>
          <table:table-cell office:value-type="float" office:value="23310740" calcext:value-type="float">
            <text:p>2331074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2.62403" calcext:value-type="float">
            <text:p>12.62403</text:p>
          </table:table-cell>
          <table:table-cell office:value-type="float" office:value="3.217411" calcext:value-type="float">
            <text:p>3.217411</text:p>
          </table:table-cell>
          <table:table-cell office:value-type="float" office:value="0.789002" calcext:value-type="float">
            <text:p>0.789002</text:p>
          </table:table-cell>
          <table:table-cell office:value-type="float" office:value="3.923661" calcext:value-type="float">
            <text:p>3.923661</text:p>
          </table:table-cell>
          <table:table-cell office:value-type="float" office:value="16" calcext:value-type="float">
            <text:p>16</text:p>
          </table:table-cell>
          <table:table-cell office:value-type="float" office:value="0.245229" calcext:value-type="float">
            <text:p>0.245229</text:p>
          </table:table-cell>
          <table:table-cell office:value-type="float" office:value="1" calcext:value-type="float">
            <text:p>1</text:p>
          </table:table-cell>
          <table:table-cell office:value-type="float" office:value="23213542" calcext:value-type="float">
            <text:p>23213542</text:p>
          </table:table-cell>
          <table:table-cell office:value-type="float" office:value="23213544" calcext:value-type="float">
            <text:p>2321354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.673418" calcext:value-type="float">
            <text:p>12.673418</text:p>
          </table:table-cell>
          <table:table-cell office:value-type="float" office:value="3.231301" calcext:value-type="float">
            <text:p>3.231301</text:p>
          </table:table-cell>
          <table:table-cell office:value-type="float" office:value="0.792089" calcext:value-type="float">
            <text:p>0.792089</text:p>
          </table:table-cell>
          <table:table-cell office:value-type="float" office:value="3.922079" calcext:value-type="float">
            <text:p>3.922079</text:p>
          </table:table-cell>
          <table:table-cell office:value-type="float" office:value="16" calcext:value-type="float">
            <text:p>16</text:p>
          </table:table-cell>
          <table:table-cell office:value-type="float" office:value="0.24513" calcext:value-type="float">
            <text:p>0.245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116444" calcext:value-type="float">
            <text:p>2311644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2.714583" calcext:value-type="float">
            <text:p>12.714583</text:p>
          </table:table-cell>
          <table:table-cell office:value-type="float" office:value="3.242908" calcext:value-type="float">
            <text:p>3.242908</text:p>
          </table:table-cell>
          <table:table-cell office:value-type="float" office:value="0.794661" calcext:value-type="float">
            <text:p>0.794661</text:p>
          </table:table-cell>
          <table:table-cell office:value-type="float" office:value="3.920734" calcext:value-type="float">
            <text:p>3.920734</text:p>
          </table:table-cell>
          <table:table-cell office:value-type="float" office:value="16" calcext:value-type="float">
            <text:p>16</text:p>
          </table:table-cell>
          <table:table-cell office:value-type="float" office:value="0.245046" calcext:value-type="float">
            <text:p>0.245046</text:p>
          </table:table-cell>
          <table:table-cell office:value-type="float" office:value="1" calcext:value-type="float">
            <text:p>1</text:p>
          </table:table-cell>
          <table:table-cell office:value-type="float" office:value="23020052" calcext:value-type="float">
            <text:p>23020052</text:p>
          </table:table-cell>
          <table:table-cell office:value-type="float" office:value="23020044" calcext:value-type="float">
            <text:p>2302004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2.756706" calcext:value-type="float">
            <text:p>12.756706</text:p>
          </table:table-cell>
          <table:table-cell office:value-type="float" office:value="3.25266" calcext:value-type="float">
            <text:p>3.25266</text:p>
          </table:table-cell>
          <table:table-cell office:value-type="float" office:value="0.797294" calcext:value-type="float">
            <text:p>0.797294</text:p>
          </table:table-cell>
          <table:table-cell office:value-type="float" office:value="3.92193" calcext:value-type="float">
            <text:p>3.92193</text:p>
          </table:table-cell>
          <table:table-cell office:value-type="float" office:value="16" calcext:value-type="float">
            <text:p>16</text:p>
          </table:table-cell>
          <table:table-cell office:value-type="float" office:value="0.245121" calcext:value-type="float">
            <text:p>0.245121</text:p>
          </table:table-cell>
          <table:table-cell office:value-type="float" office:value="1" calcext:value-type="float">
            <text:p>1</text:p>
          </table:table-cell>
          <table:table-cell office:value-type="float" office:value="22924344" calcext:value-type="float">
            <text:p>22924344</text:p>
          </table:table-cell>
          <table:table-cell office:value-type="float" office:value="22924348" calcext:value-type="float">
            <text:p>2292434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2.798583" calcext:value-type="float">
            <text:p>12.798583</text:p>
          </table:table-cell>
          <table:table-cell office:value-type="float" office:value="3.263204" calcext:value-type="float">
            <text:p>3.263204</text:p>
          </table:table-cell>
          <table:table-cell office:value-type="float" office:value="0.799911" calcext:value-type="float">
            <text:p>0.799911</text:p>
          </table:table-cell>
          <table:table-cell office:value-type="float" office:value="3.922091" calcext:value-type="float">
            <text:p>3.922091</text:p>
          </table:table-cell>
          <table:table-cell office:value-type="float" office:value="16" calcext:value-type="float">
            <text:p>16</text:p>
          </table:table-cell>
          <table:table-cell office:value-type="float" office:value="0.245131" calcext:value-type="float">
            <text:p>0.245131</text:p>
          </table:table-cell>
          <table:table-cell office:value-type="float" office:value="1" calcext:value-type="float">
            <text:p>1</text:p>
          </table:table-cell>
          <table:table-cell office:value-type="float" office:value="22828712" calcext:value-type="float">
            <text:p>22828712</text:p>
          </table:table-cell>
          <table:table-cell office:value-type="float" office:value="22828720" calcext:value-type="float">
            <text:p>2282872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2.842367" calcext:value-type="float">
            <text:p>12.842367</text:p>
          </table:table-cell>
          <table:table-cell office:value-type="float" office:value="3.272751" calcext:value-type="float">
            <text:p>3.272751</text:p>
          </table:table-cell>
          <table:table-cell office:value-type="float" office:value="0.802648" calcext:value-type="float">
            <text:p>0.802648</text:p>
          </table:table-cell>
          <table:table-cell office:value-type="float" office:value="3.924028" calcext:value-type="float">
            <text:p>3.924028</text:p>
          </table:table-cell>
          <table:table-cell office:value-type="float" office:value="16" calcext:value-type="float">
            <text:p>16</text:p>
          </table:table-cell>
          <table:table-cell office:value-type="float" office:value="0.245252" calcext:value-type="float">
            <text:p>0.245252</text:p>
          </table:table-cell>
          <table:table-cell office:value-type="float" office:value="1" calcext:value-type="float">
            <text:p>1</text:p>
          </table:table-cell>
          <table:table-cell office:value-type="float" office:value="22733758" calcext:value-type="float">
            <text:p>22733758</text:p>
          </table:table-cell>
          <table:table-cell office:value-type="float" office:value="22733762" calcext:value-type="float">
            <text:p>2273376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2.888228" calcext:value-type="float">
            <text:p>12.888228</text:p>
          </table:table-cell>
          <table:table-cell office:value-type="float" office:value="3.287468" calcext:value-type="float">
            <text:p>3.287468</text:p>
          </table:table-cell>
          <table:table-cell office:value-type="float" office:value="0.805514" calcext:value-type="float">
            <text:p>0.805514</text:p>
          </table:table-cell>
          <table:table-cell office:value-type="float" office:value="3.920412" calcext:value-type="float">
            <text:p>3.920412</text:p>
          </table:table-cell>
          <table:table-cell office:value-type="float" office:value="16" calcext:value-type="float">
            <text:p>16</text:p>
          </table:table-cell>
          <table:table-cell office:value-type="float" office:value="0.245026" calcext:value-type="float">
            <text:p>0.245026</text:p>
          </table:table-cell>
          <table:table-cell office:value-type="float" office:value="1" calcext:value-type="float">
            <text:p>1</text:p>
          </table:table-cell>
          <table:table-cell office:value-type="float" office:value="22638994" calcext:value-type="float">
            <text:p>22638994</text:p>
          </table:table-cell>
          <table:table-cell office:value-type="float" office:value="22638996" calcext:value-type="float">
            <text:p>2263899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2.930924" calcext:value-type="float">
            <text:p>12.930924</text:p>
          </table:table-cell>
          <table:table-cell office:value-type="float" office:value="3.297453" calcext:value-type="float">
            <text:p>3.297453</text:p>
          </table:table-cell>
          <table:table-cell office:value-type="float" office:value="0.808183" calcext:value-type="float">
            <text:p>0.808183</text:p>
          </table:table-cell>
          <table:table-cell office:value-type="float" office:value="3.921489" calcext:value-type="float">
            <text:p>3.921489</text:p>
          </table:table-cell>
          <table:table-cell office:value-type="float" office:value="16" calcext:value-type="float">
            <text:p>16</text:p>
          </table:table-cell>
          <table:table-cell office:value-type="float" office:value="0.245093" calcext:value-type="float">
            <text:p>0.245093</text:p>
          </table:table-cell>
          <table:table-cell office:value-type="float" office:value="1" calcext:value-type="float">
            <text:p>1</text:p>
          </table:table-cell>
          <table:table-cell office:value-type="float" office:value="22545180" calcext:value-type="float">
            <text:p>22545180</text:p>
          </table:table-cell>
          <table:table-cell office:value-type="float" office:value="22545186" calcext:value-type="float">
            <text:p>2254518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2.973494" calcext:value-type="float">
            <text:p>12.973494</text:p>
          </table:table-cell>
          <table:table-cell office:value-type="float" office:value="3.309112" calcext:value-type="float">
            <text:p>3.309112</text:p>
          </table:table-cell>
          <table:table-cell office:value-type="float" office:value="0.810843" calcext:value-type="float">
            <text:p>0.810843</text:p>
          </table:table-cell>
          <table:table-cell office:value-type="float" office:value="3.920536" calcext:value-type="float">
            <text:p>3.920536</text:p>
          </table:table-cell>
          <table:table-cell office:value-type="float" office:value="16" calcext:value-type="float">
            <text:p>16</text:p>
          </table:table-cell>
          <table:table-cell office:value-type="float" office:value="0.245034" calcext:value-type="float">
            <text:p>0.245034</text:p>
          </table:table-cell>
          <table:table-cell office:value-type="float" office:value="1" calcext:value-type="float">
            <text:p>1</text:p>
          </table:table-cell>
          <table:table-cell office:value-type="float" office:value="22451798" calcext:value-type="float">
            <text:p>22451798</text:p>
          </table:table-cell>
          <table:table-cell office:value-type="float" office:value="22451796" calcext:value-type="float">
            <text:p>2245179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3.027696" calcext:value-type="float">
            <text:p>13.027696</text:p>
          </table:table-cell>
          <table:table-cell office:value-type="float" office:value="3.319044" calcext:value-type="float">
            <text:p>3.319044</text:p>
          </table:table-cell>
          <table:table-cell office:value-type="float" office:value="0.814231" calcext:value-type="float">
            <text:p>0.814231</text:p>
          </table:table-cell>
          <table:table-cell office:value-type="float" office:value="3.925135" calcext:value-type="float">
            <text:p>3.925135</text:p>
          </table:table-cell>
          <table:table-cell office:value-type="float" office:value="16" calcext:value-type="float">
            <text:p>16</text:p>
          </table:table-cell>
          <table:table-cell office:value-type="float" office:value="0.245321" calcext:value-type="float">
            <text:p>0.245321</text:p>
          </table:table-cell>
          <table:table-cell office:value-type="float" office:value="1" calcext:value-type="float">
            <text:p>1</text:p>
          </table:table-cell>
          <table:table-cell office:value-type="float" office:value="22358500" calcext:value-type="float">
            <text:p>22358500</text:p>
          </table:table-cell>
          <table:table-cell office:value-type="float" office:value="22358502" calcext:value-type="float">
            <text:p>2235850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3.089176" calcext:value-type="float">
            <text:p>13.089176</text:p>
          </table:table-cell>
          <table:table-cell office:value-type="float" office:value="3.331635" calcext:value-type="float">
            <text:p>3.331635</text:p>
          </table:table-cell>
          <table:table-cell office:value-type="float" office:value="0.818074" calcext:value-type="float">
            <text:p>0.818074</text:p>
          </table:table-cell>
          <table:table-cell office:value-type="float" office:value="3.928755" calcext:value-type="float">
            <text:p>3.928755</text:p>
          </table:table-cell>
          <table:table-cell office:value-type="float" office:value="16" calcext:value-type="float">
            <text:p>16</text:p>
          </table:table-cell>
          <table:table-cell office:value-type="float" office:value="0.245547" calcext:value-type="float">
            <text:p>0.245547</text:p>
          </table:table-cell>
          <table:table-cell office:value-type="float" office:value="1" calcext:value-type="float">
            <text:p>1</text:p>
          </table:table-cell>
          <table:table-cell office:value-type="float" office:value="22265904" calcext:value-type="float">
            <text:p>22265904</text:p>
          </table:table-cell>
          <table:table-cell office:value-type="float" office:value="22265906" calcext:value-type="float">
            <text:p>2226590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3.139965" calcext:value-type="float">
            <text:p>13.139965</text:p>
          </table:table-cell>
          <table:table-cell office:value-type="float" office:value="3.34412" calcext:value-type="float">
            <text:p>3.34412</text:p>
          </table:table-cell>
          <table:table-cell office:value-type="float" office:value="0.821248" calcext:value-type="float">
            <text:p>0.821248</text:p>
          </table:table-cell>
          <table:table-cell office:value-type="float" office:value="3.929274" calcext:value-type="float">
            <text:p>3.929274</text:p>
          </table:table-cell>
          <table:table-cell office:value-type="float" office:value="16" calcext:value-type="float">
            <text:p>16</text:p>
          </table:table-cell>
          <table:table-cell office:value-type="float" office:value="0.24558" calcext:value-type="float">
            <text:p>0.24558</text:p>
          </table:table-cell>
          <table:table-cell office:value-type="float" office:value="1" calcext:value-type="float">
            <text:p>1</text:p>
          </table:table-cell>
          <table:table-cell office:value-type="float" office:value="22173668" calcext:value-type="float">
            <text:p>22173668</text:p>
          </table:table-cell>
          <table:table-cell office:value-type="float" office:value="22173664" calcext:value-type="float">
            <text:p>2217366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3.190583" calcext:value-type="float">
            <text:p>13.190583</text:p>
          </table:table-cell>
          <table:table-cell office:value-type="float" office:value="3.356959" calcext:value-type="float">
            <text:p>3.356959</text:p>
          </table:table-cell>
          <table:table-cell office:value-type="float" office:value="0.824411" calcext:value-type="float">
            <text:p>0.824411</text:p>
          </table:table-cell>
          <table:table-cell office:value-type="float" office:value="3.929325" calcext:value-type="float">
            <text:p>3.929325</text:p>
          </table:table-cell>
          <table:table-cell office:value-type="float" office:value="16" calcext:value-type="float">
            <text:p>16</text:p>
          </table:table-cell>
          <table:table-cell office:value-type="float" office:value="0.245583" calcext:value-type="float">
            <text:p>0.245583</text:p>
          </table:table-cell>
          <table:table-cell office:value-type="float" office:value="1" calcext:value-type="float">
            <text:p>1</text:p>
          </table:table-cell>
          <table:table-cell office:value-type="float" office:value="22081708" calcext:value-type="float">
            <text:p>22081708</text:p>
          </table:table-cell>
          <table:table-cell office:value-type="float" office:value="22081712" calcext:value-type="float">
            <text:p>2208171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3.238248" calcext:value-type="float">
            <text:p>13.238248</text:p>
          </table:table-cell>
          <table:table-cell office:value-type="float" office:value="3.374061" calcext:value-type="float">
            <text:p>3.374061</text:p>
          </table:table-cell>
          <table:table-cell office:value-type="float" office:value="0.827391" calcext:value-type="float">
            <text:p>0.827391</text:p>
          </table:table-cell>
          <table:table-cell office:value-type="float" office:value="3.923535" calcext:value-type="float">
            <text:p>3.923535</text:p>
          </table:table-cell>
          <table:table-cell office:value-type="float" office:value="16" calcext:value-type="float">
            <text:p>16</text:p>
          </table:table-cell>
          <table:table-cell office:value-type="float" office:value="0.245221" calcext:value-type="float">
            <text:p>0.245221</text:p>
          </table:table-cell>
          <table:table-cell office:value-type="float" office:value="1" calcext:value-type="float">
            <text:p>1</text:p>
          </table:table-cell>
          <table:table-cell office:value-type="float" office:value="21990322" calcext:value-type="float">
            <text:p>21990322</text:p>
          </table:table-cell>
          <table:table-cell office:value-type="float" office:value="21990324" calcext:value-type="float">
            <text:p>2199032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3.285259" calcext:value-type="float">
            <text:p>13.285259</text:p>
          </table:table-cell>
          <table:table-cell office:value-type="float" office:value="3.385125" calcext:value-type="float">
            <text:p>3.385125</text:p>
          </table:table-cell>
          <table:table-cell office:value-type="float" office:value="0.830329" calcext:value-type="float">
            <text:p>0.830329</text:p>
          </table:table-cell>
          <table:table-cell office:value-type="float" office:value="3.9246" calcext:value-type="float">
            <text:p>3.9246</text:p>
          </table:table-cell>
          <table:table-cell office:value-type="float" office:value="16" calcext:value-type="float">
            <text:p>16</text:p>
          </table:table-cell>
          <table:table-cell office:value-type="float" office:value="0.245287" calcext:value-type="float">
            <text:p>0.245287</text:p>
          </table:table-cell>
          <table:table-cell office:value-type="float" office:value="1" calcext:value-type="float">
            <text:p>1</text:p>
          </table:table-cell>
          <table:table-cell office:value-type="float" office:value="21899678" calcext:value-type="float">
            <text:p>21899678</text:p>
          </table:table-cell>
          <table:table-cell office:value-type="float" office:value="21899680" calcext:value-type="float">
            <text:p>2189968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3.331461" calcext:value-type="float">
            <text:p>13.331461</text:p>
          </table:table-cell>
          <table:table-cell office:value-type="float" office:value="3.396436" calcext:value-type="float">
            <text:p>3.396436</text:p>
          </table:table-cell>
          <table:table-cell office:value-type="float" office:value="0.833216" calcext:value-type="float">
            <text:p>0.833216</text:p>
          </table:table-cell>
          <table:table-cell office:value-type="float" office:value="3.925133" calcext:value-type="float">
            <text:p>3.925133</text:p>
          </table:table-cell>
          <table:table-cell office:value-type="float" office:value="16" calcext:value-type="float">
            <text:p>16</text:p>
          </table:table-cell>
          <table:table-cell office:value-type="float" office:value="0.245321" calcext:value-type="float">
            <text:p>0.245321</text:p>
          </table:table-cell>
          <table:table-cell office:value-type="float" office:value="1" calcext:value-type="float">
            <text:p>1</text:p>
          </table:table-cell>
          <table:table-cell office:value-type="float" office:value="21809208" calcext:value-type="float">
            <text:p>21809208</text:p>
          </table:table-cell>
          <table:table-cell office:value-type="float" office:value="21809224" calcext:value-type="float">
            <text:p>2180922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3.378351" calcext:value-type="float">
            <text:p>13.378351</text:p>
          </table:table-cell>
          <table:table-cell office:value-type="float" office:value="3.409496" calcext:value-type="float">
            <text:p>3.409496</text:p>
          </table:table-cell>
          <table:table-cell office:value-type="float" office:value="0.836147" calcext:value-type="float">
            <text:p>0.836147</text:p>
          </table:table-cell>
          <table:table-cell office:value-type="float" office:value="3.92385" calcext:value-type="float">
            <text:p>3.92385</text:p>
          </table:table-cell>
          <table:table-cell office:value-type="float" office:value="16" calcext:value-type="float">
            <text:p>16</text:p>
          </table:table-cell>
          <table:table-cell office:value-type="float" office:value="0.245241" calcext:value-type="float">
            <text:p>0.245241</text:p>
          </table:table-cell>
          <table:table-cell office:value-type="float" office:value="1" calcext:value-type="float">
            <text:p>1</text:p>
          </table:table-cell>
          <table:table-cell office:value-type="float" office:value="21719050" calcext:value-type="float">
            <text:p>21719050</text:p>
          </table:table-cell>
          <table:table-cell office:value-type="float" office:value="21719060" calcext:value-type="float">
            <text:p>2171906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.424042" calcext:value-type="float">
            <text:p>13.424042</text:p>
          </table:table-cell>
          <table:table-cell office:value-type="float" office:value="3.420366" calcext:value-type="float">
            <text:p>3.420366</text:p>
          </table:table-cell>
          <table:table-cell office:value-type="float" office:value="0.839003" calcext:value-type="float">
            <text:p>0.839003</text:p>
          </table:table-cell>
          <table:table-cell office:value-type="float" office:value="3.924739" calcext:value-type="float">
            <text:p>3.924739</text:p>
          </table:table-cell>
          <table:table-cell office:value-type="float" office:value="16" calcext:value-type="float">
            <text:p>16</text:p>
          </table:table-cell>
          <table:table-cell office:value-type="float" office:value="0.245296" calcext:value-type="float">
            <text:p>0.245296</text:p>
          </table:table-cell>
          <table:table-cell office:value-type="float" office:value="1" calcext:value-type="float">
            <text:p>1</text:p>
          </table:table-cell>
          <table:table-cell office:value-type="float" office:value="21629326" calcext:value-type="float">
            <text:p>21629326</text:p>
          </table:table-cell>
          <table:table-cell office:value-type="float" office:value="21629338" calcext:value-type="float">
            <text:p>2162933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3.469508" calcext:value-type="float">
            <text:p>13.469508</text:p>
          </table:table-cell>
          <table:table-cell office:value-type="float" office:value="3.432245" calcext:value-type="float">
            <text:p>3.432245</text:p>
          </table:table-cell>
          <table:table-cell office:value-type="float" office:value="0.841844" calcext:value-type="float">
            <text:p>0.841844</text:p>
          </table:table-cell>
          <table:table-cell office:value-type="float" office:value="3.924402" calcext:value-type="float">
            <text:p>3.924402</text:p>
          </table:table-cell>
          <table:table-cell office:value-type="float" office:value="16" calcext:value-type="float">
            <text:p>16</text:p>
          </table:table-cell>
          <table:table-cell office:value-type="float" office:value="0.245275" calcext:value-type="float">
            <text:p>0.245275</text:p>
          </table:table-cell>
          <table:table-cell office:value-type="float" office:value="1" calcext:value-type="float">
            <text:p>1</text:p>
          </table:table-cell>
          <table:table-cell office:value-type="float" office:value="21540348" calcext:value-type="float">
            <text:p>21540348</text:p>
          </table:table-cell>
          <table:table-cell office:value-type="float" office:value="21540352" calcext:value-type="float">
            <text:p>2154035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3.513235" calcext:value-type="float">
            <text:p>13.513235</text:p>
          </table:table-cell>
          <table:table-cell office:value-type="float" office:value="3.443812" calcext:value-type="float">
            <text:p>3.443812</text:p>
          </table:table-cell>
          <table:table-cell office:value-type="float" office:value="0.844577" calcext:value-type="float">
            <text:p>0.844577</text:p>
          </table:table-cell>
          <table:table-cell office:value-type="float" office:value="3.923918" calcext:value-type="float">
            <text:p>3.923918</text:p>
          </table:table-cell>
          <table:table-cell office:value-type="float" office:value="16" calcext:value-type="float">
            <text:p>16</text:p>
          </table:table-cell>
          <table:table-cell office:value-type="float" office:value="0.245245" calcext:value-type="float">
            <text:p>0.245245</text:p>
          </table:table-cell>
          <table:table-cell office:value-type="float" office:value="1" calcext:value-type="float">
            <text:p>1</text:p>
          </table:table-cell>
          <table:table-cell office:value-type="float" office:value="21451568" calcext:value-type="float">
            <text:p>21451568</text:p>
          </table:table-cell>
          <table:table-cell office:value-type="float" office:value="21451584" calcext:value-type="float">
            <text:p>2145158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3.557637" calcext:value-type="float">
            <text:p>13.557637</text:p>
          </table:table-cell>
          <table:table-cell office:value-type="float" office:value="3.454028" calcext:value-type="float">
            <text:p>3.454028</text:p>
          </table:table-cell>
          <table:table-cell office:value-type="float" office:value="0.847352" calcext:value-type="float">
            <text:p>0.847352</text:p>
          </table:table-cell>
          <table:table-cell office:value-type="float" office:value="3.925167" calcext:value-type="float">
            <text:p>3.925167</text:p>
          </table:table-cell>
          <table:table-cell office:value-type="float" office:value="16" calcext:value-type="float">
            <text:p>16</text:p>
          </table:table-cell>
          <table:table-cell office:value-type="float" office:value="0.245323" calcext:value-type="float">
            <text:p>0.245323</text:p>
          </table:table-cell>
          <table:table-cell office:value-type="float" office:value="1" calcext:value-type="float">
            <text:p>1</text:p>
          </table:table-cell>
          <table:table-cell office:value-type="float" office:value="21363208" calcext:value-type="float">
            <text:p>21363208</text:p>
          </table:table-cell>
          <table:table-cell office:value-type="float" office:value="21363200" calcext:value-type="float">
            <text:p>2136320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3.602124" calcext:value-type="float">
            <text:p>13.602124</text:p>
          </table:table-cell>
          <table:table-cell office:value-type="float" office:value="3.464279" calcext:value-type="float">
            <text:p>3.464279</text:p>
          </table:table-cell>
          <table:table-cell office:value-type="float" office:value="0.850133" calcext:value-type="float">
            <text:p>0.850133</text:p>
          </table:table-cell>
          <table:table-cell office:value-type="float" office:value="3.926393" calcext:value-type="float">
            <text:p>3.926393</text:p>
          </table:table-cell>
          <table:table-cell office:value-type="float" office:value="16" calcext:value-type="float">
            <text:p>16</text:p>
          </table:table-cell>
          <table:table-cell office:value-type="float" office:value="0.2454" calcext:value-type="float">
            <text:p>0.2454</text:p>
          </table:table-cell>
          <table:table-cell office:value-type="float" office:value="1" calcext:value-type="float">
            <text:p>1</text:p>
          </table:table-cell>
          <table:table-cell office:value-type="float" office:value="21275484" calcext:value-type="float">
            <text:p>21275484</text:p>
          </table:table-cell>
          <table:table-cell office:value-type="float" office:value="21275488" calcext:value-type="float">
            <text:p>2127548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3.646293" calcext:value-type="float">
            <text:p>13.646293</text:p>
          </table:table-cell>
          <table:table-cell office:value-type="float" office:value="3.474012" calcext:value-type="float">
            <text:p>3.474012</text:p>
          </table:table-cell>
          <table:table-cell office:value-type="float" office:value="0.852893" calcext:value-type="float">
            <text:p>0.852893</text:p>
          </table:table-cell>
          <table:table-cell office:value-type="float" office:value="3.928108" calcext:value-type="float">
            <text:p>3.928108</text:p>
          </table:table-cell>
          <table:table-cell office:value-type="float" office:value="16" calcext:value-type="float">
            <text:p>16</text:p>
          </table:table-cell>
          <table:table-cell office:value-type="float" office:value="0.245507" calcext:value-type="float">
            <text:p>0.245507</text:p>
          </table:table-cell>
          <table:table-cell office:value-type="float" office:value="1" calcext:value-type="float">
            <text:p>1</text:p>
          </table:table-cell>
          <table:table-cell office:value-type="float" office:value="21188180" calcext:value-type="float">
            <text:p>21188180</text:p>
          </table:table-cell>
          <table:table-cell office:value-type="float" office:value="21188192" calcext:value-type="float">
            <text:p>2118819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3.690173" calcext:value-type="float">
            <text:p>13.690173</text:p>
          </table:table-cell>
          <table:table-cell office:value-type="float" office:value="3.484305" calcext:value-type="float">
            <text:p>3.484305</text:p>
          </table:table-cell>
          <table:table-cell office:value-type="float" office:value="0.855636" calcext:value-type="float">
            <text:p>0.855636</text:p>
          </table:table-cell>
          <table:table-cell office:value-type="float" office:value="3.929097" calcext:value-type="float">
            <text:p>3.929097</text:p>
          </table:table-cell>
          <table:table-cell office:value-type="float" office:value="16" calcext:value-type="float">
            <text:p>16</text:p>
          </table:table-cell>
          <table:table-cell office:value-type="float" office:value="0.245569" calcext:value-type="float">
            <text:p>0.245569</text:p>
          </table:table-cell>
          <table:table-cell office:value-type="float" office:value="1" calcext:value-type="float">
            <text:p>1</text:p>
          </table:table-cell>
          <table:table-cell office:value-type="float" office:value="21101080" calcext:value-type="float">
            <text:p>21101080</text:p>
          </table:table-cell>
          <table:table-cell office:value-type="float" office:value="21101084" calcext:value-type="float">
            <text:p>2110108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3.733827" calcext:value-type="float">
            <text:p>13.733827</text:p>
          </table:table-cell>
          <table:table-cell office:value-type="float" office:value="3.494944" calcext:value-type="float">
            <text:p>3.494944</text:p>
          </table:table-cell>
          <table:table-cell office:value-type="float" office:value="0.858364" calcext:value-type="float">
            <text:p>0.858364</text:p>
          </table:table-cell>
          <table:table-cell office:value-type="float" office:value="3.929627" calcext:value-type="float">
            <text:p>3.929627</text:p>
          </table:table-cell>
          <table:table-cell office:value-type="float" office:value="16" calcext:value-type="float">
            <text:p>16</text:p>
          </table:table-cell>
          <table:table-cell office:value-type="float" office:value="0.245602" calcext:value-type="float">
            <text:p>0.245602</text:p>
          </table:table-cell>
          <table:table-cell office:value-type="float" office:value="1" calcext:value-type="float">
            <text:p>1</text:p>
          </table:table-cell>
          <table:table-cell office:value-type="float" office:value="21014620" calcext:value-type="float">
            <text:p>21014620</text:p>
          </table:table-cell>
          <table:table-cell office:value-type="float" office:value="21014640" calcext:value-type="float">
            <text:p>2101464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3.777626" calcext:value-type="float">
            <text:p>13.777626</text:p>
          </table:table-cell>
          <table:table-cell office:value-type="float" office:value="3.504664" calcext:value-type="float">
            <text:p>3.504664</text:p>
          </table:table-cell>
          <table:table-cell office:value-type="float" office:value="0.861102" calcext:value-type="float">
            <text:p>0.861102</text:p>
          </table:table-cell>
          <table:table-cell office:value-type="float" office:value="3.931226" calcext:value-type="float">
            <text:p>3.931226</text:p>
          </table:table-cell>
          <table:table-cell office:value-type="float" office:value="16" calcext:value-type="float">
            <text:p>16</text:p>
          </table:table-cell>
          <table:table-cell office:value-type="float" office:value="0.245702" calcext:value-type="float">
            <text:p>0.245702</text:p>
          </table:table-cell>
          <table:table-cell office:value-type="float" office:value="1" calcext:value-type="float">
            <text:p>1</text:p>
          </table:table-cell>
          <table:table-cell office:value-type="float" office:value="20928438" calcext:value-type="float">
            <text:p>20928438</text:p>
          </table:table-cell>
          <table:table-cell office:value-type="float" office:value="20928456" calcext:value-type="float">
            <text:p>2092845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3.821668" calcext:value-type="float">
            <text:p>13.821668</text:p>
          </table:table-cell>
          <table:table-cell office:value-type="float" office:value="3.515049" calcext:value-type="float">
            <text:p>3.515049</text:p>
          </table:table-cell>
          <table:table-cell office:value-type="float" office:value="0.863854" calcext:value-type="float">
            <text:p>0.863854</text:p>
          </table:table-cell>
          <table:table-cell office:value-type="float" office:value="3.932141" calcext:value-type="float">
            <text:p>3.932141</text:p>
          </table:table-cell>
          <table:table-cell office:value-type="float" office:value="16" calcext:value-type="float">
            <text:p>16</text:p>
          </table:table-cell>
          <table:table-cell office:value-type="float" office:value="0.245759" calcext:value-type="float">
            <text:p>0.245759</text:p>
          </table:table-cell>
          <table:table-cell office:value-type="float" office:value="1" calcext:value-type="float">
            <text:p>1</text:p>
          </table:table-cell>
          <table:table-cell office:value-type="float" office:value="20842540" calcext:value-type="float">
            <text:p>20842540</text:p>
          </table:table-cell>
          <table:table-cell office:value-type="float" office:value="20842556" calcext:value-type="float">
            <text:p>2084255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3.865325" calcext:value-type="float">
            <text:p>13.865325</text:p>
          </table:table-cell>
          <table:table-cell office:value-type="float" office:value="3.524916" calcext:value-type="float">
            <text:p>3.524916</text:p>
          </table:table-cell>
          <table:table-cell office:value-type="float" office:value="0.866583" calcext:value-type="float">
            <text:p>0.866583</text:p>
          </table:table-cell>
          <table:table-cell office:value-type="float" office:value="3.933519" calcext:value-type="float">
            <text:p>3.933519</text:p>
          </table:table-cell>
          <table:table-cell office:value-type="float" office:value="16" calcext:value-type="float">
            <text:p>16</text:p>
          </table:table-cell>
          <table:table-cell office:value-type="float" office:value="0.245845" calcext:value-type="float">
            <text:p>0.245845</text:p>
          </table:table-cell>
          <table:table-cell office:value-type="float" office:value="1" calcext:value-type="float">
            <text:p>1</text:p>
          </table:table-cell>
          <table:table-cell office:value-type="float" office:value="20757518" calcext:value-type="float">
            <text:p>20757518</text:p>
          </table:table-cell>
          <table:table-cell office:value-type="float" office:value="20757516" calcext:value-type="float">
            <text:p>2075751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3.914881" calcext:value-type="float">
            <text:p>13.914881</text:p>
          </table:table-cell>
          <table:table-cell office:value-type="float" office:value="3.535758" calcext:value-type="float">
            <text:p>3.535758</text:p>
          </table:table-cell>
          <table:table-cell office:value-type="float" office:value="0.86968" calcext:value-type="float">
            <text:p>0.86968</text:p>
          </table:table-cell>
          <table:table-cell office:value-type="float" office:value="3.935473" calcext:value-type="float">
            <text:p>3.935473</text:p>
          </table:table-cell>
          <table:table-cell office:value-type="float" office:value="16" calcext:value-type="float">
            <text:p>16</text:p>
          </table:table-cell>
          <table:table-cell office:value-type="float" office:value="0.245967" calcext:value-type="float">
            <text:p>0.245967</text:p>
          </table:table-cell>
          <table:table-cell office:value-type="float" office:value="1" calcext:value-type="float">
            <text:p>1</text:p>
          </table:table-cell>
          <table:table-cell office:value-type="float" office:value="20672530" calcext:value-type="float">
            <text:p>20672530</text:p>
          </table:table-cell>
          <table:table-cell office:value-type="float" office:value="20672540" calcext:value-type="float">
            <text:p>2067254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3.96368" calcext:value-type="float">
            <text:p>13.96368</text:p>
          </table:table-cell>
          <table:table-cell office:value-type="float" office:value="3.554062" calcext:value-type="float">
            <text:p>3.554062</text:p>
          </table:table-cell>
          <table:table-cell office:value-type="float" office:value="0.87273" calcext:value-type="float">
            <text:p>0.87273</text:p>
          </table:table-cell>
          <table:table-cell office:value-type="float" office:value="3.928935" calcext:value-type="float">
            <text:p>3.928935</text:p>
          </table:table-cell>
          <table:table-cell office:value-type="float" office:value="16" calcext:value-type="float">
            <text:p>16</text:p>
          </table:table-cell>
          <table:table-cell office:value-type="float" office:value="0.245558" calcext:value-type="float">
            <text:p>0.245558</text:p>
          </table:table-cell>
          <table:table-cell office:value-type="float" office:value="1" calcext:value-type="float">
            <text:p>1</text:p>
          </table:table-cell>
          <table:table-cell office:value-type="float" office:value="20588044" calcext:value-type="float">
            <text:p>20588044</text:p>
          </table:table-cell>
          <table:table-cell office:value-type="float" office:value="20588038" calcext:value-type="float">
            <text:p>2058803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.010073" calcext:value-type="float">
            <text:p>14.010073</text:p>
          </table:table-cell>
          <table:table-cell office:value-type="float" office:value="3.568108" calcext:value-type="float">
            <text:p>3.568108</text:p>
          </table:table-cell>
          <table:table-cell office:value-type="float" office:value="0.87563" calcext:value-type="float">
            <text:p>0.87563</text:p>
          </table:table-cell>
          <table:table-cell office:value-type="float" office:value="3.926471" calcext:value-type="float">
            <text:p>3.926471</text:p>
          </table:table-cell>
          <table:table-cell office:value-type="float" office:value="16" calcext:value-type="float">
            <text:p>16</text:p>
          </table:table-cell>
          <table:table-cell office:value-type="float" office:value="0.245404" calcext:value-type="float">
            <text:p>0.245404</text:p>
          </table:table-cell>
          <table:table-cell office:value-type="float" office:value="1" calcext:value-type="float">
            <text:p>1</text:p>
          </table:table-cell>
          <table:table-cell office:value-type="float" office:value="20503952" calcext:value-type="float">
            <text:p>20503952</text:p>
          </table:table-cell>
          <table:table-cell office:value-type="float" office:value="20503956" calcext:value-type="float">
            <text:p>2050395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.055545" calcext:value-type="float">
            <text:p>14.055545</text:p>
          </table:table-cell>
          <table:table-cell office:value-type="float" office:value="3.581167" calcext:value-type="float">
            <text:p>3.581167</text:p>
          </table:table-cell>
          <table:table-cell office:value-type="float" office:value="0.878472" calcext:value-type="float">
            <text:p>0.878472</text:p>
          </table:table-cell>
          <table:table-cell office:value-type="float" office:value="3.92485" calcext:value-type="float">
            <text:p>3.92485</text:p>
          </table:table-cell>
          <table:table-cell office:value-type="float" office:value="16" calcext:value-type="float">
            <text:p>16</text:p>
          </table:table-cell>
          <table:table-cell office:value-type="float" office:value="0.245303" calcext:value-type="float">
            <text:p>0.245303</text:p>
          </table:table-cell>
          <table:table-cell office:value-type="float" office:value="1" calcext:value-type="float">
            <text:p>1</text:p>
          </table:table-cell>
          <table:table-cell office:value-type="float" office:value="20420238" calcext:value-type="float">
            <text:p>20420238</text:p>
          </table:table-cell>
          <table:table-cell office:value-type="float" office:value="20420252" calcext:value-type="float">
            <text:p>2042025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.101619" calcext:value-type="float">
            <text:p>14.101619</text:p>
          </table:table-cell>
          <table:table-cell office:value-type="float" office:value="3.591554" calcext:value-type="float">
            <text:p>3.591554</text:p>
          </table:table-cell>
          <table:table-cell office:value-type="float" office:value="0.881351" calcext:value-type="float">
            <text:p>0.881351</text:p>
          </table:table-cell>
          <table:table-cell office:value-type="float" office:value="3.926328" calcext:value-type="float">
            <text:p>3.926328</text:p>
          </table:table-cell>
          <table:table-cell office:value-type="float" office:value="16" calcext:value-type="float">
            <text:p>16</text:p>
          </table:table-cell>
          <table:table-cell office:value-type="float" office:value="0.245395" calcext:value-type="float">
            <text:p>0.245395</text:p>
          </table:table-cell>
          <table:table-cell office:value-type="float" office:value="1" calcext:value-type="float">
            <text:p>1</text:p>
          </table:table-cell>
          <table:table-cell office:value-type="float" office:value="20337074" calcext:value-type="float">
            <text:p>20337074</text:p>
          </table:table-cell>
          <table:table-cell office:value-type="float" office:value="20337086" calcext:value-type="float">
            <text:p>2033708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.139749" calcext:value-type="float">
            <text:p>14.139749</text:p>
          </table:table-cell>
          <table:table-cell office:value-type="float" office:value="3.60225" calcext:value-type="float">
            <text:p>3.60225</text:p>
          </table:table-cell>
          <table:table-cell office:value-type="float" office:value="0.883734" calcext:value-type="float">
            <text:p>0.883734</text:p>
          </table:table-cell>
          <table:table-cell office:value-type="float" office:value="3.925255" calcext:value-type="float">
            <text:p>3.925255</text:p>
          </table:table-cell>
          <table:table-cell office:value-type="float" office:value="16" calcext:value-type="float">
            <text:p>16</text:p>
          </table:table-cell>
          <table:table-cell office:value-type="float" office:value="0.245328" calcext:value-type="float">
            <text:p>0.245328</text:p>
          </table:table-cell>
          <table:table-cell office:value-type="float" office:value="1" calcext:value-type="float">
            <text:p>1</text:p>
          </table:table-cell>
          <table:table-cell office:value-type="float" office:value="20254004" calcext:value-type="float">
            <text:p>20254004</text:p>
          </table:table-cell>
          <table:table-cell office:value-type="float" office:value="20254012" calcext:value-type="float">
            <text:p>2025401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.17977" calcext:value-type="float">
            <text:p>14.17977</text:p>
          </table:table-cell>
          <table:table-cell office:value-type="float" office:value="3.610996" calcext:value-type="float">
            <text:p>3.610996</text:p>
          </table:table-cell>
          <table:table-cell office:value-type="float" office:value="0.886236" calcext:value-type="float">
            <text:p>0.886236</text:p>
          </table:table-cell>
          <table:table-cell office:value-type="float" office:value="3.92683" calcext:value-type="float">
            <text:p>3.92683</text:p>
          </table:table-cell>
          <table:table-cell office:value-type="float" office:value="16" calcext:value-type="float">
            <text:p>16</text:p>
          </table:table-cell>
          <table:table-cell office:value-type="float" office:value="0.245427" calcext:value-type="float">
            <text:p>0.245427</text:p>
          </table:table-cell>
          <table:table-cell office:value-type="float" office:value="1" calcext:value-type="float">
            <text:p>1</text:p>
          </table:table-cell>
          <table:table-cell office:value-type="float" office:value="20171642" calcext:value-type="float">
            <text:p>20171642</text:p>
          </table:table-cell>
          <table:table-cell office:value-type="float" office:value="20171644" calcext:value-type="float">
            <text:p>2017164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.220908" calcext:value-type="float">
            <text:p>14.220908</text:p>
          </table:table-cell>
          <table:table-cell office:value-type="float" office:value="3.619986" calcext:value-type="float">
            <text:p>3.619986</text:p>
          </table:table-cell>
          <table:table-cell office:value-type="float" office:value="0.888807" calcext:value-type="float">
            <text:p>0.888807</text:p>
          </table:table-cell>
          <table:table-cell office:value-type="float" office:value="3.928442" calcext:value-type="float">
            <text:p>3.928442</text:p>
          </table:table-cell>
          <table:table-cell office:value-type="float" office:value="16" calcext:value-type="float">
            <text:p>16</text:p>
          </table:table-cell>
          <table:table-cell office:value-type="float" office:value="0.245528" calcext:value-type="float">
            <text:p>0.245528</text:p>
          </table:table-cell>
          <table:table-cell office:value-type="float" office:value="1" calcext:value-type="float">
            <text:p>1</text:p>
          </table:table-cell>
          <table:table-cell office:value-type="float" office:value="20089474" calcext:value-type="float">
            <text:p>20089474</text:p>
          </table:table-cell>
          <table:table-cell office:value-type="float" office:value="20089494" calcext:value-type="float">
            <text:p>2008949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.262193" calcext:value-type="float">
            <text:p>14.262193</text:p>
          </table:table-cell>
          <table:table-cell office:value-type="float" office:value="3.62956" calcext:value-type="float">
            <text:p>3.62956</text:p>
          </table:table-cell>
          <table:table-cell office:value-type="float" office:value="0.891387" calcext:value-type="float">
            <text:p>0.891387</text:p>
          </table:table-cell>
          <table:table-cell office:value-type="float" office:value="3.929456" calcext:value-type="float">
            <text:p>3.929456</text:p>
          </table:table-cell>
          <table:table-cell office:value-type="float" office:value="16" calcext:value-type="float">
            <text:p>16</text:p>
          </table:table-cell>
          <table:table-cell office:value-type="float" office:value="0.245591" calcext:value-type="float">
            <text:p>0.245591</text:p>
          </table:table-cell>
          <table:table-cell office:value-type="float" office:value="1" calcext:value-type="float">
            <text:p>1</text:p>
          </table:table-cell>
          <table:table-cell office:value-type="float" office:value="20007816" calcext:value-type="float">
            <text:p>20007816</text:p>
          </table:table-cell>
          <table:table-cell office:value-type="float" office:value="20007820" calcext:value-type="float">
            <text:p>2000782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.299548" calcext:value-type="float">
            <text:p>14.299548</text:p>
          </table:table-cell>
          <table:table-cell office:value-type="float" office:value="3.639214" calcext:value-type="float">
            <text:p>3.639214</text:p>
          </table:table-cell>
          <table:table-cell office:value-type="float" office:value="0.893722" calcext:value-type="float">
            <text:p>0.893722</text:p>
          </table:table-cell>
          <table:table-cell office:value-type="float" office:value="3.929296" calcext:value-type="float">
            <text:p>3.929296</text:p>
          </table:table-cell>
          <table:table-cell office:value-type="float" office:value="16" calcext:value-type="float">
            <text:p>16</text:p>
          </table:table-cell>
          <table:table-cell office:value-type="float" office:value="0.245581" calcext:value-type="float">
            <text:p>0.245581</text:p>
          </table:table-cell>
          <table:table-cell office:value-type="float" office:value="1" calcext:value-type="float">
            <text:p>1</text:p>
          </table:table-cell>
          <table:table-cell office:value-type="float" office:value="19926532" calcext:value-type="float">
            <text:p>19926532</text:p>
          </table:table-cell>
          <table:table-cell office:value-type="float" office:value="19926530" calcext:value-type="float">
            <text:p>1992653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.339946" calcext:value-type="float">
            <text:p>14.339946</text:p>
          </table:table-cell>
          <table:table-cell office:value-type="float" office:value="3.64811" calcext:value-type="float">
            <text:p>3.64811</text:p>
          </table:table-cell>
          <table:table-cell office:value-type="float" office:value="0.896247" calcext:value-type="float">
            <text:p>0.896247</text:p>
          </table:table-cell>
          <table:table-cell office:value-type="float" office:value="3.930788" calcext:value-type="float">
            <text:p>3.930788</text:p>
          </table:table-cell>
          <table:table-cell office:value-type="float" office:value="16" calcext:value-type="float">
            <text:p>16</text:p>
          </table:table-cell>
          <table:table-cell office:value-type="float" office:value="0.245674" calcext:value-type="float">
            <text:p>0.245674</text:p>
          </table:table-cell>
          <table:table-cell office:value-type="float" office:value="1" calcext:value-type="float">
            <text:p>1</text:p>
          </table:table-cell>
          <table:table-cell office:value-type="float" office:value="19845788" calcext:value-type="float">
            <text:p>19845788</text:p>
          </table:table-cell>
          <table:table-cell office:value-type="float" office:value="19845780" calcext:value-type="float">
            <text:p>1984578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.381336" calcext:value-type="float">
            <text:p>14.381336</text:p>
          </table:table-cell>
          <table:table-cell office:value-type="float" office:value="3.658502" calcext:value-type="float">
            <text:p>3.658502</text:p>
          </table:table-cell>
          <table:table-cell office:value-type="float" office:value="0.898834" calcext:value-type="float">
            <text:p>0.898834</text:p>
          </table:table-cell>
          <table:table-cell office:value-type="float" office:value="3.930936" calcext:value-type="float">
            <text:p>3.930936</text:p>
          </table:table-cell>
          <table:table-cell office:value-type="float" office:value="16" calcext:value-type="float">
            <text:p>16</text:p>
          </table:table-cell>
          <table:table-cell office:value-type="float" office:value="0.245683" calcext:value-type="float">
            <text:p>0.245683</text:p>
          </table:table-cell>
          <table:table-cell office:value-type="float" office:value="1" calcext:value-type="float">
            <text:p>1</text:p>
          </table:table-cell>
          <table:table-cell office:value-type="float" office:value="19765030" calcext:value-type="float">
            <text:p>19765030</text:p>
          </table:table-cell>
          <table:table-cell office:value-type="float" office:value="19765028" calcext:value-type="float">
            <text:p>1976502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.424001" calcext:value-type="float">
            <text:p>14.424001</text:p>
          </table:table-cell>
          <table:table-cell office:value-type="float" office:value="3.669731" calcext:value-type="float">
            <text:p>3.669731</text:p>
          </table:table-cell>
          <table:table-cell office:value-type="float" office:value="0.9015" calcext:value-type="float">
            <text:p>0.9015</text:p>
          </table:table-cell>
          <table:table-cell office:value-type="float" office:value="3.930533" calcext:value-type="float">
            <text:p>3.930533</text:p>
          </table:table-cell>
          <table:table-cell office:value-type="float" office:value="16" calcext:value-type="float">
            <text:p>16</text:p>
          </table:table-cell>
          <table:table-cell office:value-type="float" office:value="0.245658" calcext:value-type="float">
            <text:p>0.2456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684878" calcext:value-type="float">
            <text:p>1968487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.465818" calcext:value-type="float">
            <text:p>14.465818</text:p>
          </table:table-cell>
          <table:table-cell office:value-type="float" office:value="3.679374" calcext:value-type="float">
            <text:p>3.679374</text:p>
          </table:table-cell>
          <table:table-cell office:value-type="float" office:value="0.904114" calcext:value-type="float">
            <text:p>0.904114</text:p>
          </table:table-cell>
          <table:table-cell office:value-type="float" office:value="3.931598" calcext:value-type="float">
            <text:p>3.931598</text:p>
          </table:table-cell>
          <table:table-cell office:value-type="float" office:value="16" calcext:value-type="float">
            <text:p>16</text:p>
          </table:table-cell>
          <table:table-cell office:value-type="float" office:value="0.245725" calcext:value-type="float">
            <text:p>0.245725</text:p>
          </table:table-cell>
          <table:table-cell office:value-type="float" office:value="1" calcext:value-type="float">
            <text:p>1</text:p>
          </table:table-cell>
          <table:table-cell office:value-type="float" office:value="19605330" calcext:value-type="float">
            <text:p>19605330</text:p>
          </table:table-cell>
          <table:table-cell office:value-type="float" office:value="19605328" calcext:value-type="float">
            <text:p>1960532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.506761" calcext:value-type="float">
            <text:p>14.506761</text:p>
          </table:table-cell>
          <table:table-cell office:value-type="float" office:value="3.68939" calcext:value-type="float">
            <text:p>3.68939</text:p>
          </table:table-cell>
          <table:table-cell office:value-type="float" office:value="0.906673" calcext:value-type="float">
            <text:p>0.906673</text:p>
          </table:table-cell>
          <table:table-cell office:value-type="float" office:value="3.932022" calcext:value-type="float">
            <text:p>3.932022</text:p>
          </table:table-cell>
          <table:table-cell office:value-type="float" office:value="16" calcext:value-type="float">
            <text:p>16</text:p>
          </table:table-cell>
          <table:table-cell office:value-type="float" office:value="0.245751" calcext:value-type="float">
            <text:p>0.245751</text:p>
          </table:table-cell>
          <table:table-cell office:value-type="float" office:value="1" calcext:value-type="float">
            <text:p>1</text:p>
          </table:table-cell>
          <table:table-cell office:value-type="float" office:value="19526134" calcext:value-type="float">
            <text:p>19526134</text:p>
          </table:table-cell>
          <table:table-cell office:value-type="float" office:value="19526130" calcext:value-type="float">
            <text:p>1952613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.549756" calcext:value-type="float">
            <text:p>14.549756</text:p>
          </table:table-cell>
          <table:table-cell office:value-type="float" office:value="3.698611" calcext:value-type="float">
            <text:p>3.698611</text:p>
          </table:table-cell>
          <table:table-cell office:value-type="float" office:value="0.90936" calcext:value-type="float">
            <text:p>0.90936</text:p>
          </table:table-cell>
          <table:table-cell office:value-type="float" office:value="3.933843" calcext:value-type="float">
            <text:p>3.933843</text:p>
          </table:table-cell>
          <table:table-cell office:value-type="float" office:value="16" calcext:value-type="float">
            <text:p>16</text:p>
          </table:table-cell>
          <table:table-cell office:value-type="float" office:value="0.245865" calcext:value-type="float">
            <text:p>0.245865</text:p>
          </table:table-cell>
          <table:table-cell office:value-type="float" office:value="1" calcext:value-type="float">
            <text:p>1</text:p>
          </table:table-cell>
          <table:table-cell office:value-type="float" office:value="19446992" calcext:value-type="float">
            <text:p>19446992</text:p>
          </table:table-cell>
          <table:table-cell office:value-type="float" office:value="19446994" calcext:value-type="float">
            <text:p>1944699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.590177" calcext:value-type="float">
            <text:p>14.590177</text:p>
          </table:table-cell>
          <table:table-cell office:value-type="float" office:value="3.709697" calcext:value-type="float">
            <text:p>3.709697</text:p>
          </table:table-cell>
          <table:table-cell office:value-type="float" office:value="0.911886" calcext:value-type="float">
            <text:p>0.911886</text:p>
          </table:table-cell>
          <table:table-cell office:value-type="float" office:value="3.932984" calcext:value-type="float">
            <text:p>3.932984</text:p>
          </table:table-cell>
          <table:table-cell office:value-type="float" office:value="16" calcext:value-type="float">
            <text:p>16</text:p>
          </table:table-cell>
          <table:table-cell office:value-type="float" office:value="0.245811" calcext:value-type="float">
            <text:p>0.245811</text:p>
          </table:table-cell>
          <table:table-cell office:value-type="float" office:value="1" calcext:value-type="float">
            <text:p>1</text:p>
          </table:table-cell>
          <table:table-cell office:value-type="float" office:value="19368264" calcext:value-type="float">
            <text:p>19368264</text:p>
          </table:table-cell>
          <table:table-cell office:value-type="float" office:value="19368266" calcext:value-type="float">
            <text:p>1936826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.635937" calcext:value-type="float">
            <text:p>14.635937</text:p>
          </table:table-cell>
          <table:table-cell office:value-type="float" office:value="3.721882" calcext:value-type="float">
            <text:p>3.721882</text:p>
          </table:table-cell>
          <table:table-cell office:value-type="float" office:value="0.914746" calcext:value-type="float">
            <text:p>0.914746</text:p>
          </table:table-cell>
          <table:table-cell office:value-type="float" office:value="3.932402" calcext:value-type="float">
            <text:p>3.932402</text:p>
          </table:table-cell>
          <table:table-cell office:value-type="float" office:value="16" calcext:value-type="float">
            <text:p>16</text:p>
          </table:table-cell>
          <table:table-cell office:value-type="float" office:value="0.245775" calcext:value-type="float">
            <text:p>0.245775</text:p>
          </table:table-cell>
          <table:table-cell office:value-type="float" office:value="1" calcext:value-type="float">
            <text:p>1</text:p>
          </table:table-cell>
          <table:table-cell office:value-type="float" office:value="19290080" calcext:value-type="float">
            <text:p>19290080</text:p>
          </table:table-cell>
          <table:table-cell office:value-type="float" office:value="19290084" calcext:value-type="float">
            <text:p>1929008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.680579" calcext:value-type="float">
            <text:p>14.680579</text:p>
          </table:table-cell>
          <table:table-cell office:value-type="float" office:value="3.732194" calcext:value-type="float">
            <text:p>3.732194</text:p>
          </table:table-cell>
          <table:table-cell office:value-type="float" office:value="0.917536" calcext:value-type="float">
            <text:p>0.917536</text:p>
          </table:table-cell>
          <table:table-cell office:value-type="float" office:value="3.933498" calcext:value-type="float">
            <text:p>3.933498</text:p>
          </table:table-cell>
          <table:table-cell office:value-type="float" office:value="16" calcext:value-type="float">
            <text:p>16</text:p>
          </table:table-cell>
          <table:table-cell office:value-type="float" office:value="0.245844" calcext:value-type="float">
            <text:p>0.245844</text:p>
          </table:table-cell>
          <table:table-cell office:value-type="float" office:value="1" calcext:value-type="float">
            <text:p>1</text:p>
          </table:table-cell>
          <table:table-cell office:value-type="float" office:value="19212302" calcext:value-type="float">
            <text:p>19212302</text:p>
          </table:table-cell>
          <table:table-cell office:value-type="float" office:value="19212310" calcext:value-type="float">
            <text:p>1921231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.726125" calcext:value-type="float">
            <text:p>14.726125</text:p>
          </table:table-cell>
          <table:table-cell office:value-type="float" office:value="3.745072" calcext:value-type="float">
            <text:p>3.745072</text:p>
          </table:table-cell>
          <table:table-cell office:value-type="float" office:value="0.920383" calcext:value-type="float">
            <text:p>0.920383</text:p>
          </table:table-cell>
          <table:table-cell office:value-type="float" office:value="3.932134" calcext:value-type="float">
            <text:p>3.932134</text:p>
          </table:table-cell>
          <table:table-cell office:value-type="float" office:value="16" calcext:value-type="float">
            <text:p>16</text:p>
          </table:table-cell>
          <table:table-cell office:value-type="float" office:value="0.245758" calcext:value-type="float">
            <text:p>0.245758</text:p>
          </table:table-cell>
          <table:table-cell office:value-type="float" office:value="1" calcext:value-type="float">
            <text:p>1</text:p>
          </table:table-cell>
          <table:table-cell office:value-type="float" office:value="19134900" calcext:value-type="float">
            <text:p>19134900</text:p>
          </table:table-cell>
          <table:table-cell office:value-type="float" office:value="19134910" calcext:value-type="float">
            <text:p>1913491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.773176" calcext:value-type="float">
            <text:p>14.773176</text:p>
          </table:table-cell>
          <table:table-cell office:value-type="float" office:value="3.756947" calcext:value-type="float">
            <text:p>3.756947</text:p>
          </table:table-cell>
          <table:table-cell office:value-type="float" office:value="0.923324" calcext:value-type="float">
            <text:p>0.923324</text:p>
          </table:table-cell>
          <table:table-cell office:value-type="float" office:value="3.932229" calcext:value-type="float">
            <text:p>3.932229</text:p>
          </table:table-cell>
          <table:table-cell office:value-type="float" office:value="16" calcext:value-type="float">
            <text:p>16</text:p>
          </table:table-cell>
          <table:table-cell office:value-type="float" office:value="0.245764" calcext:value-type="float">
            <text:p>0.245764</text:p>
          </table:table-cell>
          <table:table-cell office:value-type="float" office:value="1" calcext:value-type="float">
            <text:p>1</text:p>
          </table:table-cell>
          <table:table-cell office:value-type="float" office:value="19057722" calcext:value-type="float">
            <text:p>19057722</text:p>
          </table:table-cell>
          <table:table-cell office:value-type="float" office:value="19057726" calcext:value-type="float">
            <text:p>1905772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.817974" calcext:value-type="float">
            <text:p>14.817974</text:p>
          </table:table-cell>
          <table:table-cell office:value-type="float" office:value="3.768227" calcext:value-type="float">
            <text:p>3.768227</text:p>
          </table:table-cell>
          <table:table-cell office:value-type="float" office:value="0.926123" calcext:value-type="float">
            <text:p>0.926123</text:p>
          </table:table-cell>
          <table:table-cell office:value-type="float" office:value="3.932346" calcext:value-type="float">
            <text:p>3.932346</text:p>
          </table:table-cell>
          <table:table-cell office:value-type="float" office:value="16" calcext:value-type="float">
            <text:p>16</text:p>
          </table:table-cell>
          <table:table-cell office:value-type="float" office:value="0.245772" calcext:value-type="float">
            <text:p>0.245772</text:p>
          </table:table-cell>
          <table:table-cell office:value-type="float" office:value="1" calcext:value-type="float">
            <text:p>1</text:p>
          </table:table-cell>
          <table:table-cell office:value-type="float" office:value="18980870" calcext:value-type="float">
            <text:p>18980870</text:p>
          </table:table-cell>
          <table:table-cell office:value-type="float" office:value="18980880" calcext:value-type="float">
            <text:p>1898088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.857444" calcext:value-type="float">
            <text:p>14.857444</text:p>
          </table:table-cell>
          <table:table-cell office:value-type="float" office:value="3.778219" calcext:value-type="float">
            <text:p>3.778219</text:p>
          </table:table-cell>
          <table:table-cell office:value-type="float" office:value="0.92859" calcext:value-type="float">
            <text:p>0.92859</text:p>
          </table:table-cell>
          <table:table-cell office:value-type="float" office:value="3.932393" calcext:value-type="float">
            <text:p>3.932393</text:p>
          </table:table-cell>
          <table:table-cell office:value-type="float" office:value="16" calcext:value-type="float">
            <text:p>16</text:p>
          </table:table-cell>
          <table:table-cell office:value-type="float" office:value="0.245775" calcext:value-type="float">
            <text:p>0.245775</text:p>
          </table:table-cell>
          <table:table-cell office:value-type="float" office:value="1" calcext:value-type="float">
            <text:p>1</text:p>
          </table:table-cell>
          <table:table-cell office:value-type="float" office:value="18904556" calcext:value-type="float">
            <text:p>18904556</text:p>
          </table:table-cell>
          <table:table-cell office:value-type="float" office:value="18904560" calcext:value-type="float">
            <text:p>1890456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.902879" calcext:value-type="float">
            <text:p>14.902879</text:p>
          </table:table-cell>
          <table:table-cell office:value-type="float" office:value="3.788281" calcext:value-type="float">
            <text:p>3.788281</text:p>
          </table:table-cell>
          <table:table-cell office:value-type="float" office:value="0.93143" calcext:value-type="float">
            <text:p>0.93143</text:p>
          </table:table-cell>
          <table:table-cell office:value-type="float" office:value="3.933942" calcext:value-type="float">
            <text:p>3.933942</text:p>
          </table:table-cell>
          <table:table-cell office:value-type="float" office:value="16" calcext:value-type="float">
            <text:p>16</text:p>
          </table:table-cell>
          <table:table-cell office:value-type="float" office:value="0.245871" calcext:value-type="float">
            <text:p>0.245871</text:p>
          </table:table-cell>
          <table:table-cell office:value-type="float" office:value="1" calcext:value-type="float">
            <text:p>1</text:p>
          </table:table-cell>
          <table:table-cell office:value-type="float" office:value="18828590" calcext:value-type="float">
            <text:p>18828590</text:p>
          </table:table-cell>
          <table:table-cell office:value-type="float" office:value="18828594" calcext:value-type="float">
            <text:p>1882859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.947114" calcext:value-type="float">
            <text:p>14.947114</text:p>
          </table:table-cell>
          <table:table-cell office:value-type="float" office:value="3.799831" calcext:value-type="float">
            <text:p>3.799831</text:p>
          </table:table-cell>
          <table:table-cell office:value-type="float" office:value="0.934195" calcext:value-type="float">
            <text:p>0.934195</text:p>
          </table:table-cell>
          <table:table-cell office:value-type="float" office:value="3.933626" calcext:value-type="float">
            <text:p>3.933626</text:p>
          </table:table-cell>
          <table:table-cell office:value-type="float" office:value="16" calcext:value-type="float">
            <text:p>16</text:p>
          </table:table-cell>
          <table:table-cell office:value-type="float" office:value="0.245852" calcext:value-type="float">
            <text:p>0.245852</text:p>
          </table:table-cell>
          <table:table-cell office:value-type="float" office:value="1" calcext:value-type="float">
            <text:p>1</text:p>
          </table:table-cell>
          <table:table-cell office:value-type="float" office:value="18752972" calcext:value-type="float">
            <text:p>18752972</text:p>
          </table:table-cell>
          <table:table-cell office:value-type="float" office:value="18752966" calcext:value-type="float">
            <text:p>1875296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.984175" calcext:value-type="float">
            <text:p>14.984175</text:p>
          </table:table-cell>
          <table:table-cell office:value-type="float" office:value="3.810547" calcext:value-type="float">
            <text:p>3.810547</text:p>
          </table:table-cell>
          <table:table-cell office:value-type="float" office:value="0.936511" calcext:value-type="float">
            <text:p>0.936511</text:p>
          </table:table-cell>
          <table:table-cell office:value-type="float" office:value="3.93229" calcext:value-type="float">
            <text:p>3.93229</text:p>
          </table:table-cell>
          <table:table-cell office:value-type="float" office:value="16" calcext:value-type="float">
            <text:p>16</text:p>
          </table:table-cell>
          <table:table-cell office:value-type="float" office:value="0.245768" calcext:value-type="float">
            <text:p>0.245768</text:p>
          </table:table-cell>
          <table:table-cell office:value-type="float" office:value="1" calcext:value-type="float">
            <text:p>1</text:p>
          </table:table-cell>
          <table:table-cell office:value-type="float" office:value="18677646" calcext:value-type="float">
            <text:p>18677646</text:p>
          </table:table-cell>
          <table:table-cell office:value-type="float" office:value="18677662" calcext:value-type="float">
            <text:p>1867766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5.023323" calcext:value-type="float">
            <text:p>15.023323</text:p>
          </table:table-cell>
          <table:table-cell office:value-type="float" office:value="3.819724" calcext:value-type="float">
            <text:p>3.819724</text:p>
          </table:table-cell>
          <table:table-cell office:value-type="float" office:value="0.938958" calcext:value-type="float">
            <text:p>0.938958</text:p>
          </table:table-cell>
          <table:table-cell office:value-type="float" office:value="3.933091" calcext:value-type="float">
            <text:p>3.933091</text:p>
          </table:table-cell>
          <table:table-cell office:value-type="float" office:value="16" calcext:value-type="float">
            <text:p>16</text:p>
          </table:table-cell>
          <table:table-cell office:value-type="float" office:value="0.245818" calcext:value-type="float">
            <text:p>0.245818</text:p>
          </table:table-cell>
          <table:table-cell office:value-type="float" office:value="1" calcext:value-type="float">
            <text:p>1</text:p>
          </table:table-cell>
          <table:table-cell office:value-type="float" office:value="18602664" calcext:value-type="float">
            <text:p>18602664</text:p>
          </table:table-cell>
          <table:table-cell office:value-type="float" office:value="18602670" calcext:value-type="float">
            <text:p>1860267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5.065963" calcext:value-type="float">
            <text:p>15.065963</text:p>
          </table:table-cell>
          <table:table-cell office:value-type="float" office:value="3.83135" calcext:value-type="float">
            <text:p>3.83135</text:p>
          </table:table-cell>
          <table:table-cell office:value-type="float" office:value="0.941623" calcext:value-type="float">
            <text:p>0.941623</text:p>
          </table:table-cell>
          <table:table-cell office:value-type="float" office:value="3.932286" calcext:value-type="float">
            <text:p>3.932286</text:p>
          </table:table-cell>
          <table:table-cell office:value-type="float" office:value="16" calcext:value-type="float">
            <text:p>16</text:p>
          </table:table-cell>
          <table:table-cell office:value-type="float" office:value="0.245768" calcext:value-type="float">
            <text:p>0.245768</text:p>
          </table:table-cell>
          <table:table-cell office:value-type="float" office:value="1" calcext:value-type="float">
            <text:p>1</text:p>
          </table:table-cell>
          <table:table-cell office:value-type="float" office:value="18528170" calcext:value-type="float">
            <text:p>18528170</text:p>
          </table:table-cell>
          <table:table-cell office:value-type="float" office:value="18528184" calcext:value-type="float">
            <text:p>1852818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5.107585" calcext:value-type="float">
            <text:p>15.107585</text:p>
          </table:table-cell>
          <table:table-cell office:value-type="float" office:value="3.840537" calcext:value-type="float">
            <text:p>3.840537</text:p>
          </table:table-cell>
          <table:table-cell office:value-type="float" office:value="0.944224" calcext:value-type="float">
            <text:p>0.944224</text:p>
          </table:table-cell>
          <table:table-cell office:value-type="float" office:value="3.933717" calcext:value-type="float">
            <text:p>3.933717</text:p>
          </table:table-cell>
          <table:table-cell office:value-type="float" office:value="16" calcext:value-type="float">
            <text:p>16</text:p>
          </table:table-cell>
          <table:table-cell office:value-type="float" office:value="0.245857" calcext:value-type="float">
            <text:p>0.245857</text:p>
          </table:table-cell>
          <table:table-cell office:value-type="float" office:value="1" calcext:value-type="float">
            <text:p>1</text:p>
          </table:table-cell>
          <table:table-cell office:value-type="float" office:value="18453862" calcext:value-type="float">
            <text:p>18453862</text:p>
          </table:table-cell>
          <table:table-cell office:value-type="float" office:value="18453880" calcext:value-type="float">
            <text:p>1845388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5.147036" calcext:value-type="float">
            <text:p>15.147036</text:p>
          </table:table-cell>
          <table:table-cell office:value-type="float" office:value="3.851346" calcext:value-type="float">
            <text:p>3.851346</text:p>
          </table:table-cell>
          <table:table-cell office:value-type="float" office:value="0.94669" calcext:value-type="float">
            <text:p>0.94669</text:p>
          </table:table-cell>
          <table:table-cell office:value-type="float" office:value="3.93292" calcext:value-type="float">
            <text:p>3.93292</text:p>
          </table:table-cell>
          <table:table-cell office:value-type="float" office:value="16" calcext:value-type="float">
            <text:p>16</text:p>
          </table:table-cell>
          <table:table-cell office:value-type="float" office:value="0.245808" calcext:value-type="float">
            <text:p>0.245808</text:p>
          </table:table-cell>
          <table:table-cell office:value-type="float" office:value="1" calcext:value-type="float">
            <text:p>1</text:p>
          </table:table-cell>
          <table:table-cell office:value-type="float" office:value="18393458" calcext:value-type="float">
            <text:p>18393458</text:p>
          </table:table-cell>
          <table:table-cell office:value-type="float" office:value="18393464" calcext:value-type="float">
            <text:p>1839346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5.18992" calcext:value-type="float">
            <text:p>15.18992</text:p>
          </table:table-cell>
          <table:table-cell office:value-type="float" office:value="3.861195" calcext:value-type="float">
            <text:p>3.861195</text:p>
          </table:table-cell>
          <table:table-cell office:value-type="float" office:value="0.94937" calcext:value-type="float">
            <text:p>0.94937</text:p>
          </table:table-cell>
          <table:table-cell office:value-type="float" office:value="3.933995" calcext:value-type="float">
            <text:p>3.933995</text:p>
          </table:table-cell>
          <table:table-cell office:value-type="float" office:value="16" calcext:value-type="float">
            <text:p>16</text:p>
          </table:table-cell>
          <table:table-cell office:value-type="float" office:value="0.245875" calcext:value-type="float">
            <text:p>0.245875</text:p>
          </table:table-cell>
          <table:table-cell office:value-type="float" office:value="1" calcext:value-type="float">
            <text:p>1</text:p>
          </table:table-cell>
          <table:table-cell office:value-type="float" office:value="18375152" calcext:value-type="float">
            <text:p>18375152</text:p>
          </table:table-cell>
          <table:table-cell office:value-type="float" office:value="18375158" calcext:value-type="float">
            <text:p>1837515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5.233807" calcext:value-type="float">
            <text:p>15.233807</text:p>
          </table:table-cell>
          <table:table-cell office:value-type="float" office:value="3.870825" calcext:value-type="float">
            <text:p>3.870825</text:p>
          </table:table-cell>
          <table:table-cell office:value-type="float" office:value="0.952113" calcext:value-type="float">
            <text:p>0.952113</text:p>
          </table:table-cell>
          <table:table-cell office:value-type="float" office:value="3.935545" calcext:value-type="float">
            <text:p>3.935545</text:p>
          </table:table-cell>
          <table:table-cell office:value-type="float" office:value="16" calcext:value-type="float">
            <text:p>16</text:p>
          </table:table-cell>
          <table:table-cell office:value-type="float" office:value="0.245972" calcext:value-type="float">
            <text:p>0.245972</text:p>
          </table:table-cell>
          <table:table-cell office:value-type="float" office:value="1" calcext:value-type="float">
            <text:p>1</text:p>
          </table:table-cell>
          <table:table-cell office:value-type="float" office:value="18356748" calcext:value-type="float">
            <text:p>18356748</text:p>
          </table:table-cell>
          <table:table-cell office:value-type="float" office:value="18356752" calcext:value-type="float">
            <text:p>1835675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5.277325" calcext:value-type="float">
            <text:p>15.277325</text:p>
          </table:table-cell>
          <table:table-cell office:value-type="float" office:value="3.880775" calcext:value-type="float">
            <text:p>3.880775</text:p>
          </table:table-cell>
          <table:table-cell office:value-type="float" office:value="0.954833" calcext:value-type="float">
            <text:p>0.954833</text:p>
          </table:table-cell>
          <table:table-cell office:value-type="float" office:value="3.936669" calcext:value-type="float">
            <text:p>3.936669</text:p>
          </table:table-cell>
          <table:table-cell office:value-type="float" office:value="16" calcext:value-type="float">
            <text:p>16</text:p>
          </table:table-cell>
          <table:table-cell office:value-type="float" office:value="0.246042" calcext:value-type="float">
            <text:p>0.246042</text:p>
          </table:table-cell>
          <table:table-cell office:value-type="float" office:value="1" calcext:value-type="float">
            <text:p>1</text:p>
          </table:table-cell>
          <table:table-cell office:value-type="float" office:value="18338258" calcext:value-type="float">
            <text:p>18338258</text:p>
          </table:table-cell>
          <table:table-cell office:value-type="float" office:value="18338266" calcext:value-type="float">
            <text:p>1833826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5.321143" calcext:value-type="float">
            <text:p>15.321143</text:p>
          </table:table-cell>
          <table:table-cell office:value-type="float" office:value="3.890564" calcext:value-type="float">
            <text:p>3.890564</text:p>
          </table:table-cell>
          <table:table-cell office:value-type="float" office:value="0.957571" calcext:value-type="float">
            <text:p>0.957571</text:p>
          </table:table-cell>
          <table:table-cell office:value-type="float" office:value="3.938026" calcext:value-type="float">
            <text:p>3.938026</text:p>
          </table:table-cell>
          <table:table-cell office:value-type="float" office:value="16" calcext:value-type="float">
            <text:p>16</text:p>
          </table:table-cell>
          <table:table-cell office:value-type="float" office:value="0.246127" calcext:value-type="float">
            <text:p>0.2461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319530" calcext:value-type="float">
            <text:p>1831953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5.365442" calcext:value-type="float">
            <text:p>15.365442</text:p>
          </table:table-cell>
          <table:table-cell office:value-type="float" office:value="3.900289" calcext:value-type="float">
            <text:p>3.900289</text:p>
          </table:table-cell>
          <table:table-cell office:value-type="float" office:value="0.96034" calcext:value-type="float">
            <text:p>0.96034</text:p>
          </table:table-cell>
          <table:table-cell office:value-type="float" office:value="3.939565" calcext:value-type="float">
            <text:p>3.939565</text:p>
          </table:table-cell>
          <table:table-cell office:value-type="float" office:value="16" calcext:value-type="float">
            <text:p>16</text:p>
          </table:table-cell>
          <table:table-cell office:value-type="float" office:value="0.246223" calcext:value-type="float">
            <text:p>0.246223</text:p>
          </table:table-cell>
          <table:table-cell office:value-type="float" office:value="1" calcext:value-type="float">
            <text:p>1</text:p>
          </table:table-cell>
          <table:table-cell office:value-type="float" office:value="18301304" calcext:value-type="float">
            <text:p>18301304</text:p>
          </table:table-cell>
          <table:table-cell office:value-type="float" office:value="18301300" calcext:value-type="float">
            <text:p>1830130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5.409613" calcext:value-type="float">
            <text:p>15.409613</text:p>
          </table:table-cell>
          <table:table-cell office:value-type="float" office:value="3.910499" calcext:value-type="float">
            <text:p>3.910499</text:p>
          </table:table-cell>
          <table:table-cell office:value-type="float" office:value="0.963101" calcext:value-type="float">
            <text:p>0.963101</text:p>
          </table:table-cell>
          <table:table-cell office:value-type="float" office:value="3.940575" calcext:value-type="float">
            <text:p>3.940575</text:p>
          </table:table-cell>
          <table:table-cell office:value-type="float" office:value="16" calcext:value-type="float">
            <text:p>16</text:p>
          </table:table-cell>
          <table:table-cell office:value-type="float" office:value="0.246286" calcext:value-type="float">
            <text:p>0.246286</text:p>
          </table:table-cell>
          <table:table-cell office:value-type="float" office:value="1" calcext:value-type="float">
            <text:p>1</text:p>
          </table:table-cell>
          <table:table-cell office:value-type="float" office:value="18282204" calcext:value-type="float">
            <text:p>18282204</text:p>
          </table:table-cell>
          <table:table-cell office:value-type="float" office:value="18282200" calcext:value-type="float">
            <text:p>1828220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5.452333" calcext:value-type="float">
            <text:p>15.452333</text:p>
          </table:table-cell>
          <table:table-cell office:value-type="float" office:value="3.923338" calcext:value-type="float">
            <text:p>3.923338</text:p>
          </table:table-cell>
          <table:table-cell office:value-type="float" office:value="0.965771" calcext:value-type="float">
            <text:p>0.965771</text:p>
          </table:table-cell>
          <table:table-cell office:value-type="float" office:value="3.938568" calcext:value-type="float">
            <text:p>3.938568</text:p>
          </table:table-cell>
          <table:table-cell office:value-type="float" office:value="16" calcext:value-type="float">
            <text:p>16</text:p>
          </table:table-cell>
          <table:table-cell office:value-type="float" office:value="0.24616" calcext:value-type="float">
            <text:p>0.24616</text:p>
          </table:table-cell>
          <table:table-cell office:value-type="float" office:value="1" calcext:value-type="float">
            <text:p>1</text:p>
          </table:table-cell>
          <table:table-cell office:value-type="float" office:value="18263568" calcext:value-type="float">
            <text:p>18263568</text:p>
          </table:table-cell>
          <table:table-cell office:value-type="float" office:value="18263564" calcext:value-type="float">
            <text:p>1826356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5.496427" calcext:value-type="float">
            <text:p>15.496427</text:p>
          </table:table-cell>
          <table:table-cell office:value-type="float" office:value="3.933349" calcext:value-type="float">
            <text:p>3.933349</text:p>
          </table:table-cell>
          <table:table-cell office:value-type="float" office:value="0.968527" calcext:value-type="float">
            <text:p>0.968527</text:p>
          </table:table-cell>
          <table:table-cell office:value-type="float" office:value="3.939754" calcext:value-type="float">
            <text:p>3.939754</text:p>
          </table:table-cell>
          <table:table-cell office:value-type="float" office:value="16" calcext:value-type="float">
            <text:p>16</text:p>
          </table:table-cell>
          <table:table-cell office:value-type="float" office:value="0.246235" calcext:value-type="float">
            <text:p>0.246235</text:p>
          </table:table-cell>
          <table:table-cell office:value-type="float" office:value="1" calcext:value-type="float">
            <text:p>1</text:p>
          </table:table-cell>
          <table:table-cell office:value-type="float" office:value="18244608" calcext:value-type="float">
            <text:p>18244608</text:p>
          </table:table-cell>
          <table:table-cell office:value-type="float" office:value="18244612" calcext:value-type="float">
            <text:p>1824461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5.541047" calcext:value-type="float">
            <text:p>15.541047</text:p>
          </table:table-cell>
          <table:table-cell office:value-type="float" office:value="3.94419" calcext:value-type="float">
            <text:p>3.94419</text:p>
          </table:table-cell>
          <table:table-cell office:value-type="float" office:value="0.971315" calcext:value-type="float">
            <text:p>0.971315</text:p>
          </table:table-cell>
          <table:table-cell office:value-type="float" office:value="3.940238" calcext:value-type="float">
            <text:p>3.940238</text:p>
          </table:table-cell>
          <table:table-cell office:value-type="float" office:value="16" calcext:value-type="float">
            <text:p>16</text:p>
          </table:table-cell>
          <table:table-cell office:value-type="float" office:value="0.246265" calcext:value-type="float">
            <text:p>0.246265</text:p>
          </table:table-cell>
          <table:table-cell office:value-type="float" office:value="1" calcext:value-type="float">
            <text:p>1</text:p>
          </table:table-cell>
          <table:table-cell office:value-type="float" office:value="18225652" calcext:value-type="float">
            <text:p>18225652</text:p>
          </table:table-cell>
          <table:table-cell office:value-type="float" office:value="18225660" calcext:value-type="float">
            <text:p>1822566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5.586117" calcext:value-type="float">
            <text:p>15.586117</text:p>
          </table:table-cell>
          <table:table-cell office:value-type="float" office:value="3.95501" calcext:value-type="float">
            <text:p>3.95501</text:p>
          </table:table-cell>
          <table:table-cell office:value-type="float" office:value="0.974132" calcext:value-type="float">
            <text:p>0.974132</text:p>
          </table:table-cell>
          <table:table-cell office:value-type="float" office:value="3.940854" calcext:value-type="float">
            <text:p>3.940854</text:p>
          </table:table-cell>
          <table:table-cell office:value-type="float" office:value="16" calcext:value-type="float">
            <text:p>16</text:p>
          </table:table-cell>
          <table:table-cell office:value-type="float" office:value="0.246303" calcext:value-type="float">
            <text:p>0.246303</text:p>
          </table:table-cell>
          <table:table-cell office:value-type="float" office:value="1" calcext:value-type="float">
            <text:p>1</text:p>
          </table:table-cell>
          <table:table-cell office:value-type="float" office:value="18206238" calcext:value-type="float">
            <text:p>18206238</text:p>
          </table:table-cell>
          <table:table-cell office:value-type="float" office:value="18206240" calcext:value-type="float">
            <text:p>1820624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5.631318" calcext:value-type="float">
            <text:p>15.631318</text:p>
          </table:table-cell>
          <table:table-cell office:value-type="float" office:value="3.965967" calcext:value-type="float">
            <text:p>3.965967</text:p>
          </table:table-cell>
          <table:table-cell office:value-type="float" office:value="0.976957" calcext:value-type="float">
            <text:p>0.976957</text:p>
          </table:table-cell>
          <table:table-cell office:value-type="float" office:value="3.941363" calcext:value-type="float">
            <text:p>3.941363</text:p>
          </table:table-cell>
          <table:table-cell office:value-type="float" office:value="16" calcext:value-type="float">
            <text:p>16</text:p>
          </table:table-cell>
          <table:table-cell office:value-type="float" office:value="0.246335" calcext:value-type="float">
            <text:p>0.246335</text:p>
          </table:table-cell>
          <table:table-cell office:value-type="float" office:value="1" calcext:value-type="float">
            <text:p>1</text:p>
          </table:table-cell>
          <table:table-cell office:value-type="float" office:value="18186916" calcext:value-type="float">
            <text:p>18186916</text:p>
          </table:table-cell>
          <table:table-cell office:value-type="float" office:value="18186922" calcext:value-type="float">
            <text:p>18186922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5.676885" calcext:value-type="float">
            <text:p>15.676885</text:p>
          </table:table-cell>
          <table:table-cell office:value-type="float" office:value="3.976631" calcext:value-type="float">
            <text:p>3.976631</text:p>
          </table:table-cell>
          <table:table-cell office:value-type="float" office:value="0.979805" calcext:value-type="float">
            <text:p>0.979805</text:p>
          </table:table-cell>
          <table:table-cell office:value-type="float" office:value="3.942253" calcext:value-type="float">
            <text:p>3.942253</text:p>
          </table:table-cell>
          <table:table-cell office:value-type="float" office:value="16" calcext:value-type="float">
            <text:p>16</text:p>
          </table:table-cell>
          <table:table-cell office:value-type="float" office:value="0.246391" calcext:value-type="float">
            <text:p>0.246391</text:p>
          </table:table-cell>
          <table:table-cell office:value-type="float" office:value="1" calcext:value-type="float">
            <text:p>1</text:p>
          </table:table-cell>
          <table:table-cell office:value-type="float" office:value="18167772" calcext:value-type="float">
            <text:p>18167772</text:p>
          </table:table-cell>
          <table:table-cell office:value-type="float" office:value="18167780" calcext:value-type="float">
            <text:p>1816778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5.714416" calcext:value-type="float">
            <text:p>15.714416</text:p>
          </table:table-cell>
          <table:table-cell office:value-type="float" office:value="3.986653" calcext:value-type="float">
            <text:p>3.986653</text:p>
          </table:table-cell>
          <table:table-cell office:value-type="float" office:value="0.982151" calcext:value-type="float">
            <text:p>0.982151</text:p>
          </table:table-cell>
          <table:table-cell office:value-type="float" office:value="3.941757" calcext:value-type="float">
            <text:p>3.941757</text:p>
          </table:table-cell>
          <table:table-cell office:value-type="float" office:value="16" calcext:value-type="float">
            <text:p>16</text:p>
          </table:table-cell>
          <table:table-cell office:value-type="float" office:value="0.24636" calcext:value-type="float">
            <text:p>0.24636</text:p>
          </table:table-cell>
          <table:table-cell office:value-type="float" office:value="1" calcext:value-type="float">
            <text:p>1</text:p>
          </table:table-cell>
          <table:table-cell office:value-type="float" office:value="18148386" calcext:value-type="float">
            <text:p>18148386</text:p>
          </table:table-cell>
          <table:table-cell office:value-type="float" office:value="18148392" calcext:value-type="float">
            <text:p>1814839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5.759017" calcext:value-type="float">
            <text:p>15.759017</text:p>
          </table:table-cell>
          <table:table-cell office:value-type="float" office:value="3.999064" calcext:value-type="float">
            <text:p>3.999064</text:p>
          </table:table-cell>
          <table:table-cell office:value-type="float" office:value="0.984939" calcext:value-type="float">
            <text:p>0.984939</text:p>
          </table:table-cell>
          <table:table-cell office:value-type="float" office:value="3.940677" calcext:value-type="float">
            <text:p>3.940677</text:p>
          </table:table-cell>
          <table:table-cell office:value-type="float" office:value="16" calcext:value-type="float">
            <text:p>16</text:p>
          </table:table-cell>
          <table:table-cell office:value-type="float" office:value="0.246292" calcext:value-type="float">
            <text:p>0.246292</text:p>
          </table:table-cell>
          <table:table-cell office:value-type="float" office:value="1" calcext:value-type="float">
            <text:p>1</text:p>
          </table:table-cell>
          <table:table-cell office:value-type="float" office:value="18128586" calcext:value-type="float">
            <text:p>18128586</text:p>
          </table:table-cell>
          <table:table-cell office:value-type="float" office:value="18128598" calcext:value-type="float">
            <text:p>1812859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5.797052" calcext:value-type="float">
            <text:p>15.797052</text:p>
          </table:table-cell>
          <table:table-cell office:value-type="float" office:value="4.011176" calcext:value-type="float">
            <text:p>4.011176</text:p>
          </table:table-cell>
          <table:table-cell office:value-type="float" office:value="0.987316" calcext:value-type="float">
            <text:p>0.987316</text:p>
          </table:table-cell>
          <table:table-cell office:value-type="float" office:value="3.938259" calcext:value-type="float">
            <text:p>3.938259</text:p>
          </table:table-cell>
          <table:table-cell office:value-type="float" office:value="16" calcext:value-type="float">
            <text:p>16</text:p>
          </table:table-cell>
          <table:table-cell office:value-type="float" office:value="0.246141" calcext:value-type="float">
            <text:p>0.2461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109290" calcext:value-type="float">
            <text:p>1810929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5.836609" calcext:value-type="float">
            <text:p>15.836609</text:p>
          </table:table-cell>
          <table:table-cell office:value-type="float" office:value="4.020508" calcext:value-type="float">
            <text:p>4.020508</text:p>
          </table:table-cell>
          <table:table-cell office:value-type="float" office:value="0.989788" calcext:value-type="float">
            <text:p>0.989788</text:p>
          </table:table-cell>
          <table:table-cell office:value-type="float" office:value="3.938957" calcext:value-type="float">
            <text:p>3.938957</text:p>
          </table:table-cell>
          <table:table-cell office:value-type="float" office:value="16" calcext:value-type="float">
            <text:p>16</text:p>
          </table:table-cell>
          <table:table-cell office:value-type="float" office:value="0.246185" calcext:value-type="float">
            <text:p>0.246185</text:p>
          </table:table-cell>
          <table:table-cell office:value-type="float" office:value="1" calcext:value-type="float">
            <text:p>1</text:p>
          </table:table-cell>
          <table:table-cell office:value-type="float" office:value="18089552" calcext:value-type="float">
            <text:p>18089552</text:p>
          </table:table-cell>
          <table:table-cell office:value-type="float" office:value="18089554" calcext:value-type="float">
            <text:p>1808955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5.877299" calcext:value-type="float">
            <text:p>15.877299</text:p>
          </table:table-cell>
          <table:table-cell office:value-type="float" office:value="4.029604" calcext:value-type="float">
            <text:p>4.029604</text:p>
          </table:table-cell>
          <table:table-cell office:value-type="float" office:value="0.992331" calcext:value-type="float">
            <text:p>0.992331</text:p>
          </table:table-cell>
          <table:table-cell office:value-type="float" office:value="3.940164" calcext:value-type="float">
            <text:p>3.940164</text:p>
          </table:table-cell>
          <table:table-cell office:value-type="float" office:value="16" calcext:value-type="float">
            <text:p>16</text:p>
          </table:table-cell>
          <table:table-cell office:value-type="float" office:value="0.24626" calcext:value-type="float">
            <text:p>0.24626</text:p>
          </table:table-cell>
          <table:table-cell office:value-type="float" office:value="1" calcext:value-type="float">
            <text:p>1</text:p>
          </table:table-cell>
          <table:table-cell office:value-type="float" office:value="18069586" calcext:value-type="float">
            <text:p>18069586</text:p>
          </table:table-cell>
          <table:table-cell office:value-type="float" office:value="18069588" calcext:value-type="float">
            <text:p>1806958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5.918266" calcext:value-type="float">
            <text:p>15.918266</text:p>
          </table:table-cell>
          <table:table-cell office:value-type="float" office:value="4.038787" calcext:value-type="float">
            <text:p>4.038787</text:p>
          </table:table-cell>
          <table:table-cell office:value-type="float" office:value="0.994892" calcext:value-type="float">
            <text:p>0.994892</text:p>
          </table:table-cell>
          <table:table-cell office:value-type="float" office:value="3.941349" calcext:value-type="float">
            <text:p>3.941349</text:p>
          </table:table-cell>
          <table:table-cell office:value-type="float" office:value="16" calcext:value-type="float">
            <text:p>16</text:p>
          </table:table-cell>
          <table:table-cell office:value-type="float" office:value="0.246334" calcext:value-type="float">
            <text:p>0.246334</text:p>
          </table:table-cell>
          <table:table-cell office:value-type="float" office:value="1" calcext:value-type="float">
            <text:p>1</text:p>
          </table:table-cell>
          <table:table-cell office:value-type="float" office:value="18049972" calcext:value-type="float">
            <text:p>18049972</text:p>
          </table:table-cell>
          <table:table-cell office:value-type="float" office:value="18049974" calcext:value-type="float">
            <text:p>1804997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5.956027" calcext:value-type="float">
            <text:p>15.956027</text:p>
          </table:table-cell>
          <table:table-cell office:value-type="float" office:value="4.048704" calcext:value-type="float">
            <text:p>4.048704</text:p>
          </table:table-cell>
          <table:table-cell office:value-type="float" office:value="0.997252" calcext:value-type="float">
            <text:p>0.997252</text:p>
          </table:table-cell>
          <table:table-cell office:value-type="float" office:value="3.941021" calcext:value-type="float">
            <text:p>3.941021</text:p>
          </table:table-cell>
          <table:table-cell office:value-type="float" office:value="16" calcext:value-type="float">
            <text:p>16</text:p>
          </table:table-cell>
          <table:table-cell office:value-type="float" office:value="0.246314" calcext:value-type="float">
            <text:p>0.246314</text:p>
          </table:table-cell>
          <table:table-cell office:value-type="float" office:value="1" calcext:value-type="float">
            <text:p>1</text:p>
          </table:table-cell>
          <table:table-cell office:value-type="float" office:value="18029966" calcext:value-type="float">
            <text:p>18029966</text:p>
          </table:table-cell>
          <table:table-cell office:value-type="float" office:value="18029962" calcext:value-type="float">
            <text:p>1802996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5.996579" calcext:value-type="float">
            <text:p>15.996579</text:p>
          </table:table-cell>
          <table:table-cell office:value-type="float" office:value="4.058533" calcext:value-type="float">
            <text:p>4.058533</text:p>
          </table:table-cell>
          <table:table-cell office:value-type="float" office:value="0.999786" calcext:value-type="float">
            <text:p>0.999786</text:p>
          </table:table-cell>
          <table:table-cell office:value-type="float" office:value="3.941468" calcext:value-type="float">
            <text:p>3.941468</text:p>
          </table:table-cell>
          <table:table-cell office:value-type="float" office:value="16" calcext:value-type="float">
            <text:p>16</text:p>
          </table:table-cell>
          <table:table-cell office:value-type="float" office:value="0.246342" calcext:value-type="float">
            <text:p>0.246342</text:p>
          </table:table-cell>
          <table:table-cell office:value-type="float" office:value="1" calcext:value-type="float">
            <text:p>1</text:p>
          </table:table-cell>
          <table:table-cell office:value-type="float" office:value="18009960" calcext:value-type="float">
            <text:p>18009960</text:p>
          </table:table-cell>
          <table:table-cell office:value-type="float" office:value="18009968" calcext:value-type="float">
            <text:p>1800996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6.039516" calcext:value-type="float">
            <text:p>16.039516</text:p>
          </table:table-cell>
          <table:table-cell office:value-type="float" office:value="4.067847" calcext:value-type="float">
            <text:p>4.067847</text:p>
          </table:table-cell>
          <table:table-cell office:value-type="float" office:value="1.00247" calcext:value-type="float">
            <text:p>1.00247</text:p>
          </table:table-cell>
          <table:table-cell office:value-type="float" office:value="3.942999" calcext:value-type="float">
            <text:p>3.942999</text:p>
          </table:table-cell>
          <table:table-cell office:value-type="float" office:value="16" calcext:value-type="float">
            <text:p>16</text:p>
          </table:table-cell>
          <table:table-cell office:value-type="float" office:value="0.246437" calcext:value-type="float">
            <text:p>0.246437</text:p>
          </table:table-cell>
          <table:table-cell office:value-type="float" office:value="1" calcext:value-type="float">
            <text:p>1</text:p>
          </table:table-cell>
          <table:table-cell office:value-type="float" office:value="17989688" calcext:value-type="float">
            <text:p>17989688</text:p>
          </table:table-cell>
          <table:table-cell office:value-type="float" office:value="17989694" calcext:value-type="float">
            <text:p>1798969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6.081462" calcext:value-type="float">
            <text:p>16.081462</text:p>
          </table:table-cell>
          <table:table-cell office:value-type="float" office:value="4.078631" calcext:value-type="float">
            <text:p>4.078631</text:p>
          </table:table-cell>
          <table:table-cell office:value-type="float" office:value="1.005091" calcext:value-type="float">
            <text:p>1.005091</text:p>
          </table:table-cell>
          <table:table-cell office:value-type="float" office:value="3.942858" calcext:value-type="float">
            <text:p>3.942858</text:p>
          </table:table-cell>
          <table:table-cell office:value-type="float" office:value="16" calcext:value-type="float">
            <text:p>16</text:p>
          </table:table-cell>
          <table:table-cell office:value-type="float" office:value="0.246429" calcext:value-type="float">
            <text:p>0.246429</text:p>
          </table:table-cell>
          <table:table-cell office:value-type="float" office:value="1" calcext:value-type="float">
            <text:p>1</text:p>
          </table:table-cell>
          <table:table-cell office:value-type="float" office:value="17969318" calcext:value-type="float">
            <text:p>17969318</text:p>
          </table:table-cell>
          <table:table-cell office:value-type="float" office:value="17969320" calcext:value-type="float">
            <text:p>1796932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6.129153" calcext:value-type="float">
            <text:p>16.129153</text:p>
          </table:table-cell>
          <table:table-cell office:value-type="float" office:value="4.08828" calcext:value-type="float">
            <text:p>4.08828</text:p>
          </table:table-cell>
          <table:table-cell office:value-type="float" office:value="1.008072" calcext:value-type="float">
            <text:p>1.008072</text:p>
          </table:table-cell>
          <table:table-cell office:value-type="float" office:value="3.945218" calcext:value-type="float">
            <text:p>3.945218</text:p>
          </table:table-cell>
          <table:table-cell office:value-type="float" office:value="16" calcext:value-type="float">
            <text:p>16</text:p>
          </table:table-cell>
          <table:table-cell office:value-type="float" office:value="0.246576" calcext:value-type="float">
            <text:p>0.2465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949212" calcext:value-type="float">
            <text:p>1794921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.167631" calcext:value-type="float">
            <text:p>16.167631</text:p>
          </table:table-cell>
          <table:table-cell office:value-type="float" office:value="4.099697" calcext:value-type="float">
            <text:p>4.099697</text:p>
          </table:table-cell>
          <table:table-cell office:value-type="float" office:value="1.010477" calcext:value-type="float">
            <text:p>1.010477</text:p>
          </table:table-cell>
          <table:table-cell office:value-type="float" office:value="3.943616" calcext:value-type="float">
            <text:p>3.943616</text:p>
          </table:table-cell>
          <table:table-cell office:value-type="float" office:value="16" calcext:value-type="float">
            <text:p>16</text:p>
          </table:table-cell>
          <table:table-cell office:value-type="float" office:value="0.246476" calcext:value-type="float">
            <text:p>0.246476</text:p>
          </table:table-cell>
          <table:table-cell office:value-type="float" office:value="1" calcext:value-type="float">
            <text:p>1</text:p>
          </table:table-cell>
          <table:table-cell office:value-type="float" office:value="17928820" calcext:value-type="float">
            <text:p>17928820</text:p>
          </table:table-cell>
          <table:table-cell office:value-type="float" office:value="17928818" calcext:value-type="float">
            <text:p>1792881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6.20713" calcext:value-type="float">
            <text:p>16.20713</text:p>
          </table:table-cell>
          <table:table-cell office:value-type="float" office:value="4.109052" calcext:value-type="float">
            <text:p>4.109052</text:p>
          </table:table-cell>
          <table:table-cell office:value-type="float" office:value="1.012946" calcext:value-type="float">
            <text:p>1.012946</text:p>
          </table:table-cell>
          <table:table-cell office:value-type="float" office:value="3.944251" calcext:value-type="float">
            <text:p>3.944251</text:p>
          </table:table-cell>
          <table:table-cell office:value-type="float" office:value="16" calcext:value-type="float">
            <text:p>16</text:p>
          </table:table-cell>
          <table:table-cell office:value-type="float" office:value="0.246516" calcext:value-type="float">
            <text:p>0.246516</text:p>
          </table:table-cell>
          <table:table-cell office:value-type="float" office:value="1" calcext:value-type="float">
            <text:p>1</text:p>
          </table:table-cell>
          <table:table-cell office:value-type="float" office:value="17908366" calcext:value-type="float">
            <text:p>17908366</text:p>
          </table:table-cell>
          <table:table-cell office:value-type="float" office:value="17908354" calcext:value-type="float">
            <text:p>1790835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6.248175" calcext:value-type="float">
            <text:p>16.248175</text:p>
          </table:table-cell>
          <table:table-cell office:value-type="float" office:value="4.11969" calcext:value-type="float">
            <text:p>4.11969</text:p>
          </table:table-cell>
          <table:table-cell office:value-type="float" office:value="1.015511" calcext:value-type="float">
            <text:p>1.015511</text:p>
          </table:table-cell>
          <table:table-cell office:value-type="float" office:value="3.944029" calcext:value-type="float">
            <text:p>3.944029</text:p>
          </table:table-cell>
          <table:table-cell office:value-type="float" office:value="16" calcext:value-type="float">
            <text:p>16</text:p>
          </table:table-cell>
          <table:table-cell office:value-type="float" office:value="0.246502" calcext:value-type="float">
            <text:p>0.246502</text:p>
          </table:table-cell>
          <table:table-cell office:value-type="float" office:value="1" calcext:value-type="float">
            <text:p>1</text:p>
          </table:table-cell>
          <table:table-cell office:value-type="float" office:value="17887834" calcext:value-type="float">
            <text:p>17887834</text:p>
          </table:table-cell>
          <table:table-cell office:value-type="float" office:value="17887826" calcext:value-type="float">
            <text:p>1788782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6.290308" calcext:value-type="float">
            <text:p>16.290308</text:p>
          </table:table-cell>
          <table:table-cell office:value-type="float" office:value="4.130115" calcext:value-type="float">
            <text:p>4.130115</text:p>
          </table:table-cell>
          <table:table-cell office:value-type="float" office:value="1.018144" calcext:value-type="float">
            <text:p>1.018144</text:p>
          </table:table-cell>
          <table:table-cell office:value-type="float" office:value="3.944274" calcext:value-type="float">
            <text:p>3.944274</text:p>
          </table:table-cell>
          <table:table-cell office:value-type="float" office:value="16" calcext:value-type="float">
            <text:p>16</text:p>
          </table:table-cell>
          <table:table-cell office:value-type="float" office:value="0.246517" calcext:value-type="float">
            <text:p>0.246517</text:p>
          </table:table-cell>
          <table:table-cell office:value-type="float" office:value="1" calcext:value-type="float">
            <text:p>1</text:p>
          </table:table-cell>
          <table:table-cell office:value-type="float" office:value="17867548" calcext:value-type="float">
            <text:p>17867548</text:p>
          </table:table-cell>
          <table:table-cell office:value-type="float" office:value="17867542" calcext:value-type="float">
            <text:p>1786754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6.332761" calcext:value-type="float">
            <text:p>16.332761</text:p>
          </table:table-cell>
          <table:table-cell office:value-type="float" office:value="4.139671" calcext:value-type="float">
            <text:p>4.139671</text:p>
          </table:table-cell>
          <table:table-cell office:value-type="float" office:value="1.020798" calcext:value-type="float">
            <text:p>1.020798</text:p>
          </table:table-cell>
          <table:table-cell office:value-type="float" office:value="3.945425" calcext:value-type="float">
            <text:p>3.945425</text:p>
          </table:table-cell>
          <table:table-cell office:value-type="float" office:value="16" calcext:value-type="float">
            <text:p>16</text:p>
          </table:table-cell>
          <table:table-cell office:value-type="float" office:value="0.246589" calcext:value-type="float">
            <text:p>0.246589</text:p>
          </table:table-cell>
          <table:table-cell office:value-type="float" office:value="1" calcext:value-type="float">
            <text:p>1</text:p>
          </table:table-cell>
          <table:table-cell office:value-type="float" office:value="17846702" calcext:value-type="float">
            <text:p>17846702</text:p>
          </table:table-cell>
          <table:table-cell office:value-type="float" office:value="17846700" calcext:value-type="float">
            <text:p>1784670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6.376272" calcext:value-type="float">
            <text:p>16.376272</text:p>
          </table:table-cell>
          <table:table-cell office:value-type="float" office:value="4.148965" calcext:value-type="float">
            <text:p>4.148965</text:p>
          </table:table-cell>
          <table:table-cell office:value-type="float" office:value="1.023517" calcext:value-type="float">
            <text:p>1.023517</text:p>
          </table:table-cell>
          <table:table-cell office:value-type="float" office:value="3.947074" calcext:value-type="float">
            <text:p>3.947074</text:p>
          </table:table-cell>
          <table:table-cell office:value-type="float" office:value="16" calcext:value-type="float">
            <text:p>16</text:p>
          </table:table-cell>
          <table:table-cell office:value-type="float" office:value="0.246692" calcext:value-type="float">
            <text:p>0.246692</text:p>
          </table:table-cell>
          <table:table-cell office:value-type="float" office:value="1" calcext:value-type="float">
            <text:p>1</text:p>
          </table:table-cell>
          <table:table-cell office:value-type="float" office:value="17825748" calcext:value-type="float">
            <text:p>17825748</text:p>
          </table:table-cell>
          <table:table-cell office:value-type="float" office:value="17825758" calcext:value-type="float">
            <text:p>1782575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6.419817" calcext:value-type="float">
            <text:p>16.419817</text:p>
          </table:table-cell>
          <table:table-cell office:value-type="float" office:value="4.159069" calcext:value-type="float">
            <text:p>4.159069</text:p>
          </table:table-cell>
          <table:table-cell office:value-type="float" office:value="1.026239" calcext:value-type="float">
            <text:p>1.026239</text:p>
          </table:table-cell>
          <table:table-cell office:value-type="float" office:value="3.947955" calcext:value-type="float">
            <text:p>3.947955</text:p>
          </table:table-cell>
          <table:table-cell office:value-type="float" office:value="16" calcext:value-type="float">
            <text:p>16</text:p>
          </table:table-cell>
          <table:table-cell office:value-type="float" office:value="0.246747" calcext:value-type="float">
            <text:p>0.246747</text:p>
          </table:table-cell>
          <table:table-cell office:value-type="float" office:value="1" calcext:value-type="float">
            <text:p>1</text:p>
          </table:table-cell>
          <table:table-cell office:value-type="float" office:value="17804960" calcext:value-type="float">
            <text:p>17804960</text:p>
          </table:table-cell>
          <table:table-cell office:value-type="float" office:value="17804970" calcext:value-type="float">
            <text:p>1780497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6.462783" calcext:value-type="float">
            <text:p>16.462783</text:p>
          </table:table-cell>
          <table:table-cell office:value-type="float" office:value="4.168895" calcext:value-type="float">
            <text:p>4.168895</text:p>
          </table:table-cell>
          <table:table-cell office:value-type="float" office:value="1.028924" calcext:value-type="float">
            <text:p>1.028924</text:p>
          </table:table-cell>
          <table:table-cell office:value-type="float" office:value="3.948956" calcext:value-type="float">
            <text:p>3.948956</text:p>
          </table:table-cell>
          <table:table-cell office:value-type="float" office:value="16" calcext:value-type="float">
            <text:p>16</text:p>
          </table:table-cell>
          <table:table-cell office:value-type="float" office:value="0.24681" calcext:value-type="float">
            <text:p>0.24681</text:p>
          </table:table-cell>
          <table:table-cell office:value-type="float" office:value="1" calcext:value-type="float">
            <text:p>1</text:p>
          </table:table-cell>
          <table:table-cell office:value-type="float" office:value="17784236" calcext:value-type="float">
            <text:p>17784236</text:p>
          </table:table-cell>
          <table:table-cell office:value-type="float" office:value="17784242" calcext:value-type="float">
            <text:p>1778424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6.503524" calcext:value-type="float">
            <text:p>16.503524</text:p>
          </table:table-cell>
          <table:table-cell office:value-type="float" office:value="4.179996" calcext:value-type="float">
            <text:p>4.179996</text:p>
          </table:table-cell>
          <table:table-cell office:value-type="float" office:value="1.03147" calcext:value-type="float">
            <text:p>1.03147</text:p>
          </table:table-cell>
          <table:table-cell office:value-type="float" office:value="3.948215" calcext:value-type="float">
            <text:p>3.948215</text:p>
          </table:table-cell>
          <table:table-cell office:value-type="float" office:value="16" calcext:value-type="float">
            <text:p>16</text:p>
          </table:table-cell>
          <table:table-cell office:value-type="float" office:value="0.246763" calcext:value-type="float">
            <text:p>0.246763</text:p>
          </table:table-cell>
          <table:table-cell office:value-type="float" office:value="1" calcext:value-type="float">
            <text:p>1</text:p>
          </table:table-cell>
          <table:table-cell office:value-type="float" office:value="17763256" calcext:value-type="float">
            <text:p>17763256</text:p>
          </table:table-cell>
          <table:table-cell office:value-type="float" office:value="17763252" calcext:value-type="float">
            <text:p>1776325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6.543955" calcext:value-type="float">
            <text:p>16.543955</text:p>
          </table:table-cell>
          <table:table-cell office:value-type="float" office:value="4.189247" calcext:value-type="float">
            <text:p>4.189247</text:p>
          </table:table-cell>
          <table:table-cell office:value-type="float" office:value="1.033997" calcext:value-type="float">
            <text:p>1.033997</text:p>
          </table:table-cell>
          <table:table-cell office:value-type="float" office:value="3.949148" calcext:value-type="float">
            <text:p>3.949148</text:p>
          </table:table-cell>
          <table:table-cell office:value-type="float" office:value="16" calcext:value-type="float">
            <text:p>16</text:p>
          </table:table-cell>
          <table:table-cell office:value-type="float" office:value="0.246822" calcext:value-type="float">
            <text:p>0.246822</text:p>
          </table:table-cell>
          <table:table-cell office:value-type="float" office:value="1" calcext:value-type="float">
            <text:p>1</text:p>
          </table:table-cell>
          <table:table-cell office:value-type="float" office:value="17741960" calcext:value-type="float">
            <text:p>17741960</text:p>
          </table:table-cell>
          <table:table-cell office:value-type="float" office:value="17741968" calcext:value-type="float">
            <text:p>1774196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6.588489" calcext:value-type="float">
            <text:p>16.588489</text:p>
          </table:table-cell>
          <table:table-cell office:value-type="float" office:value="4.201809" calcext:value-type="float">
            <text:p>4.201809</text:p>
          </table:table-cell>
          <table:table-cell office:value-type="float" office:value="1.036781" calcext:value-type="float">
            <text:p>1.036781</text:p>
          </table:table-cell>
          <table:table-cell office:value-type="float" office:value="3.94794" calcext:value-type="float">
            <text:p>3.94794</text:p>
          </table:table-cell>
          <table:table-cell office:value-type="float" office:value="16" calcext:value-type="float">
            <text:p>16</text:p>
          </table:table-cell>
          <table:table-cell office:value-type="float" office:value="0.246746" calcext:value-type="float">
            <text:p>0.246746</text:p>
          </table:table-cell>
          <table:table-cell office:value-type="float" office:value="1" calcext:value-type="float">
            <text:p>1</text:p>
          </table:table-cell>
          <table:table-cell office:value-type="float" office:value="17720940" calcext:value-type="float">
            <text:p>17720940</text:p>
          </table:table-cell>
          <table:table-cell office:value-type="float" office:value="17720930" calcext:value-type="float">
            <text:p>1772093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6.632888" calcext:value-type="float">
            <text:p>16.632888</text:p>
          </table:table-cell>
          <table:table-cell office:value-type="float" office:value="4.21321" calcext:value-type="float">
            <text:p>4.21321</text:p>
          </table:table-cell>
          <table:table-cell office:value-type="float" office:value="1.039555" calcext:value-type="float">
            <text:p>1.039555</text:p>
          </table:table-cell>
          <table:table-cell office:value-type="float" office:value="3.947795" calcext:value-type="float">
            <text:p>3.947795</text:p>
          </table:table-cell>
          <table:table-cell office:value-type="float" office:value="16" calcext:value-type="float">
            <text:p>16</text:p>
          </table:table-cell>
          <table:table-cell office:value-type="float" office:value="0.246737" calcext:value-type="float">
            <text:p>0.246737</text:p>
          </table:table-cell>
          <table:table-cell office:value-type="float" office:value="1" calcext:value-type="float">
            <text:p>1</text:p>
          </table:table-cell>
          <table:table-cell office:value-type="float" office:value="17699786" calcext:value-type="float">
            <text:p>17699786</text:p>
          </table:table-cell>
          <table:table-cell office:value-type="float" office:value="17699782" calcext:value-type="float">
            <text:p>1769978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6.67788" calcext:value-type="float">
            <text:p>16.67788</text:p>
          </table:table-cell>
          <table:table-cell office:value-type="float" office:value="4.224924" calcext:value-type="float">
            <text:p>4.224924</text:p>
          </table:table-cell>
          <table:table-cell office:value-type="float" office:value="1.042368" calcext:value-type="float">
            <text:p>1.042368</text:p>
          </table:table-cell>
          <table:table-cell office:value-type="float" office:value="3.947498" calcext:value-type="float">
            <text:p>3.947498</text:p>
          </table:table-cell>
          <table:table-cell office:value-type="float" office:value="16" calcext:value-type="float">
            <text:p>16</text:p>
          </table:table-cell>
          <table:table-cell office:value-type="float" office:value="0.246719" calcext:value-type="float">
            <text:p>0.246719</text:p>
          </table:table-cell>
          <table:table-cell office:value-type="float" office:value="1" calcext:value-type="float">
            <text:p>1</text:p>
          </table:table-cell>
          <table:table-cell office:value-type="float" office:value="17678480" calcext:value-type="float">
            <text:p>17678480</text:p>
          </table:table-cell>
          <table:table-cell office:value-type="float" office:value="17678476" calcext:value-type="float">
            <text:p>1767847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6.721283" calcext:value-type="float">
            <text:p>16.721283</text:p>
          </table:table-cell>
          <table:table-cell office:value-type="float" office:value="4.235975" calcext:value-type="float">
            <text:p>4.235975</text:p>
          </table:table-cell>
          <table:table-cell office:value-type="float" office:value="1.04508" calcext:value-type="float">
            <text:p>1.04508</text:p>
          </table:table-cell>
          <table:table-cell office:value-type="float" office:value="3.947446" calcext:value-type="float">
            <text:p>3.947446</text:p>
          </table:table-cell>
          <table:table-cell office:value-type="float" office:value="16" calcext:value-type="float">
            <text:p>16</text:p>
          </table:table-cell>
          <table:table-cell office:value-type="float" office:value="0.246715" calcext:value-type="float">
            <text:p>0.246715</text:p>
          </table:table-cell>
          <table:table-cell office:value-type="float" office:value="1" calcext:value-type="float">
            <text:p>1</text:p>
          </table:table-cell>
          <table:table-cell office:value-type="float" office:value="17657294" calcext:value-type="float">
            <text:p>17657294</text:p>
          </table:table-cell>
          <table:table-cell office:value-type="float" office:value="17657296" calcext:value-type="float">
            <text:p>1765729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6.764761" calcext:value-type="float">
            <text:p>16.764761</text:p>
          </table:table-cell>
          <table:table-cell office:value-type="float" office:value="4.246659" calcext:value-type="float">
            <text:p>4.246659</text:p>
          </table:table-cell>
          <table:table-cell office:value-type="float" office:value="1.047798" calcext:value-type="float">
            <text:p>1.047798</text:p>
          </table:table-cell>
          <table:table-cell office:value-type="float" office:value="3.947753" calcext:value-type="float">
            <text:p>3.947753</text:p>
          </table:table-cell>
          <table:table-cell office:value-type="float" office:value="16" calcext:value-type="float">
            <text:p>16</text:p>
          </table:table-cell>
          <table:table-cell office:value-type="float" office:value="0.246735" calcext:value-type="float">
            <text:p>0.246735</text:p>
          </table:table-cell>
          <table:table-cell office:value-type="float" office:value="1" calcext:value-type="float">
            <text:p>1</text:p>
          </table:table-cell>
          <table:table-cell office:value-type="float" office:value="17636158" calcext:value-type="float">
            <text:p>17636158</text:p>
          </table:table-cell>
          <table:table-cell office:value-type="float" office:value="17636162" calcext:value-type="float">
            <text:p>1763616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6.807744" calcext:value-type="float">
            <text:p>16.807744</text:p>
          </table:table-cell>
          <table:table-cell office:value-type="float" office:value="4.257376" calcext:value-type="float">
            <text:p>4.257376</text:p>
          </table:table-cell>
          <table:table-cell office:value-type="float" office:value="1.050484" calcext:value-type="float">
            <text:p>1.050484</text:p>
          </table:table-cell>
          <table:table-cell office:value-type="float" office:value="3.947912" calcext:value-type="float">
            <text:p>3.947912</text:p>
          </table:table-cell>
          <table:table-cell office:value-type="float" office:value="16" calcext:value-type="float">
            <text:p>16</text:p>
          </table:table-cell>
          <table:table-cell office:value-type="float" office:value="0.246744" calcext:value-type="float">
            <text:p>0.2467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614732" calcext:value-type="float">
            <text:p>1761473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6.850331" calcext:value-type="float">
            <text:p>16.850331</text:p>
          </table:table-cell>
          <table:table-cell office:value-type="float" office:value="4.267159" calcext:value-type="float">
            <text:p>4.267159</text:p>
          </table:table-cell>
          <table:table-cell office:value-type="float" office:value="1.053146" calcext:value-type="float">
            <text:p>1.053146</text:p>
          </table:table-cell>
          <table:table-cell office:value-type="float" office:value="3.94884" calcext:value-type="float">
            <text:p>3.94884</text:p>
          </table:table-cell>
          <table:table-cell office:value-type="float" office:value="16" calcext:value-type="float">
            <text:p>16</text:p>
          </table:table-cell>
          <table:table-cell office:value-type="float" office:value="0.246803" calcext:value-type="float">
            <text:p>0.246803</text:p>
          </table:table-cell>
          <table:table-cell office:value-type="float" office:value="1" calcext:value-type="float">
            <text:p>1</text:p>
          </table:table-cell>
          <table:table-cell office:value-type="float" office:value="17592864" calcext:value-type="float">
            <text:p>17592864</text:p>
          </table:table-cell>
          <table:table-cell office:value-type="float" office:value="17592858" calcext:value-type="float">
            <text:p>1759285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6.892725" calcext:value-type="float">
            <text:p>16.892725</text:p>
          </table:table-cell>
          <table:table-cell office:value-type="float" office:value="4.276951" calcext:value-type="float">
            <text:p>4.276951</text:p>
          </table:table-cell>
          <table:table-cell office:value-type="float" office:value="1.055795" calcext:value-type="float">
            <text:p>1.055795</text:p>
          </table:table-cell>
          <table:table-cell office:value-type="float" office:value="3.949712" calcext:value-type="float">
            <text:p>3.949712</text:p>
          </table:table-cell>
          <table:table-cell office:value-type="float" office:value="16" calcext:value-type="float">
            <text:p>16</text:p>
          </table:table-cell>
          <table:table-cell office:value-type="float" office:value="0.246857" calcext:value-type="float">
            <text:p>0.2468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571344" calcext:value-type="float">
            <text:p>17571344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6.93029" calcext:value-type="float">
            <text:p>16.93029</text:p>
          </table:table-cell>
          <table:table-cell office:value-type="float" office:value="4.286375" calcext:value-type="float">
            <text:p>4.286375</text:p>
          </table:table-cell>
          <table:table-cell office:value-type="float" office:value="1.058143" calcext:value-type="float">
            <text:p>1.058143</text:p>
          </table:table-cell>
          <table:table-cell office:value-type="float" office:value="3.949792" calcext:value-type="float">
            <text:p>3.949792</text:p>
          </table:table-cell>
          <table:table-cell office:value-type="float" office:value="16" calcext:value-type="float">
            <text:p>16</text:p>
          </table:table-cell>
          <table:table-cell office:value-type="float" office:value="0.246862" calcext:value-type="float">
            <text:p>0.246862</text:p>
          </table:table-cell>
          <table:table-cell office:value-type="float" office:value="1" calcext:value-type="float">
            <text:p>1</text:p>
          </table:table-cell>
          <table:table-cell office:value-type="float" office:value="17549810" calcext:value-type="float">
            <text:p>17549810</text:p>
          </table:table-cell>
          <table:table-cell office:value-type="float" office:value="17549802" calcext:value-type="float">
            <text:p>17549802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6.969422" calcext:value-type="float">
            <text:p>16.969422</text:p>
          </table:table-cell>
          <table:table-cell office:value-type="float" office:value="4.295019" calcext:value-type="float">
            <text:p>4.295019</text:p>
          </table:table-cell>
          <table:table-cell office:value-type="float" office:value="1.060589" calcext:value-type="float">
            <text:p>1.060589</text:p>
          </table:table-cell>
          <table:table-cell office:value-type="float" office:value="3.950954" calcext:value-type="float">
            <text:p>3.950954</text:p>
          </table:table-cell>
          <table:table-cell office:value-type="float" office:value="16" calcext:value-type="float">
            <text:p>16</text:p>
          </table:table-cell>
          <table:table-cell office:value-type="float" office:value="0.246935" calcext:value-type="float">
            <text:p>0.246935</text:p>
          </table:table-cell>
          <table:table-cell office:value-type="float" office:value="1" calcext:value-type="float">
            <text:p>1</text:p>
          </table:table-cell>
          <table:table-cell office:value-type="float" office:value="17528214" calcext:value-type="float">
            <text:p>17528214</text:p>
          </table:table-cell>
          <table:table-cell office:value-type="float" office:value="17528218" calcext:value-type="float">
            <text:p>1752821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7.009847" calcext:value-type="float">
            <text:p>17.009847</text:p>
          </table:table-cell>
          <table:table-cell office:value-type="float" office:value="4.30397" calcext:value-type="float">
            <text:p>4.30397</text:p>
          </table:table-cell>
          <table:table-cell office:value-type="float" office:value="1.063115" calcext:value-type="float">
            <text:p>1.063115</text:p>
          </table:table-cell>
          <table:table-cell office:value-type="float" office:value="3.95213" calcext:value-type="float">
            <text:p>3.95213</text:p>
          </table:table-cell>
          <table:table-cell office:value-type="float" office:value="16" calcext:value-type="float">
            <text:p>16</text:p>
          </table:table-cell>
          <table:table-cell office:value-type="float" office:value="0.247008" calcext:value-type="float">
            <text:p>0.247008</text:p>
          </table:table-cell>
          <table:table-cell office:value-type="float" office:value="1" calcext:value-type="float">
            <text:p>1</text:p>
          </table:table-cell>
          <table:table-cell office:value-type="float" office:value="17506304" calcext:value-type="float">
            <text:p>17506304</text:p>
          </table:table-cell>
          <table:table-cell office:value-type="float" office:value="17506312" calcext:value-type="float">
            <text:p>1750631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7.0577" calcext:value-type="float">
            <text:p>17.0577</text:p>
          </table:table-cell>
          <table:table-cell office:value-type="float" office:value="4.314143" calcext:value-type="float">
            <text:p>4.314143</text:p>
          </table:table-cell>
          <table:table-cell office:value-type="float" office:value="1.066106" calcext:value-type="float">
            <text:p>1.066106</text:p>
          </table:table-cell>
          <table:table-cell office:value-type="float" office:value="3.953903" calcext:value-type="float">
            <text:p>3.953903</text:p>
          </table:table-cell>
          <table:table-cell office:value-type="float" office:value="16" calcext:value-type="float">
            <text:p>16</text:p>
          </table:table-cell>
          <table:table-cell office:value-type="float" office:value="0.247119" calcext:value-type="float">
            <text:p>0.247119</text:p>
          </table:table-cell>
          <table:table-cell office:value-type="float" office:value="1" calcext:value-type="float">
            <text:p>1</text:p>
          </table:table-cell>
          <table:table-cell office:value-type="float" office:value="17484640" calcext:value-type="float">
            <text:p>17484640</text:p>
          </table:table-cell>
          <table:table-cell office:value-type="float" office:value="17484650" calcext:value-type="float">
            <text:p>1748465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7.099936" calcext:value-type="float">
            <text:p>17.099936</text:p>
          </table:table-cell>
          <table:table-cell office:value-type="float" office:value="4.325341" calcext:value-type="float">
            <text:p>4.325341</text:p>
          </table:table-cell>
          <table:table-cell office:value-type="float" office:value="1.068746" calcext:value-type="float">
            <text:p>1.068746</text:p>
          </table:table-cell>
          <table:table-cell office:value-type="float" office:value="3.953431" calcext:value-type="float">
            <text:p>3.953431</text:p>
          </table:table-cell>
          <table:table-cell office:value-type="float" office:value="16" calcext:value-type="float">
            <text:p>16</text:p>
          </table:table-cell>
          <table:table-cell office:value-type="float" office:value="0.247089" calcext:value-type="float">
            <text:p>0.247089</text:p>
          </table:table-cell>
          <table:table-cell office:value-type="float" office:value="1" calcext:value-type="float">
            <text:p>1</text:p>
          </table:table-cell>
          <table:table-cell office:value-type="float" office:value="17462840" calcext:value-type="float">
            <text:p>17462840</text:p>
          </table:table-cell>
          <table:table-cell office:value-type="float" office:value="17462842" calcext:value-type="float">
            <text:p>1746284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7.141627" calcext:value-type="float">
            <text:p>17.141627</text:p>
          </table:table-cell>
          <table:table-cell office:value-type="float" office:value="4.334592" calcext:value-type="float">
            <text:p>4.334592</text:p>
          </table:table-cell>
          <table:table-cell office:value-type="float" office:value="1.071352" calcext:value-type="float">
            <text:p>1.071352</text:p>
          </table:table-cell>
          <table:table-cell office:value-type="float" office:value="3.954611" calcext:value-type="float">
            <text:p>3.954611</text:p>
          </table:table-cell>
          <table:table-cell office:value-type="float" office:value="16" calcext:value-type="float">
            <text:p>16</text:p>
          </table:table-cell>
          <table:table-cell office:value-type="float" office:value="0.247163" calcext:value-type="float">
            <text:p>0.247163</text:p>
          </table:table-cell>
          <table:table-cell office:value-type="float" office:value="1" calcext:value-type="float">
            <text:p>1</text:p>
          </table:table-cell>
          <table:table-cell office:value-type="float" office:value="17440840" calcext:value-type="float">
            <text:p>17440840</text:p>
          </table:table-cell>
          <table:table-cell office:value-type="float" office:value="17440842" calcext:value-type="float">
            <text:p>1744084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7.189037" calcext:value-type="float">
            <text:p>17.189037</text:p>
          </table:table-cell>
          <table:table-cell office:value-type="float" office:value="4.343976" calcext:value-type="float">
            <text:p>4.343976</text:p>
          </table:table-cell>
          <table:table-cell office:value-type="float" office:value="1.074315" calcext:value-type="float">
            <text:p>1.074315</text:p>
          </table:table-cell>
          <table:table-cell office:value-type="float" office:value="3.956983" calcext:value-type="float">
            <text:p>3.956983</text:p>
          </table:table-cell>
          <table:table-cell office:value-type="float" office:value="16" calcext:value-type="float">
            <text:p>16</text:p>
          </table:table-cell>
          <table:table-cell office:value-type="float" office:value="0.247311" calcext:value-type="float">
            <text:p>0.247311</text:p>
          </table:table-cell>
          <table:table-cell office:value-type="float" office:value="1" calcext:value-type="float">
            <text:p>1</text:p>
          </table:table-cell>
          <table:table-cell office:value-type="float" office:value="17418772" calcext:value-type="float">
            <text:p>17418772</text:p>
          </table:table-cell>
          <table:table-cell office:value-type="float" office:value="17418770" calcext:value-type="float">
            <text:p>1741877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7.230571" calcext:value-type="float">
            <text:p>17.230571</text:p>
          </table:table-cell>
          <table:table-cell office:value-type="float" office:value="4.355517" calcext:value-type="float">
            <text:p>4.355517</text:p>
          </table:table-cell>
          <table:table-cell office:value-type="float" office:value="1.076911" calcext:value-type="float">
            <text:p>1.076911</text:p>
          </table:table-cell>
          <table:table-cell office:value-type="float" office:value="3.956033" calcext:value-type="float">
            <text:p>3.956033</text:p>
          </table:table-cell>
          <table:table-cell office:value-type="float" office:value="16" calcext:value-type="float">
            <text:p>16</text:p>
          </table:table-cell>
          <table:table-cell office:value-type="float" office:value="0.247252" calcext:value-type="float">
            <text:p>0.247252</text:p>
          </table:table-cell>
          <table:table-cell office:value-type="float" office:value="1" calcext:value-type="float">
            <text:p>1</text:p>
          </table:table-cell>
          <table:table-cell office:value-type="float" office:value="17397152" calcext:value-type="float">
            <text:p>17397152</text:p>
          </table:table-cell>
          <table:table-cell office:value-type="float" office:value="17397144" calcext:value-type="float">
            <text:p>1739714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7.26788" calcext:value-type="float">
            <text:p>17.26788</text:p>
          </table:table-cell>
          <table:table-cell office:value-type="float" office:value="4.366292" calcext:value-type="float">
            <text:p>4.366292</text:p>
          </table:table-cell>
          <table:table-cell office:value-type="float" office:value="1.079243" calcext:value-type="float">
            <text:p>1.079243</text:p>
          </table:table-cell>
          <table:table-cell office:value-type="float" office:value="3.954816" calcext:value-type="float">
            <text:p>3.954816</text:p>
          </table:table-cell>
          <table:table-cell office:value-type="float" office:value="16" calcext:value-type="float">
            <text:p>16</text:p>
          </table:table-cell>
          <table:table-cell office:value-type="float" office:value="0.247176" calcext:value-type="float">
            <text:p>0.247176</text:p>
          </table:table-cell>
          <table:table-cell office:value-type="float" office:value="1" calcext:value-type="float">
            <text:p>1</text:p>
          </table:table-cell>
          <table:table-cell office:value-type="float" office:value="17374740" calcext:value-type="float">
            <text:p>17374740</text:p>
          </table:table-cell>
          <table:table-cell office:value-type="float" office:value="17374736" calcext:value-type="float">
            <text:p>1737473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7.314274" calcext:value-type="float">
            <text:p>17.314274</text:p>
          </table:table-cell>
          <table:table-cell office:value-type="float" office:value="4.375053" calcext:value-type="float">
            <text:p>4.375053</text:p>
          </table:table-cell>
          <table:table-cell office:value-type="float" office:value="1.082142" calcext:value-type="float">
            <text:p>1.082142</text:p>
          </table:table-cell>
          <table:table-cell office:value-type="float" office:value="3.957501" calcext:value-type="float">
            <text:p>3.957501</text:p>
          </table:table-cell>
          <table:table-cell office:value-type="float" office:value="16" calcext:value-type="float">
            <text:p>16</text:p>
          </table:table-cell>
          <table:table-cell office:value-type="float" office:value="0.247344" calcext:value-type="float">
            <text:p>0.247344</text:p>
          </table:table-cell>
          <table:table-cell office:value-type="float" office:value="1" calcext:value-type="float">
            <text:p>1</text:p>
          </table:table-cell>
          <table:table-cell office:value-type="float" office:value="17352708" calcext:value-type="float">
            <text:p>17352708</text:p>
          </table:table-cell>
          <table:table-cell office:value-type="float" office:value="17352710" calcext:value-type="float">
            <text:p>1735271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7.353375" calcext:value-type="float">
            <text:p>17.353375</text:p>
          </table:table-cell>
          <table:table-cell office:value-type="float" office:value="4.385528" calcext:value-type="float">
            <text:p>4.385528</text:p>
          </table:table-cell>
          <table:table-cell office:value-type="float" office:value="1.084586" calcext:value-type="float">
            <text:p>1.084586</text:p>
          </table:table-cell>
          <table:table-cell office:value-type="float" office:value="3.956964" calcext:value-type="float">
            <text:p>3.956964</text:p>
          </table:table-cell>
          <table:table-cell office:value-type="float" office:value="16" calcext:value-type="float">
            <text:p>16</text:p>
          </table:table-cell>
          <table:table-cell office:value-type="float" office:value="0.24731" calcext:value-type="float">
            <text:p>0.24731</text:p>
          </table:table-cell>
          <table:table-cell office:value-type="float" office:value="1" calcext:value-type="float">
            <text:p>1</text:p>
          </table:table-cell>
          <table:table-cell office:value-type="float" office:value="17330510" calcext:value-type="float">
            <text:p>17330510</text:p>
          </table:table-cell>
          <table:table-cell office:value-type="float" office:value="17330520" calcext:value-type="float">
            <text:p>1733052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7.393784" calcext:value-type="float">
            <text:p>17.393784</text:p>
          </table:table-cell>
          <table:table-cell office:value-type="float" office:value="4.394516" calcext:value-type="float">
            <text:p>4.394516</text:p>
          </table:table-cell>
          <table:table-cell office:value-type="float" office:value="1.087111" calcext:value-type="float">
            <text:p>1.087111</text:p>
          </table:table-cell>
          <table:table-cell office:value-type="float" office:value="3.958066" calcext:value-type="float">
            <text:p>3.958066</text:p>
          </table:table-cell>
          <table:table-cell office:value-type="float" office:value="16" calcext:value-type="float">
            <text:p>16</text:p>
          </table:table-cell>
          <table:table-cell office:value-type="float" office:value="0.247379" calcext:value-type="float">
            <text:p>0.247379</text:p>
          </table:table-cell>
          <table:table-cell office:value-type="float" office:value="1" calcext:value-type="float">
            <text:p>1</text:p>
          </table:table-cell>
          <table:table-cell office:value-type="float" office:value="17308490" calcext:value-type="float">
            <text:p>17308490</text:p>
          </table:table-cell>
          <table:table-cell office:value-type="float" office:value="17308500" calcext:value-type="float">
            <text:p>1730850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7.435113" calcext:value-type="float">
            <text:p>17.435113</text:p>
          </table:table-cell>
          <table:table-cell office:value-type="float" office:value="4.403611" calcext:value-type="float">
            <text:p>4.403611</text:p>
          </table:table-cell>
          <table:table-cell office:value-type="float" office:value="1.089695" calcext:value-type="float">
            <text:p>1.089695</text:p>
          </table:table-cell>
          <table:table-cell office:value-type="float" office:value="3.959276" calcext:value-type="float">
            <text:p>3.959276</text:p>
          </table:table-cell>
          <table:table-cell office:value-type="float" office:value="16" calcext:value-type="float">
            <text:p>16</text:p>
          </table:table-cell>
          <table:table-cell office:value-type="float" office:value="0.247455" calcext:value-type="float">
            <text:p>0.247455</text:p>
          </table:table-cell>
          <table:table-cell office:value-type="float" office:value="1" calcext:value-type="float">
            <text:p>1</text:p>
          </table:table-cell>
          <table:table-cell office:value-type="float" office:value="17286046" calcext:value-type="float">
            <text:p>17286046</text:p>
          </table:table-cell>
          <table:table-cell office:value-type="float" office:value="17286054" calcext:value-type="float">
            <text:p>1728605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7.476411" calcext:value-type="float">
            <text:p>17.476411</text:p>
          </table:table-cell>
          <table:table-cell office:value-type="float" office:value="4.412536" calcext:value-type="float">
            <text:p>4.412536</text:p>
          </table:table-cell>
          <table:table-cell office:value-type="float" office:value="1.092276" calcext:value-type="float">
            <text:p>1.092276</text:p>
          </table:table-cell>
          <table:table-cell office:value-type="float" office:value="3.960627" calcext:value-type="float">
            <text:p>3.960627</text:p>
          </table:table-cell>
          <table:table-cell office:value-type="float" office:value="16" calcext:value-type="float">
            <text:p>16</text:p>
          </table:table-cell>
          <table:table-cell office:value-type="float" office:value="0.247539" calcext:value-type="float">
            <text:p>0.247539</text:p>
          </table:table-cell>
          <table:table-cell office:value-type="float" office:value="1" calcext:value-type="float">
            <text:p>1</text:p>
          </table:table-cell>
          <table:table-cell office:value-type="float" office:value="17263592" calcext:value-type="float">
            <text:p>17263592</text:p>
          </table:table-cell>
          <table:table-cell office:value-type="float" office:value="17263604" calcext:value-type="float">
            <text:p>1726360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7.518296" calcext:value-type="float">
            <text:p>17.518296</text:p>
          </table:table-cell>
          <table:table-cell office:value-type="float" office:value="4.421585" calcext:value-type="float">
            <text:p>4.421585</text:p>
          </table:table-cell>
          <table:table-cell office:value-type="float" office:value="1.094894" calcext:value-type="float">
            <text:p>1.094894</text:p>
          </table:table-cell>
          <table:table-cell office:value-type="float" office:value="3.961994" calcext:value-type="float">
            <text:p>3.961994</text:p>
          </table:table-cell>
          <table:table-cell office:value-type="float" office:value="16" calcext:value-type="float">
            <text:p>16</text:p>
          </table:table-cell>
          <table:table-cell office:value-type="float" office:value="0.247625" calcext:value-type="float">
            <text:p>0.247625</text:p>
          </table:table-cell>
          <table:table-cell office:value-type="float" office:value="1" calcext:value-type="float">
            <text:p>1</text:p>
          </table:table-cell>
          <table:table-cell office:value-type="float" office:value="17241212" calcext:value-type="float">
            <text:p>17241212</text:p>
          </table:table-cell>
          <table:table-cell office:value-type="float" office:value="17241220" calcext:value-type="float">
            <text:p>1724122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7.560507" calcext:value-type="float">
            <text:p>17.560507</text:p>
          </table:table-cell>
          <table:table-cell office:value-type="float" office:value="4.433494" calcext:value-type="float">
            <text:p>4.433494</text:p>
          </table:table-cell>
          <table:table-cell office:value-type="float" office:value="1.097532" calcext:value-type="float">
            <text:p>1.097532</text:p>
          </table:table-cell>
          <table:table-cell office:value-type="float" office:value="3.960873" calcext:value-type="float">
            <text:p>3.960873</text:p>
          </table:table-cell>
          <table:table-cell office:value-type="float" office:value="16" calcext:value-type="float">
            <text:p>16</text:p>
          </table:table-cell>
          <table:table-cell office:value-type="float" office:value="0.247555" calcext:value-type="float">
            <text:p>0.247555</text:p>
          </table:table-cell>
          <table:table-cell office:value-type="float" office:value="1" calcext:value-type="float">
            <text:p>1</text:p>
          </table:table-cell>
          <table:table-cell office:value-type="float" office:value="17218876" calcext:value-type="float">
            <text:p>17218876</text:p>
          </table:table-cell>
          <table:table-cell office:value-type="float" office:value="17218886" calcext:value-type="float">
            <text:p>1721888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7.602141" calcext:value-type="float">
            <text:p>17.602141</text:p>
          </table:table-cell>
          <table:table-cell office:value-type="float" office:value="4.44266" calcext:value-type="float">
            <text:p>4.44266</text:p>
          </table:table-cell>
          <table:table-cell office:value-type="float" office:value="1.100134" calcext:value-type="float">
            <text:p>1.100134</text:p>
          </table:table-cell>
          <table:table-cell office:value-type="float" office:value="3.962072" calcext:value-type="float">
            <text:p>3.962072</text:p>
          </table:table-cell>
          <table:table-cell office:value-type="float" office:value="16" calcext:value-type="float">
            <text:p>16</text:p>
          </table:table-cell>
          <table:table-cell office:value-type="float" office:value="0.24763" calcext:value-type="float">
            <text:p>0.24763</text:p>
          </table:table-cell>
          <table:table-cell office:value-type="float" office:value="1" calcext:value-type="float">
            <text:p>1</text:p>
          </table:table-cell>
          <table:table-cell office:value-type="float" office:value="17196476" calcext:value-type="float">
            <text:p>17196476</text:p>
          </table:table-cell>
          <table:table-cell office:value-type="float" office:value="17196482" calcext:value-type="float">
            <text:p>1719648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7.645509" calcext:value-type="float">
            <text:p>17.645509</text:p>
          </table:table-cell>
          <table:table-cell office:value-type="float" office:value="4.454398" calcext:value-type="float">
            <text:p>4.454398</text:p>
          </table:table-cell>
          <table:table-cell office:value-type="float" office:value="1.102844" calcext:value-type="float">
            <text:p>1.102844</text:p>
          </table:table-cell>
          <table:table-cell office:value-type="float" office:value="3.961368" calcext:value-type="float">
            <text:p>3.961368</text:p>
          </table:table-cell>
          <table:table-cell office:value-type="float" office:value="16" calcext:value-type="float">
            <text:p>16</text:p>
          </table:table-cell>
          <table:table-cell office:value-type="float" office:value="0.247586" calcext:value-type="float">
            <text:p>0.247586</text:p>
          </table:table-cell>
          <table:table-cell office:value-type="float" office:value="1" calcext:value-type="float">
            <text:p>1</text:p>
          </table:table-cell>
          <table:table-cell office:value-type="float" office:value="17173920" calcext:value-type="float">
            <text:p>17173920</text:p>
          </table:table-cell>
          <table:table-cell office:value-type="float" office:value="17173930" calcext:value-type="float">
            <text:p>1717393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7.686986" calcext:value-type="float">
            <text:p>17.686986</text:p>
          </table:table-cell>
          <table:table-cell office:value-type="float" office:value="4.465442" calcext:value-type="float">
            <text:p>4.465442</text:p>
          </table:table-cell>
          <table:table-cell office:value-type="float" office:value="1.105437" calcext:value-type="float">
            <text:p>1.105437</text:p>
          </table:table-cell>
          <table:table-cell office:value-type="float" office:value="3.960859" calcext:value-type="float">
            <text:p>3.960859</text:p>
          </table:table-cell>
          <table:table-cell office:value-type="float" office:value="16" calcext:value-type="float">
            <text:p>16</text:p>
          </table:table-cell>
          <table:table-cell office:value-type="float" office:value="0.247554" calcext:value-type="float">
            <text:p>0.247554</text:p>
          </table:table-cell>
          <table:table-cell office:value-type="float" office:value="1" calcext:value-type="float">
            <text:p>1</text:p>
          </table:table-cell>
          <table:table-cell office:value-type="float" office:value="17151432" calcext:value-type="float">
            <text:p>17151432</text:p>
          </table:table-cell>
          <table:table-cell office:value-type="float" office:value="17151434" calcext:value-type="float">
            <text:p>1715143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7.731057" calcext:value-type="float">
            <text:p>17.731057</text:p>
          </table:table-cell>
          <table:table-cell office:value-type="float" office:value="4.479623" calcext:value-type="float">
            <text:p>4.479623</text:p>
          </table:table-cell>
          <table:table-cell office:value-type="float" office:value="1.108191" calcext:value-type="float">
            <text:p>1.108191</text:p>
          </table:table-cell>
          <table:table-cell office:value-type="float" office:value="3.958158" calcext:value-type="float">
            <text:p>3.958158</text:p>
          </table:table-cell>
          <table:table-cell office:value-type="float" office:value="16" calcext:value-type="float">
            <text:p>16</text:p>
          </table:table-cell>
          <table:table-cell office:value-type="float" office:value="0.247385" calcext:value-type="float">
            <text:p>0.247385</text:p>
          </table:table-cell>
          <table:table-cell office:value-type="float" office:value="1" calcext:value-type="float">
            <text:p>1</text:p>
          </table:table-cell>
          <table:table-cell office:value-type="float" office:value="17128556" calcext:value-type="float">
            <text:p>17128556</text:p>
          </table:table-cell>
          <table:table-cell office:value-type="float" office:value="17128570" calcext:value-type="float">
            <text:p>1712857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7.775302" calcext:value-type="float">
            <text:p>17.775302</text:p>
          </table:table-cell>
          <table:table-cell office:value-type="float" office:value="4.493679" calcext:value-type="float">
            <text:p>4.493679</text:p>
          </table:table-cell>
          <table:table-cell office:value-type="float" office:value="1.110956" calcext:value-type="float">
            <text:p>1.110956</text:p>
          </table:table-cell>
          <table:table-cell office:value-type="float" office:value="3.955624" calcext:value-type="float">
            <text:p>3.955624</text:p>
          </table:table-cell>
          <table:table-cell office:value-type="float" office:value="16" calcext:value-type="float">
            <text:p>16</text:p>
          </table:table-cell>
          <table:table-cell office:value-type="float" office:value="0.247226" calcext:value-type="float">
            <text:p>0.247226</text:p>
          </table:table-cell>
          <table:table-cell office:value-type="float" office:value="1" calcext:value-type="float">
            <text:p>1</text:p>
          </table:table-cell>
          <table:table-cell office:value-type="float" office:value="17106050" calcext:value-type="float">
            <text:p>17106050</text:p>
          </table:table-cell>
          <table:table-cell office:value-type="float" office:value="17106062" calcext:value-type="float">
            <text:p>1710606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7.857" calcext:value-type="float">
            <text:p>17.857</text:p>
          </table:table-cell>
          <table:table-cell office:value-type="float" office:value="4.508901" calcext:value-type="float">
            <text:p>4.508901</text:p>
          </table:table-cell>
          <table:table-cell office:value-type="float" office:value="1.116063" calcext:value-type="float">
            <text:p>1.116063</text:p>
          </table:table-cell>
          <table:table-cell office:value-type="float" office:value="3.960388" calcext:value-type="float">
            <text:p>3.960388</text:p>
          </table:table-cell>
          <table:table-cell office:value-type="float" office:value="16" calcext:value-type="float">
            <text:p>16</text:p>
          </table:table-cell>
          <table:table-cell office:value-type="float" office:value="0.247524" calcext:value-type="float">
            <text:p>0.247524</text:p>
          </table:table-cell>
          <table:table-cell office:value-type="float" office:value="1" calcext:value-type="float">
            <text:p>1</text:p>
          </table:table-cell>
          <table:table-cell office:value-type="float" office:value="17083474" calcext:value-type="float">
            <text:p>17083474</text:p>
          </table:table-cell>
          <table:table-cell office:value-type="float" office:value="17083484" calcext:value-type="float">
            <text:p>1708348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7.907641" calcext:value-type="float">
            <text:p>17.907641</text:p>
          </table:table-cell>
          <table:table-cell office:value-type="float" office:value="4.526725" calcext:value-type="float">
            <text:p>4.526725</text:p>
          </table:table-cell>
          <table:table-cell office:value-type="float" office:value="1.119228" calcext:value-type="float">
            <text:p>1.119228</text:p>
          </table:table-cell>
          <table:table-cell office:value-type="float" office:value="3.955981" calcext:value-type="float">
            <text:p>3.955981</text:p>
          </table:table-cell>
          <table:table-cell office:value-type="float" office:value="16" calcext:value-type="float">
            <text:p>16</text:p>
          </table:table-cell>
          <table:table-cell office:value-type="float" office:value="0.247249" calcext:value-type="float">
            <text:p>0.247249</text:p>
          </table:table-cell>
          <table:table-cell office:value-type="float" office:value="1" calcext:value-type="float">
            <text:p>1</text:p>
          </table:table-cell>
          <table:table-cell office:value-type="float" office:value="17060834" calcext:value-type="float">
            <text:p>17060834</text:p>
          </table:table-cell>
          <table:table-cell office:value-type="float" office:value="17060836" calcext:value-type="float">
            <text:p>1706083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7.95376" calcext:value-type="float">
            <text:p>17.95376</text:p>
          </table:table-cell>
          <table:table-cell office:value-type="float" office:value="4.539087" calcext:value-type="float">
            <text:p>4.539087</text:p>
          </table:table-cell>
          <table:table-cell office:value-type="float" office:value="1.12211" calcext:value-type="float">
            <text:p>1.12211</text:p>
          </table:table-cell>
          <table:table-cell office:value-type="float" office:value="3.955368" calcext:value-type="float">
            <text:p>3.955368</text:p>
          </table:table-cell>
          <table:table-cell office:value-type="float" office:value="16" calcext:value-type="float">
            <text:p>16</text:p>
          </table:table-cell>
          <table:table-cell office:value-type="float" office:value="0.24721" calcext:value-type="float">
            <text:p>0.24721</text:p>
          </table:table-cell>
          <table:table-cell office:value-type="float" office:value="1" calcext:value-type="float">
            <text:p>1</text:p>
          </table:table-cell>
          <table:table-cell office:value-type="float" office:value="17038234" calcext:value-type="float">
            <text:p>17038234</text:p>
          </table:table-cell>
          <table:table-cell office:value-type="float" office:value="17038244" calcext:value-type="float">
            <text:p>1703824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8.004664" calcext:value-type="float">
            <text:p>18.004664</text:p>
          </table:table-cell>
          <table:table-cell office:value-type="float" office:value="4.554158" calcext:value-type="float">
            <text:p>4.554158</text:p>
          </table:table-cell>
          <table:table-cell office:value-type="float" office:value="1.125291" calcext:value-type="float">
            <text:p>1.125291</text:p>
          </table:table-cell>
          <table:table-cell office:value-type="float" office:value="3.953456" calcext:value-type="float">
            <text:p>3.953456</text:p>
          </table:table-cell>
          <table:table-cell office:value-type="float" office:value="16" calcext:value-type="float">
            <text:p>16</text:p>
          </table:table-cell>
          <table:table-cell office:value-type="float" office:value="0.247091" calcext:value-type="float">
            <text:p>0.247091</text:p>
          </table:table-cell>
          <table:table-cell office:value-type="float" office:value="1" calcext:value-type="float">
            <text:p>1</text:p>
          </table:table-cell>
          <table:table-cell office:value-type="float" office:value="17015236" calcext:value-type="float">
            <text:p>17015236</text:p>
          </table:table-cell>
          <table:table-cell office:value-type="float" office:value="17015246" calcext:value-type="float">
            <text:p>1701524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8.045376" calcext:value-type="float">
            <text:p>18.045376</text:p>
          </table:table-cell>
          <table:table-cell office:value-type="float" office:value="4.56783" calcext:value-type="float">
            <text:p>4.56783</text:p>
          </table:table-cell>
          <table:table-cell office:value-type="float" office:value="1.127836" calcext:value-type="float">
            <text:p>1.127836</text:p>
          </table:table-cell>
          <table:table-cell office:value-type="float" office:value="3.950535" calcext:value-type="float">
            <text:p>3.950535</text:p>
          </table:table-cell>
          <table:table-cell office:value-type="float" office:value="16" calcext:value-type="float">
            <text:p>16</text:p>
          </table:table-cell>
          <table:table-cell office:value-type="float" office:value="0.246908" calcext:value-type="float">
            <text:p>0.246908</text:p>
          </table:table-cell>
          <table:table-cell office:value-type="float" office:value="1" calcext:value-type="float">
            <text:p>1</text:p>
          </table:table-cell>
          <table:table-cell office:value-type="float" office:value="16992306" calcext:value-type="float">
            <text:p>16992306</text:p>
          </table:table-cell>
          <table:table-cell office:value-type="float" office:value="16992314" calcext:value-type="float">
            <text:p>16992314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8.087267" calcext:value-type="float">
            <text:p>18.087267</text:p>
          </table:table-cell>
          <table:table-cell office:value-type="float" office:value="4.578221" calcext:value-type="float">
            <text:p>4.578221</text:p>
          </table:table-cell>
          <table:table-cell office:value-type="float" office:value="1.130454" calcext:value-type="float">
            <text:p>1.130454</text:p>
          </table:table-cell>
          <table:table-cell office:value-type="float" office:value="3.950719" calcext:value-type="float">
            <text:p>3.950719</text:p>
          </table:table-cell>
          <table:table-cell office:value-type="float" office:value="16" calcext:value-type="float">
            <text:p>16</text:p>
          </table:table-cell>
          <table:table-cell office:value-type="float" office:value="0.24692" calcext:value-type="float">
            <text:p>0.24692</text:p>
          </table:table-cell>
          <table:table-cell office:value-type="float" office:value="1" calcext:value-type="float">
            <text:p>1</text:p>
          </table:table-cell>
          <table:table-cell office:value-type="float" office:value="16969374" calcext:value-type="float">
            <text:p>16969374</text:p>
          </table:table-cell>
          <table:table-cell office:value-type="float" office:value="16969376" calcext:value-type="float">
            <text:p>1696937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8.13047" calcext:value-type="float">
            <text:p>18.13047</text:p>
          </table:table-cell>
          <table:table-cell office:value-type="float" office:value="4.590456" calcext:value-type="float">
            <text:p>4.590456</text:p>
          </table:table-cell>
          <table:table-cell office:value-type="float" office:value="1.133154" calcext:value-type="float">
            <text:p>1.133154</text:p>
          </table:table-cell>
          <table:table-cell office:value-type="float" office:value="3.949601" calcext:value-type="float">
            <text:p>3.949601</text:p>
          </table:table-cell>
          <table:table-cell office:value-type="float" office:value="16" calcext:value-type="float">
            <text:p>16</text:p>
          </table:table-cell>
          <table:table-cell office:value-type="float" office:value="0.24685" calcext:value-type="float">
            <text:p>0.24685</text:p>
          </table:table-cell>
          <table:table-cell office:value-type="float" office:value="1" calcext:value-type="float">
            <text:p>1</text:p>
          </table:table-cell>
          <table:table-cell office:value-type="float" office:value="16946616" calcext:value-type="float">
            <text:p>16946616</text:p>
          </table:table-cell>
          <table:table-cell office:value-type="float" office:value="16946620" calcext:value-type="float">
            <text:p>1694662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8.172618" calcext:value-type="float">
            <text:p>18.172618</text:p>
          </table:table-cell>
          <table:table-cell office:value-type="float" office:value="4.600834" calcext:value-type="float">
            <text:p>4.600834</text:p>
          </table:table-cell>
          <table:table-cell office:value-type="float" office:value="1.135789" calcext:value-type="float">
            <text:p>1.135789</text:p>
          </table:table-cell>
          <table:table-cell office:value-type="float" office:value="3.949853" calcext:value-type="float">
            <text:p>3.949853</text:p>
          </table:table-cell>
          <table:table-cell office:value-type="float" office:value="16" calcext:value-type="float">
            <text:p>16</text:p>
          </table:table-cell>
          <table:table-cell office:value-type="float" office:value="0.246866" calcext:value-type="float">
            <text:p>0.246866</text:p>
          </table:table-cell>
          <table:table-cell office:value-type="float" office:value="1" calcext:value-type="float">
            <text:p>1</text:p>
          </table:table-cell>
          <table:table-cell office:value-type="float" office:value="16923710" calcext:value-type="float">
            <text:p>16923710</text:p>
          </table:table-cell>
          <table:table-cell office:value-type="float" office:value="16923724" calcext:value-type="float">
            <text:p>16923724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8.213441" calcext:value-type="float">
            <text:p>18.213441</text:p>
          </table:table-cell>
          <table:table-cell office:value-type="float" office:value="4.611794" calcext:value-type="float">
            <text:p>4.611794</text:p>
          </table:table-cell>
          <table:table-cell office:value-type="float" office:value="1.13834" calcext:value-type="float">
            <text:p>1.13834</text:p>
          </table:table-cell>
          <table:table-cell office:value-type="float" office:value="3.949318" calcext:value-type="float">
            <text:p>3.949318</text:p>
          </table:table-cell>
          <table:table-cell office:value-type="float" office:value="16" calcext:value-type="float">
            <text:p>16</text:p>
          </table:table-cell>
          <table:table-cell office:value-type="float" office:value="0.246832" calcext:value-type="float">
            <text:p>0.246832</text:p>
          </table:table-cell>
          <table:table-cell office:value-type="float" office:value="1" calcext:value-type="float">
            <text:p>1</text:p>
          </table:table-cell>
          <table:table-cell office:value-type="float" office:value="16900630" calcext:value-type="float">
            <text:p>16900630</text:p>
          </table:table-cell>
          <table:table-cell office:value-type="float" office:value="16900632" calcext:value-type="float">
            <text:p>1690063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8.256861" calcext:value-type="float">
            <text:p>18.256861</text:p>
          </table:table-cell>
          <table:table-cell office:value-type="float" office:value="4.623128" calcext:value-type="float">
            <text:p>4.623128</text:p>
          </table:table-cell>
          <table:table-cell office:value-type="float" office:value="1.141054" calcext:value-type="float">
            <text:p>1.141054</text:p>
          </table:table-cell>
          <table:table-cell office:value-type="float" office:value="3.949028" calcext:value-type="float">
            <text:p>3.949028</text:p>
          </table:table-cell>
          <table:table-cell office:value-type="float" office:value="16" calcext:value-type="float">
            <text:p>16</text:p>
          </table:table-cell>
          <table:table-cell office:value-type="float" office:value="0.246814" calcext:value-type="float">
            <text:p>0.246814</text:p>
          </table:table-cell>
          <table:table-cell office:value-type="float" office:value="1" calcext:value-type="float">
            <text:p>1</text:p>
          </table:table-cell>
          <table:table-cell office:value-type="float" office:value="16877584" calcext:value-type="float">
            <text:p>16877584</text:p>
          </table:table-cell>
          <table:table-cell office:value-type="float" office:value="16877588" calcext:value-type="float">
            <text:p>1687758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8.296448" calcext:value-type="float">
            <text:p>18.296448</text:p>
          </table:table-cell>
          <table:table-cell office:value-type="float" office:value="4.636136" calcext:value-type="float">
            <text:p>4.636136</text:p>
          </table:table-cell>
          <table:table-cell office:value-type="float" office:value="1.143528" calcext:value-type="float">
            <text:p>1.143528</text:p>
          </table:table-cell>
          <table:table-cell office:value-type="float" office:value="3.946486" calcext:value-type="float">
            <text:p>3.946486</text:p>
          </table:table-cell>
          <table:table-cell office:value-type="float" office:value="16" calcext:value-type="float">
            <text:p>16</text:p>
          </table:table-cell>
          <table:table-cell office:value-type="float" office:value="0.246655" calcext:value-type="float">
            <text:p>0.246655</text:p>
          </table:table-cell>
          <table:table-cell office:value-type="float" office:value="1" calcext:value-type="float">
            <text:p>1</text:p>
          </table:table-cell>
          <table:table-cell office:value-type="float" office:value="16854794" calcext:value-type="float">
            <text:p>16854794</text:p>
          </table:table-cell>
          <table:table-cell office:value-type="float" office:value="16854796" calcext:value-type="float">
            <text:p>1685479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8.352261" calcext:value-type="float">
            <text:p>18.352261</text:p>
          </table:table-cell>
          <table:table-cell office:value-type="float" office:value="4.64733" calcext:value-type="float">
            <text:p>4.64733</text:p>
          </table:table-cell>
          <table:table-cell office:value-type="float" office:value="1.147016" calcext:value-type="float">
            <text:p>1.147016</text:p>
          </table:table-cell>
          <table:table-cell office:value-type="float" office:value="3.94899" calcext:value-type="float">
            <text:p>3.94899</text:p>
          </table:table-cell>
          <table:table-cell office:value-type="float" office:value="16" calcext:value-type="float">
            <text:p>16</text:p>
          </table:table-cell>
          <table:table-cell office:value-type="float" office:value="0.246812" calcext:value-type="float">
            <text:p>0.246812</text:p>
          </table:table-cell>
          <table:table-cell office:value-type="float" office:value="1" calcext:value-type="float">
            <text:p>1</text:p>
          </table:table-cell>
          <table:table-cell office:value-type="float" office:value="16831736" calcext:value-type="float">
            <text:p>16831736</text:p>
          </table:table-cell>
          <table:table-cell office:value-type="float" office:value="16831742" calcext:value-type="float">
            <text:p>1683174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8.429651" calcext:value-type="float">
            <text:p>18.429651</text:p>
          </table:table-cell>
          <table:table-cell office:value-type="float" office:value="4.660192" calcext:value-type="float">
            <text:p>4.660192</text:p>
          </table:table-cell>
          <table:table-cell office:value-type="float" office:value="1.151853" calcext:value-type="float">
            <text:p>1.151853</text:p>
          </table:table-cell>
          <table:table-cell office:value-type="float" office:value="3.954698" calcext:value-type="float">
            <text:p>3.954698</text:p>
          </table:table-cell>
          <table:table-cell office:value-type="float" office:value="16" calcext:value-type="float">
            <text:p>16</text:p>
          </table:table-cell>
          <table:table-cell office:value-type="float" office:value="0.247169" calcext:value-type="float">
            <text:p>0.247169</text:p>
          </table:table-cell>
          <table:table-cell office:value-type="float" office:value="1" calcext:value-type="float">
            <text:p>1</text:p>
          </table:table-cell>
          <table:table-cell office:value-type="float" office:value="16808474" calcext:value-type="float">
            <text:p>16808474</text:p>
          </table:table-cell>
          <table:table-cell office:value-type="float" office:value="16808482" calcext:value-type="float">
            <text:p>1680848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8.484144" calcext:value-type="float">
            <text:p>18.484144</text:p>
          </table:table-cell>
          <table:table-cell office:value-type="float" office:value="4.688174" calcext:value-type="float">
            <text:p>4.688174</text:p>
          </table:table-cell>
          <table:table-cell office:value-type="float" office:value="1.155259" calcext:value-type="float">
            <text:p>1.155259</text:p>
          </table:table-cell>
          <table:table-cell office:value-type="float" office:value="3.942717" calcext:value-type="float">
            <text:p>3.942717</text:p>
          </table:table-cell>
          <table:table-cell office:value-type="float" office:value="16" calcext:value-type="float">
            <text:p>16</text:p>
          </table:table-cell>
          <table:table-cell office:value-type="float" office:value="0.24642" calcext:value-type="float">
            <text:p>0.246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785342" calcext:value-type="float">
            <text:p>1678534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8.532131" calcext:value-type="float">
            <text:p>18.532131</text:p>
          </table:table-cell>
          <table:table-cell office:value-type="float" office:value="4.706928" calcext:value-type="float">
            <text:p>4.706928</text:p>
          </table:table-cell>
          <table:table-cell office:value-type="float" office:value="1.158258" calcext:value-type="float">
            <text:p>1.158258</text:p>
          </table:table-cell>
          <table:table-cell office:value-type="float" office:value="3.937203" calcext:value-type="float">
            <text:p>3.937203</text:p>
          </table:table-cell>
          <table:table-cell office:value-type="float" office:value="16" calcext:value-type="float">
            <text:p>16</text:p>
          </table:table-cell>
          <table:table-cell office:value-type="float" office:value="0.246075" calcext:value-type="float">
            <text:p>0.246075</text:p>
          </table:table-cell>
          <table:table-cell office:value-type="float" office:value="1" calcext:value-type="float">
            <text:p>1</text:p>
          </table:table-cell>
          <table:table-cell office:value-type="float" office:value="16762312" calcext:value-type="float">
            <text:p>16762312</text:p>
          </table:table-cell>
          <table:table-cell office:value-type="float" office:value="16762323" calcext:value-type="float">
            <text:p>1676232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8.570596" calcext:value-type="float">
            <text:p>18.570596</text:p>
          </table:table-cell>
          <table:table-cell office:value-type="float" office:value="4.718164" calcext:value-type="float">
            <text:p>4.718164</text:p>
          </table:table-cell>
          <table:table-cell office:value-type="float" office:value="1.160662" calcext:value-type="float">
            <text:p>1.160662</text:p>
          </table:table-cell>
          <table:table-cell office:value-type="float" office:value="3.935979" calcext:value-type="float">
            <text:p>3.935979</text:p>
          </table:table-cell>
          <table:table-cell office:value-type="float" office:value="16" calcext:value-type="float">
            <text:p>16</text:p>
          </table:table-cell>
          <table:table-cell office:value-type="float" office:value="0.245999" calcext:value-type="float">
            <text:p>0.245999</text:p>
          </table:table-cell>
          <table:table-cell office:value-type="float" office:value="1" calcext:value-type="float">
            <text:p>1</text:p>
          </table:table-cell>
          <table:table-cell office:value-type="float" office:value="16738847" calcext:value-type="float">
            <text:p>16738847</text:p>
          </table:table-cell>
          <table:table-cell office:value-type="float" office:value="16738848" calcext:value-type="float">
            <text:p>1673884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8.6104" calcext:value-type="float">
            <text:p>18.6104</text:p>
          </table:table-cell>
          <table:table-cell office:value-type="float" office:value="4.726854" calcext:value-type="float">
            <text:p>4.726854</text:p>
          </table:table-cell>
          <table:table-cell office:value-type="float" office:value="1.16315" calcext:value-type="float">
            <text:p>1.16315</text:p>
          </table:table-cell>
          <table:table-cell office:value-type="float" office:value="3.937164" calcext:value-type="float">
            <text:p>3.937164</text:p>
          </table:table-cell>
          <table:table-cell office:value-type="float" office:value="16" calcext:value-type="float">
            <text:p>16</text:p>
          </table:table-cell>
          <table:table-cell office:value-type="float" office:value="0.246073" calcext:value-type="float">
            <text:p>0.246073</text:p>
          </table:table-cell>
          <table:table-cell office:value-type="float" office:value="1" calcext:value-type="float">
            <text:p>1</text:p>
          </table:table-cell>
          <table:table-cell office:value-type="float" office:value="16715742" calcext:value-type="float">
            <text:p>16715742</text:p>
          </table:table-cell>
          <table:table-cell office:value-type="float" office:value="16715745" calcext:value-type="float">
            <text:p>1671574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8.653085" calcext:value-type="float">
            <text:p>18.653085</text:p>
          </table:table-cell>
          <table:table-cell office:value-type="float" office:value="4.736276" calcext:value-type="float">
            <text:p>4.736276</text:p>
          </table:table-cell>
          <table:table-cell office:value-type="float" office:value="1.165818" calcext:value-type="float">
            <text:p>1.165818</text:p>
          </table:table-cell>
          <table:table-cell office:value-type="float" office:value="3.938344" calcext:value-type="float">
            <text:p>3.938344</text:p>
          </table:table-cell>
          <table:table-cell office:value-type="float" office:value="16" calcext:value-type="float">
            <text:p>16</text:p>
          </table:table-cell>
          <table:table-cell office:value-type="float" office:value="0.246146" calcext:value-type="float">
            <text:p>0.2461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692574" calcext:value-type="float">
            <text:p>16692574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8.70257" calcext:value-type="float">
            <text:p>18.70257</text:p>
          </table:table-cell>
          <table:table-cell office:value-type="float" office:value="4.747801" calcext:value-type="float">
            <text:p>4.747801</text:p>
          </table:table-cell>
          <table:table-cell office:value-type="float" office:value="1.168911" calcext:value-type="float">
            <text:p>1.168911</text:p>
          </table:table-cell>
          <table:table-cell office:value-type="float" office:value="3.939206" calcext:value-type="float">
            <text:p>3.939206</text:p>
          </table:table-cell>
          <table:table-cell office:value-type="float" office:value="16" calcext:value-type="float">
            <text:p>16</text:p>
          </table:table-cell>
          <table:table-cell office:value-type="float" office:value="0.2462" calcext:value-type="float">
            <text:p>0.2462</text:p>
          </table:table-cell>
          <table:table-cell office:value-type="float" office:value="1" calcext:value-type="float">
            <text:p>1</text:p>
          </table:table-cell>
          <table:table-cell office:value-type="float" office:value="16669122" calcext:value-type="float">
            <text:p>16669122</text:p>
          </table:table-cell>
          <table:table-cell office:value-type="float" office:value="16669128" calcext:value-type="float">
            <text:p>1666912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8.747146" calcext:value-type="float">
            <text:p>18.747146</text:p>
          </table:table-cell>
          <table:table-cell office:value-type="float" office:value="4.759547" calcext:value-type="float">
            <text:p>4.759547</text:p>
          </table:table-cell>
          <table:table-cell office:value-type="float" office:value="1.171697" calcext:value-type="float">
            <text:p>1.171697</text:p>
          </table:table-cell>
          <table:table-cell office:value-type="float" office:value="3.938851" calcext:value-type="float">
            <text:p>3.938851</text:p>
          </table:table-cell>
          <table:table-cell office:value-type="float" office:value="16" calcext:value-type="float">
            <text:p>16</text:p>
          </table:table-cell>
          <table:table-cell office:value-type="float" office:value="0.246178" calcext:value-type="float">
            <text:p>0.246178</text:p>
          </table:table-cell>
          <table:table-cell office:value-type="float" office:value="1" calcext:value-type="float">
            <text:p>1</text:p>
          </table:table-cell>
          <table:table-cell office:value-type="float" office:value="16645682" calcext:value-type="float">
            <text:p>16645682</text:p>
          </table:table-cell>
          <table:table-cell office:value-type="float" office:value="16645686" calcext:value-type="float">
            <text:p>1664568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8.79038" calcext:value-type="float">
            <text:p>18.79038</text:p>
          </table:table-cell>
          <table:table-cell office:value-type="float" office:value="4.770412" calcext:value-type="float">
            <text:p>4.770412</text:p>
          </table:table-cell>
          <table:table-cell office:value-type="float" office:value="1.174399" calcext:value-type="float">
            <text:p>1.174399</text:p>
          </table:table-cell>
          <table:table-cell office:value-type="float" office:value="3.938943" calcext:value-type="float">
            <text:p>3.938943</text:p>
          </table:table-cell>
          <table:table-cell office:value-type="float" office:value="16" calcext:value-type="float">
            <text:p>16</text:p>
          </table:table-cell>
          <table:table-cell office:value-type="float" office:value="0.246184" calcext:value-type="float">
            <text:p>0.2461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622604" calcext:value-type="float">
            <text:p>1662260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8.836431" calcext:value-type="float">
            <text:p>18.836431</text:p>
          </table:table-cell>
          <table:table-cell office:value-type="float" office:value="4.783029" calcext:value-type="float">
            <text:p>4.783029</text:p>
          </table:table-cell>
          <table:table-cell office:value-type="float" office:value="1.177277" calcext:value-type="float">
            <text:p>1.177277</text:p>
          </table:table-cell>
          <table:table-cell office:value-type="float" office:value="3.93818" calcext:value-type="float">
            <text:p>3.93818</text:p>
          </table:table-cell>
          <table:table-cell office:value-type="float" office:value="16" calcext:value-type="float">
            <text:p>16</text:p>
          </table:table-cell>
          <table:table-cell office:value-type="float" office:value="0.246136" calcext:value-type="float">
            <text:p>0.246136</text:p>
          </table:table-cell>
          <table:table-cell office:value-type="float" office:value="1" calcext:value-type="float">
            <text:p>1</text:p>
          </table:table-cell>
          <table:table-cell office:value-type="float" office:value="16599063" calcext:value-type="float">
            <text:p>16599063</text:p>
          </table:table-cell>
          <table:table-cell office:value-type="float" office:value="16599070" calcext:value-type="float">
            <text:p>1659907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8.884898" calcext:value-type="float">
            <text:p>18.884898</text:p>
          </table:table-cell>
          <table:table-cell office:value-type="float" office:value="4.794292" calcext:value-type="float">
            <text:p>4.794292</text:p>
          </table:table-cell>
          <table:table-cell office:value-type="float" office:value="1.180306" calcext:value-type="float">
            <text:p>1.180306</text:p>
          </table:table-cell>
          <table:table-cell office:value-type="float" office:value="3.939038" calcext:value-type="float">
            <text:p>3.939038</text:p>
          </table:table-cell>
          <table:table-cell office:value-type="float" office:value="16" calcext:value-type="float">
            <text:p>16</text:p>
          </table:table-cell>
          <table:table-cell office:value-type="float" office:value="0.24619" calcext:value-type="float">
            <text:p>0.24619</text:p>
          </table:table-cell>
          <table:table-cell office:value-type="float" office:value="1" calcext:value-type="float">
            <text:p>1</text:p>
          </table:table-cell>
          <table:table-cell office:value-type="float" office:value="16575909" calcext:value-type="float">
            <text:p>16575909</text:p>
          </table:table-cell>
          <table:table-cell office:value-type="float" office:value="16575914" calcext:value-type="float">
            <text:p>1657591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8.925847" calcext:value-type="float">
            <text:p>18.925847</text:p>
          </table:table-cell>
          <table:table-cell office:value-type="float" office:value="4.804498" calcext:value-type="float">
            <text:p>4.804498</text:p>
          </table:table-cell>
          <table:table-cell office:value-type="float" office:value="1.182865" calcext:value-type="float">
            <text:p>1.182865</text:p>
          </table:table-cell>
          <table:table-cell office:value-type="float" office:value="3.939193" calcext:value-type="float">
            <text:p>3.939193</text:p>
          </table:table-cell>
          <table:table-cell office:value-type="float" office:value="16" calcext:value-type="float">
            <text:p>16</text:p>
          </table:table-cell>
          <table:table-cell office:value-type="float" office:value="0.2462" calcext:value-type="float">
            <text:p>0.2462</text:p>
          </table:table-cell>
          <table:table-cell office:value-type="float" office:value="1" calcext:value-type="float">
            <text:p>1</text:p>
          </table:table-cell>
          <table:table-cell office:value-type="float" office:value="16552356" calcext:value-type="float">
            <text:p>16552356</text:p>
          </table:table-cell>
          <table:table-cell office:value-type="float" office:value="16552358" calcext:value-type="float">
            <text:p>16552358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8.966544" calcext:value-type="float">
            <text:p>18.966544</text:p>
          </table:table-cell>
          <table:table-cell office:value-type="float" office:value="4.81342" calcext:value-type="float">
            <text:p>4.81342</text:p>
          </table:table-cell>
          <table:table-cell office:value-type="float" office:value="1.185409" calcext:value-type="float">
            <text:p>1.185409</text:p>
          </table:table-cell>
          <table:table-cell office:value-type="float" office:value="3.940347" calcext:value-type="float">
            <text:p>3.940347</text:p>
          </table:table-cell>
          <table:table-cell office:value-type="float" office:value="16" calcext:value-type="float">
            <text:p>16</text:p>
          </table:table-cell>
          <table:table-cell office:value-type="float" office:value="0.246272" calcext:value-type="float">
            <text:p>0.246272</text:p>
          </table:table-cell>
          <table:table-cell office:value-type="float" office:value="1" calcext:value-type="float">
            <text:p>1</text:p>
          </table:table-cell>
          <table:table-cell office:value-type="float" office:value="16528858" calcext:value-type="float">
            <text:p>16528858</text:p>
          </table:table-cell>
          <table:table-cell office:value-type="float" office:value="16528862" calcext:value-type="float">
            <text:p>1652886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9.009587" calcext:value-type="float">
            <text:p>19.009587</text:p>
          </table:table-cell>
          <table:table-cell office:value-type="float" office:value="4.82251" calcext:value-type="float">
            <text:p>4.82251</text:p>
          </table:table-cell>
          <table:table-cell office:value-type="float" office:value="1.188099" calcext:value-type="float">
            <text:p>1.188099</text:p>
          </table:table-cell>
          <table:table-cell office:value-type="float" office:value="3.941845" calcext:value-type="float">
            <text:p>3.941845</text:p>
          </table:table-cell>
          <table:table-cell office:value-type="float" office:value="16" calcext:value-type="float">
            <text:p>16</text:p>
          </table:table-cell>
          <table:table-cell office:value-type="float" office:value="0.246365" calcext:value-type="float">
            <text:p>0.246365</text:p>
          </table:table-cell>
          <table:table-cell office:value-type="float" office:value="1" calcext:value-type="float">
            <text:p>1</text:p>
          </table:table-cell>
          <table:table-cell office:value-type="float" office:value="16505352" calcext:value-type="float">
            <text:p>16505352</text:p>
          </table:table-cell>
          <table:table-cell office:value-type="float" office:value="16505358" calcext:value-type="float">
            <text:p>1650535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9.053365" calcext:value-type="float">
            <text:p>19.053365</text:p>
          </table:table-cell>
          <table:table-cell office:value-type="float" office:value="4.832578" calcext:value-type="float">
            <text:p>4.832578</text:p>
          </table:table-cell>
          <table:table-cell office:value-type="float" office:value="1.190835" calcext:value-type="float">
            <text:p>1.190835</text:p>
          </table:table-cell>
          <table:table-cell office:value-type="float" office:value="3.942692" calcext:value-type="float">
            <text:p>3.942692</text:p>
          </table:table-cell>
          <table:table-cell office:value-type="float" office:value="16" calcext:value-type="float">
            <text:p>16</text:p>
          </table:table-cell>
          <table:table-cell office:value-type="float" office:value="0.246418" calcext:value-type="float">
            <text:p>0.246418</text:p>
          </table:table-cell>
          <table:table-cell office:value-type="float" office:value="1" calcext:value-type="float">
            <text:p>1</text:p>
          </table:table-cell>
          <table:table-cell office:value-type="float" office:value="16481766" calcext:value-type="float">
            <text:p>16481766</text:p>
          </table:table-cell>
          <table:table-cell office:value-type="float" office:value="16481779" calcext:value-type="float">
            <text:p>1648177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9.103707" calcext:value-type="float">
            <text:p>19.103707</text:p>
          </table:table-cell>
          <table:table-cell office:value-type="float" office:value="4.852228" calcext:value-type="float">
            <text:p>4.852228</text:p>
          </table:table-cell>
          <table:table-cell office:value-type="float" office:value="1.193982" calcext:value-type="float">
            <text:p>1.193982</text:p>
          </table:table-cell>
          <table:table-cell office:value-type="float" office:value="3.9371" calcext:value-type="float">
            <text:p>3.9371</text:p>
          </table:table-cell>
          <table:table-cell office:value-type="float" office:value="16" calcext:value-type="float">
            <text:p>16</text:p>
          </table:table-cell>
          <table:table-cell office:value-type="float" office:value="0.246069" calcext:value-type="float">
            <text:p>0.246069</text:p>
          </table:table-cell>
          <table:table-cell office:value-type="float" office:value="1" calcext:value-type="float">
            <text:p>1</text:p>
          </table:table-cell>
          <table:table-cell office:value-type="float" office:value="16458375" calcext:value-type="float">
            <text:p>16458375</text:p>
          </table:table-cell>
          <table:table-cell office:value-type="float" office:value="16458378" calcext:value-type="float">
            <text:p>1645837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9.15111" calcext:value-type="float">
            <text:p>19.15111</text:p>
          </table:table-cell>
          <table:table-cell office:value-type="float" office:value="4.864991" calcext:value-type="float">
            <text:p>4.864991</text:p>
          </table:table-cell>
          <table:table-cell office:value-type="float" office:value="1.196944" calcext:value-type="float">
            <text:p>1.196944</text:p>
          </table:table-cell>
          <table:table-cell office:value-type="float" office:value="3.936515" calcext:value-type="float">
            <text:p>3.936515</text:p>
          </table:table-cell>
          <table:table-cell office:value-type="float" office:value="16" calcext:value-type="float">
            <text:p>16</text:p>
          </table:table-cell>
          <table:table-cell office:value-type="float" office:value="0.246032" calcext:value-type="float">
            <text:p>0.246032</text:p>
          </table:table-cell>
          <table:table-cell office:value-type="float" office:value="1" calcext:value-type="float">
            <text:p>1</text:p>
          </table:table-cell>
          <table:table-cell office:value-type="float" office:value="16434787" calcext:value-type="float">
            <text:p>16434787</text:p>
          </table:table-cell>
          <table:table-cell office:value-type="float" office:value="16434785" calcext:value-type="float">
            <text:p>1643478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9.200746" calcext:value-type="float">
            <text:p>19.200746</text:p>
          </table:table-cell>
          <table:table-cell office:value-type="float" office:value="4.877643" calcext:value-type="float">
            <text:p>4.877643</text:p>
          </table:table-cell>
          <table:table-cell office:value-type="float" office:value="1.200047" calcext:value-type="float">
            <text:p>1.200047</text:p>
          </table:table-cell>
          <table:table-cell office:value-type="float" office:value="3.93648" calcext:value-type="float">
            <text:p>3.93648</text:p>
          </table:table-cell>
          <table:table-cell office:value-type="float" office:value="16" calcext:value-type="float">
            <text:p>16</text:p>
          </table:table-cell>
          <table:table-cell office:value-type="float" office:value="0.24603" calcext:value-type="float">
            <text:p>0.24603</text:p>
          </table:table-cell>
          <table:table-cell office:value-type="float" office:value="1" calcext:value-type="float">
            <text:p>1</text:p>
          </table:table-cell>
          <table:table-cell office:value-type="float" office:value="16411232" calcext:value-type="float">
            <text:p>16411232</text:p>
          </table:table-cell>
          <table:table-cell office:value-type="float" office:value="16411237" calcext:value-type="float">
            <text:p>1641123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9.252495" calcext:value-type="float">
            <text:p>19.252495</text:p>
          </table:table-cell>
          <table:table-cell office:value-type="float" office:value="4.891339" calcext:value-type="float">
            <text:p>4.891339</text:p>
          </table:table-cell>
          <table:table-cell office:value-type="float" office:value="1.203281" calcext:value-type="float">
            <text:p>1.203281</text:p>
          </table:table-cell>
          <table:table-cell office:value-type="float" office:value="3.936037" calcext:value-type="float">
            <text:p>3.936037</text:p>
          </table:table-cell>
          <table:table-cell office:value-type="float" office:value="16" calcext:value-type="float">
            <text:p>16</text:p>
          </table:table-cell>
          <table:table-cell office:value-type="float" office:value="0.246002" calcext:value-type="float">
            <text:p>0.246002</text:p>
          </table:table-cell>
          <table:table-cell office:value-type="float" office:value="1" calcext:value-type="float">
            <text:p>1</text:p>
          </table:table-cell>
          <table:table-cell office:value-type="float" office:value="16387748" calcext:value-type="float">
            <text:p>16387748</text:p>
          </table:table-cell>
          <table:table-cell office:value-type="float" office:value="16387753" calcext:value-type="float">
            <text:p>1638775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9.310203" calcext:value-type="float">
            <text:p>19.310203</text:p>
          </table:table-cell>
          <table:table-cell office:value-type="float" office:value="4.908194" calcext:value-type="float">
            <text:p>4.908194</text:p>
          </table:table-cell>
          <table:table-cell office:value-type="float" office:value="1.206888" calcext:value-type="float">
            <text:p>1.206888</text:p>
          </table:table-cell>
          <table:table-cell office:value-type="float" office:value="3.934279" calcext:value-type="float">
            <text:p>3.934279</text:p>
          </table:table-cell>
          <table:table-cell office:value-type="float" office:value="16" calcext:value-type="float">
            <text:p>16</text:p>
          </table:table-cell>
          <table:table-cell office:value-type="float" office:value="0.245892" calcext:value-type="float">
            <text:p>0.245892</text:p>
          </table:table-cell>
          <table:table-cell office:value-type="float" office:value="1" calcext:value-type="float">
            <text:p>1</text:p>
          </table:table-cell>
          <table:table-cell office:value-type="float" office:value="16364179" calcext:value-type="float">
            <text:p>16364179</text:p>
          </table:table-cell>
          <table:table-cell office:value-type="float" office:value="16364189" calcext:value-type="float">
            <text:p>1636418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9.353974" calcext:value-type="float">
            <text:p>19.353974</text:p>
          </table:table-cell>
          <table:table-cell office:value-type="float" office:value="4.921727" calcext:value-type="float">
            <text:p>4.921727</text:p>
          </table:table-cell>
          <table:table-cell office:value-type="float" office:value="1.209623" calcext:value-type="float">
            <text:p>1.209623</text:p>
          </table:table-cell>
          <table:table-cell office:value-type="float" office:value="3.932354" calcext:value-type="float">
            <text:p>3.932354</text:p>
          </table:table-cell>
          <table:table-cell office:value-type="float" office:value="16" calcext:value-type="float">
            <text:p>16</text:p>
          </table:table-cell>
          <table:table-cell office:value-type="float" office:value="0.245772" calcext:value-type="float">
            <text:p>0.245772</text:p>
          </table:table-cell>
          <table:table-cell office:value-type="float" office:value="1" calcext:value-type="float">
            <text:p>1</text:p>
          </table:table-cell>
          <table:table-cell office:value-type="float" office:value="16340548" calcext:value-type="float">
            <text:p>16340548</text:p>
          </table:table-cell>
          <table:table-cell office:value-type="float" office:value="16340551" calcext:value-type="float">
            <text:p>1634055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9.398026" calcext:value-type="float">
            <text:p>19.398026</text:p>
          </table:table-cell>
          <table:table-cell office:value-type="float" office:value="4.931455" calcext:value-type="float">
            <text:p>4.931455</text:p>
          </table:table-cell>
          <table:table-cell office:value-type="float" office:value="1.212377" calcext:value-type="float">
            <text:p>1.212377</text:p>
          </table:table-cell>
          <table:table-cell office:value-type="float" office:value="3.93353" calcext:value-type="float">
            <text:p>3.93353</text:p>
          </table:table-cell>
          <table:table-cell office:value-type="float" office:value="16" calcext:value-type="float">
            <text:p>16</text:p>
          </table:table-cell>
          <table:table-cell office:value-type="float" office:value="0.245846" calcext:value-type="float">
            <text:p>0.245846</text:p>
          </table:table-cell>
          <table:table-cell office:value-type="float" office:value="1" calcext:value-type="float">
            <text:p>1</text:p>
          </table:table-cell>
          <table:table-cell office:value-type="float" office:value="16316900" calcext:value-type="float">
            <text:p>16316900</text:p>
          </table:table-cell>
          <table:table-cell office:value-type="float" office:value="16316902" calcext:value-type="float">
            <text:p>1631690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9.437349" calcext:value-type="float">
            <text:p>19.437349</text:p>
          </table:table-cell>
          <table:table-cell office:value-type="float" office:value="4.941454" calcext:value-type="float">
            <text:p>4.941454</text:p>
          </table:table-cell>
          <table:table-cell office:value-type="float" office:value="1.214834" calcext:value-type="float">
            <text:p>1.214834</text:p>
          </table:table-cell>
          <table:table-cell office:value-type="float" office:value="3.933528" calcext:value-type="float">
            <text:p>3.933528</text:p>
          </table:table-cell>
          <table:table-cell office:value-type="float" office:value="16" calcext:value-type="float">
            <text:p>16</text:p>
          </table:table-cell>
          <table:table-cell office:value-type="float" office:value="0.245846" calcext:value-type="float">
            <text:p>0.245846</text:p>
          </table:table-cell>
          <table:table-cell office:value-type="float" office:value="1" calcext:value-type="float">
            <text:p>1</text:p>
          </table:table-cell>
          <table:table-cell office:value-type="float" office:value="16293295" calcext:value-type="float">
            <text:p>16293295</text:p>
          </table:table-cell>
          <table:table-cell office:value-type="float" office:value="16293312" calcext:value-type="float">
            <text:p>1629331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9.481654" calcext:value-type="float">
            <text:p>19.481654</text:p>
          </table:table-cell>
          <table:table-cell office:value-type="float" office:value="4.952961" calcext:value-type="float">
            <text:p>4.952961</text:p>
          </table:table-cell>
          <table:table-cell office:value-type="float" office:value="1.217603" calcext:value-type="float">
            <text:p>1.217603</text:p>
          </table:table-cell>
          <table:table-cell office:value-type="float" office:value="3.933335" calcext:value-type="float">
            <text:p>3.933335</text:p>
          </table:table-cell>
          <table:table-cell office:value-type="float" office:value="16" calcext:value-type="float">
            <text:p>16</text:p>
          </table:table-cell>
          <table:table-cell office:value-type="float" office:value="0.245833" calcext:value-type="float">
            <text:p>0.245833</text:p>
          </table:table-cell>
          <table:table-cell office:value-type="float" office:value="1" calcext:value-type="float">
            <text:p>1</text:p>
          </table:table-cell>
          <table:table-cell office:value-type="float" office:value="16269444" calcext:value-type="float">
            <text:p>16269444</text:p>
          </table:table-cell>
          <table:table-cell office:value-type="float" office:value="16269454" calcext:value-type="float">
            <text:p>16269454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9.524586" calcext:value-type="float">
            <text:p>19.524586</text:p>
          </table:table-cell>
          <table:table-cell office:value-type="float" office:value="4.965777" calcext:value-type="float">
            <text:p>4.965777</text:p>
          </table:table-cell>
          <table:table-cell office:value-type="float" office:value="1.220287" calcext:value-type="float">
            <text:p>1.220287</text:p>
          </table:table-cell>
          <table:table-cell office:value-type="float" office:value="3.931829" calcext:value-type="float">
            <text:p>3.931829</text:p>
          </table:table-cell>
          <table:table-cell office:value-type="float" office:value="16" calcext:value-type="float">
            <text:p>16</text:p>
          </table:table-cell>
          <table:table-cell office:value-type="float" office:value="0.245739" calcext:value-type="float">
            <text:p>0.245739</text:p>
          </table:table-cell>
          <table:table-cell office:value-type="float" office:value="1" calcext:value-type="float">
            <text:p>1</text:p>
          </table:table-cell>
          <table:table-cell office:value-type="float" office:value="16245774" calcext:value-type="float">
            <text:p>16245774</text:p>
          </table:table-cell>
          <table:table-cell office:value-type="float" office:value="16245782" calcext:value-type="float">
            <text:p>1624578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9.570199" calcext:value-type="float">
            <text:p>19.570199</text:p>
          </table:table-cell>
          <table:table-cell office:value-type="float" office:value="4.976326" calcext:value-type="float">
            <text:p>4.976326</text:p>
          </table:table-cell>
          <table:table-cell office:value-type="float" office:value="1.223137" calcext:value-type="float">
            <text:p>1.223137</text:p>
          </table:table-cell>
          <table:table-cell office:value-type="float" office:value="3.93266" calcext:value-type="float">
            <text:p>3.93266</text:p>
          </table:table-cell>
          <table:table-cell office:value-type="float" office:value="16" calcext:value-type="float">
            <text:p>16</text:p>
          </table:table-cell>
          <table:table-cell office:value-type="float" office:value="0.245791" calcext:value-type="float">
            <text:p>0.245791</text:p>
          </table:table-cell>
          <table:table-cell office:value-type="float" office:value="1" calcext:value-type="float">
            <text:p>1</text:p>
          </table:table-cell>
          <table:table-cell office:value-type="float" office:value="16222222" calcext:value-type="float">
            <text:p>16222222</text:p>
          </table:table-cell>
          <table:table-cell office:value-type="float" office:value="16222225" calcext:value-type="float">
            <text:p>1622222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9.61749" calcext:value-type="float">
            <text:p>19.61749</text:p>
          </table:table-cell>
          <table:table-cell office:value-type="float" office:value="4.986554" calcext:value-type="float">
            <text:p>4.986554</text:p>
          </table:table-cell>
          <table:table-cell office:value-type="float" office:value="1.226093" calcext:value-type="float">
            <text:p>1.226093</text:p>
          </table:table-cell>
          <table:table-cell office:value-type="float" office:value="3.934078" calcext:value-type="float">
            <text:p>3.934078</text:p>
          </table:table-cell>
          <table:table-cell office:value-type="float" office:value="16" calcext:value-type="float">
            <text:p>16</text:p>
          </table:table-cell>
          <table:table-cell office:value-type="float" office:value="0.24588" calcext:value-type="float">
            <text:p>0.24588</text:p>
          </table:table-cell>
          <table:table-cell office:value-type="float" office:value="1" calcext:value-type="float">
            <text:p>1</text:p>
          </table:table-cell>
          <table:table-cell office:value-type="float" office:value="16198583" calcext:value-type="float">
            <text:p>16198583</text:p>
          </table:table-cell>
          <table:table-cell office:value-type="float" office:value="16198589" calcext:value-type="float">
            <text:p>16198589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9.666088" calcext:value-type="float">
            <text:p>19.666088</text:p>
          </table:table-cell>
          <table:table-cell office:value-type="float" office:value="5.006379" calcext:value-type="float">
            <text:p>5.006379</text:p>
          </table:table-cell>
          <table:table-cell office:value-type="float" office:value="1.229131" calcext:value-type="float">
            <text:p>1.229131</text:p>
          </table:table-cell>
          <table:table-cell office:value-type="float" office:value="3.928206" calcext:value-type="float">
            <text:p>3.928206</text:p>
          </table:table-cell>
          <table:table-cell office:value-type="float" office:value="16" calcext:value-type="float">
            <text:p>16</text:p>
          </table:table-cell>
          <table:table-cell office:value-type="float" office:value="0.245513" calcext:value-type="float">
            <text:p>0.2455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174630" calcext:value-type="float">
            <text:p>1617463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9.712893" calcext:value-type="float">
            <text:p>19.712893</text:p>
          </table:table-cell>
          <table:table-cell office:value-type="float" office:value="5.019178" calcext:value-type="float">
            <text:p>5.019178</text:p>
          </table:table-cell>
          <table:table-cell office:value-type="float" office:value="1.232056" calcext:value-type="float">
            <text:p>1.232056</text:p>
          </table:table-cell>
          <table:table-cell office:value-type="float" office:value="3.927514" calcext:value-type="float">
            <text:p>3.927514</text:p>
          </table:table-cell>
          <table:table-cell office:value-type="float" office:value="16" calcext:value-type="float">
            <text:p>16</text:p>
          </table:table-cell>
          <table:table-cell office:value-type="float" office:value="0.24547" calcext:value-type="float">
            <text:p>0.24547</text:p>
          </table:table-cell>
          <table:table-cell office:value-type="float" office:value="1" calcext:value-type="float">
            <text:p>1</text:p>
          </table:table-cell>
          <table:table-cell office:value-type="float" office:value="16151098" calcext:value-type="float">
            <text:p>16151098</text:p>
          </table:table-cell>
          <table:table-cell office:value-type="float" office:value="16151105" calcext:value-type="float">
            <text:p>1615110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9.760214" calcext:value-type="float">
            <text:p>19.760214</text:p>
          </table:table-cell>
          <table:table-cell office:value-type="float" office:value="5.03248" calcext:value-type="float">
            <text:p>5.03248</text:p>
          </table:table-cell>
          <table:table-cell office:value-type="float" office:value="1.235013" calcext:value-type="float">
            <text:p>1.235013</text:p>
          </table:table-cell>
          <table:table-cell office:value-type="float" office:value="3.926536" calcext:value-type="float">
            <text:p>3.926536</text:p>
          </table:table-cell>
          <table:table-cell office:value-type="float" office:value="16" calcext:value-type="float">
            <text:p>16</text:p>
          </table:table-cell>
          <table:table-cell office:value-type="float" office:value="0.245409" calcext:value-type="float">
            <text:p>0.245409</text:p>
          </table:table-cell>
          <table:table-cell office:value-type="float" office:value="1" calcext:value-type="float">
            <text:p>1</text:p>
          </table:table-cell>
          <table:table-cell office:value-type="float" office:value="16127133" calcext:value-type="float">
            <text:p>16127133</text:p>
          </table:table-cell>
          <table:table-cell office:value-type="float" office:value="16127126" calcext:value-type="float">
            <text:p>1612712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9.814053" calcext:value-type="float">
            <text:p>19.814053</text:p>
          </table:table-cell>
          <table:table-cell office:value-type="float" office:value="5.047308" calcext:value-type="float">
            <text:p>5.047308</text:p>
          </table:table-cell>
          <table:table-cell office:value-type="float" office:value="1.238378" calcext:value-type="float">
            <text:p>1.238378</text:p>
          </table:table-cell>
          <table:table-cell office:value-type="float" office:value="3.925668" calcext:value-type="float">
            <text:p>3.925668</text:p>
          </table:table-cell>
          <table:table-cell office:value-type="float" office:value="16" calcext:value-type="float">
            <text:p>16</text:p>
          </table:table-cell>
          <table:table-cell office:value-type="float" office:value="0.245354" calcext:value-type="float">
            <text:p>0.245354</text:p>
          </table:table-cell>
          <table:table-cell office:value-type="float" office:value="1" calcext:value-type="float">
            <text:p>1</text:p>
          </table:table-cell>
          <table:table-cell office:value-type="float" office:value="16103770" calcext:value-type="float">
            <text:p>16103770</text:p>
          </table:table-cell>
          <table:table-cell office:value-type="float" office:value="16103775" calcext:value-type="float">
            <text:p>1610377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9.867916" calcext:value-type="float">
            <text:p>19.867916</text:p>
          </table:table-cell>
          <table:table-cell office:value-type="float" office:value="5.061669" calcext:value-type="float">
            <text:p>5.061669</text:p>
          </table:table-cell>
          <table:table-cell office:value-type="float" office:value="1.241745" calcext:value-type="float">
            <text:p>1.241745</text:p>
          </table:table-cell>
          <table:table-cell office:value-type="float" office:value="3.925171" calcext:value-type="float">
            <text:p>3.925171</text:p>
          </table:table-cell>
          <table:table-cell office:value-type="float" office:value="16" calcext:value-type="float">
            <text:p>16</text:p>
          </table:table-cell>
          <table:table-cell office:value-type="float" office:value="0.245323" calcext:value-type="float">
            <text:p>0.245323</text:p>
          </table:table-cell>
          <table:table-cell office:value-type="float" office:value="1" calcext:value-type="float">
            <text:p>1</text:p>
          </table:table-cell>
          <table:table-cell office:value-type="float" office:value="16079836" calcext:value-type="float">
            <text:p>16079836</text:p>
          </table:table-cell>
          <table:table-cell office:value-type="float" office:value="16079835" calcext:value-type="float">
            <text:p>1607983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9.915047" calcext:value-type="float">
            <text:p>19.915047</text:p>
          </table:table-cell>
          <table:table-cell office:value-type="float" office:value="5.07726" calcext:value-type="float">
            <text:p>5.07726</text:p>
          </table:table-cell>
          <table:table-cell office:value-type="float" office:value="1.24469" calcext:value-type="float">
            <text:p>1.24469</text:p>
          </table:table-cell>
          <table:table-cell office:value-type="float" office:value="3.9224" calcext:value-type="float">
            <text:p>3.9224</text:p>
          </table:table-cell>
          <table:table-cell office:value-type="float" office:value="16" calcext:value-type="float">
            <text:p>16</text:p>
          </table:table-cell>
          <table:table-cell office:value-type="float" office:value="0.24515" calcext:value-type="float">
            <text:p>0.24515</text:p>
          </table:table-cell>
          <table:table-cell office:value-type="float" office:value="1" calcext:value-type="float">
            <text:p>1</text:p>
          </table:table-cell>
          <table:table-cell office:value-type="float" office:value="16055954" calcext:value-type="float">
            <text:p>16055954</text:p>
          </table:table-cell>
          <table:table-cell office:value-type="float" office:value="16055955" calcext:value-type="float">
            <text:p>1605595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9.980427" calcext:value-type="float">
            <text:p>19.980427</text:p>
          </table:table-cell>
          <table:table-cell office:value-type="float" office:value="5.087681" calcext:value-type="float">
            <text:p>5.087681</text:p>
          </table:table-cell>
          <table:table-cell office:value-type="float" office:value="1.248777" calcext:value-type="float">
            <text:p>1.248777</text:p>
          </table:table-cell>
          <table:table-cell office:value-type="float" office:value="3.927217" calcext:value-type="float">
            <text:p>3.927217</text:p>
          </table:table-cell>
          <table:table-cell office:value-type="float" office:value="16" calcext:value-type="float">
            <text:p>16</text:p>
          </table:table-cell>
          <table:table-cell office:value-type="float" office:value="0.245451" calcext:value-type="float">
            <text:p>0.245451</text:p>
          </table:table-cell>
          <table:table-cell office:value-type="float" office:value="1" calcext:value-type="float">
            <text:p>1</text:p>
          </table:table-cell>
          <table:table-cell office:value-type="float" office:value="16032185" calcext:value-type="float">
            <text:p>16032185</text:p>
          </table:table-cell>
          <table:table-cell office:value-type="float" office:value="16032190" calcext:value-type="float">
            <text:p>1603219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0.038001" calcext:value-type="float">
            <text:p>20.038001</text:p>
          </table:table-cell>
          <table:table-cell office:value-type="float" office:value="5.103502" calcext:value-type="float">
            <text:p>5.103502</text:p>
          </table:table-cell>
          <table:table-cell office:value-type="float" office:value="1.252375" calcext:value-type="float">
            <text:p>1.252375</text:p>
          </table:table-cell>
          <table:table-cell office:value-type="float" office:value="3.926324" calcext:value-type="float">
            <text:p>3.926324</text:p>
          </table:table-cell>
          <table:table-cell office:value-type="float" office:value="16" calcext:value-type="float">
            <text:p>16</text:p>
          </table:table-cell>
          <table:table-cell office:value-type="float" office:value="0.245395" calcext:value-type="float">
            <text:p>0.2453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008480" calcext:value-type="float">
            <text:p>1600848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0.090893" calcext:value-type="float">
            <text:p>20.090893</text:p>
          </table:table-cell>
          <table:table-cell office:value-type="float" office:value="5.117201" calcext:value-type="float">
            <text:p>5.117201</text:p>
          </table:table-cell>
          <table:table-cell office:value-type="float" office:value="1.255681" calcext:value-type="float">
            <text:p>1.255681</text:p>
          </table:table-cell>
          <table:table-cell office:value-type="float" office:value="3.926149" calcext:value-type="float">
            <text:p>3.926149</text:p>
          </table:table-cell>
          <table:table-cell office:value-type="float" office:value="16" calcext:value-type="float">
            <text:p>16</text:p>
          </table:table-cell>
          <table:table-cell office:value-type="float" office:value="0.245384" calcext:value-type="float">
            <text:p>0.245384</text:p>
          </table:table-cell>
          <table:table-cell office:value-type="float" office:value="1" calcext:value-type="float">
            <text:p>1</text:p>
          </table:table-cell>
          <table:table-cell office:value-type="float" office:value="15984632" calcext:value-type="float">
            <text:p>15984632</text:p>
          </table:table-cell>
          <table:table-cell office:value-type="float" office:value="15984638" calcext:value-type="float">
            <text:p>1598463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0.141817" calcext:value-type="float">
            <text:p>20.141817</text:p>
          </table:table-cell>
          <table:table-cell office:value-type="float" office:value="5.131572" calcext:value-type="float">
            <text:p>5.131572</text:p>
          </table:table-cell>
          <table:table-cell office:value-type="float" office:value="1.258864" calcext:value-type="float">
            <text:p>1.258864</text:p>
          </table:table-cell>
          <table:table-cell office:value-type="float" office:value="3.925077" calcext:value-type="float">
            <text:p>3.925077</text:p>
          </table:table-cell>
          <table:table-cell office:value-type="float" office:value="16" calcext:value-type="float">
            <text:p>16</text:p>
          </table:table-cell>
          <table:table-cell office:value-type="float" office:value="0.245317" calcext:value-type="float">
            <text:p>0.245317</text:p>
          </table:table-cell>
          <table:table-cell office:value-type="float" office:value="1" calcext:value-type="float">
            <text:p>1</text:p>
          </table:table-cell>
          <table:table-cell office:value-type="float" office:value="15960566" calcext:value-type="float">
            <text:p>15960566</text:p>
          </table:table-cell>
          <table:table-cell office:value-type="float" office:value="15960576" calcext:value-type="float">
            <text:p>1596057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0.192432" calcext:value-type="float">
            <text:p>20.192432</text:p>
          </table:table-cell>
          <table:table-cell office:value-type="float" office:value="5.145712" calcext:value-type="float">
            <text:p>5.145712</text:p>
          </table:table-cell>
          <table:table-cell office:value-type="float" office:value="1.262027" calcext:value-type="float">
            <text:p>1.262027</text:p>
          </table:table-cell>
          <table:table-cell office:value-type="float" office:value="3.924128" calcext:value-type="float">
            <text:p>3.924128</text:p>
          </table:table-cell>
          <table:table-cell office:value-type="float" office:value="16" calcext:value-type="float">
            <text:p>16</text:p>
          </table:table-cell>
          <table:table-cell office:value-type="float" office:value="0.245258" calcext:value-type="float">
            <text:p>0.245258</text:p>
          </table:table-cell>
          <table:table-cell office:value-type="float" office:value="1" calcext:value-type="float">
            <text:p>1</text:p>
          </table:table-cell>
          <table:table-cell office:value-type="float" office:value="15936730" calcext:value-type="float">
            <text:p>15936730</text:p>
          </table:table-cell>
          <table:table-cell office:value-type="float" office:value="15936722" calcext:value-type="float">
            <text:p>15936722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0.241793" calcext:value-type="float">
            <text:p>20.241793</text:p>
          </table:table-cell>
          <table:table-cell office:value-type="float" office:value="5.157157" calcext:value-type="float">
            <text:p>5.157157</text:p>
          </table:table-cell>
          <table:table-cell office:value-type="float" office:value="1.265112" calcext:value-type="float">
            <text:p>1.265112</text:p>
          </table:table-cell>
          <table:table-cell office:value-type="float" office:value="3.924991" calcext:value-type="float">
            <text:p>3.924991</text:p>
          </table:table-cell>
          <table:table-cell office:value-type="float" office:value="16" calcext:value-type="float">
            <text:p>16</text:p>
          </table:table-cell>
          <table:table-cell office:value-type="float" office:value="0.245312" calcext:value-type="float">
            <text:p>0.245312</text:p>
          </table:table-cell>
          <table:table-cell office:value-type="float" office:value="1" calcext:value-type="float">
            <text:p>1</text:p>
          </table:table-cell>
          <table:table-cell office:value-type="float" office:value="15913030" calcext:value-type="float">
            <text:p>15913030</text:p>
          </table:table-cell>
          <table:table-cell office:value-type="float" office:value="15913031" calcext:value-type="float">
            <text:p>1591303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0.291773" calcext:value-type="float">
            <text:p>20.291773</text:p>
          </table:table-cell>
          <table:table-cell office:value-type="float" office:value="5.169459" calcext:value-type="float">
            <text:p>5.169459</text:p>
          </table:table-cell>
          <table:table-cell office:value-type="float" office:value="1.268236" calcext:value-type="float">
            <text:p>1.268236</text:p>
          </table:table-cell>
          <table:table-cell office:value-type="float" office:value="3.925318" calcext:value-type="float">
            <text:p>3.925318</text:p>
          </table:table-cell>
          <table:table-cell office:value-type="float" office:value="16" calcext:value-type="float">
            <text:p>16</text:p>
          </table:table-cell>
          <table:table-cell office:value-type="float" office:value="0.245332" calcext:value-type="float">
            <text:p>0.245332</text:p>
          </table:table-cell>
          <table:table-cell office:value-type="float" office:value="1" calcext:value-type="float">
            <text:p>1</text:p>
          </table:table-cell>
          <table:table-cell office:value-type="float" office:value="15889327" calcext:value-type="float">
            <text:p>15889327</text:p>
          </table:table-cell>
          <table:table-cell office:value-type="float" office:value="15889330" calcext:value-type="float">
            <text:p>1588933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0.339632" calcext:value-type="float">
            <text:p>20.339632</text:p>
          </table:table-cell>
          <table:table-cell office:value-type="float" office:value="5.182533" calcext:value-type="float">
            <text:p>5.182533</text:p>
          </table:table-cell>
          <table:table-cell office:value-type="float" office:value="1.271227" calcext:value-type="float">
            <text:p>1.271227</text:p>
          </table:table-cell>
          <table:table-cell office:value-type="float" office:value="3.924651" calcext:value-type="float">
            <text:p>3.924651</text:p>
          </table:table-cell>
          <table:table-cell office:value-type="float" office:value="16" calcext:value-type="float">
            <text:p>16</text:p>
          </table:table-cell>
          <table:table-cell office:value-type="float" office:value="0.245291" calcext:value-type="float">
            <text:p>0.245291</text:p>
          </table:table-cell>
          <table:table-cell office:value-type="float" office:value="1" calcext:value-type="float">
            <text:p>1</text:p>
          </table:table-cell>
          <table:table-cell office:value-type="float" office:value="15865304" calcext:value-type="float">
            <text:p>15865304</text:p>
          </table:table-cell>
          <table:table-cell office:value-type="float" office:value="15865299" calcext:value-type="float">
            <text:p>15865299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0.38318" calcext:value-type="float">
            <text:p>20.38318</text:p>
          </table:table-cell>
          <table:table-cell office:value-type="float" office:value="5.193836" calcext:value-type="float">
            <text:p>5.193836</text:p>
          </table:table-cell>
          <table:table-cell office:value-type="float" office:value="1.273949" calcext:value-type="float">
            <text:p>1.273949</text:p>
          </table:table-cell>
          <table:table-cell office:value-type="float" office:value="3.924494" calcext:value-type="float">
            <text:p>3.924494</text:p>
          </table:table-cell>
          <table:table-cell office:value-type="float" office:value="16" calcext:value-type="float">
            <text:p>16</text:p>
          </table:table-cell>
          <table:table-cell office:value-type="float" office:value="0.245281" calcext:value-type="float">
            <text:p>0.2452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841392" calcext:value-type="float">
            <text:p>1584139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0.427056" calcext:value-type="float">
            <text:p>20.427056</text:p>
          </table:table-cell>
          <table:table-cell office:value-type="float" office:value="5.203095" calcext:value-type="float">
            <text:p>5.203095</text:p>
          </table:table-cell>
          <table:table-cell office:value-type="float" office:value="1.276691" calcext:value-type="float">
            <text:p>1.276691</text:p>
          </table:table-cell>
          <table:table-cell office:value-type="float" office:value="3.925944" calcext:value-type="float">
            <text:p>3.925944</text:p>
          </table:table-cell>
          <table:table-cell office:value-type="float" office:value="16" calcext:value-type="float">
            <text:p>16</text:p>
          </table:table-cell>
          <table:table-cell office:value-type="float" office:value="0.245371" calcext:value-type="float">
            <text:p>0.245371</text:p>
          </table:table-cell>
          <table:table-cell office:value-type="float" office:value="1" calcext:value-type="float">
            <text:p>1</text:p>
          </table:table-cell>
          <table:table-cell office:value-type="float" office:value="15817607" calcext:value-type="float">
            <text:p>15817607</text:p>
          </table:table-cell>
          <table:table-cell office:value-type="float" office:value="15817599" calcext:value-type="float">
            <text:p>1581759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0.469611" calcext:value-type="float">
            <text:p>20.469611</text:p>
          </table:table-cell>
          <table:table-cell office:value-type="float" office:value="5.215955" calcext:value-type="float">
            <text:p>5.215955</text:p>
          </table:table-cell>
          <table:table-cell office:value-type="float" office:value="1.279351" calcext:value-type="float">
            <text:p>1.279351</text:p>
          </table:table-cell>
          <table:table-cell office:value-type="float" office:value="3.924422" calcext:value-type="float">
            <text:p>3.924422</text:p>
          </table:table-cell>
          <table:table-cell office:value-type="float" office:value="16" calcext:value-type="float">
            <text:p>16</text:p>
          </table:table-cell>
          <table:table-cell office:value-type="float" office:value="0.245276" calcext:value-type="float">
            <text:p>0.245276</text:p>
          </table:table-cell>
          <table:table-cell office:value-type="float" office:value="1" calcext:value-type="float">
            <text:p>1</text:p>
          </table:table-cell>
          <table:table-cell office:value-type="float" office:value="15793685" calcext:value-type="float">
            <text:p>15793685</text:p>
          </table:table-cell>
          <table:table-cell office:value-type="float" office:value="15793676" calcext:value-type="float">
            <text:p>1579367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0.514004" calcext:value-type="float">
            <text:p>20.514004</text:p>
          </table:table-cell>
          <table:table-cell office:value-type="float" office:value="5.227731" calcext:value-type="float">
            <text:p>5.227731</text:p>
          </table:table-cell>
          <table:table-cell office:value-type="float" office:value="1.282125" calcext:value-type="float">
            <text:p>1.282125</text:p>
          </table:table-cell>
          <table:table-cell office:value-type="float" office:value="3.924074" calcext:value-type="float">
            <text:p>3.924074</text:p>
          </table:table-cell>
          <table:table-cell office:value-type="float" office:value="16" calcext:value-type="float">
            <text:p>16</text:p>
          </table:table-cell>
          <table:table-cell office:value-type="float" office:value="0.245255" calcext:value-type="float">
            <text:p>0.245255</text:p>
          </table:table-cell>
          <table:table-cell office:value-type="float" office:value="1" calcext:value-type="float">
            <text:p>1</text:p>
          </table:table-cell>
          <table:table-cell office:value-type="float" office:value="15769680" calcext:value-type="float">
            <text:p>15769680</text:p>
          </table:table-cell>
          <table:table-cell office:value-type="float" office:value="15769671" calcext:value-type="float">
            <text:p>1576967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0.56103" calcext:value-type="float">
            <text:p>20.56103</text:p>
          </table:table-cell>
          <table:table-cell office:value-type="float" office:value="5.240367" calcext:value-type="float">
            <text:p>5.240367</text:p>
          </table:table-cell>
          <table:table-cell office:value-type="float" office:value="1.285064" calcext:value-type="float">
            <text:p>1.285064</text:p>
          </table:table-cell>
          <table:table-cell office:value-type="float" office:value="3.923586" calcext:value-type="float">
            <text:p>3.923586</text:p>
          </table:table-cell>
          <table:table-cell office:value-type="float" office:value="16" calcext:value-type="float">
            <text:p>16</text:p>
          </table:table-cell>
          <table:table-cell office:value-type="float" office:value="0.245224" calcext:value-type="float">
            <text:p>0.2452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745912" calcext:value-type="float">
            <text:p>1574591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0.605912" calcext:value-type="float">
            <text:p>20.605912</text:p>
          </table:table-cell>
          <table:table-cell office:value-type="float" office:value="5.252151" calcext:value-type="float">
            <text:p>5.252151</text:p>
          </table:table-cell>
          <table:table-cell office:value-type="float" office:value="1.28787" calcext:value-type="float">
            <text:p>1.28787</text:p>
          </table:table-cell>
          <table:table-cell office:value-type="float" office:value="3.923328" calcext:value-type="float">
            <text:p>3.923328</text:p>
          </table:table-cell>
          <table:table-cell office:value-type="float" office:value="16" calcext:value-type="float">
            <text:p>16</text:p>
          </table:table-cell>
          <table:table-cell office:value-type="float" office:value="0.245208" calcext:value-type="float">
            <text:p>0.245208</text:p>
          </table:table-cell>
          <table:table-cell office:value-type="float" office:value="1" calcext:value-type="float">
            <text:p>1</text:p>
          </table:table-cell>
          <table:table-cell office:value-type="float" office:value="15722076" calcext:value-type="float">
            <text:p>15722076</text:p>
          </table:table-cell>
          <table:table-cell office:value-type="float" office:value="15722079" calcext:value-type="float">
            <text:p>15722079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0.653849" calcext:value-type="float">
            <text:p>20.653849</text:p>
          </table:table-cell>
          <table:table-cell office:value-type="float" office:value="5.262573" calcext:value-type="float">
            <text:p>5.262573</text:p>
          </table:table-cell>
          <table:table-cell office:value-type="float" office:value="1.290866" calcext:value-type="float">
            <text:p>1.290866</text:p>
          </table:table-cell>
          <table:table-cell office:value-type="float" office:value="3.924667" calcext:value-type="float">
            <text:p>3.924667</text:p>
          </table:table-cell>
          <table:table-cell office:value-type="float" office:value="16" calcext:value-type="float">
            <text:p>16</text:p>
          </table:table-cell>
          <table:table-cell office:value-type="float" office:value="0.245292" calcext:value-type="float">
            <text:p>0.245292</text:p>
          </table:table-cell>
          <table:table-cell office:value-type="float" office:value="1" calcext:value-type="float">
            <text:p>1</text:p>
          </table:table-cell>
          <table:table-cell office:value-type="float" office:value="15697981" calcext:value-type="float">
            <text:p>15697981</text:p>
          </table:table-cell>
          <table:table-cell office:value-type="float" office:value="15697976" calcext:value-type="float">
            <text:p>1569797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0.700939" calcext:value-type="float">
            <text:p>20.700939</text:p>
          </table:table-cell>
          <table:table-cell office:value-type="float" office:value="5.274835" calcext:value-type="float">
            <text:p>5.274835</text:p>
          </table:table-cell>
          <table:table-cell office:value-type="float" office:value="1.293809" calcext:value-type="float">
            <text:p>1.293809</text:p>
          </table:table-cell>
          <table:table-cell office:value-type="float" office:value="3.924471" calcext:value-type="float">
            <text:p>3.924471</text:p>
          </table:table-cell>
          <table:table-cell office:value-type="float" office:value="16" calcext:value-type="float">
            <text:p>16</text:p>
          </table:table-cell>
          <table:table-cell office:value-type="float" office:value="0.245279" calcext:value-type="float">
            <text:p>0.245279</text:p>
          </table:table-cell>
          <table:table-cell office:value-type="float" office:value="1" calcext:value-type="float">
            <text:p>1</text:p>
          </table:table-cell>
          <table:table-cell office:value-type="float" office:value="15674072" calcext:value-type="float">
            <text:p>15674072</text:p>
          </table:table-cell>
          <table:table-cell office:value-type="float" office:value="15674068" calcext:value-type="float">
            <text:p>1567406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0.744754" calcext:value-type="float">
            <text:p>20.744754</text:p>
          </table:table-cell>
          <table:table-cell office:value-type="float" office:value="5.285844" calcext:value-type="float">
            <text:p>5.285844</text:p>
          </table:table-cell>
          <table:table-cell office:value-type="float" office:value="1.296547" calcext:value-type="float">
            <text:p>1.296547</text:p>
          </table:table-cell>
          <table:table-cell office:value-type="float" office:value="3.924587" calcext:value-type="float">
            <text:p>3.924587</text:p>
          </table:table-cell>
          <table:table-cell office:value-type="float" office:value="16" calcext:value-type="float">
            <text:p>16</text:p>
          </table:table-cell>
          <table:table-cell office:value-type="float" office:value="0.245287" calcext:value-type="float">
            <text:p>0.245287</text:p>
          </table:table-cell>
          <table:table-cell office:value-type="float" office:value="1" calcext:value-type="float">
            <text:p>1</text:p>
          </table:table-cell>
          <table:table-cell office:value-type="float" office:value="15650342" calcext:value-type="float">
            <text:p>15650342</text:p>
          </table:table-cell>
          <table:table-cell office:value-type="float" office:value="15650344" calcext:value-type="float">
            <text:p>1565034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0.83485" calcext:value-type="float">
            <text:p>20.83485</text:p>
          </table:table-cell>
          <table:table-cell office:value-type="float" office:value="5.297307" calcext:value-type="float">
            <text:p>5.297307</text:p>
          </table:table-cell>
          <table:table-cell office:value-type="float" office:value="1.302178" calcext:value-type="float">
            <text:p>1.302178</text:p>
          </table:table-cell>
          <table:table-cell office:value-type="float" office:value="3.933102" calcext:value-type="float">
            <text:p>3.933102</text:p>
          </table:table-cell>
          <table:table-cell office:value-type="float" office:value="16" calcext:value-type="float">
            <text:p>16</text:p>
          </table:table-cell>
          <table:table-cell office:value-type="float" office:value="0.245819" calcext:value-type="float">
            <text:p>0.245819</text:p>
          </table:table-cell>
          <table:table-cell office:value-type="float" office:value="1" calcext:value-type="float">
            <text:p>1</text:p>
          </table:table-cell>
          <table:table-cell office:value-type="float" office:value="15626593" calcext:value-type="float">
            <text:p>15626593</text:p>
          </table:table-cell>
          <table:table-cell office:value-type="float" office:value="15626592" calcext:value-type="float">
            <text:p>1562659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0.884199" calcext:value-type="float">
            <text:p>20.884199</text:p>
          </table:table-cell>
          <table:table-cell office:value-type="float" office:value="5.313909" calcext:value-type="float">
            <text:p>5.313909</text:p>
          </table:table-cell>
          <table:table-cell office:value-type="float" office:value="1.305262" calcext:value-type="float">
            <text:p>1.305262</text:p>
          </table:table-cell>
          <table:table-cell office:value-type="float" office:value="3.930101" calcext:value-type="float">
            <text:p>3.930101</text:p>
          </table:table-cell>
          <table:table-cell office:value-type="float" office:value="16" calcext:value-type="float">
            <text:p>16</text:p>
          </table:table-cell>
          <table:table-cell office:value-type="float" office:value="0.245631" calcext:value-type="float">
            <text:p>0.245631</text:p>
          </table:table-cell>
          <table:table-cell office:value-type="float" office:value="1" calcext:value-type="float">
            <text:p>1</text:p>
          </table:table-cell>
          <table:table-cell office:value-type="float" office:value="15602582" calcext:value-type="float">
            <text:p>15602582</text:p>
          </table:table-cell>
          <table:table-cell office:value-type="float" office:value="15602575" calcext:value-type="float">
            <text:p>1560257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0.928059" calcext:value-type="float">
            <text:p>20.928059</text:p>
          </table:table-cell>
          <table:table-cell office:value-type="float" office:value="5.325657" calcext:value-type="float">
            <text:p>5.325657</text:p>
          </table:table-cell>
          <table:table-cell office:value-type="float" office:value="1.308004" calcext:value-type="float">
            <text:p>1.308004</text:p>
          </table:table-cell>
          <table:table-cell office:value-type="float" office:value="3.929667" calcext:value-type="float">
            <text:p>3.929667</text:p>
          </table:table-cell>
          <table:table-cell office:value-type="float" office:value="16" calcext:value-type="float">
            <text:p>16</text:p>
          </table:table-cell>
          <table:table-cell office:value-type="float" office:value="0.245604" calcext:value-type="float">
            <text:p>0.245604</text:p>
          </table:table-cell>
          <table:table-cell office:value-type="float" office:value="1" calcext:value-type="float">
            <text:p>1</text:p>
          </table:table-cell>
          <table:table-cell office:value-type="float" office:value="15578555" calcext:value-type="float">
            <text:p>15578555</text:p>
          </table:table-cell>
          <table:table-cell office:value-type="float" office:value="15578558" calcext:value-type="float">
            <text:p>1557855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0.97724" calcext:value-type="float">
            <text:p>20.97724</text:p>
          </table:table-cell>
          <table:table-cell office:value-type="float" office:value="5.337218" calcext:value-type="float">
            <text:p>5.337218</text:p>
          </table:table-cell>
          <table:table-cell office:value-type="float" office:value="1.311078" calcext:value-type="float">
            <text:p>1.311078</text:p>
          </table:table-cell>
          <table:table-cell office:value-type="float" office:value="3.93037" calcext:value-type="float">
            <text:p>3.93037</text:p>
          </table:table-cell>
          <table:table-cell office:value-type="float" office:value="16" calcext:value-type="float">
            <text:p>16</text:p>
          </table:table-cell>
          <table:table-cell office:value-type="float" office:value="0.245648" calcext:value-type="float">
            <text:p>0.245648</text:p>
          </table:table-cell>
          <table:table-cell office:value-type="float" office:value="1" calcext:value-type="float">
            <text:p>1</text:p>
          </table:table-cell>
          <table:table-cell office:value-type="float" office:value="15554644" calcext:value-type="float">
            <text:p>15554644</text:p>
          </table:table-cell>
          <table:table-cell office:value-type="float" office:value="15554646" calcext:value-type="float">
            <text:p>1555464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1.02315" calcext:value-type="float">
            <text:p>21.02315</text:p>
          </table:table-cell>
          <table:table-cell office:value-type="float" office:value="5.349858" calcext:value-type="float">
            <text:p>5.349858</text:p>
          </table:table-cell>
          <table:table-cell office:value-type="float" office:value="1.313947" calcext:value-type="float">
            <text:p>1.313947</text:p>
          </table:table-cell>
          <table:table-cell office:value-type="float" office:value="3.929665" calcext:value-type="float">
            <text:p>3.929665</text:p>
          </table:table-cell>
          <table:table-cell office:value-type="float" office:value="16" calcext:value-type="float">
            <text:p>16</text:p>
          </table:table-cell>
          <table:table-cell office:value-type="float" office:value="0.245604" calcext:value-type="float">
            <text:p>0.245604</text:p>
          </table:table-cell>
          <table:table-cell office:value-type="float" office:value="1" calcext:value-type="float">
            <text:p>1</text:p>
          </table:table-cell>
          <table:table-cell office:value-type="float" office:value="15530936" calcext:value-type="float">
            <text:p>15530936</text:p>
          </table:table-cell>
          <table:table-cell office:value-type="float" office:value="15530930" calcext:value-type="float">
            <text:p>1553093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1.069575" calcext:value-type="float">
            <text:p>21.069575</text:p>
          </table:table-cell>
          <table:table-cell office:value-type="float" office:value="5.361579" calcext:value-type="float">
            <text:p>5.361579</text:p>
          </table:table-cell>
          <table:table-cell office:value-type="float" office:value="1.316848" calcext:value-type="float">
            <text:p>1.316848</text:p>
          </table:table-cell>
          <table:table-cell office:value-type="float" office:value="3.929733" calcext:value-type="float">
            <text:p>3.929733</text:p>
          </table:table-cell>
          <table:table-cell office:value-type="float" office:value="16" calcext:value-type="float">
            <text:p>16</text:p>
          </table:table-cell>
          <table:table-cell office:value-type="float" office:value="0.245608" calcext:value-type="float">
            <text:p>0.245608</text:p>
          </table:table-cell>
          <table:table-cell office:value-type="float" office:value="1" calcext:value-type="float">
            <text:p>1</text:p>
          </table:table-cell>
          <table:table-cell office:value-type="float" office:value="15506939" calcext:value-type="float">
            <text:p>15506939</text:p>
          </table:table-cell>
          <table:table-cell office:value-type="float" office:value="15506944" calcext:value-type="float">
            <text:p>15506944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1.114348" calcext:value-type="float">
            <text:p>21.114348</text:p>
          </table:table-cell>
          <table:table-cell office:value-type="float" office:value="5.37515" calcext:value-type="float">
            <text:p>5.37515</text:p>
          </table:table-cell>
          <table:table-cell office:value-type="float" office:value="1.319647" calcext:value-type="float">
            <text:p>1.319647</text:p>
          </table:table-cell>
          <table:table-cell office:value-type="float" office:value="3.928141" calcext:value-type="float">
            <text:p>3.928141</text:p>
          </table:table-cell>
          <table:table-cell office:value-type="float" office:value="16" calcext:value-type="float">
            <text:p>16</text:p>
          </table:table-cell>
          <table:table-cell office:value-type="float" office:value="0.245509" calcext:value-type="float">
            <text:p>0.245509</text:p>
          </table:table-cell>
          <table:table-cell office:value-type="float" office:value="1" calcext:value-type="float">
            <text:p>1</text:p>
          </table:table-cell>
          <table:table-cell office:value-type="float" office:value="15482935" calcext:value-type="float">
            <text:p>15482935</text:p>
          </table:table-cell>
          <table:table-cell office:value-type="float" office:value="15482938" calcext:value-type="float">
            <text:p>1548293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1.161416" calcext:value-type="float">
            <text:p>21.161416</text:p>
          </table:table-cell>
          <table:table-cell office:value-type="float" office:value="5.385599" calcext:value-type="float">
            <text:p>5.385599</text:p>
          </table:table-cell>
          <table:table-cell office:value-type="float" office:value="1.322588" calcext:value-type="float">
            <text:p>1.322588</text:p>
          </table:table-cell>
          <table:table-cell office:value-type="float" office:value="3.92926" calcext:value-type="float">
            <text:p>3.92926</text:p>
          </table:table-cell>
          <table:table-cell office:value-type="float" office:value="16" calcext:value-type="float">
            <text:p>16</text:p>
          </table:table-cell>
          <table:table-cell office:value-type="float" office:value="0.245579" calcext:value-type="float">
            <text:p>0.245579</text:p>
          </table:table-cell>
          <table:table-cell office:value-type="float" office:value="1" calcext:value-type="float">
            <text:p>1</text:p>
          </table:table-cell>
          <table:table-cell office:value-type="float" office:value="15458935" calcext:value-type="float">
            <text:p>15458935</text:p>
          </table:table-cell>
          <table:table-cell office:value-type="float" office:value="15458932" calcext:value-type="float">
            <text:p>1545893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1.207065" calcext:value-type="float">
            <text:p>21.207065</text:p>
          </table:table-cell>
          <table:table-cell office:value-type="float" office:value="5.398053" calcext:value-type="float">
            <text:p>5.398053</text:p>
          </table:table-cell>
          <table:table-cell office:value-type="float" office:value="1.325442" calcext:value-type="float">
            <text:p>1.325442</text:p>
          </table:table-cell>
          <table:table-cell office:value-type="float" office:value="3.928651" calcext:value-type="float">
            <text:p>3.928651</text:p>
          </table:table-cell>
          <table:table-cell office:value-type="float" office:value="16" calcext:value-type="float">
            <text:p>16</text:p>
          </table:table-cell>
          <table:table-cell office:value-type="float" office:value="0.245541" calcext:value-type="float">
            <text:p>0.245541</text:p>
          </table:table-cell>
          <table:table-cell office:value-type="float" office:value="1" calcext:value-type="float">
            <text:p>1</text:p>
          </table:table-cell>
          <table:table-cell office:value-type="float" office:value="15435154" calcext:value-type="float">
            <text:p>15435154</text:p>
          </table:table-cell>
          <table:table-cell office:value-type="float" office:value="15435152" calcext:value-type="float">
            <text:p>1543515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1.252737" calcext:value-type="float">
            <text:p>21.252737</text:p>
          </table:table-cell>
          <table:table-cell office:value-type="float" office:value="5.408979" calcext:value-type="float">
            <text:p>5.408979</text:p>
          </table:table-cell>
          <table:table-cell office:value-type="float" office:value="1.328296" calcext:value-type="float">
            <text:p>1.328296</text:p>
          </table:table-cell>
          <table:table-cell office:value-type="float" office:value="3.929158" calcext:value-type="float">
            <text:p>3.929158</text:p>
          </table:table-cell>
          <table:table-cell office:value-type="float" office:value="16" calcext:value-type="float">
            <text:p>16</text:p>
          </table:table-cell>
          <table:table-cell office:value-type="float" office:value="0.245572" calcext:value-type="float">
            <text:p>0.245572</text:p>
          </table:table-cell>
          <table:table-cell office:value-type="float" office:value="1" calcext:value-type="float">
            <text:p>1</text:p>
          </table:table-cell>
          <table:table-cell office:value-type="float" office:value="15411192" calcext:value-type="float">
            <text:p>15411192</text:p>
          </table:table-cell>
          <table:table-cell office:value-type="float" office:value="15411200" calcext:value-type="float">
            <text:p>1541120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1.300024" calcext:value-type="float">
            <text:p>21.300024</text:p>
          </table:table-cell>
          <table:table-cell office:value-type="float" office:value="5.421938" calcext:value-type="float">
            <text:p>5.421938</text:p>
          </table:table-cell>
          <table:table-cell office:value-type="float" office:value="1.331252" calcext:value-type="float">
            <text:p>1.331252</text:p>
          </table:table-cell>
          <table:table-cell office:value-type="float" office:value="3.928489" calcext:value-type="float">
            <text:p>3.928489</text:p>
          </table:table-cell>
          <table:table-cell office:value-type="float" office:value="16" calcext:value-type="float">
            <text:p>16</text:p>
          </table:table-cell>
          <table:table-cell office:value-type="float" office:value="0.245531" calcext:value-type="float">
            <text:p>0.245531</text:p>
          </table:table-cell>
          <table:table-cell office:value-type="float" office:value="1" calcext:value-type="float">
            <text:p>1</text:p>
          </table:table-cell>
          <table:table-cell office:value-type="float" office:value="15387230" calcext:value-type="float">
            <text:p>15387230</text:p>
          </table:table-cell>
          <table:table-cell office:value-type="float" office:value="15387224" calcext:value-type="float">
            <text:p>1538722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1.347054" calcext:value-type="float">
            <text:p>21.347054</text:p>
          </table:table-cell>
          <table:table-cell office:value-type="float" office:value="5.433254" calcext:value-type="float">
            <text:p>5.433254</text:p>
          </table:table-cell>
          <table:table-cell office:value-type="float" office:value="1.334191" calcext:value-type="float">
            <text:p>1.334191</text:p>
          </table:table-cell>
          <table:table-cell office:value-type="float" office:value="3.928963" calcext:value-type="float">
            <text:p>3.928963</text:p>
          </table:table-cell>
          <table:table-cell office:value-type="float" office:value="16" calcext:value-type="float">
            <text:p>16</text:p>
          </table:table-cell>
          <table:table-cell office:value-type="float" office:value="0.24556" calcext:value-type="float">
            <text:p>0.24556</text:p>
          </table:table-cell>
          <table:table-cell office:value-type="float" office:value="1" calcext:value-type="float">
            <text:p>1</text:p>
          </table:table-cell>
          <table:table-cell office:value-type="float" office:value="15363234" calcext:value-type="float">
            <text:p>15363234</text:p>
          </table:table-cell>
          <table:table-cell office:value-type="float" office:value="15363229" calcext:value-type="float">
            <text:p>15363229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1.391746" calcext:value-type="float">
            <text:p>21.391746</text:p>
          </table:table-cell>
          <table:table-cell office:value-type="float" office:value="5.445625" calcext:value-type="float">
            <text:p>5.445625</text:p>
          </table:table-cell>
          <table:table-cell office:value-type="float" office:value="1.336984" calcext:value-type="float">
            <text:p>1.336984</text:p>
          </table:table-cell>
          <table:table-cell office:value-type="float" office:value="3.928245" calcext:value-type="float">
            <text:p>3.928245</text:p>
          </table:table-cell>
          <table:table-cell office:value-type="float" office:value="16" calcext:value-type="float">
            <text:p>16</text:p>
          </table:table-cell>
          <table:table-cell office:value-type="float" office:value="0.245515" calcext:value-type="float">
            <text:p>0.245515</text:p>
          </table:table-cell>
          <table:table-cell office:value-type="float" office:value="1" calcext:value-type="float">
            <text:p>1</text:p>
          </table:table-cell>
          <table:table-cell office:value-type="float" office:value="15339493" calcext:value-type="float">
            <text:p>15339493</text:p>
          </table:table-cell>
          <table:table-cell office:value-type="float" office:value="15339496" calcext:value-type="float">
            <text:p>1533949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1.436802" calcext:value-type="float">
            <text:p>21.436802</text:p>
          </table:table-cell>
          <table:table-cell office:value-type="float" office:value="5.459076" calcext:value-type="float">
            <text:p>5.459076</text:p>
          </table:table-cell>
          <table:table-cell office:value-type="float" office:value="1.3398" calcext:value-type="float">
            <text:p>1.3398</text:p>
          </table:table-cell>
          <table:table-cell office:value-type="float" office:value="3.926819" calcext:value-type="float">
            <text:p>3.926819</text:p>
          </table:table-cell>
          <table:table-cell office:value-type="float" office:value="16" calcext:value-type="float">
            <text:p>16</text:p>
          </table:table-cell>
          <table:table-cell office:value-type="float" office:value="0.245426" calcext:value-type="float">
            <text:p>0.245426</text:p>
          </table:table-cell>
          <table:table-cell office:value-type="float" office:value="1" calcext:value-type="float">
            <text:p>1</text:p>
          </table:table-cell>
          <table:table-cell office:value-type="float" office:value="15315673" calcext:value-type="float">
            <text:p>15315673</text:p>
          </table:table-cell>
          <table:table-cell office:value-type="float" office:value="15315668" calcext:value-type="float">
            <text:p>1531566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1.484086" calcext:value-type="float">
            <text:p>21.484086</text:p>
          </table:table-cell>
          <table:table-cell office:value-type="float" office:value="5.471053" calcext:value-type="float">
            <text:p>5.471053</text:p>
          </table:table-cell>
          <table:table-cell office:value-type="float" office:value="1.342755" calcext:value-type="float">
            <text:p>1.342755</text:p>
          </table:table-cell>
          <table:table-cell office:value-type="float" office:value="3.926865" calcext:value-type="float">
            <text:p>3.926865</text:p>
          </table:table-cell>
          <table:table-cell office:value-type="float" office:value="16" calcext:value-type="float">
            <text:p>16</text:p>
          </table:table-cell>
          <table:table-cell office:value-type="float" office:value="0.245429" calcext:value-type="float">
            <text:p>0.245429</text:p>
          </table:table-cell>
          <table:table-cell office:value-type="float" office:value="1" calcext:value-type="float">
            <text:p>1</text:p>
          </table:table-cell>
          <table:table-cell office:value-type="float" office:value="15291532" calcext:value-type="float">
            <text:p>15291532</text:p>
          </table:table-cell>
          <table:table-cell office:value-type="float" office:value="15291536" calcext:value-type="float">
            <text:p>1529153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1.525917" calcext:value-type="float">
            <text:p>21.525917</text:p>
          </table:table-cell>
          <table:table-cell office:value-type="float" office:value="5.482554" calcext:value-type="float">
            <text:p>5.482554</text:p>
          </table:table-cell>
          <table:table-cell office:value-type="float" office:value="1.34537" calcext:value-type="float">
            <text:p>1.34537</text:p>
          </table:table-cell>
          <table:table-cell office:value-type="float" office:value="3.926257" calcext:value-type="float">
            <text:p>3.926257</text:p>
          </table:table-cell>
          <table:table-cell office:value-type="float" office:value="16" calcext:value-type="float">
            <text:p>16</text:p>
          </table:table-cell>
          <table:table-cell office:value-type="float" office:value="0.245391" calcext:value-type="float">
            <text:p>0.245391</text:p>
          </table:table-cell>
          <table:table-cell office:value-type="float" office:value="1" calcext:value-type="float">
            <text:p>1</text:p>
          </table:table-cell>
          <table:table-cell office:value-type="float" office:value="15267825" calcext:value-type="float">
            <text:p>15267825</text:p>
          </table:table-cell>
          <table:table-cell office:value-type="float" office:value="15267826" calcext:value-type="float">
            <text:p>1526782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1.570889" calcext:value-type="float">
            <text:p>21.570889</text:p>
          </table:table-cell>
          <table:table-cell office:value-type="float" office:value="5.49519" calcext:value-type="float">
            <text:p>5.49519</text:p>
          </table:table-cell>
          <table:table-cell office:value-type="float" office:value="1.348181" calcext:value-type="float">
            <text:p>1.348181</text:p>
          </table:table-cell>
          <table:table-cell office:value-type="float" office:value="3.925413" calcext:value-type="float">
            <text:p>3.925413</text:p>
          </table:table-cell>
          <table:table-cell office:value-type="float" office:value="16" calcext:value-type="float">
            <text:p>16</text:p>
          </table:table-cell>
          <table:table-cell office:value-type="float" office:value="0.245338" calcext:value-type="float">
            <text:p>0.2453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243717" calcext:value-type="float">
            <text:p>1524371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1.613689" calcext:value-type="float">
            <text:p>21.613689</text:p>
          </table:table-cell>
          <table:table-cell office:value-type="float" office:value="5.50896" calcext:value-type="float">
            <text:p>5.50896</text:p>
          </table:table-cell>
          <table:table-cell office:value-type="float" office:value="1.350856" calcext:value-type="float">
            <text:p>1.350856</text:p>
          </table:table-cell>
          <table:table-cell office:value-type="float" office:value="3.92337" calcext:value-type="float">
            <text:p>3.92337</text:p>
          </table:table-cell>
          <table:table-cell office:value-type="float" office:value="16" calcext:value-type="float">
            <text:p>16</text:p>
          </table:table-cell>
          <table:table-cell office:value-type="float" office:value="0.245211" calcext:value-type="float">
            <text:p>0.245211</text:p>
          </table:table-cell>
          <table:table-cell office:value-type="float" office:value="1" calcext:value-type="float">
            <text:p>1</text:p>
          </table:table-cell>
          <table:table-cell office:value-type="float" office:value="15219917" calcext:value-type="float">
            <text:p>15219917</text:p>
          </table:table-cell>
          <table:table-cell office:value-type="float" office:value="15219915" calcext:value-type="float">
            <text:p>1521991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1.660569" calcext:value-type="float">
            <text:p>21.660569</text:p>
          </table:table-cell>
          <table:table-cell office:value-type="float" office:value="5.518953" calcext:value-type="float">
            <text:p>5.518953</text:p>
          </table:table-cell>
          <table:table-cell office:value-type="float" office:value="1.353786" calcext:value-type="float">
            <text:p>1.353786</text:p>
          </table:table-cell>
          <table:table-cell office:value-type="float" office:value="3.92476" calcext:value-type="float">
            <text:p>3.92476</text:p>
          </table:table-cell>
          <table:table-cell office:value-type="float" office:value="16" calcext:value-type="float">
            <text:p>16</text:p>
          </table:table-cell>
          <table:table-cell office:value-type="float" office:value="0.245298" calcext:value-type="float">
            <text:p>0.245298</text:p>
          </table:table-cell>
          <table:table-cell office:value-type="float" office:value="1" calcext:value-type="float">
            <text:p>1</text:p>
          </table:table-cell>
          <table:table-cell office:value-type="float" office:value="15195863" calcext:value-type="float">
            <text:p>15195863</text:p>
          </table:table-cell>
          <table:table-cell office:value-type="float" office:value="15195862" calcext:value-type="float">
            <text:p>1519586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1.702676" calcext:value-type="float">
            <text:p>21.702676</text:p>
          </table:table-cell>
          <table:table-cell office:value-type="float" office:value="5.532014" calcext:value-type="float">
            <text:p>5.532014</text:p>
          </table:table-cell>
          <table:table-cell office:value-type="float" office:value="1.356417" calcext:value-type="float">
            <text:p>1.356417</text:p>
          </table:table-cell>
          <table:table-cell office:value-type="float" office:value="3.923106" calcext:value-type="float">
            <text:p>3.923106</text:p>
          </table:table-cell>
          <table:table-cell office:value-type="float" office:value="16" calcext:value-type="float">
            <text:p>16</text:p>
          </table:table-cell>
          <table:table-cell office:value-type="float" office:value="0.245194" calcext:value-type="float">
            <text:p>0.245194</text:p>
          </table:table-cell>
          <table:table-cell office:value-type="float" office:value="1" calcext:value-type="float">
            <text:p>1</text:p>
          </table:table-cell>
          <table:table-cell office:value-type="float" office:value="15172039" calcext:value-type="float">
            <text:p>15172039</text:p>
          </table:table-cell>
          <table:table-cell office:value-type="float" office:value="15172038" calcext:value-type="float">
            <text:p>1517203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1.747544" calcext:value-type="float">
            <text:p>21.747544</text:p>
          </table:table-cell>
          <table:table-cell office:value-type="float" office:value="5.542729" calcext:value-type="float">
            <text:p>5.542729</text:p>
          </table:table-cell>
          <table:table-cell office:value-type="float" office:value="1.359222" calcext:value-type="float">
            <text:p>1.359222</text:p>
          </table:table-cell>
          <table:table-cell office:value-type="float" office:value="3.923616" calcext:value-type="float">
            <text:p>3.923616</text:p>
          </table:table-cell>
          <table:table-cell office:value-type="float" office:value="16" calcext:value-type="float">
            <text:p>16</text:p>
          </table:table-cell>
          <table:table-cell office:value-type="float" office:value="0.245226" calcext:value-type="float">
            <text:p>0.245226</text:p>
          </table:table-cell>
          <table:table-cell office:value-type="float" office:value="1" calcext:value-type="float">
            <text:p>1</text:p>
          </table:table-cell>
          <table:table-cell office:value-type="float" office:value="15148141" calcext:value-type="float">
            <text:p>15148141</text:p>
          </table:table-cell>
          <table:table-cell office:value-type="float" office:value="15148143" calcext:value-type="float">
            <text:p>1514814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1.795789" calcext:value-type="float">
            <text:p>21.795789</text:p>
          </table:table-cell>
          <table:table-cell office:value-type="float" office:value="5.553568" calcext:value-type="float">
            <text:p>5.553568</text:p>
          </table:table-cell>
          <table:table-cell office:value-type="float" office:value="1.362237" calcext:value-type="float">
            <text:p>1.362237</text:p>
          </table:table-cell>
          <table:table-cell office:value-type="float" office:value="3.924646" calcext:value-type="float">
            <text:p>3.924646</text:p>
          </table:table-cell>
          <table:table-cell office:value-type="float" office:value="16" calcext:value-type="float">
            <text:p>16</text:p>
          </table:table-cell>
          <table:table-cell office:value-type="float" office:value="0.24529" calcext:value-type="float">
            <text:p>0.24529</text:p>
          </table:table-cell>
          <table:table-cell office:value-type="float" office:value="1" calcext:value-type="float">
            <text:p>1</text:p>
          </table:table-cell>
          <table:table-cell office:value-type="float" office:value="15124261" calcext:value-type="float">
            <text:p>15124261</text:p>
          </table:table-cell>
          <table:table-cell office:value-type="float" office:value="15124258" calcext:value-type="float">
            <text:p>1512425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1.845056" calcext:value-type="float">
            <text:p>21.845056</text:p>
          </table:table-cell>
          <table:table-cell office:value-type="float" office:value="5.565659" calcext:value-type="float">
            <text:p>5.565659</text:p>
          </table:table-cell>
          <table:table-cell office:value-type="float" office:value="1.365316" calcext:value-type="float">
            <text:p>1.365316</text:p>
          </table:table-cell>
          <table:table-cell office:value-type="float" office:value="3.924972" calcext:value-type="float">
            <text:p>3.924972</text:p>
          </table:table-cell>
          <table:table-cell office:value-type="float" office:value="16" calcext:value-type="float">
            <text:p>16</text:p>
          </table:table-cell>
          <table:table-cell office:value-type="float" office:value="0.245311" calcext:value-type="float">
            <text:p>0.2453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100776" calcext:value-type="float">
            <text:p>1510077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1.887481" calcext:value-type="float">
            <text:p>21.887481</text:p>
          </table:table-cell>
          <table:table-cell office:value-type="float" office:value="5.578645" calcext:value-type="float">
            <text:p>5.578645</text:p>
          </table:table-cell>
          <table:table-cell office:value-type="float" office:value="1.367968" calcext:value-type="float">
            <text:p>1.367968</text:p>
          </table:table-cell>
          <table:table-cell office:value-type="float" office:value="3.92344" calcext:value-type="float">
            <text:p>3.92344</text:p>
          </table:table-cell>
          <table:table-cell office:value-type="float" office:value="16" calcext:value-type="float">
            <text:p>16</text:p>
          </table:table-cell>
          <table:table-cell office:value-type="float" office:value="0.245215" calcext:value-type="float">
            <text:p>0.245215</text:p>
          </table:table-cell>
          <table:table-cell office:value-type="float" office:value="1" calcext:value-type="float">
            <text:p>1</text:p>
          </table:table-cell>
          <table:table-cell office:value-type="float" office:value="15076540" calcext:value-type="float">
            <text:p>15076540</text:p>
          </table:table-cell>
          <table:table-cell office:value-type="float" office:value="15076536" calcext:value-type="float">
            <text:p>15076536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1.930432" calcext:value-type="float">
            <text:p>21.930432</text:p>
          </table:table-cell>
          <table:table-cell office:value-type="float" office:value="5.589857" calcext:value-type="float">
            <text:p>5.589857</text:p>
          </table:table-cell>
          <table:table-cell office:value-type="float" office:value="1.370652" calcext:value-type="float">
            <text:p>1.370652</text:p>
          </table:table-cell>
          <table:table-cell office:value-type="float" office:value="3.923254" calcext:value-type="float">
            <text:p>3.923254</text:p>
          </table:table-cell>
          <table:table-cell office:value-type="float" office:value="16" calcext:value-type="float">
            <text:p>16</text:p>
          </table:table-cell>
          <table:table-cell office:value-type="float" office:value="0.245203" calcext:value-type="float">
            <text:p>0.245203</text:p>
          </table:table-cell>
          <table:table-cell office:value-type="float" office:value="1" calcext:value-type="float">
            <text:p>1</text:p>
          </table:table-cell>
          <table:table-cell office:value-type="float" office:value="15052798" calcext:value-type="float">
            <text:p>15052798</text:p>
          </table:table-cell>
          <table:table-cell office:value-type="float" office:value="15052796" calcext:value-type="float">
            <text:p>1505279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1.977487" calcext:value-type="float">
            <text:p>21.977487</text:p>
          </table:table-cell>
          <table:table-cell office:value-type="float" office:value="5.600645" calcext:value-type="float">
            <text:p>5.600645</text:p>
          </table:table-cell>
          <table:table-cell office:value-type="float" office:value="1.373593" calcext:value-type="float">
            <text:p>1.373593</text:p>
          </table:table-cell>
          <table:table-cell office:value-type="float" office:value="3.924099" calcext:value-type="float">
            <text:p>3.924099</text:p>
          </table:table-cell>
          <table:table-cell office:value-type="float" office:value="16" calcext:value-type="float">
            <text:p>16</text:p>
          </table:table-cell>
          <table:table-cell office:value-type="float" office:value="0.245256" calcext:value-type="float">
            <text:p>0.2452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029168" calcext:value-type="float">
            <text:p>1502916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2.021046" calcext:value-type="float">
            <text:p>22.021046</text:p>
          </table:table-cell>
          <table:table-cell office:value-type="float" office:value="5.612101" calcext:value-type="float">
            <text:p>5.612101</text:p>
          </table:table-cell>
          <table:table-cell office:value-type="float" office:value="1.376315" calcext:value-type="float">
            <text:p>1.376315</text:p>
          </table:table-cell>
          <table:table-cell office:value-type="float" office:value="3.923851" calcext:value-type="float">
            <text:p>3.923851</text:p>
          </table:table-cell>
          <table:table-cell office:value-type="float" office:value="16" calcext:value-type="float">
            <text:p>16</text:p>
          </table:table-cell>
          <table:table-cell office:value-type="float" office:value="0.245241" calcext:value-type="float">
            <text:p>0.245241</text:p>
          </table:table-cell>
          <table:table-cell office:value-type="float" office:value="1" calcext:value-type="float">
            <text:p>1</text:p>
          </table:table-cell>
          <table:table-cell office:value-type="float" office:value="15005227" calcext:value-type="float">
            <text:p>15005227</text:p>
          </table:table-cell>
          <table:table-cell office:value-type="float" office:value="15005220" calcext:value-type="float">
            <text:p>1500522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2.065785" calcext:value-type="float">
            <text:p>22.065785</text:p>
          </table:table-cell>
          <table:table-cell office:value-type="float" office:value="5.622138" calcext:value-type="float">
            <text:p>5.622138</text:p>
          </table:table-cell>
          <table:table-cell office:value-type="float" office:value="1.379112" calcext:value-type="float">
            <text:p>1.379112</text:p>
          </table:table-cell>
          <table:table-cell office:value-type="float" office:value="3.924803" calcext:value-type="float">
            <text:p>3.924803</text:p>
          </table:table-cell>
          <table:table-cell office:value-type="float" office:value="16" calcext:value-type="float">
            <text:p>16</text:p>
          </table:table-cell>
          <table:table-cell office:value-type="float" office:value="0.2453" calcext:value-type="float">
            <text:p>0.2453</text:p>
          </table:table-cell>
          <table:table-cell office:value-type="float" office:value="1" calcext:value-type="float">
            <text:p>1</text:p>
          </table:table-cell>
          <table:table-cell office:value-type="float" office:value="14981318" calcext:value-type="float">
            <text:p>14981318</text:p>
          </table:table-cell>
          <table:table-cell office:value-type="float" office:value="14981321" calcext:value-type="float">
            <text:p>1498132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2.112786" calcext:value-type="float">
            <text:p>22.112786</text:p>
          </table:table-cell>
          <table:table-cell office:value-type="float" office:value="5.632876" calcext:value-type="float">
            <text:p>5.632876</text:p>
          </table:table-cell>
          <table:table-cell office:value-type="float" office:value="1.382049" calcext:value-type="float">
            <text:p>1.382049</text:p>
          </table:table-cell>
          <table:table-cell office:value-type="float" office:value="3.925665" calcext:value-type="float">
            <text:p>3.925665</text:p>
          </table:table-cell>
          <table:table-cell office:value-type="float" office:value="16" calcext:value-type="float">
            <text:p>16</text:p>
          </table:table-cell>
          <table:table-cell office:value-type="float" office:value="0.245354" calcext:value-type="float">
            <text:p>0.245354</text:p>
          </table:table-cell>
          <table:table-cell office:value-type="float" office:value="1" calcext:value-type="float">
            <text:p>1</text:p>
          </table:table-cell>
          <table:table-cell office:value-type="float" office:value="14957535" calcext:value-type="float">
            <text:p>14957535</text:p>
          </table:table-cell>
          <table:table-cell office:value-type="float" office:value="14957529" calcext:value-type="float">
            <text:p>1495752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2.158639" calcext:value-type="float">
            <text:p>22.158639</text:p>
          </table:table-cell>
          <table:table-cell office:value-type="float" office:value="5.643883" calcext:value-type="float">
            <text:p>5.643883</text:p>
          </table:table-cell>
          <table:table-cell office:value-type="float" office:value="1.384915" calcext:value-type="float">
            <text:p>1.384915</text:p>
          </table:table-cell>
          <table:table-cell office:value-type="float" office:value="3.926134" calcext:value-type="float">
            <text:p>3.926134</text:p>
          </table:table-cell>
          <table:table-cell office:value-type="float" office:value="16" calcext:value-type="float">
            <text:p>16</text:p>
          </table:table-cell>
          <table:table-cell office:value-type="float" office:value="0.245383" calcext:value-type="float">
            <text:p>0.245383</text:p>
          </table:table-cell>
          <table:table-cell office:value-type="float" office:value="1" calcext:value-type="float">
            <text:p>1</text:p>
          </table:table-cell>
          <table:table-cell office:value-type="float" office:value="14933601" calcext:value-type="float">
            <text:p>14933601</text:p>
          </table:table-cell>
          <table:table-cell office:value-type="float" office:value="14933597" calcext:value-type="float">
            <text:p>14933597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2.204925" calcext:value-type="float">
            <text:p>22.204925</text:p>
          </table:table-cell>
          <table:table-cell office:value-type="float" office:value="5.65636" calcext:value-type="float">
            <text:p>5.65636</text:p>
          </table:table-cell>
          <table:table-cell office:value-type="float" office:value="1.387808" calcext:value-type="float">
            <text:p>1.387808</text:p>
          </table:table-cell>
          <table:table-cell office:value-type="float" office:value="3.925656" calcext:value-type="float">
            <text:p>3.925656</text:p>
          </table:table-cell>
          <table:table-cell office:value-type="float" office:value="16" calcext:value-type="float">
            <text:p>16</text:p>
          </table:table-cell>
          <table:table-cell office:value-type="float" office:value="0.245354" calcext:value-type="float">
            <text:p>0.245354</text:p>
          </table:table-cell>
          <table:table-cell office:value-type="float" office:value="1" calcext:value-type="float">
            <text:p>1</text:p>
          </table:table-cell>
          <table:table-cell office:value-type="float" office:value="14909985" calcext:value-type="float">
            <text:p>14909985</text:p>
          </table:table-cell>
          <table:table-cell office:value-type="float" office:value="14909987" calcext:value-type="float">
            <text:p>14909987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2.250704" calcext:value-type="float">
            <text:p>22.250704</text:p>
          </table:table-cell>
          <table:table-cell office:value-type="float" office:value="5.668743" calcext:value-type="float">
            <text:p>5.668743</text:p>
          </table:table-cell>
          <table:table-cell office:value-type="float" office:value="1.390669" calcext:value-type="float">
            <text:p>1.390669</text:p>
          </table:table-cell>
          <table:table-cell office:value-type="float" office:value="3.925156" calcext:value-type="float">
            <text:p>3.925156</text:p>
          </table:table-cell>
          <table:table-cell office:value-type="float" office:value="16" calcext:value-type="float">
            <text:p>16</text:p>
          </table:table-cell>
          <table:table-cell office:value-type="float" office:value="0.245322" calcext:value-type="float">
            <text:p>0.245322</text:p>
          </table:table-cell>
          <table:table-cell office:value-type="float" office:value="1" calcext:value-type="float">
            <text:p>1</text:p>
          </table:table-cell>
          <table:table-cell office:value-type="float" office:value="14885982" calcext:value-type="float">
            <text:p>14885982</text:p>
          </table:table-cell>
          <table:table-cell office:value-type="float" office:value="14885975" calcext:value-type="float">
            <text:p>1488597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2.296547" calcext:value-type="float">
            <text:p>22.296547</text:p>
          </table:table-cell>
          <table:table-cell office:value-type="float" office:value="5.680208" calcext:value-type="float">
            <text:p>5.680208</text:p>
          </table:table-cell>
          <table:table-cell office:value-type="float" office:value="1.393534" calcext:value-type="float">
            <text:p>1.393534</text:p>
          </table:table-cell>
          <table:table-cell office:value-type="float" office:value="3.925305" calcext:value-type="float">
            <text:p>3.925305</text:p>
          </table:table-cell>
          <table:table-cell office:value-type="float" office:value="16" calcext:value-type="float">
            <text:p>16</text:p>
          </table:table-cell>
          <table:table-cell office:value-type="float" office:value="0.245332" calcext:value-type="float">
            <text:p>0.245332</text:p>
          </table:table-cell>
          <table:table-cell office:value-type="float" office:value="1" calcext:value-type="float">
            <text:p>1</text:p>
          </table:table-cell>
          <table:table-cell office:value-type="float" office:value="14862338" calcext:value-type="float">
            <text:p>14862338</text:p>
          </table:table-cell>
          <table:table-cell office:value-type="float" office:value="14862345" calcext:value-type="float">
            <text:p>1486234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2.338101" calcext:value-type="float">
            <text:p>22.338101</text:p>
          </table:table-cell>
          <table:table-cell office:value-type="float" office:value="5.691447" calcext:value-type="float">
            <text:p>5.691447</text:p>
          </table:table-cell>
          <table:table-cell office:value-type="float" office:value="1.396131" calcext:value-type="float">
            <text:p>1.396131</text:p>
          </table:table-cell>
          <table:table-cell office:value-type="float" office:value="3.924855" calcext:value-type="float">
            <text:p>3.924855</text:p>
          </table:table-cell>
          <table:table-cell office:value-type="float" office:value="16" calcext:value-type="float">
            <text:p>16</text:p>
          </table:table-cell>
          <table:table-cell office:value-type="float" office:value="0.245303" calcext:value-type="float">
            <text:p>0.2453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838438" calcext:value-type="float">
            <text:p>1483843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2.381741" calcext:value-type="float">
            <text:p>22.381741</text:p>
          </table:table-cell>
          <table:table-cell office:value-type="float" office:value="5.701655" calcext:value-type="float">
            <text:p>5.701655</text:p>
          </table:table-cell>
          <table:table-cell office:value-type="float" office:value="1.398859" calcext:value-type="float">
            <text:p>1.398859</text:p>
          </table:table-cell>
          <table:table-cell office:value-type="float" office:value="3.925481" calcext:value-type="float">
            <text:p>3.925481</text:p>
          </table:table-cell>
          <table:table-cell office:value-type="float" office:value="16" calcext:value-type="float">
            <text:p>16</text:p>
          </table:table-cell>
          <table:table-cell office:value-type="float" office:value="0.245343" calcext:value-type="float">
            <text:p>0.245343</text:p>
          </table:table-cell>
          <table:table-cell office:value-type="float" office:value="1" calcext:value-type="float">
            <text:p>1</text:p>
          </table:table-cell>
          <table:table-cell office:value-type="float" office:value="14814850" calcext:value-type="float">
            <text:p>14814850</text:p>
          </table:table-cell>
          <table:table-cell office:value-type="float" office:value="14814846" calcext:value-type="float">
            <text:p>14814846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2.426091" calcext:value-type="float">
            <text:p>22.426091</text:p>
          </table:table-cell>
          <table:table-cell office:value-type="float" office:value="5.712909" calcext:value-type="float">
            <text:p>5.712909</text:p>
          </table:table-cell>
          <table:table-cell office:value-type="float" office:value="1.401631" calcext:value-type="float">
            <text:p>1.401631</text:p>
          </table:table-cell>
          <table:table-cell office:value-type="float" office:value="3.925512" calcext:value-type="float">
            <text:p>3.925512</text:p>
          </table:table-cell>
          <table:table-cell office:value-type="float" office:value="16" calcext:value-type="float">
            <text:p>16</text:p>
          </table:table-cell>
          <table:table-cell office:value-type="float" office:value="0.245344" calcext:value-type="float">
            <text:p>0.2453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791114" calcext:value-type="float">
            <text:p>1479111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2.470301" calcext:value-type="float">
            <text:p>22.470301</text:p>
          </table:table-cell>
          <table:table-cell office:value-type="float" office:value="5.723776" calcext:value-type="float">
            <text:p>5.723776</text:p>
          </table:table-cell>
          <table:table-cell office:value-type="float" office:value="1.404394" calcext:value-type="float">
            <text:p>1.404394</text:p>
          </table:table-cell>
          <table:table-cell office:value-type="float" office:value="3.925783" calcext:value-type="float">
            <text:p>3.925783</text:p>
          </table:table-cell>
          <table:table-cell office:value-type="float" office:value="16" calcext:value-type="float">
            <text:p>16</text:p>
          </table:table-cell>
          <table:table-cell office:value-type="float" office:value="0.245361" calcext:value-type="float">
            <text:p>0.2453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767508" calcext:value-type="float">
            <text:p>1476750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2.515329" calcext:value-type="float">
            <text:p>22.515329</text:p>
          </table:table-cell>
          <table:table-cell office:value-type="float" office:value="5.735341" calcext:value-type="float">
            <text:p>5.735341</text:p>
          </table:table-cell>
          <table:table-cell office:value-type="float" office:value="1.407208" calcext:value-type="float">
            <text:p>1.407208</text:p>
          </table:table-cell>
          <table:table-cell office:value-type="float" office:value="3.925718" calcext:value-type="float">
            <text:p>3.925718</text:p>
          </table:table-cell>
          <table:table-cell office:value-type="float" office:value="16" calcext:value-type="float">
            <text:p>16</text:p>
          </table:table-cell>
          <table:table-cell office:value-type="float" office:value="0.245357" calcext:value-type="float">
            <text:p>0.245357</text:p>
          </table:table-cell>
          <table:table-cell office:value-type="float" office:value="1" calcext:value-type="float">
            <text:p>1</text:p>
          </table:table-cell>
          <table:table-cell office:value-type="float" office:value="14743880" calcext:value-type="float">
            <text:p>14743880</text:p>
          </table:table-cell>
          <table:table-cell office:value-type="float" office:value="14743883" calcext:value-type="float">
            <text:p>1474388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2.559424" calcext:value-type="float">
            <text:p>22.559424</text:p>
          </table:table-cell>
          <table:table-cell office:value-type="float" office:value="5.74646" calcext:value-type="float">
            <text:p>5.74646</text:p>
          </table:table-cell>
          <table:table-cell office:value-type="float" office:value="1.409964" calcext:value-type="float">
            <text:p>1.409964</text:p>
          </table:table-cell>
          <table:table-cell office:value-type="float" office:value="3.925795" calcext:value-type="float">
            <text:p>3.925795</text:p>
          </table:table-cell>
          <table:table-cell office:value-type="float" office:value="16" calcext:value-type="float">
            <text:p>16</text:p>
          </table:table-cell>
          <table:table-cell office:value-type="float" office:value="0.245362" calcext:value-type="float">
            <text:p>0.245362</text:p>
          </table:table-cell>
          <table:table-cell office:value-type="float" office:value="1" calcext:value-type="float">
            <text:p>1</text:p>
          </table:table-cell>
          <table:table-cell office:value-type="float" office:value="14719976" calcext:value-type="float">
            <text:p>14719976</text:p>
          </table:table-cell>
          <table:table-cell office:value-type="float" office:value="14719982" calcext:value-type="float">
            <text:p>14719982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2.602532" calcext:value-type="float">
            <text:p>22.602532</text:p>
          </table:table-cell>
          <table:table-cell office:value-type="float" office:value="5.757995" calcext:value-type="float">
            <text:p>5.757995</text:p>
          </table:table-cell>
          <table:table-cell office:value-type="float" office:value="1.412658" calcext:value-type="float">
            <text:p>1.412658</text:p>
          </table:table-cell>
          <table:table-cell office:value-type="float" office:value="3.925417" calcext:value-type="float">
            <text:p>3.925417</text:p>
          </table:table-cell>
          <table:table-cell office:value-type="float" office:value="16" calcext:value-type="float">
            <text:p>16</text:p>
          </table:table-cell>
          <table:table-cell office:value-type="float" office:value="0.245339" calcext:value-type="float">
            <text:p>0.245339</text:p>
          </table:table-cell>
          <table:table-cell office:value-type="float" office:value="1" calcext:value-type="float">
            <text:p>1</text:p>
          </table:table-cell>
          <table:table-cell office:value-type="float" office:value="14696154" calcext:value-type="float">
            <text:p>14696154</text:p>
          </table:table-cell>
          <table:table-cell office:value-type="float" office:value="14696152" calcext:value-type="float">
            <text:p>1469615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2.650614" calcext:value-type="float">
            <text:p>22.650614</text:p>
          </table:table-cell>
          <table:table-cell office:value-type="float" office:value="5.769097" calcext:value-type="float">
            <text:p>5.769097</text:p>
          </table:table-cell>
          <table:table-cell office:value-type="float" office:value="1.415663" calcext:value-type="float">
            <text:p>1.415663</text:p>
          </table:table-cell>
          <table:table-cell office:value-type="float" office:value="3.926198" calcext:value-type="float">
            <text:p>3.926198</text:p>
          </table:table-cell>
          <table:table-cell office:value-type="float" office:value="16" calcext:value-type="float">
            <text:p>16</text:p>
          </table:table-cell>
          <table:table-cell office:value-type="float" office:value="0.245387" calcext:value-type="float">
            <text:p>0.245387</text:p>
          </table:table-cell>
          <table:table-cell office:value-type="float" office:value="1" calcext:value-type="float">
            <text:p>1</text:p>
          </table:table-cell>
          <table:table-cell office:value-type="float" office:value="14672418" calcext:value-type="float">
            <text:p>14672418</text:p>
          </table:table-cell>
          <table:table-cell office:value-type="float" office:value="14672420" calcext:value-type="float">
            <text:p>1467242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2.693156" calcext:value-type="float">
            <text:p>22.693156</text:p>
          </table:table-cell>
          <table:table-cell office:value-type="float" office:value="5.780925" calcext:value-type="float">
            <text:p>5.780925</text:p>
          </table:table-cell>
          <table:table-cell office:value-type="float" office:value="1.418322" calcext:value-type="float">
            <text:p>1.418322</text:p>
          </table:table-cell>
          <table:table-cell office:value-type="float" office:value="3.925523" calcext:value-type="float">
            <text:p>3.925523</text:p>
          </table:table-cell>
          <table:table-cell office:value-type="float" office:value="16" calcext:value-type="float">
            <text:p>16</text:p>
          </table:table-cell>
          <table:table-cell office:value-type="float" office:value="0.245345" calcext:value-type="float">
            <text:p>0.245345</text:p>
          </table:table-cell>
          <table:table-cell office:value-type="float" office:value="1" calcext:value-type="float">
            <text:p>1</text:p>
          </table:table-cell>
          <table:table-cell office:value-type="float" office:value="14649142" calcext:value-type="float">
            <text:p>14649142</text:p>
          </table:table-cell>
          <table:table-cell office:value-type="float" office:value="14649138" calcext:value-type="float">
            <text:p>1464913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2.735605" calcext:value-type="float">
            <text:p>22.735605</text:p>
          </table:table-cell>
          <table:table-cell office:value-type="float" office:value="5.793036" calcext:value-type="float">
            <text:p>5.793036</text:p>
          </table:table-cell>
          <table:table-cell office:value-type="float" office:value="1.420975" calcext:value-type="float">
            <text:p>1.420975</text:p>
          </table:table-cell>
          <table:table-cell office:value-type="float" office:value="3.924644" calcext:value-type="float">
            <text:p>3.924644</text:p>
          </table:table-cell>
          <table:table-cell office:value-type="float" office:value="16" calcext:value-type="float">
            <text:p>16</text:p>
          </table:table-cell>
          <table:table-cell office:value-type="float" office:value="0.24529" calcext:value-type="float">
            <text:p>0.24529</text:p>
          </table:table-cell>
          <table:table-cell office:value-type="float" office:value="1" calcext:value-type="float">
            <text:p>1</text:p>
          </table:table-cell>
          <table:table-cell office:value-type="float" office:value="14625333" calcext:value-type="float">
            <text:p>14625333</text:p>
          </table:table-cell>
          <table:table-cell office:value-type="float" office:value="14625330" calcext:value-type="float">
            <text:p>1462533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2.779769" calcext:value-type="float">
            <text:p>22.779769</text:p>
          </table:table-cell>
          <table:table-cell office:value-type="float" office:value="5.803323" calcext:value-type="float">
            <text:p>5.803323</text:p>
          </table:table-cell>
          <table:table-cell office:value-type="float" office:value="1.423736" calcext:value-type="float">
            <text:p>1.423736</text:p>
          </table:table-cell>
          <table:table-cell office:value-type="float" office:value="3.925297" calcext:value-type="float">
            <text:p>3.925297</text:p>
          </table:table-cell>
          <table:table-cell office:value-type="float" office:value="16" calcext:value-type="float">
            <text:p>16</text:p>
          </table:table-cell>
          <table:table-cell office:value-type="float" office:value="0.245331" calcext:value-type="float">
            <text:p>0.2453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601688" calcext:value-type="float">
            <text:p>14601688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2.824207" calcext:value-type="float">
            <text:p>22.824207</text:p>
          </table:table-cell>
          <table:table-cell office:value-type="float" office:value="5.814492" calcext:value-type="float">
            <text:p>5.814492</text:p>
          </table:table-cell>
          <table:table-cell office:value-type="float" office:value="1.426513" calcext:value-type="float">
            <text:p>1.426513</text:p>
          </table:table-cell>
          <table:table-cell office:value-type="float" office:value="3.9254" calcext:value-type="float">
            <text:p>3.9254</text:p>
          </table:table-cell>
          <table:table-cell office:value-type="float" office:value="16" calcext:value-type="float">
            <text:p>16</text:p>
          </table:table-cell>
          <table:table-cell office:value-type="float" office:value="0.245338" calcext:value-type="float">
            <text:p>0.245338</text:p>
          </table:table-cell>
          <table:table-cell office:value-type="float" office:value="1" calcext:value-type="float">
            <text:p>1</text:p>
          </table:table-cell>
          <table:table-cell office:value-type="float" office:value="14578049" calcext:value-type="float">
            <text:p>14578049</text:p>
          </table:table-cell>
          <table:table-cell office:value-type="float" office:value="14578062" calcext:value-type="float">
            <text:p>1457806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2.867638" calcext:value-type="float">
            <text:p>22.867638</text:p>
          </table:table-cell>
          <table:table-cell office:value-type="float" office:value="5.826113" calcext:value-type="float">
            <text:p>5.826113</text:p>
          </table:table-cell>
          <table:table-cell office:value-type="float" office:value="1.429227" calcext:value-type="float">
            <text:p>1.429227</text:p>
          </table:table-cell>
          <table:table-cell office:value-type="float" office:value="3.925024" calcext:value-type="float">
            <text:p>3.925024</text:p>
          </table:table-cell>
          <table:table-cell office:value-type="float" office:value="16" calcext:value-type="float">
            <text:p>16</text:p>
          </table:table-cell>
          <table:table-cell office:value-type="float" office:value="0.245314" calcext:value-type="float">
            <text:p>0.245314</text:p>
          </table:table-cell>
          <table:table-cell office:value-type="float" office:value="1" calcext:value-type="float">
            <text:p>1</text:p>
          </table:table-cell>
          <table:table-cell office:value-type="float" office:value="14554148" calcext:value-type="float">
            <text:p>14554148</text:p>
          </table:table-cell>
          <table:table-cell office:value-type="float" office:value="14554152" calcext:value-type="float">
            <text:p>14554152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2.911306" calcext:value-type="float">
            <text:p>22.911306</text:p>
          </table:table-cell>
          <table:table-cell office:value-type="float" office:value="5.836503" calcext:value-type="float">
            <text:p>5.836503</text:p>
          </table:table-cell>
          <table:table-cell office:value-type="float" office:value="1.431957" calcext:value-type="float">
            <text:p>1.431957</text:p>
          </table:table-cell>
          <table:table-cell office:value-type="float" office:value="3.92552" calcext:value-type="float">
            <text:p>3.92552</text:p>
          </table:table-cell>
          <table:table-cell office:value-type="float" office:value="16" calcext:value-type="float">
            <text:p>16</text:p>
          </table:table-cell>
          <table:table-cell office:value-type="float" office:value="0.245345" calcext:value-type="float">
            <text:p>0.245345</text:p>
          </table:table-cell>
          <table:table-cell office:value-type="float" office:value="1" calcext:value-type="float">
            <text:p>1</text:p>
          </table:table-cell>
          <table:table-cell office:value-type="float" office:value="14530683" calcext:value-type="float">
            <text:p>14530683</text:p>
          </table:table-cell>
          <table:table-cell office:value-type="float" office:value="14530682" calcext:value-type="float">
            <text:p>14530682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2.957058" calcext:value-type="float">
            <text:p>22.957058</text:p>
          </table:table-cell>
          <table:table-cell office:value-type="float" office:value="5.848269" calcext:value-type="float">
            <text:p>5.848269</text:p>
          </table:table-cell>
          <table:table-cell office:value-type="float" office:value="1.434816" calcext:value-type="float">
            <text:p>1.434816</text:p>
          </table:table-cell>
          <table:table-cell office:value-type="float" office:value="3.925445" calcext:value-type="float">
            <text:p>3.925445</text:p>
          </table:table-cell>
          <table:table-cell office:value-type="float" office:value="16" calcext:value-type="float">
            <text:p>16</text:p>
          </table:table-cell>
          <table:table-cell office:value-type="float" office:value="0.24534" calcext:value-type="float">
            <text:p>0.24534</text:p>
          </table:table-cell>
          <table:table-cell office:value-type="float" office:value="1" calcext:value-type="float">
            <text:p>1</text:p>
          </table:table-cell>
          <table:table-cell office:value-type="float" office:value="14506954" calcext:value-type="float">
            <text:p>14506954</text:p>
          </table:table-cell>
          <table:table-cell office:value-type="float" office:value="14506950" calcext:value-type="float">
            <text:p>1450695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2.998749" calcext:value-type="float">
            <text:p>22.998749</text:p>
          </table:table-cell>
          <table:table-cell office:value-type="float" office:value="5.859425" calcext:value-type="float">
            <text:p>5.859425</text:p>
          </table:table-cell>
          <table:table-cell office:value-type="float" office:value="1.437422" calcext:value-type="float">
            <text:p>1.437422</text:p>
          </table:table-cell>
          <table:table-cell office:value-type="float" office:value="3.925086" calcext:value-type="float">
            <text:p>3.925086</text:p>
          </table:table-cell>
          <table:table-cell office:value-type="float" office:value="16" calcext:value-type="float">
            <text:p>16</text:p>
          </table:table-cell>
          <table:table-cell office:value-type="float" office:value="0.245318" calcext:value-type="float">
            <text:p>0.245318</text:p>
          </table:table-cell>
          <table:table-cell office:value-type="float" office:value="1" calcext:value-type="float">
            <text:p>1</text:p>
          </table:table-cell>
          <table:table-cell office:value-type="float" office:value="14483450" calcext:value-type="float">
            <text:p>14483450</text:p>
          </table:table-cell>
          <table:table-cell office:value-type="float" office:value="14483454" calcext:value-type="float">
            <text:p>144834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8T11:32:34.070439788</dc:date>
    <meta:editing-duration>PT3M19S</meta:editing-duration>
    <meta:editing-cycles>1</meta:editing-cycles>
    <meta:document-statistic meta:table-count="1" meta:cell-count="5010" meta:object-count="3"/>
    <meta:generator>LibreOffice/7.0.4.2$Linux_X86_64 LibreOffice_project/0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Dash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06cm" xlink:href=".." xlink:type="simple" chart:class="chart:line" chart:style-name="ch1">
        <chart:title svg:x="4.809cm" svg:y="0.316cm" chart:style-name="ch2">
          <text:p>Tempo de execução 16 threads</text:p>
        </chart:title>
        <chart:legend chart:legend-position="end" svg:x="9.493cm" svg:y="3.706cm" style:legend-expansion="high" chart:style-name="ch3"/>
        <chart:plot-area chart:style-name="ch4" table:cell-range-address="data_16.B1:data_16.D501" chart:data-source-has-labels="row" svg:x="0.32cm" svg:y="1.275cm" svg:width="8.853cm" svg:height="7.551cm">
          <chart:coordinate-region svg:x="0.941cm" svg:y="1.396cm" svg:width="8.232cm" svg:height="6.42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data_16.B2:data_16.B501" chart:label-cell-address="data_16.B1:data_16.B1" chart:class="chart:line">
            <chart:data-point chart:repeated="500"/>
          </chart:series>
          <chart:series chart:style-name="ch8" chart:values-cell-range-address="data_16.C2:data_16.C501" chart:label-cell-address="data_16.C1:data_16.C1" chart:class="chart:line">
            <chart:data-point chart:repeated="500"/>
          </chart:series>
          <chart:series chart:style-name="ch9" chart:values-cell-range-address="data_16.D2:data_16.D501" chart:label-cell-address="data_16.D1:data_16.D1" chart:class="chart:line">
            <chart:data-point chart:repeated="5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ec time (1 thread)</text:p>
                <draw:g>
                  <svg:desc>data_16.B1:data_16.B1</svg:desc>
                </draw:g>
              </table:table-cell>
              <table:table-cell office:value-type="string">
                <text:p>exec time (16 threads)</text:p>
                <draw:g>
                  <svg:desc>data_16.C1:data_16.C1</svg:desc>
                </draw:g>
              </table:table-cell>
              <table:table-cell office:value-type="string">
                <text:p>exec time (16 threads linear)</text:p>
                <draw:g>
                  <svg:desc>data_16.D1:data_16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1549">
                <text:p>0.051549</text:p>
                <draw:g>
                  <svg:desc>data_16.B2:data_16.B501</svg:desc>
                </draw:g>
              </table:table-cell>
              <table:table-cell office:value-type="float" office:value="0.013739">
                <text:p>0.013739</text:p>
                <draw:g>
                  <svg:desc>data_16.C2:data_16.C501</svg:desc>
                </draw:g>
              </table:table-cell>
              <table:table-cell office:value-type="float" office:value="0.003222">
                <text:p>0.003222</text:p>
                <draw:g>
                  <svg:desc>data_16.D2:data_16.D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4143">
                <text:p>0.094143</text:p>
              </table:table-cell>
              <table:table-cell office:value-type="float" office:value="0.025937">
                <text:p>0.025937</text:p>
              </table:table-cell>
              <table:table-cell office:value-type="float" office:value="0.005884">
                <text:p>0.0058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893">
                <text:p>0.13893</text:p>
              </table:table-cell>
              <table:table-cell office:value-type="float" office:value="0.03604">
                <text:p>0.03604</text:p>
              </table:table-cell>
              <table:table-cell office:value-type="float" office:value="0.008683">
                <text:p>0.0086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3034">
                <text:p>0.183034</text:p>
              </table:table-cell>
              <table:table-cell office:value-type="float" office:value="0.047126">
                <text:p>0.047126</text:p>
              </table:table-cell>
              <table:table-cell office:value-type="float" office:value="0.01144">
                <text:p>0.011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28598">
                <text:p>0.228598</text:p>
              </table:table-cell>
              <table:table-cell office:value-type="float" office:value="0.057688">
                <text:p>0.057688</text:p>
              </table:table-cell>
              <table:table-cell office:value-type="float" office:value="0.014287">
                <text:p>0.0142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3843">
                <text:p>0.273843</text:p>
              </table:table-cell>
              <table:table-cell office:value-type="float" office:value="0.068115">
                <text:p>0.068115</text:p>
              </table:table-cell>
              <table:table-cell office:value-type="float" office:value="0.017115">
                <text:p>0.0171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18324">
                <text:p>0.318324</text:p>
              </table:table-cell>
              <table:table-cell office:value-type="float" office:value="0.079509">
                <text:p>0.079509</text:p>
              </table:table-cell>
              <table:table-cell office:value-type="float" office:value="0.019895">
                <text:p>0.0198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4171">
                <text:p>0.364171</text:p>
              </table:table-cell>
              <table:table-cell office:value-type="float" office:value="0.090608">
                <text:p>0.090608</text:p>
              </table:table-cell>
              <table:table-cell office:value-type="float" office:value="0.022761">
                <text:p>0.0227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10392">
                <text:p>0.410392</text:p>
              </table:table-cell>
              <table:table-cell office:value-type="float" office:value="0.101453">
                <text:p>0.101453</text:p>
              </table:table-cell>
              <table:table-cell office:value-type="float" office:value="0.025649">
                <text:p>0.0256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5118">
                <text:p>0.455118</text:p>
              </table:table-cell>
              <table:table-cell office:value-type="float" office:value="0.113021">
                <text:p>0.113021</text:p>
              </table:table-cell>
              <table:table-cell office:value-type="float" office:value="0.028445">
                <text:p>0.0284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00531">
                <text:p>0.500531</text:p>
              </table:table-cell>
              <table:table-cell office:value-type="float" office:value="0.125494">
                <text:p>0.125494</text:p>
              </table:table-cell>
              <table:table-cell office:value-type="float" office:value="0.031283">
                <text:p>0.0312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45734">
                <text:p>0.545734</text:p>
              </table:table-cell>
              <table:table-cell office:value-type="float" office:value="0.137298">
                <text:p>0.137298</text:p>
              </table:table-cell>
              <table:table-cell office:value-type="float" office:value="0.034108">
                <text:p>0.0341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91508">
                <text:p>0.591508</text:p>
              </table:table-cell>
              <table:table-cell office:value-type="float" office:value="0.148627">
                <text:p>0.148627</text:p>
              </table:table-cell>
              <table:table-cell office:value-type="float" office:value="0.036969">
                <text:p>0.0369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37281">
                <text:p>0.637281</text:p>
              </table:table-cell>
              <table:table-cell office:value-type="float" office:value="0.16">
                <text:p>0.16</text:p>
              </table:table-cell>
              <table:table-cell office:value-type="float" office:value="0.03983">
                <text:p>0.039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81283">
                <text:p>0.681283</text:p>
              </table:table-cell>
              <table:table-cell office:value-type="float" office:value="0.171984">
                <text:p>0.171984</text:p>
              </table:table-cell>
              <table:table-cell office:value-type="float" office:value="0.04258">
                <text:p>0.042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29568">
                <text:p>0.729568</text:p>
              </table:table-cell>
              <table:table-cell office:value-type="float" office:value="0.182448">
                <text:p>0.182448</text:p>
              </table:table-cell>
              <table:table-cell office:value-type="float" office:value="0.045598">
                <text:p>0.0455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77898">
                <text:p>0.777898</text:p>
              </table:table-cell>
              <table:table-cell office:value-type="float" office:value="0.193683">
                <text:p>0.193683</text:p>
              </table:table-cell>
              <table:table-cell office:value-type="float" office:value="0.048619">
                <text:p>0.0486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24992">
                <text:p>0.824992</text:p>
              </table:table-cell>
              <table:table-cell office:value-type="float" office:value="0.205831">
                <text:p>0.205831</text:p>
              </table:table-cell>
              <table:table-cell office:value-type="float" office:value="0.051562">
                <text:p>0.0515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72395">
                <text:p>0.872395</text:p>
              </table:table-cell>
              <table:table-cell office:value-type="float" office:value="0.219206">
                <text:p>0.219206</text:p>
              </table:table-cell>
              <table:table-cell office:value-type="float" office:value="0.054525">
                <text:p>0.0545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19938">
                <text:p>0.919938</text:p>
              </table:table-cell>
              <table:table-cell office:value-type="float" office:value="0.23006">
                <text:p>0.23006</text:p>
              </table:table-cell>
              <table:table-cell office:value-type="float" office:value="0.057496">
                <text:p>0.0574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68053">
                <text:p>0.968053</text:p>
              </table:table-cell>
              <table:table-cell office:value-type="float" office:value="0.241458">
                <text:p>0.241458</text:p>
              </table:table-cell>
              <table:table-cell office:value-type="float" office:value="0.060503">
                <text:p>0.0605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15118">
                <text:p>1.015118</text:p>
              </table:table-cell>
              <table:table-cell office:value-type="float" office:value="0.25208">
                <text:p>0.25208</text:p>
              </table:table-cell>
              <table:table-cell office:value-type="float" office:value="0.063445">
                <text:p>0.0634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61906">
                <text:p>1.061906</text:p>
              </table:table-cell>
              <table:table-cell office:value-type="float" office:value="0.264808">
                <text:p>0.264808</text:p>
              </table:table-cell>
              <table:table-cell office:value-type="float" office:value="0.066369">
                <text:p>0.0663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08153">
                <text:p>1.108153</text:p>
              </table:table-cell>
              <table:table-cell office:value-type="float" office:value="0.276502">
                <text:p>0.276502</text:p>
              </table:table-cell>
              <table:table-cell office:value-type="float" office:value="0.06926">
                <text:p>0.069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15362">
                <text:p>1.15362</text:p>
              </table:table-cell>
              <table:table-cell office:value-type="float" office:value="0.288431">
                <text:p>0.288431</text:p>
              </table:table-cell>
              <table:table-cell office:value-type="float" office:value="0.072101">
                <text:p>0.0721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99366">
                <text:p>1.199366</text:p>
              </table:table-cell>
              <table:table-cell office:value-type="float" office:value="0.299426">
                <text:p>0.299426</text:p>
              </table:table-cell>
              <table:table-cell office:value-type="float" office:value="0.07496">
                <text:p>0.074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45805">
                <text:p>1.245805</text:p>
              </table:table-cell>
              <table:table-cell office:value-type="float" office:value="0.31297">
                <text:p>0.31297</text:p>
              </table:table-cell>
              <table:table-cell office:value-type="float" office:value="0.077863">
                <text:p>0.0778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285689">
                <text:p>1.285689</text:p>
              </table:table-cell>
              <table:table-cell office:value-type="float" office:value="0.32475">
                <text:p>0.32475</text:p>
              </table:table-cell>
              <table:table-cell office:value-type="float" office:value="0.080356">
                <text:p>0.0803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28285">
                <text:p>1.328285</text:p>
              </table:table-cell>
              <table:table-cell office:value-type="float" office:value="0.334429">
                <text:p>0.334429</text:p>
              </table:table-cell>
              <table:table-cell office:value-type="float" office:value="0.083018">
                <text:p>0.0830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37124">
                <text:p>1.37124</text:p>
              </table:table-cell>
              <table:table-cell office:value-type="float" office:value="0.346811">
                <text:p>0.346811</text:p>
              </table:table-cell>
              <table:table-cell office:value-type="float" office:value="0.085703">
                <text:p>0.0857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15477">
                <text:p>1.415477</text:p>
              </table:table-cell>
              <table:table-cell office:value-type="float" office:value="0.357527">
                <text:p>0.357527</text:p>
              </table:table-cell>
              <table:table-cell office:value-type="float" office:value="0.088467">
                <text:p>0.0884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458973">
                <text:p>1.458973</text:p>
              </table:table-cell>
              <table:table-cell office:value-type="float" office:value="0.367669">
                <text:p>0.367669</text:p>
              </table:table-cell>
              <table:table-cell office:value-type="float" office:value="0.091186">
                <text:p>0.0911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503183">
                <text:p>1.503183</text:p>
              </table:table-cell>
              <table:table-cell office:value-type="float" office:value="0.37827">
                <text:p>0.37827</text:p>
              </table:table-cell>
              <table:table-cell office:value-type="float" office:value="0.093949">
                <text:p>0.0939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544161">
                <text:p>1.544161</text:p>
              </table:table-cell>
              <table:table-cell office:value-type="float" office:value="0.389268">
                <text:p>0.389268</text:p>
              </table:table-cell>
              <table:table-cell office:value-type="float" office:value="0.09651">
                <text:p>0.096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586734">
                <text:p>1.586734</text:p>
              </table:table-cell>
              <table:table-cell office:value-type="float" office:value="0.402416">
                <text:p>0.402416</text:p>
              </table:table-cell>
              <table:table-cell office:value-type="float" office:value="0.099171">
                <text:p>0.0991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63307">
                <text:p>1.63307</text:p>
              </table:table-cell>
              <table:table-cell office:value-type="float" office:value="0.413066">
                <text:p>0.413066</text:p>
              </table:table-cell>
              <table:table-cell office:value-type="float" office:value="0.102067">
                <text:p>0.1020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680189">
                <text:p>1.680189</text:p>
              </table:table-cell>
              <table:table-cell office:value-type="float" office:value="0.426209">
                <text:p>0.426209</text:p>
              </table:table-cell>
              <table:table-cell office:value-type="float" office:value="0.105012">
                <text:p>0.1050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728731">
                <text:p>1.728731</text:p>
              </table:table-cell>
              <table:table-cell office:value-type="float" office:value="0.436897">
                <text:p>0.436897</text:p>
              </table:table-cell>
              <table:table-cell office:value-type="float" office:value="0.108046">
                <text:p>0.1080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779747">
                <text:p>1.779747</text:p>
              </table:table-cell>
              <table:table-cell office:value-type="float" office:value="0.449941">
                <text:p>0.449941</text:p>
              </table:table-cell>
              <table:table-cell office:value-type="float" office:value="0.111234">
                <text:p>0.1112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827825">
                <text:p>1.827825</text:p>
              </table:table-cell>
              <table:table-cell office:value-type="float" office:value="0.461911">
                <text:p>0.461911</text:p>
              </table:table-cell>
              <table:table-cell office:value-type="float" office:value="0.114239">
                <text:p>0.1142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876319">
                <text:p>1.876319</text:p>
              </table:table-cell>
              <table:table-cell office:value-type="float" office:value="0.473196">
                <text:p>0.473196</text:p>
              </table:table-cell>
              <table:table-cell office:value-type="float" office:value="0.11727">
                <text:p>0.117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923573">
                <text:p>1.923573</text:p>
              </table:table-cell>
              <table:table-cell office:value-type="float" office:value="0.48497">
                <text:p>0.48497</text:p>
              </table:table-cell>
              <table:table-cell office:value-type="float" office:value="0.120223">
                <text:p>0.1202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965851">
                <text:p>1.965851</text:p>
              </table:table-cell>
              <table:table-cell office:value-type="float" office:value="0.497844">
                <text:p>0.497844</text:p>
              </table:table-cell>
              <table:table-cell office:value-type="float" office:value="0.122866">
                <text:p>0.1228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008822">
                <text:p>2.008822</text:p>
              </table:table-cell>
              <table:table-cell office:value-type="float" office:value="0.509921">
                <text:p>0.509921</text:p>
              </table:table-cell>
              <table:table-cell office:value-type="float" office:value="0.125551">
                <text:p>0.1255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053546">
                <text:p>2.053546</text:p>
              </table:table-cell>
              <table:table-cell office:value-type="float" office:value="0.521239">
                <text:p>0.521239</text:p>
              </table:table-cell>
              <table:table-cell office:value-type="float" office:value="0.128347">
                <text:p>0.1283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099462">
                <text:p>2.099462</text:p>
              </table:table-cell>
              <table:table-cell office:value-type="float" office:value="0.532739">
                <text:p>0.532739</text:p>
              </table:table-cell>
              <table:table-cell office:value-type="float" office:value="0.131216">
                <text:p>0.1312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144825">
                <text:p>2.144825</text:p>
              </table:table-cell>
              <table:table-cell office:value-type="float" office:value="0.544261">
                <text:p>0.544261</text:p>
              </table:table-cell>
              <table:table-cell office:value-type="float" office:value="0.134052">
                <text:p>0.1340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189492">
                <text:p>2.189492</text:p>
              </table:table-cell>
              <table:table-cell office:value-type="float" office:value="0.555207">
                <text:p>0.555207</text:p>
              </table:table-cell>
              <table:table-cell office:value-type="float" office:value="0.136843">
                <text:p>0.1368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233471">
                <text:p>2.233471</text:p>
              </table:table-cell>
              <table:table-cell office:value-type="float" office:value="0.565896">
                <text:p>0.565896</text:p>
              </table:table-cell>
              <table:table-cell office:value-type="float" office:value="0.139592">
                <text:p>0.1395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27732">
                <text:p>2.27732</text:p>
              </table:table-cell>
              <table:table-cell office:value-type="float" office:value="0.577">
                <text:p>0.577</text:p>
              </table:table-cell>
              <table:table-cell office:value-type="float" office:value="0.142333">
                <text:p>0.142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322104">
                <text:p>2.322104</text:p>
              </table:table-cell>
              <table:table-cell office:value-type="float" office:value="0.587088">
                <text:p>0.587088</text:p>
              </table:table-cell>
              <table:table-cell office:value-type="float" office:value="0.145132">
                <text:p>0.1451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365502">
                <text:p>2.365502</text:p>
              </table:table-cell>
              <table:table-cell office:value-type="float" office:value="0.597325">
                <text:p>0.597325</text:p>
              </table:table-cell>
              <table:table-cell office:value-type="float" office:value="0.147844">
                <text:p>0.1478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409074">
                <text:p>2.409074</text:p>
              </table:table-cell>
              <table:table-cell office:value-type="float" office:value="0.608585">
                <text:p>0.608585</text:p>
              </table:table-cell>
              <table:table-cell office:value-type="float" office:value="0.150567">
                <text:p>0.1505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454307">
                <text:p>2.454307</text:p>
              </table:table-cell>
              <table:table-cell office:value-type="float" office:value="0.61965">
                <text:p>0.61965</text:p>
              </table:table-cell>
              <table:table-cell office:value-type="float" office:value="0.153394">
                <text:p>0.1533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499025">
                <text:p>2.499025</text:p>
              </table:table-cell>
              <table:table-cell office:value-type="float" office:value="0.629265">
                <text:p>0.629265</text:p>
              </table:table-cell>
              <table:table-cell office:value-type="float" office:value="0.156189">
                <text:p>0.1561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542406">
                <text:p>2.542406</text:p>
              </table:table-cell>
              <table:table-cell office:value-type="float" office:value="0.643653">
                <text:p>0.643653</text:p>
              </table:table-cell>
              <table:table-cell office:value-type="float" office:value="0.1589">
                <text:p>0.15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592401">
                <text:p>2.592401</text:p>
              </table:table-cell>
              <table:table-cell office:value-type="float" office:value="0.654732">
                <text:p>0.654732</text:p>
              </table:table-cell>
              <table:table-cell office:value-type="float" office:value="0.162025">
                <text:p>0.1620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637264">
                <text:p>2.637264</text:p>
              </table:table-cell>
              <table:table-cell office:value-type="float" office:value="0.664655">
                <text:p>0.664655</text:p>
              </table:table-cell>
              <table:table-cell office:value-type="float" office:value="0.164829">
                <text:p>0.1648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682353">
                <text:p>2.682353</text:p>
              </table:table-cell>
              <table:table-cell office:value-type="float" office:value="0.675828">
                <text:p>0.675828</text:p>
              </table:table-cell>
              <table:table-cell office:value-type="float" office:value="0.167647">
                <text:p>0.1676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726019">
                <text:p>2.726019</text:p>
              </table:table-cell>
              <table:table-cell office:value-type="float" office:value="0.687642">
                <text:p>0.687642</text:p>
              </table:table-cell>
              <table:table-cell office:value-type="float" office:value="0.170376">
                <text:p>0.1703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772671">
                <text:p>2.772671</text:p>
              </table:table-cell>
              <table:table-cell office:value-type="float" office:value="0.699272">
                <text:p>0.699272</text:p>
              </table:table-cell>
              <table:table-cell office:value-type="float" office:value="0.173292">
                <text:p>0.1732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813962">
                <text:p>2.813962</text:p>
              </table:table-cell>
              <table:table-cell office:value-type="float" office:value="0.709935">
                <text:p>0.709935</text:p>
              </table:table-cell>
              <table:table-cell office:value-type="float" office:value="0.175873">
                <text:p>0.1758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857667">
                <text:p>2.857667</text:p>
              </table:table-cell>
              <table:table-cell office:value-type="float" office:value="0.719352">
                <text:p>0.719352</text:p>
              </table:table-cell>
              <table:table-cell office:value-type="float" office:value="0.178604">
                <text:p>0.1786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901146">
                <text:p>2.901146</text:p>
              </table:table-cell>
              <table:table-cell office:value-type="float" office:value="0.729519">
                <text:p>0.729519</text:p>
              </table:table-cell>
              <table:table-cell office:value-type="float" office:value="0.181322">
                <text:p>0.1813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948578">
                <text:p>2.948578</text:p>
              </table:table-cell>
              <table:table-cell office:value-type="float" office:value="0.74342">
                <text:p>0.74342</text:p>
              </table:table-cell>
              <table:table-cell office:value-type="float" office:value="0.184286">
                <text:p>0.1842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997197">
                <text:p>2.997197</text:p>
              </table:table-cell>
              <table:table-cell office:value-type="float" office:value="0.756393">
                <text:p>0.756393</text:p>
              </table:table-cell>
              <table:table-cell office:value-type="float" office:value="0.187325">
                <text:p>0.1873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047558">
                <text:p>3.047558</text:p>
              </table:table-cell>
              <table:table-cell office:value-type="float" office:value="0.770057">
                <text:p>0.770057</text:p>
              </table:table-cell>
              <table:table-cell office:value-type="float" office:value="0.190472">
                <text:p>0.1904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100233">
                <text:p>3.100233</text:p>
              </table:table-cell>
              <table:table-cell office:value-type="float" office:value="0.784688">
                <text:p>0.784688</text:p>
              </table:table-cell>
              <table:table-cell office:value-type="float" office:value="0.193765">
                <text:p>0.1937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147795">
                <text:p>3.147795</text:p>
              </table:table-cell>
              <table:table-cell office:value-type="float" office:value="0.799502">
                <text:p>0.799502</text:p>
              </table:table-cell>
              <table:table-cell office:value-type="float" office:value="0.196737">
                <text:p>0.1967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193197">
                <text:p>3.193197</text:p>
              </table:table-cell>
              <table:table-cell office:value-type="float" office:value="0.81508">
                <text:p>0.81508</text:p>
              </table:table-cell>
              <table:table-cell office:value-type="float" office:value="0.199575">
                <text:p>0.1995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237806">
                <text:p>3.237806</text:p>
              </table:table-cell>
              <table:table-cell office:value-type="float" office:value="0.824926">
                <text:p>0.824926</text:p>
              </table:table-cell>
              <table:table-cell office:value-type="float" office:value="0.202363">
                <text:p>0.2023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281439">
                <text:p>3.281439</text:p>
              </table:table-cell>
              <table:table-cell office:value-type="float" office:value="0.838396">
                <text:p>0.838396</text:p>
              </table:table-cell>
              <table:table-cell office:value-type="float" office:value="0.20509">
                <text:p>0.205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328854">
                <text:p>3.328854</text:p>
              </table:table-cell>
              <table:table-cell office:value-type="float" office:value="0.849602">
                <text:p>0.849602</text:p>
              </table:table-cell>
              <table:table-cell office:value-type="float" office:value="0.208053">
                <text:p>0.2080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375637">
                <text:p>3.375637</text:p>
              </table:table-cell>
              <table:table-cell office:value-type="float" office:value="0.861388">
                <text:p>0.861388</text:p>
              </table:table-cell>
              <table:table-cell office:value-type="float" office:value="0.210977">
                <text:p>0.2109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41814">
                <text:p>3.41814</text:p>
              </table:table-cell>
              <table:table-cell office:value-type="float" office:value="0.873147">
                <text:p>0.873147</text:p>
              </table:table-cell>
              <table:table-cell office:value-type="float" office:value="0.213634">
                <text:p>0.2136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460845">
                <text:p>3.460845</text:p>
              </table:table-cell>
              <table:table-cell office:value-type="float" office:value="0.882762">
                <text:p>0.882762</text:p>
              </table:table-cell>
              <table:table-cell office:value-type="float" office:value="0.216303">
                <text:p>0.2163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505645">
                <text:p>3.505645</text:p>
              </table:table-cell>
              <table:table-cell office:value-type="float" office:value="0.893633">
                <text:p>0.893633</text:p>
              </table:table-cell>
              <table:table-cell office:value-type="float" office:value="0.219103">
                <text:p>0.2191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547097">
                <text:p>3.547097</text:p>
              </table:table-cell>
              <table:table-cell office:value-type="float" office:value="0.904848">
                <text:p>0.904848</text:p>
              </table:table-cell>
              <table:table-cell office:value-type="float" office:value="0.221694">
                <text:p>0.2216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591768">
                <text:p>3.591768</text:p>
              </table:table-cell>
              <table:table-cell office:value-type="float" office:value="0.916139">
                <text:p>0.916139</text:p>
              </table:table-cell>
              <table:table-cell office:value-type="float" office:value="0.224485">
                <text:p>0.2244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636406">
                <text:p>3.636406</text:p>
              </table:table-cell>
              <table:table-cell office:value-type="float" office:value="0.926428">
                <text:p>0.926428</text:p>
              </table:table-cell>
              <table:table-cell office:value-type="float" office:value="0.227275">
                <text:p>0.2272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679231">
                <text:p>3.679231</text:p>
              </table:table-cell>
              <table:table-cell office:value-type="float" office:value="0.939101">
                <text:p>0.939101</text:p>
              </table:table-cell>
              <table:table-cell office:value-type="float" office:value="0.229952">
                <text:p>0.2299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720799">
                <text:p>3.720799</text:p>
              </table:table-cell>
              <table:table-cell office:value-type="float" office:value="0.951313">
                <text:p>0.951313</text:p>
              </table:table-cell>
              <table:table-cell office:value-type="float" office:value="0.23255">
                <text:p>0.232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762266">
                <text:p>3.762266</text:p>
              </table:table-cell>
              <table:table-cell office:value-type="float" office:value="0.961234">
                <text:p>0.961234</text:p>
              </table:table-cell>
              <table:table-cell office:value-type="float" office:value="0.235142">
                <text:p>0.2351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804487">
                <text:p>3.804487</text:p>
              </table:table-cell>
              <table:table-cell office:value-type="float" office:value="0.97275">
                <text:p>0.97275</text:p>
              </table:table-cell>
              <table:table-cell office:value-type="float" office:value="0.23778">
                <text:p>0.237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849019">
                <text:p>3.849019</text:p>
              </table:table-cell>
              <table:table-cell office:value-type="float" office:value="0.98283">
                <text:p>0.98283</text:p>
              </table:table-cell>
              <table:table-cell office:value-type="float" office:value="0.240564">
                <text:p>0.2405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893415">
                <text:p>3.893415</text:p>
              </table:table-cell>
              <table:table-cell office:value-type="float" office:value="0.994724">
                <text:p>0.994724</text:p>
              </table:table-cell>
              <table:table-cell office:value-type="float" office:value="0.243338">
                <text:p>0.2433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934386">
                <text:p>3.934386</text:p>
              </table:table-cell>
              <table:table-cell office:value-type="float" office:value="1.00541">
                <text:p>1.00541</text:p>
              </table:table-cell>
              <table:table-cell office:value-type="float" office:value="0.245899">
                <text:p>0.2458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979071">
                <text:p>3.979071</text:p>
              </table:table-cell>
              <table:table-cell office:value-type="float" office:value="1.014748">
                <text:p>1.014748</text:p>
              </table:table-cell>
              <table:table-cell office:value-type="float" office:value="0.248692">
                <text:p>0.2486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023039">
                <text:p>4.023039</text:p>
              </table:table-cell>
              <table:table-cell office:value-type="float" office:value="1.026685">
                <text:p>1.026685</text:p>
              </table:table-cell>
              <table:table-cell office:value-type="float" office:value="0.25144">
                <text:p>0.251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067972">
                <text:p>4.067972</text:p>
              </table:table-cell>
              <table:table-cell office:value-type="float" office:value="1.038355">
                <text:p>1.038355</text:p>
              </table:table-cell>
              <table:table-cell office:value-type="float" office:value="0.254248">
                <text:p>0.2542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112609">
                <text:p>4.112609</text:p>
              </table:table-cell>
              <table:table-cell office:value-type="float" office:value="1.049649">
                <text:p>1.049649</text:p>
              </table:table-cell>
              <table:table-cell office:value-type="float" office:value="0.257038">
                <text:p>0.2570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157601">
                <text:p>4.157601</text:p>
              </table:table-cell>
              <table:table-cell office:value-type="float" office:value="1.061495">
                <text:p>1.061495</text:p>
              </table:table-cell>
              <table:table-cell office:value-type="float" office:value="0.25985">
                <text:p>0.259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204086">
                <text:p>4.204086</text:p>
              </table:table-cell>
              <table:table-cell office:value-type="float" office:value="1.072421">
                <text:p>1.072421</text:p>
              </table:table-cell>
              <table:table-cell office:value-type="float" office:value="0.262755">
                <text:p>0.2627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244578">
                <text:p>4.244578</text:p>
              </table:table-cell>
              <table:table-cell office:value-type="float" office:value="1.083751">
                <text:p>1.083751</text:p>
              </table:table-cell>
              <table:table-cell office:value-type="float" office:value="0.265286">
                <text:p>0.2652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287283">
                <text:p>4.287283</text:p>
              </table:table-cell>
              <table:table-cell office:value-type="float" office:value="1.095331">
                <text:p>1.095331</text:p>
              </table:table-cell>
              <table:table-cell office:value-type="float" office:value="0.267955">
                <text:p>0.2679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331162">
                <text:p>4.331162</text:p>
              </table:table-cell>
              <table:table-cell office:value-type="float" office:value="1.105995">
                <text:p>1.105995</text:p>
              </table:table-cell>
              <table:table-cell office:value-type="float" office:value="0.270698">
                <text:p>0.2706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375772">
                <text:p>4.375772</text:p>
              </table:table-cell>
              <table:table-cell office:value-type="float" office:value="1.115741">
                <text:p>1.115741</text:p>
              </table:table-cell>
              <table:table-cell office:value-type="float" office:value="0.273486">
                <text:p>0.2734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41994">
                <text:p>4.41994</text:p>
              </table:table-cell>
              <table:table-cell office:value-type="float" office:value="1.127337">
                <text:p>1.127337</text:p>
              </table:table-cell>
              <table:table-cell office:value-type="float" office:value="0.276246">
                <text:p>0.2762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463643">
                <text:p>4.463643</text:p>
              </table:table-cell>
              <table:table-cell office:value-type="float" office:value="1.140361">
                <text:p>1.140361</text:p>
              </table:table-cell>
              <table:table-cell office:value-type="float" office:value="0.278978">
                <text:p>0.2789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508543">
                <text:p>4.508543</text:p>
              </table:table-cell>
              <table:table-cell office:value-type="float" office:value="1.150894">
                <text:p>1.150894</text:p>
              </table:table-cell>
              <table:table-cell office:value-type="float" office:value="0.281784">
                <text:p>0.2817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549125">
                <text:p>4.549125</text:p>
              </table:table-cell>
              <table:table-cell office:value-type="float" office:value="1.1628">
                <text:p>1.1628</text:p>
              </table:table-cell>
              <table:table-cell office:value-type="float" office:value="0.28432">
                <text:p>0.2843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593135">
                <text:p>4.593135</text:p>
              </table:table-cell>
              <table:table-cell office:value-type="float" office:value="1.173608">
                <text:p>1.173608</text:p>
              </table:table-cell>
              <table:table-cell office:value-type="float" office:value="0.287071">
                <text:p>0.28707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638276">
                <text:p>4.638276</text:p>
              </table:table-cell>
              <table:table-cell office:value-type="float" office:value="1.184753">
                <text:p>1.184753</text:p>
              </table:table-cell>
              <table:table-cell office:value-type="float" office:value="0.289892">
                <text:p>0.28989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683315">
                <text:p>4.683315</text:p>
              </table:table-cell>
              <table:table-cell office:value-type="float" office:value="1.19574">
                <text:p>1.19574</text:p>
              </table:table-cell>
              <table:table-cell office:value-type="float" office:value="0.292707">
                <text:p>0.29270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728536">
                <text:p>4.728536</text:p>
              </table:table-cell>
              <table:table-cell office:value-type="float" office:value="1.207371">
                <text:p>1.207371</text:p>
              </table:table-cell>
              <table:table-cell office:value-type="float" office:value="0.295534">
                <text:p>0.29553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773484">
                <text:p>4.773484</text:p>
              </table:table-cell>
              <table:table-cell office:value-type="float" office:value="1.21842">
                <text:p>1.21842</text:p>
              </table:table-cell>
              <table:table-cell office:value-type="float" office:value="0.298343">
                <text:p>0.2983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817369">
                <text:p>4.817369</text:p>
              </table:table-cell>
              <table:table-cell office:value-type="float" office:value="1.230853">
                <text:p>1.230853</text:p>
              </table:table-cell>
              <table:table-cell office:value-type="float" office:value="0.301086">
                <text:p>0.30108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864085">
                <text:p>4.864085</text:p>
              </table:table-cell>
              <table:table-cell office:value-type="float" office:value="1.242115">
                <text:p>1.242115</text:p>
              </table:table-cell>
              <table:table-cell office:value-type="float" office:value="0.304005">
                <text:p>0.3040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91098">
                <text:p>4.91098</text:p>
              </table:table-cell>
              <table:table-cell office:value-type="float" office:value="1.25251">
                <text:p>1.25251</text:p>
              </table:table-cell>
              <table:table-cell office:value-type="float" office:value="0.306936">
                <text:p>0.3069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957622">
                <text:p>4.957622</text:p>
              </table:table-cell>
              <table:table-cell office:value-type="float" office:value="1.264215">
                <text:p>1.264215</text:p>
              </table:table-cell>
              <table:table-cell office:value-type="float" office:value="0.309851">
                <text:p>0.30985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000175">
                <text:p>5.000175</text:p>
              </table:table-cell>
              <table:table-cell office:value-type="float" office:value="1.275878">
                <text:p>1.275878</text:p>
              </table:table-cell>
              <table:table-cell office:value-type="float" office:value="0.312511">
                <text:p>0.3125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040329">
                <text:p>5.040329</text:p>
              </table:table-cell>
              <table:table-cell office:value-type="float" office:value="1.285339">
                <text:p>1.285339</text:p>
              </table:table-cell>
              <table:table-cell office:value-type="float" office:value="0.315021">
                <text:p>0.3150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08412">
                <text:p>5.08412</text:p>
              </table:table-cell>
              <table:table-cell office:value-type="float" office:value="1.29852">
                <text:p>1.29852</text:p>
              </table:table-cell>
              <table:table-cell office:value-type="float" office:value="0.317758">
                <text:p>0.3177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131331">
                <text:p>5.131331</text:p>
              </table:table-cell>
              <table:table-cell office:value-type="float" office:value="1.310158">
                <text:p>1.310158</text:p>
              </table:table-cell>
              <table:table-cell office:value-type="float" office:value="0.320708">
                <text:p>0.3207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17749">
                <text:p>5.17749</text:p>
              </table:table-cell>
              <table:table-cell office:value-type="float" office:value="1.322139">
                <text:p>1.322139</text:p>
              </table:table-cell>
              <table:table-cell office:value-type="float" office:value="0.323593">
                <text:p>0.32359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218753">
                <text:p>5.218753</text:p>
              </table:table-cell>
              <table:table-cell office:value-type="float" office:value="1.335295">
                <text:p>1.335295</text:p>
              </table:table-cell>
              <table:table-cell office:value-type="float" office:value="0.326172">
                <text:p>0.3261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261942">
                <text:p>5.261942</text:p>
              </table:table-cell>
              <table:table-cell office:value-type="float" office:value="1.34557">
                <text:p>1.34557</text:p>
              </table:table-cell>
              <table:table-cell office:value-type="float" office:value="0.328871">
                <text:p>0.3288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305586">
                <text:p>5.305586</text:p>
              </table:table-cell>
              <table:table-cell office:value-type="float" office:value="1.357322">
                <text:p>1.357322</text:p>
              </table:table-cell>
              <table:table-cell office:value-type="float" office:value="0.331599">
                <text:p>0.3315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349966">
                <text:p>5.349966</text:p>
              </table:table-cell>
              <table:table-cell office:value-type="float" office:value="1.368043">
                <text:p>1.368043</text:p>
              </table:table-cell>
              <table:table-cell office:value-type="float" office:value="0.334373">
                <text:p>0.33437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393899">
                <text:p>5.393899</text:p>
              </table:table-cell>
              <table:table-cell office:value-type="float" office:value="1.37924">
                <text:p>1.37924</text:p>
              </table:table-cell>
              <table:table-cell office:value-type="float" office:value="0.337119">
                <text:p>0.3371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435185">
                <text:p>5.435185</text:p>
              </table:table-cell>
              <table:table-cell office:value-type="float" office:value="1.389969">
                <text:p>1.389969</text:p>
              </table:table-cell>
              <table:table-cell office:value-type="float" office:value="0.339699">
                <text:p>0.3396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.479703">
                <text:p>5.479703</text:p>
              </table:table-cell>
              <table:table-cell office:value-type="float" office:value="1.400644">
                <text:p>1.400644</text:p>
              </table:table-cell>
              <table:table-cell office:value-type="float" office:value="0.342481">
                <text:p>0.34248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526528">
                <text:p>5.526528</text:p>
              </table:table-cell>
              <table:table-cell office:value-type="float" office:value="1.411165">
                <text:p>1.411165</text:p>
              </table:table-cell>
              <table:table-cell office:value-type="float" office:value="0.345408">
                <text:p>0.3454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568337">
                <text:p>5.568337</text:p>
              </table:table-cell>
              <table:table-cell office:value-type="float" office:value="1.422652">
                <text:p>1.422652</text:p>
              </table:table-cell>
              <table:table-cell office:value-type="float" office:value="0.348021">
                <text:p>0.3480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.612854">
                <text:p>5.612854</text:p>
              </table:table-cell>
              <table:table-cell office:value-type="float" office:value="1.432051">
                <text:p>1.432051</text:p>
              </table:table-cell>
              <table:table-cell office:value-type="float" office:value="0.350803">
                <text:p>0.35080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65823">
                <text:p>5.65823</text:p>
              </table:table-cell>
              <table:table-cell office:value-type="float" office:value="1.443397">
                <text:p>1.443397</text:p>
              </table:table-cell>
              <table:table-cell office:value-type="float" office:value="0.353639">
                <text:p>0.35363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703535">
                <text:p>5.703535</text:p>
              </table:table-cell>
              <table:table-cell office:value-type="float" office:value="1.454007">
                <text:p>1.454007</text:p>
              </table:table-cell>
              <table:table-cell office:value-type="float" office:value="0.356471">
                <text:p>0.35647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750399">
                <text:p>5.750399</text:p>
              </table:table-cell>
              <table:table-cell office:value-type="float" office:value="1.463824">
                <text:p>1.463824</text:p>
              </table:table-cell>
              <table:table-cell office:value-type="float" office:value="0.3594">
                <text:p>0.35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796848">
                <text:p>5.796848</text:p>
              </table:table-cell>
              <table:table-cell office:value-type="float" office:value="1.474836">
                <text:p>1.474836</text:p>
              </table:table-cell>
              <table:table-cell office:value-type="float" office:value="0.362303">
                <text:p>0.3623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843057">
                <text:p>5.843057</text:p>
              </table:table-cell>
              <table:table-cell office:value-type="float" office:value="1.486165">
                <text:p>1.486165</text:p>
              </table:table-cell>
              <table:table-cell office:value-type="float" office:value="0.365191">
                <text:p>0.36519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887652">
                <text:p>5.887652</text:p>
              </table:table-cell>
              <table:table-cell office:value-type="float" office:value="1.499262">
                <text:p>1.499262</text:p>
              </table:table-cell>
              <table:table-cell office:value-type="float" office:value="0.367978">
                <text:p>0.3679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945278">
                <text:p>5.945278</text:p>
              </table:table-cell>
              <table:table-cell office:value-type="float" office:value="1.510377">
                <text:p>1.510377</text:p>
              </table:table-cell>
              <table:table-cell office:value-type="float" office:value="0.37158">
                <text:p>0.3715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003682">
                <text:p>6.003682</text:p>
              </table:table-cell>
              <table:table-cell office:value-type="float" office:value="1.524159">
                <text:p>1.524159</text:p>
              </table:table-cell>
              <table:table-cell office:value-type="float" office:value="0.37523">
                <text:p>0.3752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057619">
                <text:p>6.057619</text:p>
              </table:table-cell>
              <table:table-cell office:value-type="float" office:value="1.539298">
                <text:p>1.539298</text:p>
              </table:table-cell>
              <table:table-cell office:value-type="float" office:value="0.378601">
                <text:p>0.3786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114045">
                <text:p>6.114045</text:p>
              </table:table-cell>
              <table:table-cell office:value-type="float" office:value="1.558686">
                <text:p>1.558686</text:p>
              </table:table-cell>
              <table:table-cell office:value-type="float" office:value="0.382128">
                <text:p>0.3821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165351">
                <text:p>6.165351</text:p>
              </table:table-cell>
              <table:table-cell office:value-type="float" office:value="1.569625">
                <text:p>1.569625</text:p>
              </table:table-cell>
              <table:table-cell office:value-type="float" office:value="0.385334">
                <text:p>0.38533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216959">
                <text:p>6.216959</text:p>
              </table:table-cell>
              <table:table-cell office:value-type="float" office:value="1.581349">
                <text:p>1.581349</text:p>
              </table:table-cell>
              <table:table-cell office:value-type="float" office:value="0.38856">
                <text:p>0.388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268105">
                <text:p>6.268105</text:p>
              </table:table-cell>
              <table:table-cell office:value-type="float" office:value="1.593918">
                <text:p>1.593918</text:p>
              </table:table-cell>
              <table:table-cell office:value-type="float" office:value="0.391757">
                <text:p>0.39175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31361">
                <text:p>6.31361</text:p>
              </table:table-cell>
              <table:table-cell office:value-type="float" office:value="1.606812">
                <text:p>1.606812</text:p>
              </table:table-cell>
              <table:table-cell office:value-type="float" office:value="0.394601">
                <text:p>0.3946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35773">
                <text:p>6.35773</text:p>
              </table:table-cell>
              <table:table-cell office:value-type="float" office:value="1.618077">
                <text:p>1.618077</text:p>
              </table:table-cell>
              <table:table-cell office:value-type="float" office:value="0.397358">
                <text:p>0.3973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402789">
                <text:p>6.402789</text:p>
              </table:table-cell>
              <table:table-cell office:value-type="float" office:value="1.629414">
                <text:p>1.629414</text:p>
              </table:table-cell>
              <table:table-cell office:value-type="float" office:value="0.400174">
                <text:p>0.40017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449105">
                <text:p>6.449105</text:p>
              </table:table-cell>
              <table:table-cell office:value-type="float" office:value="1.642435">
                <text:p>1.642435</text:p>
              </table:table-cell>
              <table:table-cell office:value-type="float" office:value="0.403069">
                <text:p>0.40306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.50434">
                <text:p>6.50434</text:p>
              </table:table-cell>
              <table:table-cell office:value-type="float" office:value="1.653363">
                <text:p>1.653363</text:p>
              </table:table-cell>
              <table:table-cell office:value-type="float" office:value="0.406521">
                <text:p>0.4065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548699">
                <text:p>6.548699</text:p>
              </table:table-cell>
              <table:table-cell office:value-type="float" office:value="1.665928">
                <text:p>1.665928</text:p>
              </table:table-cell>
              <table:table-cell office:value-type="float" office:value="0.409294">
                <text:p>0.40929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596459">
                <text:p>6.596459</text:p>
              </table:table-cell>
              <table:table-cell office:value-type="float" office:value="1.677293">
                <text:p>1.677293</text:p>
              </table:table-cell>
              <table:table-cell office:value-type="float" office:value="0.412279">
                <text:p>0.4122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644462">
                <text:p>6.644462</text:p>
              </table:table-cell>
              <table:table-cell office:value-type="float" office:value="1.690264">
                <text:p>1.690264</text:p>
              </table:table-cell>
              <table:table-cell office:value-type="float" office:value="0.415279">
                <text:p>0.41527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692168">
                <text:p>6.692168</text:p>
              </table:table-cell>
              <table:table-cell office:value-type="float" office:value="1.701854">
                <text:p>1.701854</text:p>
              </table:table-cell>
              <table:table-cell office:value-type="float" office:value="0.418261">
                <text:p>0.41826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740005">
                <text:p>6.740005</text:p>
              </table:table-cell>
              <table:table-cell office:value-type="float" office:value="1.713375">
                <text:p>1.713375</text:p>
              </table:table-cell>
              <table:table-cell office:value-type="float" office:value="0.42125">
                <text:p>0.421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787436">
                <text:p>6.787436</text:p>
              </table:table-cell>
              <table:table-cell office:value-type="float" office:value="1.725609">
                <text:p>1.725609</text:p>
              </table:table-cell>
              <table:table-cell office:value-type="float" office:value="0.424215">
                <text:p>0.4242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.838098">
                <text:p>6.838098</text:p>
              </table:table-cell>
              <table:table-cell office:value-type="float" office:value="1.738965">
                <text:p>1.738965</text:p>
              </table:table-cell>
              <table:table-cell office:value-type="float" office:value="0.427381">
                <text:p>0.42738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893616">
                <text:p>6.893616</text:p>
              </table:table-cell>
              <table:table-cell office:value-type="float" office:value="1.752741">
                <text:p>1.752741</text:p>
              </table:table-cell>
              <table:table-cell office:value-type="float" office:value="0.430851">
                <text:p>0.4308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950898">
                <text:p>6.950898</text:p>
              </table:table-cell>
              <table:table-cell office:value-type="float" office:value="1.767874">
                <text:p>1.767874</text:p>
              </table:table-cell>
              <table:table-cell office:value-type="float" office:value="0.434431">
                <text:p>0.43443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000632">
                <text:p>7.000632</text:p>
              </table:table-cell>
              <table:table-cell office:value-type="float" office:value="1.781754">
                <text:p>1.781754</text:p>
              </table:table-cell>
              <table:table-cell office:value-type="float" office:value="0.437539">
                <text:p>0.43753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056636">
                <text:p>7.056636</text:p>
              </table:table-cell>
              <table:table-cell office:value-type="float" office:value="1.793121">
                <text:p>1.793121</text:p>
              </table:table-cell>
              <table:table-cell office:value-type="float" office:value="0.44104">
                <text:p>0.4410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109031">
                <text:p>7.109031</text:p>
              </table:table-cell>
              <table:table-cell office:value-type="float" office:value="1.807658">
                <text:p>1.807658</text:p>
              </table:table-cell>
              <table:table-cell office:value-type="float" office:value="0.444314">
                <text:p>0.4443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159983">
                <text:p>7.159983</text:p>
              </table:table-cell>
              <table:table-cell office:value-type="float" office:value="1.821101">
                <text:p>1.821101</text:p>
              </table:table-cell>
              <table:table-cell office:value-type="float" office:value="0.447499">
                <text:p>0.44749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208864">
                <text:p>7.208864</text:p>
              </table:table-cell>
              <table:table-cell office:value-type="float" office:value="1.833047">
                <text:p>1.833047</text:p>
              </table:table-cell>
              <table:table-cell office:value-type="float" office:value="0.450554">
                <text:p>0.4505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25573">
                <text:p>7.25573</text:p>
              </table:table-cell>
              <table:table-cell office:value-type="float" office:value="1.845778">
                <text:p>1.845778</text:p>
              </table:table-cell>
              <table:table-cell office:value-type="float" office:value="0.453483">
                <text:p>0.4534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303976">
                <text:p>7.303976</text:p>
              </table:table-cell>
              <table:table-cell office:value-type="float" office:value="1.858925">
                <text:p>1.858925</text:p>
              </table:table-cell>
              <table:table-cell office:value-type="float" office:value="0.456498">
                <text:p>0.45649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352313">
                <text:p>7.352313</text:p>
              </table:table-cell>
              <table:table-cell office:value-type="float" office:value="1.872584">
                <text:p>1.872584</text:p>
              </table:table-cell>
              <table:table-cell office:value-type="float" office:value="0.45952">
                <text:p>0.4595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.400455">
                <text:p>7.400455</text:p>
              </table:table-cell>
              <table:table-cell office:value-type="float" office:value="1.886024">
                <text:p>1.886024</text:p>
              </table:table-cell>
              <table:table-cell office:value-type="float" office:value="0.462528">
                <text:p>0.46252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.451166">
                <text:p>7.451166</text:p>
              </table:table-cell>
              <table:table-cell office:value-type="float" office:value="1.899414">
                <text:p>1.899414</text:p>
              </table:table-cell>
              <table:table-cell office:value-type="float" office:value="0.465698">
                <text:p>0.46569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.503458">
                <text:p>7.503458</text:p>
              </table:table-cell>
              <table:table-cell office:value-type="float" office:value="1.911104">
                <text:p>1.911104</text:p>
              </table:table-cell>
              <table:table-cell office:value-type="float" office:value="0.468966">
                <text:p>0.4689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.554235">
                <text:p>7.554235</text:p>
              </table:table-cell>
              <table:table-cell office:value-type="float" office:value="1.923867">
                <text:p>1.923867</text:p>
              </table:table-cell>
              <table:table-cell office:value-type="float" office:value="0.47214">
                <text:p>0.472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.603825">
                <text:p>7.603825</text:p>
              </table:table-cell>
              <table:table-cell office:value-type="float" office:value="1.936148">
                <text:p>1.936148</text:p>
              </table:table-cell>
              <table:table-cell office:value-type="float" office:value="0.475239">
                <text:p>0.47523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.65302">
                <text:p>7.65302</text:p>
              </table:table-cell>
              <table:table-cell office:value-type="float" office:value="1.947351">
                <text:p>1.947351</text:p>
              </table:table-cell>
              <table:table-cell office:value-type="float" office:value="0.478314">
                <text:p>0.47831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.701082">
                <text:p>7.701082</text:p>
              </table:table-cell>
              <table:table-cell office:value-type="float" office:value="1.961784">
                <text:p>1.961784</text:p>
              </table:table-cell>
              <table:table-cell office:value-type="float" office:value="0.481318">
                <text:p>0.4813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.74849">
                <text:p>7.74849</text:p>
              </table:table-cell>
              <table:table-cell office:value-type="float" office:value="1.974593">
                <text:p>1.974593</text:p>
              </table:table-cell>
              <table:table-cell office:value-type="float" office:value="0.484281">
                <text:p>0.48428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.798581">
                <text:p>7.798581</text:p>
              </table:table-cell>
              <table:table-cell office:value-type="float" office:value="1.986419">
                <text:p>1.986419</text:p>
              </table:table-cell>
              <table:table-cell office:value-type="float" office:value="0.487411">
                <text:p>0.48741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.84781">
                <text:p>7.84781</text:p>
              </table:table-cell>
              <table:table-cell office:value-type="float" office:value="1.999147">
                <text:p>1.999147</text:p>
              </table:table-cell>
              <table:table-cell office:value-type="float" office:value="0.490488">
                <text:p>0.49048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.894597">
                <text:p>7.894597</text:p>
              </table:table-cell>
              <table:table-cell office:value-type="float" office:value="2.01226">
                <text:p>2.01226</text:p>
              </table:table-cell>
              <table:table-cell office:value-type="float" office:value="0.493412">
                <text:p>0.4934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.938944">
                <text:p>7.938944</text:p>
              </table:table-cell>
              <table:table-cell office:value-type="float" office:value="2.025414">
                <text:p>2.025414</text:p>
              </table:table-cell>
              <table:table-cell office:value-type="float" office:value="0.496184">
                <text:p>0.49618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.987578">
                <text:p>7.987578</text:p>
              </table:table-cell>
              <table:table-cell office:value-type="float" office:value="2.040041">
                <text:p>2.040041</text:p>
              </table:table-cell>
              <table:table-cell office:value-type="float" office:value="0.499224">
                <text:p>0.4992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034548">
                <text:p>8.034548</text:p>
              </table:table-cell>
              <table:table-cell office:value-type="float" office:value="2.055071">
                <text:p>2.055071</text:p>
              </table:table-cell>
              <table:table-cell office:value-type="float" office:value="0.502159">
                <text:p>0.50215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.083677">
                <text:p>8.083677</text:p>
              </table:table-cell>
              <table:table-cell office:value-type="float" office:value="2.066733">
                <text:p>2.066733</text:p>
              </table:table-cell>
              <table:table-cell office:value-type="float" office:value="0.50523">
                <text:p>0.505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133184">
                <text:p>8.133184</text:p>
              </table:table-cell>
              <table:table-cell office:value-type="float" office:value="2.079161">
                <text:p>2.079161</text:p>
              </table:table-cell>
              <table:table-cell office:value-type="float" office:value="0.508324">
                <text:p>0.5083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18173">
                <text:p>8.18173</text:p>
              </table:table-cell>
              <table:table-cell office:value-type="float" office:value="2.092668">
                <text:p>2.092668</text:p>
              </table:table-cell>
              <table:table-cell office:value-type="float" office:value="0.511358">
                <text:p>0.51135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.232071">
                <text:p>8.232071</text:p>
              </table:table-cell>
              <table:table-cell office:value-type="float" office:value="2.106204">
                <text:p>2.106204</text:p>
              </table:table-cell>
              <table:table-cell office:value-type="float" office:value="0.514504">
                <text:p>0.5145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280759">
                <text:p>8.280759</text:p>
              </table:table-cell>
              <table:table-cell office:value-type="float" office:value="2.11839">
                <text:p>2.11839</text:p>
              </table:table-cell>
              <table:table-cell office:value-type="float" office:value="0.517547">
                <text:p>0.51754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.332597">
                <text:p>8.332597</text:p>
              </table:table-cell>
              <table:table-cell office:value-type="float" office:value="2.131621">
                <text:p>2.131621</text:p>
              </table:table-cell>
              <table:table-cell office:value-type="float" office:value="0.520787">
                <text:p>0.52078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.381543">
                <text:p>8.381543</text:p>
              </table:table-cell>
              <table:table-cell office:value-type="float" office:value="2.146544">
                <text:p>2.146544</text:p>
              </table:table-cell>
              <table:table-cell office:value-type="float" office:value="0.523846">
                <text:p>0.52384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.431417">
                <text:p>8.431417</text:p>
              </table:table-cell>
              <table:table-cell office:value-type="float" office:value="2.156617">
                <text:p>2.156617</text:p>
              </table:table-cell>
              <table:table-cell office:value-type="float" office:value="0.526964">
                <text:p>0.5269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.484932">
                <text:p>8.484932</text:p>
              </table:table-cell>
              <table:table-cell office:value-type="float" office:value="2.167989">
                <text:p>2.167989</text:p>
              </table:table-cell>
              <table:table-cell office:value-type="float" office:value="0.530308">
                <text:p>0.5303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.532941">
                <text:p>8.532941</text:p>
              </table:table-cell>
              <table:table-cell office:value-type="float" office:value="2.18256">
                <text:p>2.18256</text:p>
              </table:table-cell>
              <table:table-cell office:value-type="float" office:value="0.533309">
                <text:p>0.5333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.589752">
                <text:p>8.589752</text:p>
              </table:table-cell>
              <table:table-cell office:value-type="float" office:value="2.194825">
                <text:p>2.194825</text:p>
              </table:table-cell>
              <table:table-cell office:value-type="float" office:value="0.536859">
                <text:p>0.53685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.641012">
                <text:p>8.641012</text:p>
              </table:table-cell>
              <table:table-cell office:value-type="float" office:value="2.209157">
                <text:p>2.209157</text:p>
              </table:table-cell>
              <table:table-cell office:value-type="float" office:value="0.540063">
                <text:p>0.54006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.699349">
                <text:p>8.699349</text:p>
              </table:table-cell>
              <table:table-cell office:value-type="float" office:value="2.220465">
                <text:p>2.220465</text:p>
              </table:table-cell>
              <table:table-cell office:value-type="float" office:value="0.543709">
                <text:p>0.54370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.753161">
                <text:p>8.753161</text:p>
              </table:table-cell>
              <table:table-cell office:value-type="float" office:value="2.234204">
                <text:p>2.234204</text:p>
              </table:table-cell>
              <table:table-cell office:value-type="float" office:value="0.547073">
                <text:p>0.54707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.801418">
                <text:p>8.801418</text:p>
              </table:table-cell>
              <table:table-cell office:value-type="float" office:value="2.248652">
                <text:p>2.248652</text:p>
              </table:table-cell>
              <table:table-cell office:value-type="float" office:value="0.550089">
                <text:p>0.55008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.849994">
                <text:p>8.849994</text:p>
              </table:table-cell>
              <table:table-cell office:value-type="float" office:value="2.261956">
                <text:p>2.261956</text:p>
              </table:table-cell>
              <table:table-cell office:value-type="float" office:value="0.553125">
                <text:p>0.5531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.894322">
                <text:p>8.894322</text:p>
              </table:table-cell>
              <table:table-cell office:value-type="float" office:value="2.277213">
                <text:p>2.277213</text:p>
              </table:table-cell>
              <table:table-cell office:value-type="float" office:value="0.555895">
                <text:p>0.5558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.93956">
                <text:p>8.93956</text:p>
              </table:table-cell>
              <table:table-cell office:value-type="float" office:value="2.290432">
                <text:p>2.290432</text:p>
              </table:table-cell>
              <table:table-cell office:value-type="float" office:value="0.558722">
                <text:p>0.55872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.054101">
                <text:p>9.054101</text:p>
              </table:table-cell>
              <table:table-cell office:value-type="float" office:value="2.317333">
                <text:p>2.317333</text:p>
              </table:table-cell>
              <table:table-cell office:value-type="float" office:value="0.565881">
                <text:p>0.56588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.144256">
                <text:p>9.144256</text:p>
              </table:table-cell>
              <table:table-cell office:value-type="float" office:value="2.337947">
                <text:p>2.337947</text:p>
              </table:table-cell>
              <table:table-cell office:value-type="float" office:value="0.571516">
                <text:p>0.5715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.199341">
                <text:p>9.199341</text:p>
              </table:table-cell>
              <table:table-cell office:value-type="float" office:value="2.360643">
                <text:p>2.360643</text:p>
              </table:table-cell>
              <table:table-cell office:value-type="float" office:value="0.574959">
                <text:p>0.57495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.243368">
                <text:p>9.243368</text:p>
              </table:table-cell>
              <table:table-cell office:value-type="float" office:value="2.372262">
                <text:p>2.372262</text:p>
              </table:table-cell>
              <table:table-cell office:value-type="float" office:value="0.577711">
                <text:p>0.57771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.289092">
                <text:p>9.289092</text:p>
              </table:table-cell>
              <table:table-cell office:value-type="float" office:value="2.382702">
                <text:p>2.382702</text:p>
              </table:table-cell>
              <table:table-cell office:value-type="float" office:value="0.580568">
                <text:p>0.5805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.335099">
                <text:p>9.335099</text:p>
              </table:table-cell>
              <table:table-cell office:value-type="float" office:value="2.393731">
                <text:p>2.393731</text:p>
              </table:table-cell>
              <table:table-cell office:value-type="float" office:value="0.583444">
                <text:p>0.5834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.383311">
                <text:p>9.383311</text:p>
              </table:table-cell>
              <table:table-cell office:value-type="float" office:value="2.404551">
                <text:p>2.404551</text:p>
              </table:table-cell>
              <table:table-cell office:value-type="float" office:value="0.586457">
                <text:p>0.58645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.430564">
                <text:p>9.430564</text:p>
              </table:table-cell>
              <table:table-cell office:value-type="float" office:value="2.415201">
                <text:p>2.415201</text:p>
              </table:table-cell>
              <table:table-cell office:value-type="float" office:value="0.58941">
                <text:p>0.5894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.475314">
                <text:p>9.475314</text:p>
              </table:table-cell>
              <table:table-cell office:value-type="float" office:value="2.426938">
                <text:p>2.426938</text:p>
              </table:table-cell>
              <table:table-cell office:value-type="float" office:value="0.592207">
                <text:p>0.59220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.51932">
                <text:p>9.51932</text:p>
              </table:table-cell>
              <table:table-cell office:value-type="float" office:value="2.437317">
                <text:p>2.437317</text:p>
              </table:table-cell>
              <table:table-cell office:value-type="float" office:value="0.594957">
                <text:p>0.59495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.56329">
                <text:p>9.56329</text:p>
              </table:table-cell>
              <table:table-cell office:value-type="float" office:value="2.448188">
                <text:p>2.448188</text:p>
              </table:table-cell>
              <table:table-cell office:value-type="float" office:value="0.597706">
                <text:p>0.5977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.604001">
                <text:p>9.604001</text:p>
              </table:table-cell>
              <table:table-cell office:value-type="float" office:value="2.458491">
                <text:p>2.458491</text:p>
              </table:table-cell>
              <table:table-cell office:value-type="float" office:value="0.60025">
                <text:p>0.600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.646851">
                <text:p>9.646851</text:p>
              </table:table-cell>
              <table:table-cell office:value-type="float" office:value="2.468007">
                <text:p>2.468007</text:p>
              </table:table-cell>
              <table:table-cell office:value-type="float" office:value="0.602928">
                <text:p>0.60292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.692191">
                <text:p>9.692191</text:p>
              </table:table-cell>
              <table:table-cell office:value-type="float" office:value="2.478579">
                <text:p>2.478579</text:p>
              </table:table-cell>
              <table:table-cell office:value-type="float" office:value="0.605762">
                <text:p>0.6057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.732215">
                <text:p>9.732215</text:p>
              </table:table-cell>
              <table:table-cell office:value-type="float" office:value="2.490163">
                <text:p>2.490163</text:p>
              </table:table-cell>
              <table:table-cell office:value-type="float" office:value="0.608263">
                <text:p>0.60826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.775365">
                <text:p>9.775365</text:p>
              </table:table-cell>
              <table:table-cell office:value-type="float" office:value="2.50016">
                <text:p>2.50016</text:p>
              </table:table-cell>
              <table:table-cell office:value-type="float" office:value="0.61096">
                <text:p>0.6109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.821378">
                <text:p>9.821378</text:p>
              </table:table-cell>
              <table:table-cell office:value-type="float" office:value="2.511064">
                <text:p>2.511064</text:p>
              </table:table-cell>
              <table:table-cell office:value-type="float" office:value="0.613836">
                <text:p>0.61383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.86748">
                <text:p>9.86748</text:p>
              </table:table-cell>
              <table:table-cell office:value-type="float" office:value="2.525146">
                <text:p>2.525146</text:p>
              </table:table-cell>
              <table:table-cell office:value-type="float" office:value="0.616718">
                <text:p>0.61671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.915699">
                <text:p>9.915699</text:p>
              </table:table-cell>
              <table:table-cell office:value-type="float" office:value="2.536745">
                <text:p>2.536745</text:p>
              </table:table-cell>
              <table:table-cell office:value-type="float" office:value="0.619731">
                <text:p>0.61973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.964839">
                <text:p>9.964839</text:p>
              </table:table-cell>
              <table:table-cell office:value-type="float" office:value="2.550481">
                <text:p>2.550481</text:p>
              </table:table-cell>
              <table:table-cell office:value-type="float" office:value="0.622802">
                <text:p>0.62280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.022454">
                <text:p>10.022454</text:p>
              </table:table-cell>
              <table:table-cell office:value-type="float" office:value="2.565443">
                <text:p>2.565443</text:p>
              </table:table-cell>
              <table:table-cell office:value-type="float" office:value="0.626403">
                <text:p>0.62640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.068398">
                <text:p>10.068398</text:p>
              </table:table-cell>
              <table:table-cell office:value-type="float" office:value="2.577521">
                <text:p>2.577521</text:p>
              </table:table-cell>
              <table:table-cell office:value-type="float" office:value="0.629275">
                <text:p>0.6292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.115102">
                <text:p>10.115102</text:p>
              </table:table-cell>
              <table:table-cell office:value-type="float" office:value="2.592242">
                <text:p>2.592242</text:p>
              </table:table-cell>
              <table:table-cell office:value-type="float" office:value="0.632194">
                <text:p>0.63219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.159869">
                <text:p>10.159869</text:p>
              </table:table-cell>
              <table:table-cell office:value-type="float" office:value="2.604735">
                <text:p>2.604735</text:p>
              </table:table-cell>
              <table:table-cell office:value-type="float" office:value="0.634992">
                <text:p>0.63499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.205872">
                <text:p>10.205872</text:p>
              </table:table-cell>
              <table:table-cell office:value-type="float" office:value="2.616338">
                <text:p>2.616338</text:p>
              </table:table-cell>
              <table:table-cell office:value-type="float" office:value="0.637867">
                <text:p>0.6378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.251881">
                <text:p>10.251881</text:p>
              </table:table-cell>
              <table:table-cell office:value-type="float" office:value="2.627472">
                <text:p>2.627472</text:p>
              </table:table-cell>
              <table:table-cell office:value-type="float" office:value="0.640743">
                <text:p>0.64074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.293687">
                <text:p>10.293687</text:p>
              </table:table-cell>
              <table:table-cell office:value-type="float" office:value="2.637384">
                <text:p>2.637384</text:p>
              </table:table-cell>
              <table:table-cell office:value-type="float" office:value="0.643355">
                <text:p>0.6433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.336222">
                <text:p>10.336222</text:p>
              </table:table-cell>
              <table:table-cell office:value-type="float" office:value="2.647875">
                <text:p>2.647875</text:p>
              </table:table-cell>
              <table:table-cell office:value-type="float" office:value="0.646014">
                <text:p>0.64601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.379475">
                <text:p>10.379475</text:p>
              </table:table-cell>
              <table:table-cell office:value-type="float" office:value="2.659728">
                <text:p>2.659728</text:p>
              </table:table-cell>
              <table:table-cell office:value-type="float" office:value="0.648717">
                <text:p>0.64871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.422461">
                <text:p>10.422461</text:p>
              </table:table-cell>
              <table:table-cell office:value-type="float" office:value="2.670671">
                <text:p>2.670671</text:p>
              </table:table-cell>
              <table:table-cell office:value-type="float" office:value="0.651404">
                <text:p>0.65140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.464959">
                <text:p>10.464959</text:p>
              </table:table-cell>
              <table:table-cell office:value-type="float" office:value="2.681525">
                <text:p>2.681525</text:p>
              </table:table-cell>
              <table:table-cell office:value-type="float" office:value="0.65406">
                <text:p>0.6540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.511182">
                <text:p>10.511182</text:p>
              </table:table-cell>
              <table:table-cell office:value-type="float" office:value="2.691978">
                <text:p>2.691978</text:p>
              </table:table-cell>
              <table:table-cell office:value-type="float" office:value="0.656949">
                <text:p>0.65694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.556825">
                <text:p>10.556825</text:p>
              </table:table-cell>
              <table:table-cell office:value-type="float" office:value="2.703751">
                <text:p>2.703751</text:p>
              </table:table-cell>
              <table:table-cell office:value-type="float" office:value="0.659802">
                <text:p>0.6598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.603068">
                <text:p>10.603068</text:p>
              </table:table-cell>
              <table:table-cell office:value-type="float" office:value="2.715364">
                <text:p>2.715364</text:p>
              </table:table-cell>
              <table:table-cell office:value-type="float" office:value="0.662692">
                <text:p>0.66269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.652122">
                <text:p>10.652122</text:p>
              </table:table-cell>
              <table:table-cell office:value-type="float" office:value="2.727166">
                <text:p>2.727166</text:p>
              </table:table-cell>
              <table:table-cell office:value-type="float" office:value="0.665758">
                <text:p>0.66575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.700168">
                <text:p>10.700168</text:p>
              </table:table-cell>
              <table:table-cell office:value-type="float" office:value="2.738374">
                <text:p>2.738374</text:p>
              </table:table-cell>
              <table:table-cell office:value-type="float" office:value="0.66876">
                <text:p>0.6687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.74371">
                <text:p>10.74371</text:p>
              </table:table-cell>
              <table:table-cell office:value-type="float" office:value="2.74787">
                <text:p>2.74787</text:p>
              </table:table-cell>
              <table:table-cell office:value-type="float" office:value="0.671482">
                <text:p>0.67148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.790079">
                <text:p>10.790079</text:p>
              </table:table-cell>
              <table:table-cell office:value-type="float" office:value="2.757711">
                <text:p>2.757711</text:p>
              </table:table-cell>
              <table:table-cell office:value-type="float" office:value="0.67438">
                <text:p>0.6743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.833112">
                <text:p>10.833112</text:p>
              </table:table-cell>
              <table:table-cell office:value-type="float" office:value="2.770231">
                <text:p>2.770231</text:p>
              </table:table-cell>
              <table:table-cell office:value-type="float" office:value="0.67707">
                <text:p>0.6770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.875473">
                <text:p>10.875473</text:p>
              </table:table-cell>
              <table:table-cell office:value-type="float" office:value="2.779618">
                <text:p>2.779618</text:p>
              </table:table-cell>
              <table:table-cell office:value-type="float" office:value="0.679717">
                <text:p>0.67971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.920895">
                <text:p>10.920895</text:p>
              </table:table-cell>
              <table:table-cell office:value-type="float" office:value="2.788939">
                <text:p>2.788939</text:p>
              </table:table-cell>
              <table:table-cell office:value-type="float" office:value="0.682556">
                <text:p>0.68255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.960974">
                <text:p>10.960974</text:p>
              </table:table-cell>
              <table:table-cell office:value-type="float" office:value="2.799086">
                <text:p>2.799086</text:p>
              </table:table-cell>
              <table:table-cell office:value-type="float" office:value="0.685061">
                <text:p>0.68506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.003731">
                <text:p>11.003731</text:p>
              </table:table-cell>
              <table:table-cell office:value-type="float" office:value="2.808583">
                <text:p>2.808583</text:p>
              </table:table-cell>
              <table:table-cell office:value-type="float" office:value="0.687733">
                <text:p>0.6877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.053247">
                <text:p>11.053247</text:p>
              </table:table-cell>
              <table:table-cell office:value-type="float" office:value="2.820269">
                <text:p>2.820269</text:p>
              </table:table-cell>
              <table:table-cell office:value-type="float" office:value="0.690828">
                <text:p>0.69082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.130922">
                <text:p>11.130922</text:p>
              </table:table-cell>
              <table:table-cell office:value-type="float" office:value="2.848444">
                <text:p>2.848444</text:p>
              </table:table-cell>
              <table:table-cell office:value-type="float" office:value="0.695683">
                <text:p>0.69568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.176162">
                <text:p>11.176162</text:p>
              </table:table-cell>
              <table:table-cell office:value-type="float" office:value="2.864277">
                <text:p>2.864277</text:p>
              </table:table-cell>
              <table:table-cell office:value-type="float" office:value="0.69851">
                <text:p>0.6985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.221914">
                <text:p>11.221914</text:p>
              </table:table-cell>
              <table:table-cell office:value-type="float" office:value="2.875902">
                <text:p>2.875902</text:p>
              </table:table-cell>
              <table:table-cell office:value-type="float" office:value="0.70137">
                <text:p>0.7013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.266252">
                <text:p>11.266252</text:p>
              </table:table-cell>
              <table:table-cell office:value-type="float" office:value="2.888429">
                <text:p>2.888429</text:p>
              </table:table-cell>
              <table:table-cell office:value-type="float" office:value="0.704141">
                <text:p>0.70414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.311022">
                <text:p>11.311022</text:p>
              </table:table-cell>
              <table:table-cell office:value-type="float" office:value="2.899151">
                <text:p>2.899151</text:p>
              </table:table-cell>
              <table:table-cell office:value-type="float" office:value="0.706939">
                <text:p>0.70693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1.356531">
                <text:p>11.356531</text:p>
              </table:table-cell>
              <table:table-cell office:value-type="float" office:value="2.910811">
                <text:p>2.910811</text:p>
              </table:table-cell>
              <table:table-cell office:value-type="float" office:value="0.709783">
                <text:p>0.70978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1.40058">
                <text:p>11.40058</text:p>
              </table:table-cell>
              <table:table-cell office:value-type="float" office:value="2.922467">
                <text:p>2.922467</text:p>
              </table:table-cell>
              <table:table-cell office:value-type="float" office:value="0.712536">
                <text:p>0.71253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1.446333">
                <text:p>11.446333</text:p>
              </table:table-cell>
              <table:table-cell office:value-type="float" office:value="2.933821">
                <text:p>2.933821</text:p>
              </table:table-cell>
              <table:table-cell office:value-type="float" office:value="0.715396">
                <text:p>0.71539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.490214">
                <text:p>11.490214</text:p>
              </table:table-cell>
              <table:table-cell office:value-type="float" office:value="2.944984">
                <text:p>2.944984</text:p>
              </table:table-cell>
              <table:table-cell office:value-type="float" office:value="0.718138">
                <text:p>0.71813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1.534531">
                <text:p>11.534531</text:p>
              </table:table-cell>
              <table:table-cell office:value-type="float" office:value="2.95476">
                <text:p>2.95476</text:p>
              </table:table-cell>
              <table:table-cell office:value-type="float" office:value="0.720908">
                <text:p>0.72090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1.579683">
                <text:p>11.579683</text:p>
              </table:table-cell>
              <table:table-cell office:value-type="float" office:value="2.965831">
                <text:p>2.965831</text:p>
              </table:table-cell>
              <table:table-cell office:value-type="float" office:value="0.72373">
                <text:p>0.7237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.624218">
                <text:p>11.624218</text:p>
              </table:table-cell>
              <table:table-cell office:value-type="float" office:value="2.976231">
                <text:p>2.976231</text:p>
              </table:table-cell>
              <table:table-cell office:value-type="float" office:value="0.726514">
                <text:p>0.72651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.668722">
                <text:p>11.668722</text:p>
              </table:table-cell>
              <table:table-cell office:value-type="float" office:value="2.986146">
                <text:p>2.986146</text:p>
              </table:table-cell>
              <table:table-cell office:value-type="float" office:value="0.729295">
                <text:p>0.72929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1.711142">
                <text:p>11.711142</text:p>
              </table:table-cell>
              <table:table-cell office:value-type="float" office:value="2.995791">
                <text:p>2.995791</text:p>
              </table:table-cell>
              <table:table-cell office:value-type="float" office:value="0.731946">
                <text:p>0.73194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1.752314">
                <text:p>11.752314</text:p>
              </table:table-cell>
              <table:table-cell office:value-type="float" office:value="3.005278">
                <text:p>3.005278</text:p>
              </table:table-cell>
              <table:table-cell office:value-type="float" office:value="0.73452">
                <text:p>0.7345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1.793544">
                <text:p>11.793544</text:p>
              </table:table-cell>
              <table:table-cell office:value-type="float" office:value="3.014674">
                <text:p>3.014674</text:p>
              </table:table-cell>
              <table:table-cell office:value-type="float" office:value="0.737097">
                <text:p>0.73709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1.834724">
                <text:p>11.834724</text:p>
              </table:table-cell>
              <table:table-cell office:value-type="float" office:value="3.024044">
                <text:p>3.024044</text:p>
              </table:table-cell>
              <table:table-cell office:value-type="float" office:value="0.73967">
                <text:p>0.7396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.876154">
                <text:p>11.876154</text:p>
              </table:table-cell>
              <table:table-cell office:value-type="float" office:value="3.033261">
                <text:p>3.033261</text:p>
              </table:table-cell>
              <table:table-cell office:value-type="float" office:value="0.74226">
                <text:p>0.7422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1.917332">
                <text:p>11.917332</text:p>
              </table:table-cell>
              <table:table-cell office:value-type="float" office:value="3.04258">
                <text:p>3.04258</text:p>
              </table:table-cell>
              <table:table-cell office:value-type="float" office:value="0.744833">
                <text:p>0.74483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.958809">
                <text:p>11.958809</text:p>
              </table:table-cell>
              <table:table-cell office:value-type="float" office:value="3.051822">
                <text:p>3.051822</text:p>
              </table:table-cell>
              <table:table-cell office:value-type="float" office:value="0.747426">
                <text:p>0.74742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1.999838">
                <text:p>11.999838</text:p>
              </table:table-cell>
              <table:table-cell office:value-type="float" office:value="3.061368">
                <text:p>3.061368</text:p>
              </table:table-cell>
              <table:table-cell office:value-type="float" office:value="0.74999">
                <text:p>0.7499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.041734">
                <text:p>12.041734</text:p>
              </table:table-cell>
              <table:table-cell office:value-type="float" office:value="3.070681">
                <text:p>3.070681</text:p>
              </table:table-cell>
              <table:table-cell office:value-type="float" office:value="0.752608">
                <text:p>0.75260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.083668">
                <text:p>12.083668</text:p>
              </table:table-cell>
              <table:table-cell office:value-type="float" office:value="3.080181">
                <text:p>3.080181</text:p>
              </table:table-cell>
              <table:table-cell office:value-type="float" office:value="0.755229">
                <text:p>0.75522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.125708">
                <text:p>12.125708</text:p>
              </table:table-cell>
              <table:table-cell office:value-type="float" office:value="3.089559">
                <text:p>3.089559</text:p>
              </table:table-cell>
              <table:table-cell office:value-type="float" office:value="0.757857">
                <text:p>0.75785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.167207">
                <text:p>12.167207</text:p>
              </table:table-cell>
              <table:table-cell office:value-type="float" office:value="3.098909">
                <text:p>3.098909</text:p>
              </table:table-cell>
              <table:table-cell office:value-type="float" office:value="0.76045">
                <text:p>0.7604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2.217806">
                <text:p>12.217806</text:p>
              </table:table-cell>
              <table:table-cell office:value-type="float" office:value="3.109865">
                <text:p>3.109865</text:p>
              </table:table-cell>
              <table:table-cell office:value-type="float" office:value="0.763613">
                <text:p>0.76361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2.267089">
                <text:p>12.267089</text:p>
              </table:table-cell>
              <table:table-cell office:value-type="float" office:value="3.123645">
                <text:p>3.123645</text:p>
              </table:table-cell>
              <table:table-cell office:value-type="float" office:value="0.766693">
                <text:p>0.76669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2.319289">
                <text:p>12.319289</text:p>
              </table:table-cell>
              <table:table-cell office:value-type="float" office:value="3.137531">
                <text:p>3.137531</text:p>
              </table:table-cell>
              <table:table-cell office:value-type="float" office:value="0.769956">
                <text:p>0.76995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2.369421">
                <text:p>12.369421</text:p>
              </table:table-cell>
              <table:table-cell office:value-type="float" office:value="3.148598">
                <text:p>3.148598</text:p>
              </table:table-cell>
              <table:table-cell office:value-type="float" office:value="0.773089">
                <text:p>0.77308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.420329">
                <text:p>12.420329</text:p>
              </table:table-cell>
              <table:table-cell office:value-type="float" office:value="3.162522">
                <text:p>3.162522</text:p>
              </table:table-cell>
              <table:table-cell office:value-type="float" office:value="0.776271">
                <text:p>0.77627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2.469666">
                <text:p>12.469666</text:p>
              </table:table-cell>
              <table:table-cell office:value-type="float" office:value="3.17803">
                <text:p>3.17803</text:p>
              </table:table-cell>
              <table:table-cell office:value-type="float" office:value="0.779354">
                <text:p>0.77935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.522224">
                <text:p>12.522224</text:p>
              </table:table-cell>
              <table:table-cell office:value-type="float" office:value="3.19019">
                <text:p>3.19019</text:p>
              </table:table-cell>
              <table:table-cell office:value-type="float" office:value="0.782639">
                <text:p>0.78263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2.575484">
                <text:p>12.575484</text:p>
              </table:table-cell>
              <table:table-cell office:value-type="float" office:value="3.204612">
                <text:p>3.204612</text:p>
              </table:table-cell>
              <table:table-cell office:value-type="float" office:value="0.785968">
                <text:p>0.78596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2.62403">
                <text:p>12.62403</text:p>
              </table:table-cell>
              <table:table-cell office:value-type="float" office:value="3.217411">
                <text:p>3.217411</text:p>
              </table:table-cell>
              <table:table-cell office:value-type="float" office:value="0.789002">
                <text:p>0.78900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2.673418">
                <text:p>12.673418</text:p>
              </table:table-cell>
              <table:table-cell office:value-type="float" office:value="3.231301">
                <text:p>3.231301</text:p>
              </table:table-cell>
              <table:table-cell office:value-type="float" office:value="0.792089">
                <text:p>0.79208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2.714583">
                <text:p>12.714583</text:p>
              </table:table-cell>
              <table:table-cell office:value-type="float" office:value="3.242908">
                <text:p>3.242908</text:p>
              </table:table-cell>
              <table:table-cell office:value-type="float" office:value="0.794661">
                <text:p>0.79466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.756706">
                <text:p>12.756706</text:p>
              </table:table-cell>
              <table:table-cell office:value-type="float" office:value="3.25266">
                <text:p>3.25266</text:p>
              </table:table-cell>
              <table:table-cell office:value-type="float" office:value="0.797294">
                <text:p>0.79729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2.798583">
                <text:p>12.798583</text:p>
              </table:table-cell>
              <table:table-cell office:value-type="float" office:value="3.263204">
                <text:p>3.263204</text:p>
              </table:table-cell>
              <table:table-cell office:value-type="float" office:value="0.799911">
                <text:p>0.79991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2.842367">
                <text:p>12.842367</text:p>
              </table:table-cell>
              <table:table-cell office:value-type="float" office:value="3.272751">
                <text:p>3.272751</text:p>
              </table:table-cell>
              <table:table-cell office:value-type="float" office:value="0.802648">
                <text:p>0.80264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2.888228">
                <text:p>12.888228</text:p>
              </table:table-cell>
              <table:table-cell office:value-type="float" office:value="3.287468">
                <text:p>3.287468</text:p>
              </table:table-cell>
              <table:table-cell office:value-type="float" office:value="0.805514">
                <text:p>0.80551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2.930924">
                <text:p>12.930924</text:p>
              </table:table-cell>
              <table:table-cell office:value-type="float" office:value="3.297453">
                <text:p>3.297453</text:p>
              </table:table-cell>
              <table:table-cell office:value-type="float" office:value="0.808183">
                <text:p>0.80818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2.973494">
                <text:p>12.973494</text:p>
              </table:table-cell>
              <table:table-cell office:value-type="float" office:value="3.309112">
                <text:p>3.309112</text:p>
              </table:table-cell>
              <table:table-cell office:value-type="float" office:value="0.810843">
                <text:p>0.81084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.027696">
                <text:p>13.027696</text:p>
              </table:table-cell>
              <table:table-cell office:value-type="float" office:value="3.319044">
                <text:p>3.319044</text:p>
              </table:table-cell>
              <table:table-cell office:value-type="float" office:value="0.814231">
                <text:p>0.81423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.089176">
                <text:p>13.089176</text:p>
              </table:table-cell>
              <table:table-cell office:value-type="float" office:value="3.331635">
                <text:p>3.331635</text:p>
              </table:table-cell>
              <table:table-cell office:value-type="float" office:value="0.818074">
                <text:p>0.81807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3.139965">
                <text:p>13.139965</text:p>
              </table:table-cell>
              <table:table-cell office:value-type="float" office:value="3.34412">
                <text:p>3.34412</text:p>
              </table:table-cell>
              <table:table-cell office:value-type="float" office:value="0.821248">
                <text:p>0.82124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3.190583">
                <text:p>13.190583</text:p>
              </table:table-cell>
              <table:table-cell office:value-type="float" office:value="3.356959">
                <text:p>3.356959</text:p>
              </table:table-cell>
              <table:table-cell office:value-type="float" office:value="0.824411">
                <text:p>0.82441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3.238248">
                <text:p>13.238248</text:p>
              </table:table-cell>
              <table:table-cell office:value-type="float" office:value="3.374061">
                <text:p>3.374061</text:p>
              </table:table-cell>
              <table:table-cell office:value-type="float" office:value="0.827391">
                <text:p>0.82739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3.285259">
                <text:p>13.285259</text:p>
              </table:table-cell>
              <table:table-cell office:value-type="float" office:value="3.385125">
                <text:p>3.385125</text:p>
              </table:table-cell>
              <table:table-cell office:value-type="float" office:value="0.830329">
                <text:p>0.83032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3.331461">
                <text:p>13.331461</text:p>
              </table:table-cell>
              <table:table-cell office:value-type="float" office:value="3.396436">
                <text:p>3.396436</text:p>
              </table:table-cell>
              <table:table-cell office:value-type="float" office:value="0.833216">
                <text:p>0.83321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3.378351">
                <text:p>13.378351</text:p>
              </table:table-cell>
              <table:table-cell office:value-type="float" office:value="3.409496">
                <text:p>3.409496</text:p>
              </table:table-cell>
              <table:table-cell office:value-type="float" office:value="0.836147">
                <text:p>0.83614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3.424042">
                <text:p>13.424042</text:p>
              </table:table-cell>
              <table:table-cell office:value-type="float" office:value="3.420366">
                <text:p>3.420366</text:p>
              </table:table-cell>
              <table:table-cell office:value-type="float" office:value="0.839003">
                <text:p>0.83900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.469508">
                <text:p>13.469508</text:p>
              </table:table-cell>
              <table:table-cell office:value-type="float" office:value="3.432245">
                <text:p>3.432245</text:p>
              </table:table-cell>
              <table:table-cell office:value-type="float" office:value="0.841844">
                <text:p>0.84184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3.513235">
                <text:p>13.513235</text:p>
              </table:table-cell>
              <table:table-cell office:value-type="float" office:value="3.443812">
                <text:p>3.443812</text:p>
              </table:table-cell>
              <table:table-cell office:value-type="float" office:value="0.844577">
                <text:p>0.84457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.557637">
                <text:p>13.557637</text:p>
              </table:table-cell>
              <table:table-cell office:value-type="float" office:value="3.454028">
                <text:p>3.454028</text:p>
              </table:table-cell>
              <table:table-cell office:value-type="float" office:value="0.847352">
                <text:p>0.84735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3.602124">
                <text:p>13.602124</text:p>
              </table:table-cell>
              <table:table-cell office:value-type="float" office:value="3.464279">
                <text:p>3.464279</text:p>
              </table:table-cell>
              <table:table-cell office:value-type="float" office:value="0.850133">
                <text:p>0.85013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3.646293">
                <text:p>13.646293</text:p>
              </table:table-cell>
              <table:table-cell office:value-type="float" office:value="3.474012">
                <text:p>3.474012</text:p>
              </table:table-cell>
              <table:table-cell office:value-type="float" office:value="0.852893">
                <text:p>0.85289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3.690173">
                <text:p>13.690173</text:p>
              </table:table-cell>
              <table:table-cell office:value-type="float" office:value="3.484305">
                <text:p>3.484305</text:p>
              </table:table-cell>
              <table:table-cell office:value-type="float" office:value="0.855636">
                <text:p>0.85563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3.733827">
                <text:p>13.733827</text:p>
              </table:table-cell>
              <table:table-cell office:value-type="float" office:value="3.494944">
                <text:p>3.494944</text:p>
              </table:table-cell>
              <table:table-cell office:value-type="float" office:value="0.858364">
                <text:p>0.85836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3.777626">
                <text:p>13.777626</text:p>
              </table:table-cell>
              <table:table-cell office:value-type="float" office:value="3.504664">
                <text:p>3.504664</text:p>
              </table:table-cell>
              <table:table-cell office:value-type="float" office:value="0.861102">
                <text:p>0.86110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3.821668">
                <text:p>13.821668</text:p>
              </table:table-cell>
              <table:table-cell office:value-type="float" office:value="3.515049">
                <text:p>3.515049</text:p>
              </table:table-cell>
              <table:table-cell office:value-type="float" office:value="0.863854">
                <text:p>0.86385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.865325">
                <text:p>13.865325</text:p>
              </table:table-cell>
              <table:table-cell office:value-type="float" office:value="3.524916">
                <text:p>3.524916</text:p>
              </table:table-cell>
              <table:table-cell office:value-type="float" office:value="0.866583">
                <text:p>0.86658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3.914881">
                <text:p>13.914881</text:p>
              </table:table-cell>
              <table:table-cell office:value-type="float" office:value="3.535758">
                <text:p>3.535758</text:p>
              </table:table-cell>
              <table:table-cell office:value-type="float" office:value="0.86968">
                <text:p>0.8696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3.96368">
                <text:p>13.96368</text:p>
              </table:table-cell>
              <table:table-cell office:value-type="float" office:value="3.554062">
                <text:p>3.554062</text:p>
              </table:table-cell>
              <table:table-cell office:value-type="float" office:value="0.87273">
                <text:p>0.8727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.010073">
                <text:p>14.010073</text:p>
              </table:table-cell>
              <table:table-cell office:value-type="float" office:value="3.568108">
                <text:p>3.568108</text:p>
              </table:table-cell>
              <table:table-cell office:value-type="float" office:value="0.87563">
                <text:p>0.8756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4.055545">
                <text:p>14.055545</text:p>
              </table:table-cell>
              <table:table-cell office:value-type="float" office:value="3.581167">
                <text:p>3.581167</text:p>
              </table:table-cell>
              <table:table-cell office:value-type="float" office:value="0.878472">
                <text:p>0.87847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4.101619">
                <text:p>14.101619</text:p>
              </table:table-cell>
              <table:table-cell office:value-type="float" office:value="3.591554">
                <text:p>3.591554</text:p>
              </table:table-cell>
              <table:table-cell office:value-type="float" office:value="0.881351">
                <text:p>0.88135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4.139749">
                <text:p>14.139749</text:p>
              </table:table-cell>
              <table:table-cell office:value-type="float" office:value="3.60225">
                <text:p>3.60225</text:p>
              </table:table-cell>
              <table:table-cell office:value-type="float" office:value="0.883734">
                <text:p>0.88373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4.17977">
                <text:p>14.17977</text:p>
              </table:table-cell>
              <table:table-cell office:value-type="float" office:value="3.610996">
                <text:p>3.610996</text:p>
              </table:table-cell>
              <table:table-cell office:value-type="float" office:value="0.886236">
                <text:p>0.88623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4.220908">
                <text:p>14.220908</text:p>
              </table:table-cell>
              <table:table-cell office:value-type="float" office:value="3.619986">
                <text:p>3.619986</text:p>
              </table:table-cell>
              <table:table-cell office:value-type="float" office:value="0.888807">
                <text:p>0.88880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4.262193">
                <text:p>14.262193</text:p>
              </table:table-cell>
              <table:table-cell office:value-type="float" office:value="3.62956">
                <text:p>3.62956</text:p>
              </table:table-cell>
              <table:table-cell office:value-type="float" office:value="0.891387">
                <text:p>0.89138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4.299548">
                <text:p>14.299548</text:p>
              </table:table-cell>
              <table:table-cell office:value-type="float" office:value="3.639214">
                <text:p>3.639214</text:p>
              </table:table-cell>
              <table:table-cell office:value-type="float" office:value="0.893722">
                <text:p>0.89372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4.339946">
                <text:p>14.339946</text:p>
              </table:table-cell>
              <table:table-cell office:value-type="float" office:value="3.64811">
                <text:p>3.64811</text:p>
              </table:table-cell>
              <table:table-cell office:value-type="float" office:value="0.896247">
                <text:p>0.89624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4.381336">
                <text:p>14.381336</text:p>
              </table:table-cell>
              <table:table-cell office:value-type="float" office:value="3.658502">
                <text:p>3.658502</text:p>
              </table:table-cell>
              <table:table-cell office:value-type="float" office:value="0.898834">
                <text:p>0.89883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4.424001">
                <text:p>14.424001</text:p>
              </table:table-cell>
              <table:table-cell office:value-type="float" office:value="3.669731">
                <text:p>3.669731</text:p>
              </table:table-cell>
              <table:table-cell office:value-type="float" office:value="0.9015">
                <text:p>0.901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4.465818">
                <text:p>14.465818</text:p>
              </table:table-cell>
              <table:table-cell office:value-type="float" office:value="3.679374">
                <text:p>3.679374</text:p>
              </table:table-cell>
              <table:table-cell office:value-type="float" office:value="0.904114">
                <text:p>0.90411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4.506761">
                <text:p>14.506761</text:p>
              </table:table-cell>
              <table:table-cell office:value-type="float" office:value="3.68939">
                <text:p>3.68939</text:p>
              </table:table-cell>
              <table:table-cell office:value-type="float" office:value="0.906673">
                <text:p>0.90667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4.549756">
                <text:p>14.549756</text:p>
              </table:table-cell>
              <table:table-cell office:value-type="float" office:value="3.698611">
                <text:p>3.698611</text:p>
              </table:table-cell>
              <table:table-cell office:value-type="float" office:value="0.90936">
                <text:p>0.9093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4.590177">
                <text:p>14.590177</text:p>
              </table:table-cell>
              <table:table-cell office:value-type="float" office:value="3.709697">
                <text:p>3.709697</text:p>
              </table:table-cell>
              <table:table-cell office:value-type="float" office:value="0.911886">
                <text:p>0.91188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4.635937">
                <text:p>14.635937</text:p>
              </table:table-cell>
              <table:table-cell office:value-type="float" office:value="3.721882">
                <text:p>3.721882</text:p>
              </table:table-cell>
              <table:table-cell office:value-type="float" office:value="0.914746">
                <text:p>0.91474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4.680579">
                <text:p>14.680579</text:p>
              </table:table-cell>
              <table:table-cell office:value-type="float" office:value="3.732194">
                <text:p>3.732194</text:p>
              </table:table-cell>
              <table:table-cell office:value-type="float" office:value="0.917536">
                <text:p>0.91753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4.726125">
                <text:p>14.726125</text:p>
              </table:table-cell>
              <table:table-cell office:value-type="float" office:value="3.745072">
                <text:p>3.745072</text:p>
              </table:table-cell>
              <table:table-cell office:value-type="float" office:value="0.920383">
                <text:p>0.92038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4.773176">
                <text:p>14.773176</text:p>
              </table:table-cell>
              <table:table-cell office:value-type="float" office:value="3.756947">
                <text:p>3.756947</text:p>
              </table:table-cell>
              <table:table-cell office:value-type="float" office:value="0.923324">
                <text:p>0.92332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4.817974">
                <text:p>14.817974</text:p>
              </table:table-cell>
              <table:table-cell office:value-type="float" office:value="3.768227">
                <text:p>3.768227</text:p>
              </table:table-cell>
              <table:table-cell office:value-type="float" office:value="0.926123">
                <text:p>0.92612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4.857444">
                <text:p>14.857444</text:p>
              </table:table-cell>
              <table:table-cell office:value-type="float" office:value="3.778219">
                <text:p>3.778219</text:p>
              </table:table-cell>
              <table:table-cell office:value-type="float" office:value="0.92859">
                <text:p>0.9285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4.902879">
                <text:p>14.902879</text:p>
              </table:table-cell>
              <table:table-cell office:value-type="float" office:value="3.788281">
                <text:p>3.788281</text:p>
              </table:table-cell>
              <table:table-cell office:value-type="float" office:value="0.93143">
                <text:p>0.9314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4.947114">
                <text:p>14.947114</text:p>
              </table:table-cell>
              <table:table-cell office:value-type="float" office:value="3.799831">
                <text:p>3.799831</text:p>
              </table:table-cell>
              <table:table-cell office:value-type="float" office:value="0.934195">
                <text:p>0.93419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4.984175">
                <text:p>14.984175</text:p>
              </table:table-cell>
              <table:table-cell office:value-type="float" office:value="3.810547">
                <text:p>3.810547</text:p>
              </table:table-cell>
              <table:table-cell office:value-type="float" office:value="0.936511">
                <text:p>0.93651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5.023323">
                <text:p>15.023323</text:p>
              </table:table-cell>
              <table:table-cell office:value-type="float" office:value="3.819724">
                <text:p>3.819724</text:p>
              </table:table-cell>
              <table:table-cell office:value-type="float" office:value="0.938958">
                <text:p>0.93895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5.065963">
                <text:p>15.065963</text:p>
              </table:table-cell>
              <table:table-cell office:value-type="float" office:value="3.83135">
                <text:p>3.83135</text:p>
              </table:table-cell>
              <table:table-cell office:value-type="float" office:value="0.941623">
                <text:p>0.94162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5.107585">
                <text:p>15.107585</text:p>
              </table:table-cell>
              <table:table-cell office:value-type="float" office:value="3.840537">
                <text:p>3.840537</text:p>
              </table:table-cell>
              <table:table-cell office:value-type="float" office:value="0.944224">
                <text:p>0.94422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5.147036">
                <text:p>15.147036</text:p>
              </table:table-cell>
              <table:table-cell office:value-type="float" office:value="3.851346">
                <text:p>3.851346</text:p>
              </table:table-cell>
              <table:table-cell office:value-type="float" office:value="0.94669">
                <text:p>0.9466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5.18992">
                <text:p>15.18992</text:p>
              </table:table-cell>
              <table:table-cell office:value-type="float" office:value="3.861195">
                <text:p>3.861195</text:p>
              </table:table-cell>
              <table:table-cell office:value-type="float" office:value="0.94937">
                <text:p>0.9493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5.233807">
                <text:p>15.233807</text:p>
              </table:table-cell>
              <table:table-cell office:value-type="float" office:value="3.870825">
                <text:p>3.870825</text:p>
              </table:table-cell>
              <table:table-cell office:value-type="float" office:value="0.952113">
                <text:p>0.95211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5.277325">
                <text:p>15.277325</text:p>
              </table:table-cell>
              <table:table-cell office:value-type="float" office:value="3.880775">
                <text:p>3.880775</text:p>
              </table:table-cell>
              <table:table-cell office:value-type="float" office:value="0.954833">
                <text:p>0.95483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5.321143">
                <text:p>15.321143</text:p>
              </table:table-cell>
              <table:table-cell office:value-type="float" office:value="3.890564">
                <text:p>3.890564</text:p>
              </table:table-cell>
              <table:table-cell office:value-type="float" office:value="0.957571">
                <text:p>0.95757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5.365442">
                <text:p>15.365442</text:p>
              </table:table-cell>
              <table:table-cell office:value-type="float" office:value="3.900289">
                <text:p>3.900289</text:p>
              </table:table-cell>
              <table:table-cell office:value-type="float" office:value="0.96034">
                <text:p>0.9603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5.409613">
                <text:p>15.409613</text:p>
              </table:table-cell>
              <table:table-cell office:value-type="float" office:value="3.910499">
                <text:p>3.910499</text:p>
              </table:table-cell>
              <table:table-cell office:value-type="float" office:value="0.963101">
                <text:p>0.96310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5.452333">
                <text:p>15.452333</text:p>
              </table:table-cell>
              <table:table-cell office:value-type="float" office:value="3.923338">
                <text:p>3.923338</text:p>
              </table:table-cell>
              <table:table-cell office:value-type="float" office:value="0.965771">
                <text:p>0.96577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5.496427">
                <text:p>15.496427</text:p>
              </table:table-cell>
              <table:table-cell office:value-type="float" office:value="3.933349">
                <text:p>3.933349</text:p>
              </table:table-cell>
              <table:table-cell office:value-type="float" office:value="0.968527">
                <text:p>0.96852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5.541047">
                <text:p>15.541047</text:p>
              </table:table-cell>
              <table:table-cell office:value-type="float" office:value="3.94419">
                <text:p>3.94419</text:p>
              </table:table-cell>
              <table:table-cell office:value-type="float" office:value="0.971315">
                <text:p>0.97131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5.586117">
                <text:p>15.586117</text:p>
              </table:table-cell>
              <table:table-cell office:value-type="float" office:value="3.95501">
                <text:p>3.95501</text:p>
              </table:table-cell>
              <table:table-cell office:value-type="float" office:value="0.974132">
                <text:p>0.97413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5.631318">
                <text:p>15.631318</text:p>
              </table:table-cell>
              <table:table-cell office:value-type="float" office:value="3.965967">
                <text:p>3.965967</text:p>
              </table:table-cell>
              <table:table-cell office:value-type="float" office:value="0.976957">
                <text:p>0.97695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5.676885">
                <text:p>15.676885</text:p>
              </table:table-cell>
              <table:table-cell office:value-type="float" office:value="3.976631">
                <text:p>3.976631</text:p>
              </table:table-cell>
              <table:table-cell office:value-type="float" office:value="0.979805">
                <text:p>0.97980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5.714416">
                <text:p>15.714416</text:p>
              </table:table-cell>
              <table:table-cell office:value-type="float" office:value="3.986653">
                <text:p>3.986653</text:p>
              </table:table-cell>
              <table:table-cell office:value-type="float" office:value="0.982151">
                <text:p>0.98215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5.759017">
                <text:p>15.759017</text:p>
              </table:table-cell>
              <table:table-cell office:value-type="float" office:value="3.999064">
                <text:p>3.999064</text:p>
              </table:table-cell>
              <table:table-cell office:value-type="float" office:value="0.984939">
                <text:p>0.98493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.797052">
                <text:p>15.797052</text:p>
              </table:table-cell>
              <table:table-cell office:value-type="float" office:value="4.011176">
                <text:p>4.011176</text:p>
              </table:table-cell>
              <table:table-cell office:value-type="float" office:value="0.987316">
                <text:p>0.98731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5.836609">
                <text:p>15.836609</text:p>
              </table:table-cell>
              <table:table-cell office:value-type="float" office:value="4.020508">
                <text:p>4.020508</text:p>
              </table:table-cell>
              <table:table-cell office:value-type="float" office:value="0.989788">
                <text:p>0.98978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5.877299">
                <text:p>15.877299</text:p>
              </table:table-cell>
              <table:table-cell office:value-type="float" office:value="4.029604">
                <text:p>4.029604</text:p>
              </table:table-cell>
              <table:table-cell office:value-type="float" office:value="0.992331">
                <text:p>0.99233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5.918266">
                <text:p>15.918266</text:p>
              </table:table-cell>
              <table:table-cell office:value-type="float" office:value="4.038787">
                <text:p>4.038787</text:p>
              </table:table-cell>
              <table:table-cell office:value-type="float" office:value="0.994892">
                <text:p>0.99489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5.956027">
                <text:p>15.956027</text:p>
              </table:table-cell>
              <table:table-cell office:value-type="float" office:value="4.048704">
                <text:p>4.048704</text:p>
              </table:table-cell>
              <table:table-cell office:value-type="float" office:value="0.997252">
                <text:p>0.99725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5.996579">
                <text:p>15.996579</text:p>
              </table:table-cell>
              <table:table-cell office:value-type="float" office:value="4.058533">
                <text:p>4.058533</text:p>
              </table:table-cell>
              <table:table-cell office:value-type="float" office:value="0.999786">
                <text:p>0.99978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6.039516">
                <text:p>16.039516</text:p>
              </table:table-cell>
              <table:table-cell office:value-type="float" office:value="4.067847">
                <text:p>4.067847</text:p>
              </table:table-cell>
              <table:table-cell office:value-type="float" office:value="1.00247">
                <text:p>1.0024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6.081462">
                <text:p>16.081462</text:p>
              </table:table-cell>
              <table:table-cell office:value-type="float" office:value="4.078631">
                <text:p>4.078631</text:p>
              </table:table-cell>
              <table:table-cell office:value-type="float" office:value="1.005091">
                <text:p>1.00509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6.129153">
                <text:p>16.129153</text:p>
              </table:table-cell>
              <table:table-cell office:value-type="float" office:value="4.08828">
                <text:p>4.08828</text:p>
              </table:table-cell>
              <table:table-cell office:value-type="float" office:value="1.008072">
                <text:p>1.00807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6.167631">
                <text:p>16.167631</text:p>
              </table:table-cell>
              <table:table-cell office:value-type="float" office:value="4.099697">
                <text:p>4.099697</text:p>
              </table:table-cell>
              <table:table-cell office:value-type="float" office:value="1.010477">
                <text:p>1.01047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6.20713">
                <text:p>16.20713</text:p>
              </table:table-cell>
              <table:table-cell office:value-type="float" office:value="4.109052">
                <text:p>4.109052</text:p>
              </table:table-cell>
              <table:table-cell office:value-type="float" office:value="1.012946">
                <text:p>1.01294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6.248175">
                <text:p>16.248175</text:p>
              </table:table-cell>
              <table:table-cell office:value-type="float" office:value="4.11969">
                <text:p>4.11969</text:p>
              </table:table-cell>
              <table:table-cell office:value-type="float" office:value="1.015511">
                <text:p>1.01551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6.290308">
                <text:p>16.290308</text:p>
              </table:table-cell>
              <table:table-cell office:value-type="float" office:value="4.130115">
                <text:p>4.130115</text:p>
              </table:table-cell>
              <table:table-cell office:value-type="float" office:value="1.018144">
                <text:p>1.01814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6.332761">
                <text:p>16.332761</text:p>
              </table:table-cell>
              <table:table-cell office:value-type="float" office:value="4.139671">
                <text:p>4.139671</text:p>
              </table:table-cell>
              <table:table-cell office:value-type="float" office:value="1.020798">
                <text:p>1.02079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6.376272">
                <text:p>16.376272</text:p>
              </table:table-cell>
              <table:table-cell office:value-type="float" office:value="4.148965">
                <text:p>4.148965</text:p>
              </table:table-cell>
              <table:table-cell office:value-type="float" office:value="1.023517">
                <text:p>1.02351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.419817">
                <text:p>16.419817</text:p>
              </table:table-cell>
              <table:table-cell office:value-type="float" office:value="4.159069">
                <text:p>4.159069</text:p>
              </table:table-cell>
              <table:table-cell office:value-type="float" office:value="1.026239">
                <text:p>1.02623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6.462783">
                <text:p>16.462783</text:p>
              </table:table-cell>
              <table:table-cell office:value-type="float" office:value="4.168895">
                <text:p>4.168895</text:p>
              </table:table-cell>
              <table:table-cell office:value-type="float" office:value="1.028924">
                <text:p>1.02892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6.503524">
                <text:p>16.503524</text:p>
              </table:table-cell>
              <table:table-cell office:value-type="float" office:value="4.179996">
                <text:p>4.179996</text:p>
              </table:table-cell>
              <table:table-cell office:value-type="float" office:value="1.03147">
                <text:p>1.0314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6.543955">
                <text:p>16.543955</text:p>
              </table:table-cell>
              <table:table-cell office:value-type="float" office:value="4.189247">
                <text:p>4.189247</text:p>
              </table:table-cell>
              <table:table-cell office:value-type="float" office:value="1.033997">
                <text:p>1.03399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6.588489">
                <text:p>16.588489</text:p>
              </table:table-cell>
              <table:table-cell office:value-type="float" office:value="4.201809">
                <text:p>4.201809</text:p>
              </table:table-cell>
              <table:table-cell office:value-type="float" office:value="1.036781">
                <text:p>1.03678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6.632888">
                <text:p>16.632888</text:p>
              </table:table-cell>
              <table:table-cell office:value-type="float" office:value="4.21321">
                <text:p>4.21321</text:p>
              </table:table-cell>
              <table:table-cell office:value-type="float" office:value="1.039555">
                <text:p>1.03955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6.67788">
                <text:p>16.67788</text:p>
              </table:table-cell>
              <table:table-cell office:value-type="float" office:value="4.224924">
                <text:p>4.224924</text:p>
              </table:table-cell>
              <table:table-cell office:value-type="float" office:value="1.042368">
                <text:p>1.04236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6.721283">
                <text:p>16.721283</text:p>
              </table:table-cell>
              <table:table-cell office:value-type="float" office:value="4.235975">
                <text:p>4.235975</text:p>
              </table:table-cell>
              <table:table-cell office:value-type="float" office:value="1.04508">
                <text:p>1.0450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6.764761">
                <text:p>16.764761</text:p>
              </table:table-cell>
              <table:table-cell office:value-type="float" office:value="4.246659">
                <text:p>4.246659</text:p>
              </table:table-cell>
              <table:table-cell office:value-type="float" office:value="1.047798">
                <text:p>1.04779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6.807744">
                <text:p>16.807744</text:p>
              </table:table-cell>
              <table:table-cell office:value-type="float" office:value="4.257376">
                <text:p>4.257376</text:p>
              </table:table-cell>
              <table:table-cell office:value-type="float" office:value="1.050484">
                <text:p>1.05048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6.850331">
                <text:p>16.850331</text:p>
              </table:table-cell>
              <table:table-cell office:value-type="float" office:value="4.267159">
                <text:p>4.267159</text:p>
              </table:table-cell>
              <table:table-cell office:value-type="float" office:value="1.053146">
                <text:p>1.05314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6.892725">
                <text:p>16.892725</text:p>
              </table:table-cell>
              <table:table-cell office:value-type="float" office:value="4.276951">
                <text:p>4.276951</text:p>
              </table:table-cell>
              <table:table-cell office:value-type="float" office:value="1.055795">
                <text:p>1.05579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6.93029">
                <text:p>16.93029</text:p>
              </table:table-cell>
              <table:table-cell office:value-type="float" office:value="4.286375">
                <text:p>4.286375</text:p>
              </table:table-cell>
              <table:table-cell office:value-type="float" office:value="1.058143">
                <text:p>1.05814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6.969422">
                <text:p>16.969422</text:p>
              </table:table-cell>
              <table:table-cell office:value-type="float" office:value="4.295019">
                <text:p>4.295019</text:p>
              </table:table-cell>
              <table:table-cell office:value-type="float" office:value="1.060589">
                <text:p>1.06058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7.009847">
                <text:p>17.009847</text:p>
              </table:table-cell>
              <table:table-cell office:value-type="float" office:value="4.30397">
                <text:p>4.30397</text:p>
              </table:table-cell>
              <table:table-cell office:value-type="float" office:value="1.063115">
                <text:p>1.06311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7.0577">
                <text:p>17.0577</text:p>
              </table:table-cell>
              <table:table-cell office:value-type="float" office:value="4.314143">
                <text:p>4.314143</text:p>
              </table:table-cell>
              <table:table-cell office:value-type="float" office:value="1.066106">
                <text:p>1.06610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7.099936">
                <text:p>17.099936</text:p>
              </table:table-cell>
              <table:table-cell office:value-type="float" office:value="4.325341">
                <text:p>4.325341</text:p>
              </table:table-cell>
              <table:table-cell office:value-type="float" office:value="1.068746">
                <text:p>1.06874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7.141627">
                <text:p>17.141627</text:p>
              </table:table-cell>
              <table:table-cell office:value-type="float" office:value="4.334592">
                <text:p>4.334592</text:p>
              </table:table-cell>
              <table:table-cell office:value-type="float" office:value="1.071352">
                <text:p>1.07135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7.189037">
                <text:p>17.189037</text:p>
              </table:table-cell>
              <table:table-cell office:value-type="float" office:value="4.343976">
                <text:p>4.343976</text:p>
              </table:table-cell>
              <table:table-cell office:value-type="float" office:value="1.074315">
                <text:p>1.07431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7.230571">
                <text:p>17.230571</text:p>
              </table:table-cell>
              <table:table-cell office:value-type="float" office:value="4.355517">
                <text:p>4.355517</text:p>
              </table:table-cell>
              <table:table-cell office:value-type="float" office:value="1.076911">
                <text:p>1.07691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7.26788">
                <text:p>17.26788</text:p>
              </table:table-cell>
              <table:table-cell office:value-type="float" office:value="4.366292">
                <text:p>4.366292</text:p>
              </table:table-cell>
              <table:table-cell office:value-type="float" office:value="1.079243">
                <text:p>1.07924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7.314274">
                <text:p>17.314274</text:p>
              </table:table-cell>
              <table:table-cell office:value-type="float" office:value="4.375053">
                <text:p>4.375053</text:p>
              </table:table-cell>
              <table:table-cell office:value-type="float" office:value="1.082142">
                <text:p>1.08214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7.353375">
                <text:p>17.353375</text:p>
              </table:table-cell>
              <table:table-cell office:value-type="float" office:value="4.385528">
                <text:p>4.385528</text:p>
              </table:table-cell>
              <table:table-cell office:value-type="float" office:value="1.084586">
                <text:p>1.08458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7.393784">
                <text:p>17.393784</text:p>
              </table:table-cell>
              <table:table-cell office:value-type="float" office:value="4.394516">
                <text:p>4.394516</text:p>
              </table:table-cell>
              <table:table-cell office:value-type="float" office:value="1.087111">
                <text:p>1.08711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7.435113">
                <text:p>17.435113</text:p>
              </table:table-cell>
              <table:table-cell office:value-type="float" office:value="4.403611">
                <text:p>4.403611</text:p>
              </table:table-cell>
              <table:table-cell office:value-type="float" office:value="1.089695">
                <text:p>1.08969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7.476411">
                <text:p>17.476411</text:p>
              </table:table-cell>
              <table:table-cell office:value-type="float" office:value="4.412536">
                <text:p>4.412536</text:p>
              </table:table-cell>
              <table:table-cell office:value-type="float" office:value="1.092276">
                <text:p>1.09227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7.518296">
                <text:p>17.518296</text:p>
              </table:table-cell>
              <table:table-cell office:value-type="float" office:value="4.421585">
                <text:p>4.421585</text:p>
              </table:table-cell>
              <table:table-cell office:value-type="float" office:value="1.094894">
                <text:p>1.09489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7.560507">
                <text:p>17.560507</text:p>
              </table:table-cell>
              <table:table-cell office:value-type="float" office:value="4.433494">
                <text:p>4.433494</text:p>
              </table:table-cell>
              <table:table-cell office:value-type="float" office:value="1.097532">
                <text:p>1.09753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7.602141">
                <text:p>17.602141</text:p>
              </table:table-cell>
              <table:table-cell office:value-type="float" office:value="4.44266">
                <text:p>4.44266</text:p>
              </table:table-cell>
              <table:table-cell office:value-type="float" office:value="1.100134">
                <text:p>1.10013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7.645509">
                <text:p>17.645509</text:p>
              </table:table-cell>
              <table:table-cell office:value-type="float" office:value="4.454398">
                <text:p>4.454398</text:p>
              </table:table-cell>
              <table:table-cell office:value-type="float" office:value="1.102844">
                <text:p>1.10284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7.686986">
                <text:p>17.686986</text:p>
              </table:table-cell>
              <table:table-cell office:value-type="float" office:value="4.465442">
                <text:p>4.465442</text:p>
              </table:table-cell>
              <table:table-cell office:value-type="float" office:value="1.105437">
                <text:p>1.10543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7.731057">
                <text:p>17.731057</text:p>
              </table:table-cell>
              <table:table-cell office:value-type="float" office:value="4.479623">
                <text:p>4.479623</text:p>
              </table:table-cell>
              <table:table-cell office:value-type="float" office:value="1.108191">
                <text:p>1.10819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7.775302">
                <text:p>17.775302</text:p>
              </table:table-cell>
              <table:table-cell office:value-type="float" office:value="4.493679">
                <text:p>4.493679</text:p>
              </table:table-cell>
              <table:table-cell office:value-type="float" office:value="1.110956">
                <text:p>1.11095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7.857">
                <text:p>17.857</text:p>
              </table:table-cell>
              <table:table-cell office:value-type="float" office:value="4.508901">
                <text:p>4.508901</text:p>
              </table:table-cell>
              <table:table-cell office:value-type="float" office:value="1.116063">
                <text:p>1.11606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7.907641">
                <text:p>17.907641</text:p>
              </table:table-cell>
              <table:table-cell office:value-type="float" office:value="4.526725">
                <text:p>4.526725</text:p>
              </table:table-cell>
              <table:table-cell office:value-type="float" office:value="1.119228">
                <text:p>1.11922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7.95376">
                <text:p>17.95376</text:p>
              </table:table-cell>
              <table:table-cell office:value-type="float" office:value="4.539087">
                <text:p>4.539087</text:p>
              </table:table-cell>
              <table:table-cell office:value-type="float" office:value="1.12211">
                <text:p>1.1221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8.004664">
                <text:p>18.004664</text:p>
              </table:table-cell>
              <table:table-cell office:value-type="float" office:value="4.554158">
                <text:p>4.554158</text:p>
              </table:table-cell>
              <table:table-cell office:value-type="float" office:value="1.125291">
                <text:p>1.12529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8.045376">
                <text:p>18.045376</text:p>
              </table:table-cell>
              <table:table-cell office:value-type="float" office:value="4.56783">
                <text:p>4.56783</text:p>
              </table:table-cell>
              <table:table-cell office:value-type="float" office:value="1.127836">
                <text:p>1.12783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8.087267">
                <text:p>18.087267</text:p>
              </table:table-cell>
              <table:table-cell office:value-type="float" office:value="4.578221">
                <text:p>4.578221</text:p>
              </table:table-cell>
              <table:table-cell office:value-type="float" office:value="1.130454">
                <text:p>1.13045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8.13047">
                <text:p>18.13047</text:p>
              </table:table-cell>
              <table:table-cell office:value-type="float" office:value="4.590456">
                <text:p>4.590456</text:p>
              </table:table-cell>
              <table:table-cell office:value-type="float" office:value="1.133154">
                <text:p>1.13315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8.172618">
                <text:p>18.172618</text:p>
              </table:table-cell>
              <table:table-cell office:value-type="float" office:value="4.600834">
                <text:p>4.600834</text:p>
              </table:table-cell>
              <table:table-cell office:value-type="float" office:value="1.135789">
                <text:p>1.13578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8.213441">
                <text:p>18.213441</text:p>
              </table:table-cell>
              <table:table-cell office:value-type="float" office:value="4.611794">
                <text:p>4.611794</text:p>
              </table:table-cell>
              <table:table-cell office:value-type="float" office:value="1.13834">
                <text:p>1.1383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8.256861">
                <text:p>18.256861</text:p>
              </table:table-cell>
              <table:table-cell office:value-type="float" office:value="4.623128">
                <text:p>4.623128</text:p>
              </table:table-cell>
              <table:table-cell office:value-type="float" office:value="1.141054">
                <text:p>1.14105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8.296448">
                <text:p>18.296448</text:p>
              </table:table-cell>
              <table:table-cell office:value-type="float" office:value="4.636136">
                <text:p>4.636136</text:p>
              </table:table-cell>
              <table:table-cell office:value-type="float" office:value="1.143528">
                <text:p>1.14352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8.352261">
                <text:p>18.352261</text:p>
              </table:table-cell>
              <table:table-cell office:value-type="float" office:value="4.64733">
                <text:p>4.64733</text:p>
              </table:table-cell>
              <table:table-cell office:value-type="float" office:value="1.147016">
                <text:p>1.14701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8.429651">
                <text:p>18.429651</text:p>
              </table:table-cell>
              <table:table-cell office:value-type="float" office:value="4.660192">
                <text:p>4.660192</text:p>
              </table:table-cell>
              <table:table-cell office:value-type="float" office:value="1.151853">
                <text:p>1.15185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8.484144">
                <text:p>18.484144</text:p>
              </table:table-cell>
              <table:table-cell office:value-type="float" office:value="4.688174">
                <text:p>4.688174</text:p>
              </table:table-cell>
              <table:table-cell office:value-type="float" office:value="1.155259">
                <text:p>1.15525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8.532131">
                <text:p>18.532131</text:p>
              </table:table-cell>
              <table:table-cell office:value-type="float" office:value="4.706928">
                <text:p>4.706928</text:p>
              </table:table-cell>
              <table:table-cell office:value-type="float" office:value="1.158258">
                <text:p>1.15825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8.570596">
                <text:p>18.570596</text:p>
              </table:table-cell>
              <table:table-cell office:value-type="float" office:value="4.718164">
                <text:p>4.718164</text:p>
              </table:table-cell>
              <table:table-cell office:value-type="float" office:value="1.160662">
                <text:p>1.16066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8.6104">
                <text:p>18.6104</text:p>
              </table:table-cell>
              <table:table-cell office:value-type="float" office:value="4.726854">
                <text:p>4.726854</text:p>
              </table:table-cell>
              <table:table-cell office:value-type="float" office:value="1.16315">
                <text:p>1.1631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8.653085">
                <text:p>18.653085</text:p>
              </table:table-cell>
              <table:table-cell office:value-type="float" office:value="4.736276">
                <text:p>4.736276</text:p>
              </table:table-cell>
              <table:table-cell office:value-type="float" office:value="1.165818">
                <text:p>1.16581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8.70257">
                <text:p>18.70257</text:p>
              </table:table-cell>
              <table:table-cell office:value-type="float" office:value="4.747801">
                <text:p>4.747801</text:p>
              </table:table-cell>
              <table:table-cell office:value-type="float" office:value="1.168911">
                <text:p>1.16891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8.747146">
                <text:p>18.747146</text:p>
              </table:table-cell>
              <table:table-cell office:value-type="float" office:value="4.759547">
                <text:p>4.759547</text:p>
              </table:table-cell>
              <table:table-cell office:value-type="float" office:value="1.171697">
                <text:p>1.17169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8.79038">
                <text:p>18.79038</text:p>
              </table:table-cell>
              <table:table-cell office:value-type="float" office:value="4.770412">
                <text:p>4.770412</text:p>
              </table:table-cell>
              <table:table-cell office:value-type="float" office:value="1.174399">
                <text:p>1.17439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8.836431">
                <text:p>18.836431</text:p>
              </table:table-cell>
              <table:table-cell office:value-type="float" office:value="4.783029">
                <text:p>4.783029</text:p>
              </table:table-cell>
              <table:table-cell office:value-type="float" office:value="1.177277">
                <text:p>1.17727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8.884898">
                <text:p>18.884898</text:p>
              </table:table-cell>
              <table:table-cell office:value-type="float" office:value="4.794292">
                <text:p>4.794292</text:p>
              </table:table-cell>
              <table:table-cell office:value-type="float" office:value="1.180306">
                <text:p>1.18030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8.925847">
                <text:p>18.925847</text:p>
              </table:table-cell>
              <table:table-cell office:value-type="float" office:value="4.804498">
                <text:p>4.804498</text:p>
              </table:table-cell>
              <table:table-cell office:value-type="float" office:value="1.182865">
                <text:p>1.18286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8.966544">
                <text:p>18.966544</text:p>
              </table:table-cell>
              <table:table-cell office:value-type="float" office:value="4.81342">
                <text:p>4.81342</text:p>
              </table:table-cell>
              <table:table-cell office:value-type="float" office:value="1.185409">
                <text:p>1.18540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9.009587">
                <text:p>19.009587</text:p>
              </table:table-cell>
              <table:table-cell office:value-type="float" office:value="4.82251">
                <text:p>4.82251</text:p>
              </table:table-cell>
              <table:table-cell office:value-type="float" office:value="1.188099">
                <text:p>1.18809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9.053365">
                <text:p>19.053365</text:p>
              </table:table-cell>
              <table:table-cell office:value-type="float" office:value="4.832578">
                <text:p>4.832578</text:p>
              </table:table-cell>
              <table:table-cell office:value-type="float" office:value="1.190835">
                <text:p>1.19083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9.103707">
                <text:p>19.103707</text:p>
              </table:table-cell>
              <table:table-cell office:value-type="float" office:value="4.852228">
                <text:p>4.852228</text:p>
              </table:table-cell>
              <table:table-cell office:value-type="float" office:value="1.193982">
                <text:p>1.19398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9.15111">
                <text:p>19.15111</text:p>
              </table:table-cell>
              <table:table-cell office:value-type="float" office:value="4.864991">
                <text:p>4.864991</text:p>
              </table:table-cell>
              <table:table-cell office:value-type="float" office:value="1.196944">
                <text:p>1.19694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9.200746">
                <text:p>19.200746</text:p>
              </table:table-cell>
              <table:table-cell office:value-type="float" office:value="4.877643">
                <text:p>4.877643</text:p>
              </table:table-cell>
              <table:table-cell office:value-type="float" office:value="1.200047">
                <text:p>1.20004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9.252495">
                <text:p>19.252495</text:p>
              </table:table-cell>
              <table:table-cell office:value-type="float" office:value="4.891339">
                <text:p>4.891339</text:p>
              </table:table-cell>
              <table:table-cell office:value-type="float" office:value="1.203281">
                <text:p>1.20328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9.310203">
                <text:p>19.310203</text:p>
              </table:table-cell>
              <table:table-cell office:value-type="float" office:value="4.908194">
                <text:p>4.908194</text:p>
              </table:table-cell>
              <table:table-cell office:value-type="float" office:value="1.206888">
                <text:p>1.20688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9.353974">
                <text:p>19.353974</text:p>
              </table:table-cell>
              <table:table-cell office:value-type="float" office:value="4.921727">
                <text:p>4.921727</text:p>
              </table:table-cell>
              <table:table-cell office:value-type="float" office:value="1.209623">
                <text:p>1.20962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9.398026">
                <text:p>19.398026</text:p>
              </table:table-cell>
              <table:table-cell office:value-type="float" office:value="4.931455">
                <text:p>4.931455</text:p>
              </table:table-cell>
              <table:table-cell office:value-type="float" office:value="1.212377">
                <text:p>1.21237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9.437349">
                <text:p>19.437349</text:p>
              </table:table-cell>
              <table:table-cell office:value-type="float" office:value="4.941454">
                <text:p>4.941454</text:p>
              </table:table-cell>
              <table:table-cell office:value-type="float" office:value="1.214834">
                <text:p>1.21483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9.481654">
                <text:p>19.481654</text:p>
              </table:table-cell>
              <table:table-cell office:value-type="float" office:value="4.952961">
                <text:p>4.952961</text:p>
              </table:table-cell>
              <table:table-cell office:value-type="float" office:value="1.217603">
                <text:p>1.21760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9.524586">
                <text:p>19.524586</text:p>
              </table:table-cell>
              <table:table-cell office:value-type="float" office:value="4.965777">
                <text:p>4.965777</text:p>
              </table:table-cell>
              <table:table-cell office:value-type="float" office:value="1.220287">
                <text:p>1.22028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9.570199">
                <text:p>19.570199</text:p>
              </table:table-cell>
              <table:table-cell office:value-type="float" office:value="4.976326">
                <text:p>4.976326</text:p>
              </table:table-cell>
              <table:table-cell office:value-type="float" office:value="1.223137">
                <text:p>1.22313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9.61749">
                <text:p>19.61749</text:p>
              </table:table-cell>
              <table:table-cell office:value-type="float" office:value="4.986554">
                <text:p>4.986554</text:p>
              </table:table-cell>
              <table:table-cell office:value-type="float" office:value="1.226093">
                <text:p>1.22609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9.666088">
                <text:p>19.666088</text:p>
              </table:table-cell>
              <table:table-cell office:value-type="float" office:value="5.006379">
                <text:p>5.006379</text:p>
              </table:table-cell>
              <table:table-cell office:value-type="float" office:value="1.229131">
                <text:p>1.22913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9.712893">
                <text:p>19.712893</text:p>
              </table:table-cell>
              <table:table-cell office:value-type="float" office:value="5.019178">
                <text:p>5.019178</text:p>
              </table:table-cell>
              <table:table-cell office:value-type="float" office:value="1.232056">
                <text:p>1.23205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9.760214">
                <text:p>19.760214</text:p>
              </table:table-cell>
              <table:table-cell office:value-type="float" office:value="5.03248">
                <text:p>5.03248</text:p>
              </table:table-cell>
              <table:table-cell office:value-type="float" office:value="1.235013">
                <text:p>1.23501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9.814053">
                <text:p>19.814053</text:p>
              </table:table-cell>
              <table:table-cell office:value-type="float" office:value="5.047308">
                <text:p>5.047308</text:p>
              </table:table-cell>
              <table:table-cell office:value-type="float" office:value="1.238378">
                <text:p>1.23837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9.867916">
                <text:p>19.867916</text:p>
              </table:table-cell>
              <table:table-cell office:value-type="float" office:value="5.061669">
                <text:p>5.061669</text:p>
              </table:table-cell>
              <table:table-cell office:value-type="float" office:value="1.241745">
                <text:p>1.24174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9.915047">
                <text:p>19.915047</text:p>
              </table:table-cell>
              <table:table-cell office:value-type="float" office:value="5.07726">
                <text:p>5.07726</text:p>
              </table:table-cell>
              <table:table-cell office:value-type="float" office:value="1.24469">
                <text:p>1.2446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9.980427">
                <text:p>19.980427</text:p>
              </table:table-cell>
              <table:table-cell office:value-type="float" office:value="5.087681">
                <text:p>5.087681</text:p>
              </table:table-cell>
              <table:table-cell office:value-type="float" office:value="1.248777">
                <text:p>1.24877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0.038001">
                <text:p>20.038001</text:p>
              </table:table-cell>
              <table:table-cell office:value-type="float" office:value="5.103502">
                <text:p>5.103502</text:p>
              </table:table-cell>
              <table:table-cell office:value-type="float" office:value="1.252375">
                <text:p>1.25237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0.090893">
                <text:p>20.090893</text:p>
              </table:table-cell>
              <table:table-cell office:value-type="float" office:value="5.117201">
                <text:p>5.117201</text:p>
              </table:table-cell>
              <table:table-cell office:value-type="float" office:value="1.255681">
                <text:p>1.25568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0.141817">
                <text:p>20.141817</text:p>
              </table:table-cell>
              <table:table-cell office:value-type="float" office:value="5.131572">
                <text:p>5.131572</text:p>
              </table:table-cell>
              <table:table-cell office:value-type="float" office:value="1.258864">
                <text:p>1.25886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0.192432">
                <text:p>20.192432</text:p>
              </table:table-cell>
              <table:table-cell office:value-type="float" office:value="5.145712">
                <text:p>5.145712</text:p>
              </table:table-cell>
              <table:table-cell office:value-type="float" office:value="1.262027">
                <text:p>1.26202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0.241793">
                <text:p>20.241793</text:p>
              </table:table-cell>
              <table:table-cell office:value-type="float" office:value="5.157157">
                <text:p>5.157157</text:p>
              </table:table-cell>
              <table:table-cell office:value-type="float" office:value="1.265112">
                <text:p>1.26511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0.291773">
                <text:p>20.291773</text:p>
              </table:table-cell>
              <table:table-cell office:value-type="float" office:value="5.169459">
                <text:p>5.169459</text:p>
              </table:table-cell>
              <table:table-cell office:value-type="float" office:value="1.268236">
                <text:p>1.26823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0.339632">
                <text:p>20.339632</text:p>
              </table:table-cell>
              <table:table-cell office:value-type="float" office:value="5.182533">
                <text:p>5.182533</text:p>
              </table:table-cell>
              <table:table-cell office:value-type="float" office:value="1.271227">
                <text:p>1.27122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0.38318">
                <text:p>20.38318</text:p>
              </table:table-cell>
              <table:table-cell office:value-type="float" office:value="5.193836">
                <text:p>5.193836</text:p>
              </table:table-cell>
              <table:table-cell office:value-type="float" office:value="1.273949">
                <text:p>1.27394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0.427056">
                <text:p>20.427056</text:p>
              </table:table-cell>
              <table:table-cell office:value-type="float" office:value="5.203095">
                <text:p>5.203095</text:p>
              </table:table-cell>
              <table:table-cell office:value-type="float" office:value="1.276691">
                <text:p>1.27669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0.469611">
                <text:p>20.469611</text:p>
              </table:table-cell>
              <table:table-cell office:value-type="float" office:value="5.215955">
                <text:p>5.215955</text:p>
              </table:table-cell>
              <table:table-cell office:value-type="float" office:value="1.279351">
                <text:p>1.27935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0.514004">
                <text:p>20.514004</text:p>
              </table:table-cell>
              <table:table-cell office:value-type="float" office:value="5.227731">
                <text:p>5.227731</text:p>
              </table:table-cell>
              <table:table-cell office:value-type="float" office:value="1.282125">
                <text:p>1.28212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0.56103">
                <text:p>20.56103</text:p>
              </table:table-cell>
              <table:table-cell office:value-type="float" office:value="5.240367">
                <text:p>5.240367</text:p>
              </table:table-cell>
              <table:table-cell office:value-type="float" office:value="1.285064">
                <text:p>1.28506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0.605912">
                <text:p>20.605912</text:p>
              </table:table-cell>
              <table:table-cell office:value-type="float" office:value="5.252151">
                <text:p>5.252151</text:p>
              </table:table-cell>
              <table:table-cell office:value-type="float" office:value="1.28787">
                <text:p>1.2878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0.653849">
                <text:p>20.653849</text:p>
              </table:table-cell>
              <table:table-cell office:value-type="float" office:value="5.262573">
                <text:p>5.262573</text:p>
              </table:table-cell>
              <table:table-cell office:value-type="float" office:value="1.290866">
                <text:p>1.29086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0.700939">
                <text:p>20.700939</text:p>
              </table:table-cell>
              <table:table-cell office:value-type="float" office:value="5.274835">
                <text:p>5.274835</text:p>
              </table:table-cell>
              <table:table-cell office:value-type="float" office:value="1.293809">
                <text:p>1.29380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0.744754">
                <text:p>20.744754</text:p>
              </table:table-cell>
              <table:table-cell office:value-type="float" office:value="5.285844">
                <text:p>5.285844</text:p>
              </table:table-cell>
              <table:table-cell office:value-type="float" office:value="1.296547">
                <text:p>1.29654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0.83485">
                <text:p>20.83485</text:p>
              </table:table-cell>
              <table:table-cell office:value-type="float" office:value="5.297307">
                <text:p>5.297307</text:p>
              </table:table-cell>
              <table:table-cell office:value-type="float" office:value="1.302178">
                <text:p>1.30217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0.884199">
                <text:p>20.884199</text:p>
              </table:table-cell>
              <table:table-cell office:value-type="float" office:value="5.313909">
                <text:p>5.313909</text:p>
              </table:table-cell>
              <table:table-cell office:value-type="float" office:value="1.305262">
                <text:p>1.30526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0.928059">
                <text:p>20.928059</text:p>
              </table:table-cell>
              <table:table-cell office:value-type="float" office:value="5.325657">
                <text:p>5.325657</text:p>
              </table:table-cell>
              <table:table-cell office:value-type="float" office:value="1.308004">
                <text:p>1.30800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0.97724">
                <text:p>20.97724</text:p>
              </table:table-cell>
              <table:table-cell office:value-type="float" office:value="5.337218">
                <text:p>5.337218</text:p>
              </table:table-cell>
              <table:table-cell office:value-type="float" office:value="1.311078">
                <text:p>1.31107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1.02315">
                <text:p>21.02315</text:p>
              </table:table-cell>
              <table:table-cell office:value-type="float" office:value="5.349858">
                <text:p>5.349858</text:p>
              </table:table-cell>
              <table:table-cell office:value-type="float" office:value="1.313947">
                <text:p>1.31394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1.069575">
                <text:p>21.069575</text:p>
              </table:table-cell>
              <table:table-cell office:value-type="float" office:value="5.361579">
                <text:p>5.361579</text:p>
              </table:table-cell>
              <table:table-cell office:value-type="float" office:value="1.316848">
                <text:p>1.31684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1.114348">
                <text:p>21.114348</text:p>
              </table:table-cell>
              <table:table-cell office:value-type="float" office:value="5.37515">
                <text:p>5.37515</text:p>
              </table:table-cell>
              <table:table-cell office:value-type="float" office:value="1.319647">
                <text:p>1.31964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1.161416">
                <text:p>21.161416</text:p>
              </table:table-cell>
              <table:table-cell office:value-type="float" office:value="5.385599">
                <text:p>5.385599</text:p>
              </table:table-cell>
              <table:table-cell office:value-type="float" office:value="1.322588">
                <text:p>1.32258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1.207065">
                <text:p>21.207065</text:p>
              </table:table-cell>
              <table:table-cell office:value-type="float" office:value="5.398053">
                <text:p>5.398053</text:p>
              </table:table-cell>
              <table:table-cell office:value-type="float" office:value="1.325442">
                <text:p>1.32544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1.252737">
                <text:p>21.252737</text:p>
              </table:table-cell>
              <table:table-cell office:value-type="float" office:value="5.408979">
                <text:p>5.408979</text:p>
              </table:table-cell>
              <table:table-cell office:value-type="float" office:value="1.328296">
                <text:p>1.32829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1.300024">
                <text:p>21.300024</text:p>
              </table:table-cell>
              <table:table-cell office:value-type="float" office:value="5.421938">
                <text:p>5.421938</text:p>
              </table:table-cell>
              <table:table-cell office:value-type="float" office:value="1.331252">
                <text:p>1.33125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1.347054">
                <text:p>21.347054</text:p>
              </table:table-cell>
              <table:table-cell office:value-type="float" office:value="5.433254">
                <text:p>5.433254</text:p>
              </table:table-cell>
              <table:table-cell office:value-type="float" office:value="1.334191">
                <text:p>1.33419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1.391746">
                <text:p>21.391746</text:p>
              </table:table-cell>
              <table:table-cell office:value-type="float" office:value="5.445625">
                <text:p>5.445625</text:p>
              </table:table-cell>
              <table:table-cell office:value-type="float" office:value="1.336984">
                <text:p>1.33698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1.436802">
                <text:p>21.436802</text:p>
              </table:table-cell>
              <table:table-cell office:value-type="float" office:value="5.459076">
                <text:p>5.459076</text:p>
              </table:table-cell>
              <table:table-cell office:value-type="float" office:value="1.3398">
                <text:p>1.339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1.484086">
                <text:p>21.484086</text:p>
              </table:table-cell>
              <table:table-cell office:value-type="float" office:value="5.471053">
                <text:p>5.471053</text:p>
              </table:table-cell>
              <table:table-cell office:value-type="float" office:value="1.342755">
                <text:p>1.34275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1.525917">
                <text:p>21.525917</text:p>
              </table:table-cell>
              <table:table-cell office:value-type="float" office:value="5.482554">
                <text:p>5.482554</text:p>
              </table:table-cell>
              <table:table-cell office:value-type="float" office:value="1.34537">
                <text:p>1.3453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1.570889">
                <text:p>21.570889</text:p>
              </table:table-cell>
              <table:table-cell office:value-type="float" office:value="5.49519">
                <text:p>5.49519</text:p>
              </table:table-cell>
              <table:table-cell office:value-type="float" office:value="1.348181">
                <text:p>1.34818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1.613689">
                <text:p>21.613689</text:p>
              </table:table-cell>
              <table:table-cell office:value-type="float" office:value="5.50896">
                <text:p>5.50896</text:p>
              </table:table-cell>
              <table:table-cell office:value-type="float" office:value="1.350856">
                <text:p>1.35085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1.660569">
                <text:p>21.660569</text:p>
              </table:table-cell>
              <table:table-cell office:value-type="float" office:value="5.518953">
                <text:p>5.518953</text:p>
              </table:table-cell>
              <table:table-cell office:value-type="float" office:value="1.353786">
                <text:p>1.35378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1.702676">
                <text:p>21.702676</text:p>
              </table:table-cell>
              <table:table-cell office:value-type="float" office:value="5.532014">
                <text:p>5.532014</text:p>
              </table:table-cell>
              <table:table-cell office:value-type="float" office:value="1.356417">
                <text:p>1.35641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1.747544">
                <text:p>21.747544</text:p>
              </table:table-cell>
              <table:table-cell office:value-type="float" office:value="5.542729">
                <text:p>5.542729</text:p>
              </table:table-cell>
              <table:table-cell office:value-type="float" office:value="1.359222">
                <text:p>1.35922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1.795789">
                <text:p>21.795789</text:p>
              </table:table-cell>
              <table:table-cell office:value-type="float" office:value="5.553568">
                <text:p>5.553568</text:p>
              </table:table-cell>
              <table:table-cell office:value-type="float" office:value="1.362237">
                <text:p>1.36223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1.845056">
                <text:p>21.845056</text:p>
              </table:table-cell>
              <table:table-cell office:value-type="float" office:value="5.565659">
                <text:p>5.565659</text:p>
              </table:table-cell>
              <table:table-cell office:value-type="float" office:value="1.365316">
                <text:p>1.36531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1.887481">
                <text:p>21.887481</text:p>
              </table:table-cell>
              <table:table-cell office:value-type="float" office:value="5.578645">
                <text:p>5.578645</text:p>
              </table:table-cell>
              <table:table-cell office:value-type="float" office:value="1.367968">
                <text:p>1.36796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1.930432">
                <text:p>21.930432</text:p>
              </table:table-cell>
              <table:table-cell office:value-type="float" office:value="5.589857">
                <text:p>5.589857</text:p>
              </table:table-cell>
              <table:table-cell office:value-type="float" office:value="1.370652">
                <text:p>1.37065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1.977487">
                <text:p>21.977487</text:p>
              </table:table-cell>
              <table:table-cell office:value-type="float" office:value="5.600645">
                <text:p>5.600645</text:p>
              </table:table-cell>
              <table:table-cell office:value-type="float" office:value="1.373593">
                <text:p>1.37359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2.021046">
                <text:p>22.021046</text:p>
              </table:table-cell>
              <table:table-cell office:value-type="float" office:value="5.612101">
                <text:p>5.612101</text:p>
              </table:table-cell>
              <table:table-cell office:value-type="float" office:value="1.376315">
                <text:p>1.37631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2.065785">
                <text:p>22.065785</text:p>
              </table:table-cell>
              <table:table-cell office:value-type="float" office:value="5.622138">
                <text:p>5.622138</text:p>
              </table:table-cell>
              <table:table-cell office:value-type="float" office:value="1.379112">
                <text:p>1.37911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2.112786">
                <text:p>22.112786</text:p>
              </table:table-cell>
              <table:table-cell office:value-type="float" office:value="5.632876">
                <text:p>5.632876</text:p>
              </table:table-cell>
              <table:table-cell office:value-type="float" office:value="1.382049">
                <text:p>1.38204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2.158639">
                <text:p>22.158639</text:p>
              </table:table-cell>
              <table:table-cell office:value-type="float" office:value="5.643883">
                <text:p>5.643883</text:p>
              </table:table-cell>
              <table:table-cell office:value-type="float" office:value="1.384915">
                <text:p>1.38491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2.204925">
                <text:p>22.204925</text:p>
              </table:table-cell>
              <table:table-cell office:value-type="float" office:value="5.65636">
                <text:p>5.65636</text:p>
              </table:table-cell>
              <table:table-cell office:value-type="float" office:value="1.387808">
                <text:p>1.38780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2.250704">
                <text:p>22.250704</text:p>
              </table:table-cell>
              <table:table-cell office:value-type="float" office:value="5.668743">
                <text:p>5.668743</text:p>
              </table:table-cell>
              <table:table-cell office:value-type="float" office:value="1.390669">
                <text:p>1.39066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2.296547">
                <text:p>22.296547</text:p>
              </table:table-cell>
              <table:table-cell office:value-type="float" office:value="5.680208">
                <text:p>5.680208</text:p>
              </table:table-cell>
              <table:table-cell office:value-type="float" office:value="1.393534">
                <text:p>1.39353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2.338101">
                <text:p>22.338101</text:p>
              </table:table-cell>
              <table:table-cell office:value-type="float" office:value="5.691447">
                <text:p>5.691447</text:p>
              </table:table-cell>
              <table:table-cell office:value-type="float" office:value="1.396131">
                <text:p>1.39613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2.381741">
                <text:p>22.381741</text:p>
              </table:table-cell>
              <table:table-cell office:value-type="float" office:value="5.701655">
                <text:p>5.701655</text:p>
              </table:table-cell>
              <table:table-cell office:value-type="float" office:value="1.398859">
                <text:p>1.39885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2.426091">
                <text:p>22.426091</text:p>
              </table:table-cell>
              <table:table-cell office:value-type="float" office:value="5.712909">
                <text:p>5.712909</text:p>
              </table:table-cell>
              <table:table-cell office:value-type="float" office:value="1.401631">
                <text:p>1.40163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2.470301">
                <text:p>22.470301</text:p>
              </table:table-cell>
              <table:table-cell office:value-type="float" office:value="5.723776">
                <text:p>5.723776</text:p>
              </table:table-cell>
              <table:table-cell office:value-type="float" office:value="1.404394">
                <text:p>1.40439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2.515329">
                <text:p>22.515329</text:p>
              </table:table-cell>
              <table:table-cell office:value-type="float" office:value="5.735341">
                <text:p>5.735341</text:p>
              </table:table-cell>
              <table:table-cell office:value-type="float" office:value="1.407208">
                <text:p>1.40720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2.559424">
                <text:p>22.559424</text:p>
              </table:table-cell>
              <table:table-cell office:value-type="float" office:value="5.74646">
                <text:p>5.74646</text:p>
              </table:table-cell>
              <table:table-cell office:value-type="float" office:value="1.409964">
                <text:p>1.40996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2.602532">
                <text:p>22.602532</text:p>
              </table:table-cell>
              <table:table-cell office:value-type="float" office:value="5.757995">
                <text:p>5.757995</text:p>
              </table:table-cell>
              <table:table-cell office:value-type="float" office:value="1.412658">
                <text:p>1.41265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2.650614">
                <text:p>22.650614</text:p>
              </table:table-cell>
              <table:table-cell office:value-type="float" office:value="5.769097">
                <text:p>5.769097</text:p>
              </table:table-cell>
              <table:table-cell office:value-type="float" office:value="1.415663">
                <text:p>1.41566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2.693156">
                <text:p>22.693156</text:p>
              </table:table-cell>
              <table:table-cell office:value-type="float" office:value="5.780925">
                <text:p>5.780925</text:p>
              </table:table-cell>
              <table:table-cell office:value-type="float" office:value="1.418322">
                <text:p>1.41832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2.735605">
                <text:p>22.735605</text:p>
              </table:table-cell>
              <table:table-cell office:value-type="float" office:value="5.793036">
                <text:p>5.793036</text:p>
              </table:table-cell>
              <table:table-cell office:value-type="float" office:value="1.420975">
                <text:p>1.42097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2.779769">
                <text:p>22.779769</text:p>
              </table:table-cell>
              <table:table-cell office:value-type="float" office:value="5.803323">
                <text:p>5.803323</text:p>
              </table:table-cell>
              <table:table-cell office:value-type="float" office:value="1.423736">
                <text:p>1.42373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2.824207">
                <text:p>22.824207</text:p>
              </table:table-cell>
              <table:table-cell office:value-type="float" office:value="5.814492">
                <text:p>5.814492</text:p>
              </table:table-cell>
              <table:table-cell office:value-type="float" office:value="1.426513">
                <text:p>1.42651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2.867638">
                <text:p>22.867638</text:p>
              </table:table-cell>
              <table:table-cell office:value-type="float" office:value="5.826113">
                <text:p>5.826113</text:p>
              </table:table-cell>
              <table:table-cell office:value-type="float" office:value="1.429227">
                <text:p>1.42922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2.911306">
                <text:p>22.911306</text:p>
              </table:table-cell>
              <table:table-cell office:value-type="float" office:value="5.836503">
                <text:p>5.836503</text:p>
              </table:table-cell>
              <table:table-cell office:value-type="float" office:value="1.431957">
                <text:p>1.43195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2.957058">
                <text:p>22.957058</text:p>
              </table:table-cell>
              <table:table-cell office:value-type="float" office:value="5.848269">
                <text:p>5.848269</text:p>
              </table:table-cell>
              <table:table-cell office:value-type="float" office:value="1.434816">
                <text:p>1.43481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2.998749">
                <text:p>22.998749</text:p>
              </table:table-cell>
              <table:table-cell office:value-type="float" office:value="5.859425">
                <text:p>5.859425</text:p>
              </table:table-cell>
              <table:table-cell office:value-type="float" office:value="1.437422">
                <text:p>1.4374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300%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Dash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9.006cm" xlink:href=".." xlink:type="simple" chart:class="chart:line" chart:style-name="ch1">
        <chart:title svg:x="5.947cm" svg:y="0.316cm" chart:style-name="ch2">
          <text:p>Speedup 16 threads</text:p>
        </chart:title>
        <chart:legend chart:legend-position="end" svg:x="11.425cm" svg:y="3.955cm" style:legend-expansion="high" chart:style-name="ch3"/>
        <chart:plot-area chart:style-name="ch4" table:cell-range-address="data_16.E1:data_16.F501" chart:data-source-has-labels="row" svg:x="0.32cm" svg:y="1.275cm" svg:width="10.785cm" svg:height="7.551cm">
          <chart:coordinate-region svg:x="0.941cm" svg:y="1.396cm" svg:width="10.164cm" svg:height="6.42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data_16.E2:data_16.E501" chart:label-cell-address="data_16.E1:data_16.E1" chart:class="chart:line">
            <chart:data-point chart:repeated="500"/>
          </chart:series>
          <chart:series chart:style-name="ch8" chart:values-cell-range-address="data_16.F2:data_16.F501" chart:label-cell-address="data_16.F1:data_16.F1" chart:class="chart:line"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data_16.E1:data_16.E1</svg:desc>
                </draw:g>
              </table:table-cell>
              <table:table-cell office:value-type="string">
                <text:p>speedup (linear)</text:p>
                <draw:g>
                  <svg:desc>data_16.F1:data_16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752104">
                <text:p>3.752104</text:p>
                <draw:g>
                  <svg:desc>data_16.E2:data_16.E501</svg:desc>
                </draw:g>
              </table:table-cell>
              <table:table-cell office:value-type="float" office:value="16">
                <text:p>16</text:p>
                <draw:g>
                  <svg:desc>data_16.F2:data_16.F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629654">
                <text:p>3.6296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854938">
                <text:p>3.85493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883933">
                <text:p>3.8839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962669">
                <text:p>3.9626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020282">
                <text:p>4.0202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003633">
                <text:p>4.0036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019183">
                <text:p>4.01918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45144">
                <text:p>4.0451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026862">
                <text:p>4.0268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988482">
                <text:p>3.9884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974808">
                <text:p>3.97480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97981">
                <text:p>3.9798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983018">
                <text:p>3.9830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961317">
                <text:p>3.9613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998775">
                <text:p>3.9987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016339">
                <text:p>4.0163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008105">
                <text:p>4.0081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979791">
                <text:p>3.9797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998681">
                <text:p>3.99868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00919">
                <text:p>4.009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026975">
                <text:p>4.0269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010096">
                <text:p>4.0100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007762">
                <text:p>4.0077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999635">
                <text:p>3.9996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005544">
                <text:p>4.0055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980593">
                <text:p>3.98059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959018">
                <text:p>3.9590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971805">
                <text:p>3.9718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95385">
                <text:p>3.9538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959082">
                <text:p>3.9590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968174">
                <text:p>3.9681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973833">
                <text:p>3.9738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966827">
                <text:p>3.9668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943017">
                <text:p>3.9430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953533">
                <text:p>3.9535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942175">
                <text:p>3.9421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95684">
                <text:p>3.956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955515">
                <text:p>3.9555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5709">
                <text:p>3.9570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965202">
                <text:p>3.96520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966375">
                <text:p>3.9663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94873">
                <text:p>3.9487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939474">
                <text:p>3.9394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939739">
                <text:p>3.9397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940885">
                <text:p>3.94088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9408">
                <text:p>3.940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943559">
                <text:p>3.94355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946785">
                <text:p>3.94678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946827">
                <text:p>3.9468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955294">
                <text:p>3.9552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960162">
                <text:p>3.9601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958486">
                <text:p>3.9584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960799">
                <text:p>3.9607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97134">
                <text:p>3.971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949965">
                <text:p>3.94996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959486">
                <text:p>3.9594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96787">
                <text:p>3.9678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968986">
                <text:p>3.9689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964298">
                <text:p>3.9642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965082">
                <text:p>3.9650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96369">
                <text:p>3.963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972558">
                <text:p>3.9725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976795">
                <text:p>3.9767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966234">
                <text:p>3.9662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962487">
                <text:p>3.96248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957573">
                <text:p>3.95757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950913">
                <text:p>3.9509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937196">
                <text:p>3.9371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917648">
                <text:p>3.91764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924966">
                <text:p>3.92496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913949">
                <text:p>3.9139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918134">
                <text:p>3.9181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918834">
                <text:p>3.9188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914736">
                <text:p>3.9147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920475">
                <text:p>3.9204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922914">
                <text:p>3.9229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920102">
                <text:p>3.92010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920549">
                <text:p>3.9205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925192">
                <text:p>3.92519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917823">
                <text:p>3.9178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911223">
                <text:p>3.9112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913994">
                <text:p>3.913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911063">
                <text:p>3.91106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91626">
                <text:p>3.916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914065">
                <text:p>3.91406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913214">
                <text:p>3.9132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921238">
                <text:p>3.92123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918474">
                <text:p>3.9184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917709">
                <text:p>3.91770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918078">
                <text:p>3.9180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91674">
                <text:p>3.916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920185">
                <text:p>3.92018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916561">
                <text:p>3.9165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914143">
                <text:p>3.9141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916077">
                <text:p>3.91607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921852">
                <text:p>3.9218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920691">
                <text:p>3.9206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914238">
                <text:p>3.91423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917428">
                <text:p>3.9174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912217">
                <text:p>3.9122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913689">
                <text:p>3.91368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914972">
                <text:p>3.91497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916667">
                <text:p>3.9166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916392">
                <text:p>3.91639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917767">
                <text:p>3.9177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913846">
                <text:p>3.9138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915969">
                <text:p>3.9159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92091">
                <text:p>3.920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921503">
                <text:p>3.92150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919007">
                <text:p>3.91900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921402">
                <text:p>3.92140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91532">
                <text:p>3.915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916575">
                <text:p>3.9165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915993">
                <text:p>3.91599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908313">
                <text:p>3.9083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910567">
                <text:p>3.9105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908863">
                <text:p>3.90886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910671">
                <text:p>3.91067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910775">
                <text:p>3.9107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910291">
                <text:p>3.9102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912273">
                <text:p>3.91227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916288">
                <text:p>3.91628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914055">
                <text:p>3.9140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919451">
                <text:p>3.9194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920079">
                <text:p>3.9200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922633">
                <text:p>3.9226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928339">
                <text:p>3.9283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930505">
                <text:p>3.9305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931635">
                <text:p>3.9316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927034">
                <text:p>3.9270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936288">
                <text:p>3.93628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939012">
                <text:p>3.9390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935314">
                <text:p>3.9353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922564">
                <text:p>3.9225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927913">
                <text:p>3.9279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931427">
                <text:p>3.9314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932514">
                <text:p>3.9325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929278">
                <text:p>3.9292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929189">
                <text:p>3.92918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929504">
                <text:p>3.9295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926551">
                <text:p>3.9265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934006">
                <text:p>3.9340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930962">
                <text:p>3.9309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9328">
                <text:p>3.93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931021">
                <text:p>3.9310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932281">
                <text:p>3.93228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93376">
                <text:p>3.933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933357">
                <text:p>3.9333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932279">
                <text:p>3.9322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933049">
                <text:p>3.9330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931783">
                <text:p>3.93178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929068">
                <text:p>3.9290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935393">
                <text:p>3.93539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932731">
                <text:p>3.9327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931678">
                <text:p>3.9316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932721">
                <text:p>3.9327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930988">
                <text:p>3.93098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92914">
                <text:p>3.929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926293">
                <text:p>3.92629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923838">
                <text:p>3.92383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922877">
                <text:p>3.92287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926242">
                <text:p>3.9262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92659">
                <text:p>3.9265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927295">
                <text:p>3.9272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929964">
                <text:p>3.9299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92555">
                <text:p>3.925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924094">
                <text:p>3.9240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92595">
                <text:p>3.925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925578">
                <text:p>3.9255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923248">
                <text:p>3.92324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919665">
                <text:p>3.91966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915401">
                <text:p>3.9154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909621">
                <text:p>3.9096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91133">
                <text:p>3.911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911762">
                <text:p>3.9117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909712">
                <text:p>3.9097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908486">
                <text:p>3.9084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908987">
                <text:p>3.90898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909043">
                <text:p>3.9090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904668">
                <text:p>3.9046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909557">
                <text:p>3.9095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913733">
                <text:p>3.9137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909602">
                <text:p>3.90960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913639">
                <text:p>3.9136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911453">
                <text:p>3.9114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917805">
                <text:p>3.9178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917799">
                <text:p>3.9177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914086">
                <text:p>3.9140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912541">
                <text:p>3.91254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905793">
                <text:p>3.90579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903002">
                <text:p>3.90300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907122">
                <text:p>3.9071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911233">
                <text:p>3.9112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96965">
                <text:p>3.89696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896437">
                <text:p>3.89643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898555">
                <text:p>3.8985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89981">
                <text:p>3.8998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902313">
                <text:p>3.9023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90467">
                <text:p>3.904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904226">
                <text:p>3.9042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905656">
                <text:p>3.9056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906272">
                <text:p>3.90627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906463">
                <text:p>3.90646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908762">
                <text:p>3.9087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910382">
                <text:p>3.9103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908264">
                <text:p>3.9082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909896">
                <text:p>3.9098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911241">
                <text:p>3.91124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907687">
                <text:p>3.90768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908828">
                <text:p>3.9088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907043">
                <text:p>3.9070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906715">
                <text:p>3.9067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906233">
                <text:p>3.9062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902067">
                <text:p>3.9020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900539">
                <text:p>3.9005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900823">
                <text:p>3.9008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901804">
                <text:p>3.90180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902992">
                <text:p>3.90299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903592">
                <text:p>3.90359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902458">
                <text:p>3.9024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902563">
                <text:p>3.90256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902615">
                <text:p>3.9026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904632">
                <text:p>3.9046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904511">
                <text:p>3.9045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904842">
                <text:p>3.9048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905931">
                <text:p>3.9059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907489">
                <text:p>3.90748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909832">
                <text:p>3.9098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912694">
                <text:p>3.9126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910545">
                <text:p>3.9105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912578">
                <text:p>3.9125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915788">
                <text:p>3.91578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915911">
                <text:p>3.9159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917894">
                <text:p>3.9178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.919217">
                <text:p>3.9192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90772">
                <text:p>3.9077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901914">
                <text:p>3.9019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902051">
                <text:p>3.9020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900477">
                <text:p>3.90047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901494">
                <text:p>3.9014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901501">
                <text:p>3.9015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901012">
                <text:p>3.9010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90151">
                <text:p>3.901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901622">
                <text:p>3.9016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.903712">
                <text:p>3.9037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.904364">
                <text:p>3.9043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.905684">
                <text:p>3.9056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.907619">
                <text:p>3.9076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.909199">
                <text:p>3.9091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.910558">
                <text:p>3.9105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.912046">
                <text:p>3.9120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.913542">
                <text:p>3.9135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.915309">
                <text:p>3.91530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.916851">
                <text:p>3.9168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91858">
                <text:p>3.918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.919763">
                <text:p>3.91976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.921519">
                <text:p>3.9215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.923038">
                <text:p>3.92303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.924738">
                <text:p>3.92473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.926287">
                <text:p>3.92628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.928725">
                <text:p>3.9287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.927171">
                <text:p>3.92717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.926428">
                <text:p>3.9264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.928549">
                <text:p>3.9285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.92735">
                <text:p>3.927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.923709">
                <text:p>3.92370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.925229">
                <text:p>3.92522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.924183">
                <text:p>3.92418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.923661">
                <text:p>3.9236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.922079">
                <text:p>3.9220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.920734">
                <text:p>3.9207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.92193">
                <text:p>3.9219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.922091">
                <text:p>3.9220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.924028">
                <text:p>3.9240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.920412">
                <text:p>3.9204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.921489">
                <text:p>3.92148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.920536">
                <text:p>3.9205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.925135">
                <text:p>3.9251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.928755">
                <text:p>3.9287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.929274">
                <text:p>3.9292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.929325">
                <text:p>3.9293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.923535">
                <text:p>3.9235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.9246">
                <text:p>3.92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.925133">
                <text:p>3.9251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.92385">
                <text:p>3.9238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.924739">
                <text:p>3.9247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.924402">
                <text:p>3.92440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.923918">
                <text:p>3.9239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.925167">
                <text:p>3.9251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.926393">
                <text:p>3.92639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.928108">
                <text:p>3.92810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929097">
                <text:p>3.9290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.929627">
                <text:p>3.9296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.931226">
                <text:p>3.9312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.932141">
                <text:p>3.93214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.933519">
                <text:p>3.9335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.935473">
                <text:p>3.93547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.928935">
                <text:p>3.9289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.926471">
                <text:p>3.92647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.92485">
                <text:p>3.9248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926328">
                <text:p>3.9263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925255">
                <text:p>3.9252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92683">
                <text:p>3.9268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928442">
                <text:p>3.9284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929456">
                <text:p>3.9294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929296">
                <text:p>3.92929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930788">
                <text:p>3.93078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930936">
                <text:p>3.9309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930533">
                <text:p>3.9305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931598">
                <text:p>3.9315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932022">
                <text:p>3.9320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933843">
                <text:p>3.9338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932984">
                <text:p>3.9329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932402">
                <text:p>3.93240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933498">
                <text:p>3.933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932134">
                <text:p>3.9321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932229">
                <text:p>3.93222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932346">
                <text:p>3.9323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932393">
                <text:p>3.93239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933942">
                <text:p>3.9339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933626">
                <text:p>3.9336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93229">
                <text:p>3.9322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933091">
                <text:p>3.9330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932286">
                <text:p>3.9322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933717">
                <text:p>3.9337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93292">
                <text:p>3.9329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933995">
                <text:p>3.9339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935545">
                <text:p>3.9355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936669">
                <text:p>3.9366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938026">
                <text:p>3.9380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939565">
                <text:p>3.93956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940575">
                <text:p>3.9405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938568">
                <text:p>3.9385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939754">
                <text:p>3.9397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940238">
                <text:p>3.94023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940854">
                <text:p>3.9408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941363">
                <text:p>3.94136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942253">
                <text:p>3.9422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941757">
                <text:p>3.9417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940677">
                <text:p>3.94067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938259">
                <text:p>3.93825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938957">
                <text:p>3.9389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940164">
                <text:p>3.9401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941349">
                <text:p>3.9413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941021">
                <text:p>3.9410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941468">
                <text:p>3.9414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942999">
                <text:p>3.9429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942858">
                <text:p>3.9428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945218">
                <text:p>3.9452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943616">
                <text:p>3.9436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944251">
                <text:p>3.9442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944029">
                <text:p>3.94402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944274">
                <text:p>3.9442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945425">
                <text:p>3.9454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947074">
                <text:p>3.9470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947955">
                <text:p>3.9479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948956">
                <text:p>3.9489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948215">
                <text:p>3.9482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949148">
                <text:p>3.94914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94794">
                <text:p>3.947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947795">
                <text:p>3.9477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947498">
                <text:p>3.94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947446">
                <text:p>3.9474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947753">
                <text:p>3.9477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947912">
                <text:p>3.9479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94884">
                <text:p>3.948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949712">
                <text:p>3.9497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949792">
                <text:p>3.94979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950954">
                <text:p>3.9509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95213">
                <text:p>3.952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953903">
                <text:p>3.95390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953431">
                <text:p>3.9534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954611">
                <text:p>3.9546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956983">
                <text:p>3.95698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956033">
                <text:p>3.9560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954816">
                <text:p>3.9548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957501">
                <text:p>3.9575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956964">
                <text:p>3.9569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958066">
                <text:p>3.95806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959276">
                <text:p>3.9592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960627">
                <text:p>3.9606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961994">
                <text:p>3.961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960873">
                <text:p>3.96087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962072">
                <text:p>3.96207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961368">
                <text:p>3.9613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960859">
                <text:p>3.96085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958158">
                <text:p>3.9581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955624">
                <text:p>3.9556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960388">
                <text:p>3.96038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955981">
                <text:p>3.95598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955368">
                <text:p>3.9553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953456">
                <text:p>3.9534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950535">
                <text:p>3.9505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950719">
                <text:p>3.9507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949601">
                <text:p>3.9496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949853">
                <text:p>3.9498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949318">
                <text:p>3.9493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949028">
                <text:p>3.9490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946486">
                <text:p>3.9464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.94899">
                <text:p>3.948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.954698">
                <text:p>3.9546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.942717">
                <text:p>3.9427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.937203">
                <text:p>3.93720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.935979">
                <text:p>3.9359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.937164">
                <text:p>3.9371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.938344">
                <text:p>3.9383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.939206">
                <text:p>3.9392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.938851">
                <text:p>3.9388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.938943">
                <text:p>3.9389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.93818">
                <text:p>3.938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.939038">
                <text:p>3.93903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.939193">
                <text:p>3.93919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.940347">
                <text:p>3.9403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.941845">
                <text:p>3.9418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.942692">
                <text:p>3.94269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.9371">
                <text:p>3.937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.936515">
                <text:p>3.9365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.93648">
                <text:p>3.9364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.936037">
                <text:p>3.93603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.934279">
                <text:p>3.9342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.932354">
                <text:p>3.9323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.93353">
                <text:p>3.933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.933528">
                <text:p>3.9335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.933335">
                <text:p>3.9333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.931829">
                <text:p>3.93182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.93266">
                <text:p>3.9326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.934078">
                <text:p>3.9340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.928206">
                <text:p>3.9282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.927514">
                <text:p>3.9275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.926536">
                <text:p>3.9265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.925668">
                <text:p>3.9256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.925171">
                <text:p>3.92517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.9224">
                <text:p>3.92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.927217">
                <text:p>3.9272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.926324">
                <text:p>3.9263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.926149">
                <text:p>3.9261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.925077">
                <text:p>3.92507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.924128">
                <text:p>3.9241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.924991">
                <text:p>3.9249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.925318">
                <text:p>3.9253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.924651">
                <text:p>3.9246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.924494">
                <text:p>3.9244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.925944">
                <text:p>3.9259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.924422">
                <text:p>3.9244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.924074">
                <text:p>3.92407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.923586">
                <text:p>3.9235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.923328">
                <text:p>3.9233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.924667">
                <text:p>3.9246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.924471">
                <text:p>3.92447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.924587">
                <text:p>3.92458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.933102">
                <text:p>3.93310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.930101">
                <text:p>3.9301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.929667">
                <text:p>3.9296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.93037">
                <text:p>3.9303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.929665">
                <text:p>3.92966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.929733">
                <text:p>3.9297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.928141">
                <text:p>3.92814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.92926">
                <text:p>3.929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.928651">
                <text:p>3.9286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.929158">
                <text:p>3.9291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.928489">
                <text:p>3.92848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.928963">
                <text:p>3.92896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.928245">
                <text:p>3.9282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.926819">
                <text:p>3.9268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.926865">
                <text:p>3.92686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.926257">
                <text:p>3.9262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.925413">
                <text:p>3.9254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.92337">
                <text:p>3.9233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.92476">
                <text:p>3.924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.923106">
                <text:p>3.92310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.923616">
                <text:p>3.9236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.924646">
                <text:p>3.9246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.924972">
                <text:p>3.92497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.92344">
                <text:p>3.923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.923254">
                <text:p>3.9232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.924099">
                <text:p>3.9240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.923851">
                <text:p>3.9238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.924803">
                <text:p>3.92480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.925665">
                <text:p>3.92566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.926134">
                <text:p>3.9261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.925656">
                <text:p>3.9256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.925156">
                <text:p>3.9251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.925305">
                <text:p>3.9253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.924855">
                <text:p>3.9248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.925481">
                <text:p>3.92548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.925512">
                <text:p>3.9255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.925783">
                <text:p>3.92578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.925718">
                <text:p>3.9257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.925795">
                <text:p>3.9257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.925417">
                <text:p>3.9254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.926198">
                <text:p>3.9261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.925523">
                <text:p>3.9255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.924644">
                <text:p>3.9246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.925297">
                <text:p>3.9252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.9254">
                <text:p>3.92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.925024">
                <text:p>3.9250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.92552">
                <text:p>3.925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.925445">
                <text:p>3.9254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.925086">
                <text:p>3.925086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300%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Dash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9.006cm" xlink:href=".." xlink:type="simple" chart:class="chart:line" chart:style-name="ch1">
        <chart:title svg:x="5.841cm" svg:y="0.316cm" chart:style-name="ch2">
          <text:p>Eficiência 16 threads</text:p>
        </chart:title>
        <chart:legend chart:legend-position="end" svg:x="11.24cm" svg:y="3.955cm" style:legend-expansion="high" chart:style-name="ch3"/>
        <chart:plot-area chart:style-name="ch4" table:cell-range-address="data_16.G1:data_16.H501" chart:data-source-has-labels="row" svg:x="0.32cm" svg:y="1.275cm" svg:width="10.6cm" svg:height="7.551cm">
          <chart:coordinate-region svg:x="1.047cm" svg:y="1.396cm" svg:width="9.851cm" svg:height="6.42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data_16.G2:data_16.G501" chart:label-cell-address="data_16.G1:data_16.G1" chart:class="chart:line">
            <chart:data-point chart:repeated="500"/>
          </chart:series>
          <chart:series chart:style-name="ch8" chart:values-cell-range-address="data_16.H2:data_16.H501" chart:label-cell-address="data_16.H1:data_16.H1" chart:class="chart:line"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iciency</text:p>
                <draw:g>
                  <svg:desc>data_16.G1:data_16.G1</svg:desc>
                </draw:g>
              </table:table-cell>
              <table:table-cell office:value-type="string">
                <text:p>efficiency (linear)</text:p>
                <draw:g>
                  <svg:desc>data_16.H1:data_16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4506">
                <text:p>0.234506</text:p>
                <draw:g>
                  <svg:desc>data_16.G2:data_16.G501</svg:desc>
                </draw:g>
              </table:table-cell>
              <table:table-cell office:value-type="float" office:value="1">
                <text:p>1</text:p>
                <draw:g>
                  <svg:desc>data_16.H2:data_16.H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26853">
                <text:p>0.2268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0934">
                <text:p>0.2409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2746">
                <text:p>0.2427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7667">
                <text:p>0.247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1268">
                <text:p>0.2512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0227">
                <text:p>0.2502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1199">
                <text:p>0.2511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2821">
                <text:p>0.2528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1679">
                <text:p>0.2516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4928">
                <text:p>0.249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8425">
                <text:p>0.2484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8738">
                <text:p>0.2487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48939">
                <text:p>0.2489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47582">
                <text:p>0.2475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49923">
                <text:p>0.2499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1021">
                <text:p>0.2510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50507">
                <text:p>0.2505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48737">
                <text:p>0.2487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49918">
                <text:p>0.2499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50574">
                <text:p>0.2505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51686">
                <text:p>0.2516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50631">
                <text:p>0.2506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50485">
                <text:p>0.2504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9977">
                <text:p>0.2499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0347">
                <text:p>0.2503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48787">
                <text:p>0.2487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47439">
                <text:p>0.247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48238">
                <text:p>0.2482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47116">
                <text:p>0.247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47443">
                <text:p>0.2474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48011">
                <text:p>0.2480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48365">
                <text:p>0.2483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47927">
                <text:p>0.2479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46439">
                <text:p>0.246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47096">
                <text:p>0.2470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46386">
                <text:p>0.2463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47303">
                <text:p>0.2473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4722">
                <text:p>0.247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47318">
                <text:p>0.2473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47825">
                <text:p>0.2478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47898">
                <text:p>0.2478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46796">
                <text:p>0.2467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46217">
                <text:p>0.2462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46234">
                <text:p>0.2462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46305">
                <text:p>0.2463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463">
                <text:p>0.24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46472">
                <text:p>0.2464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46674">
                <text:p>0.2466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46677">
                <text:p>0.2466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47206">
                <text:p>0.2472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4751">
                <text:p>0.247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47405">
                <text:p>0.2474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4755">
                <text:p>0.247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48209">
                <text:p>0.2482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46873">
                <text:p>0.2468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47468">
                <text:p>0.2474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47992">
                <text:p>0.2479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48062">
                <text:p>0.2480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47769">
                <text:p>0.2477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47818">
                <text:p>0.2478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47731">
                <text:p>0.2477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48285">
                <text:p>0.2482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4855">
                <text:p>0.248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4789">
                <text:p>0.247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47655">
                <text:p>0.2476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47348">
                <text:p>0.2473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46932">
                <text:p>0.2469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46075">
                <text:p>0.2460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44853">
                <text:p>0.2448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4531">
                <text:p>0.245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44622">
                <text:p>0.2446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44883">
                <text:p>0.2448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44927">
                <text:p>0.2449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44671">
                <text:p>0.2446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4503">
                <text:p>0.245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45182">
                <text:p>0.245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45006">
                <text:p>0.2450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45034">
                <text:p>0.245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45324">
                <text:p>0.2453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44864">
                <text:p>0.2448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44451">
                <text:p>0.2444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44625">
                <text:p>0.2446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44441">
                <text:p>0.2444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44766">
                <text:p>0.2447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44629">
                <text:p>0.2446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44576">
                <text:p>0.2445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45077">
                <text:p>0.2450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44905">
                <text:p>0.2449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44857">
                <text:p>0.2448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4488">
                <text:p>0.244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44796">
                <text:p>0.2447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45012">
                <text:p>0.2450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44785">
                <text:p>0.2447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44634">
                <text:p>0.2446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44755">
                <text:p>0.2447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45116">
                <text:p>0.245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45043">
                <text:p>0.2450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4464">
                <text:p>0.244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44839">
                <text:p>0.2448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44514">
                <text:p>0.2445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44606">
                <text:p>0.2446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44686">
                <text:p>0.2446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44792">
                <text:p>0.2447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44774">
                <text:p>0.2447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4486">
                <text:p>0.244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44615">
                <text:p>0.2446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44748">
                <text:p>0.2447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45057">
                <text:p>0.2450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45094">
                <text:p>0.2450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44938">
                <text:p>0.2449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45088">
                <text:p>0.2450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44708">
                <text:p>0.2447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44786">
                <text:p>0.2447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4475">
                <text:p>0.244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4427">
                <text:p>0.244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4441">
                <text:p>0.244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44304">
                <text:p>0.2443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44417">
                <text:p>0.2444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44423">
                <text:p>0.2444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44393">
                <text:p>0.2443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44517">
                <text:p>0.2445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44768">
                <text:p>0.2447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44628">
                <text:p>0.2446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44966">
                <text:p>0.2449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45005">
                <text:p>0.2450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45165">
                <text:p>0.2451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45521">
                <text:p>0.2455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45657">
                <text:p>0.2456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45727">
                <text:p>0.2457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4544">
                <text:p>0.245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46018">
                <text:p>0.2460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46188">
                <text:p>0.2461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45957">
                <text:p>0.2459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4516">
                <text:p>0.245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45495">
                <text:p>0.2454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45714">
                <text:p>0.2457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45782">
                <text:p>0.2457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4558">
                <text:p>0.245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45574">
                <text:p>0.2455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45594">
                <text:p>0.2455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45409">
                <text:p>0.2454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45875">
                <text:p>0.245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45685">
                <text:p>0.2456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458">
                <text:p>0.24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45689">
                <text:p>0.2456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45768">
                <text:p>0.2457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4586">
                <text:p>0.245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45835">
                <text:p>0.2458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45767">
                <text:p>0.2457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45816">
                <text:p>0.2458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45736">
                <text:p>0.2457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45567">
                <text:p>0.2455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45962">
                <text:p>0.2459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45796">
                <text:p>0.2457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4573">
                <text:p>0.245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45795">
                <text:p>0.2457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45687">
                <text:p>0.2456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45571">
                <text:p>0.2455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45393">
                <text:p>0.2453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4524">
                <text:p>0.245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4518">
                <text:p>0.245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4539">
                <text:p>0.245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45412">
                <text:p>0.2454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45456">
                <text:p>0.2454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45623">
                <text:p>0.2456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45347">
                <text:p>0.2453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45256">
                <text:p>0.245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45372">
                <text:p>0.2453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45349">
                <text:p>0.2453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45203">
                <text:p>0.2452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44979">
                <text:p>0.2449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44713">
                <text:p>0.2447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44351">
                <text:p>0.2443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44458">
                <text:p>0.2444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44485">
                <text:p>0.2444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44357">
                <text:p>0.2443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4428">
                <text:p>0.244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44312">
                <text:p>0.2443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44315">
                <text:p>0.2443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44042">
                <text:p>0.2440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44347">
                <text:p>0.2443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44608">
                <text:p>0.244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24435">
                <text:p>0.244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44602">
                <text:p>0.2446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244466">
                <text:p>0.2444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44863">
                <text:p>0.2448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44862">
                <text:p>0.2448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4463">
                <text:p>0.244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44534">
                <text:p>0.2445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44112">
                <text:p>0.244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43938">
                <text:p>0.2439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44195">
                <text:p>0.2441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44452">
                <text:p>0.2444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4356">
                <text:p>0.243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43527">
                <text:p>0.2435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24366">
                <text:p>0.243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243738">
                <text:p>0.2437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43895">
                <text:p>0.2438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44042">
                <text:p>0.2440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44014">
                <text:p>0.2440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44103">
                <text:p>0.2441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44142">
                <text:p>0.2441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44154">
                <text:p>0.2441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44298">
                <text:p>0.2442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44399">
                <text:p>0.2443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44266">
                <text:p>0.2442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44369">
                <text:p>0.2443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44453">
                <text:p>0.2444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4423">
                <text:p>0.244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44302">
                <text:p>0.2443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4419">
                <text:p>0.244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4417">
                <text:p>0.244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4414">
                <text:p>0.244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43879">
                <text:p>0.2438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43784">
                <text:p>0.2437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43801">
                <text:p>0.2438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43863">
                <text:p>0.2438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43937">
                <text:p>0.2439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43974">
                <text:p>0.2439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43904">
                <text:p>0.2439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4391">
                <text:p>0.243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43913">
                <text:p>0.2439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4404">
                <text:p>0.244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44032">
                <text:p>0.244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44053">
                <text:p>0.2440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44121">
                <text:p>0.2441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44218">
                <text:p>0.2442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44364">
                <text:p>0.2443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244543">
                <text:p>0.2445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244409">
                <text:p>0.2444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44536">
                <text:p>0.2445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44737">
                <text:p>0.2447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44744">
                <text:p>0.2447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44868">
                <text:p>0.2448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44951">
                <text:p>0.2449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44233">
                <text:p>0.2442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4387">
                <text:p>0.243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43878">
                <text:p>0.2438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4378">
                <text:p>0.243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43843">
                <text:p>0.2438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43844">
                <text:p>0.2438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43813">
                <text:p>0.2438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43844">
                <text:p>0.2438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43851">
                <text:p>0.2438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243982">
                <text:p>0.2439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44023">
                <text:p>0.2440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244105">
                <text:p>0.244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44226">
                <text:p>0.2442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44325">
                <text:p>0.2443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4441">
                <text:p>0.244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44503">
                <text:p>0.2445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44596">
                <text:p>0.2445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44707">
                <text:p>0.2447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244803">
                <text:p>0.2448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44911">
                <text:p>0.2449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44985">
                <text:p>0.2449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45095">
                <text:p>0.2450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4519">
                <text:p>0.24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45296">
                <text:p>0.2452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45393">
                <text:p>0.2453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245545">
                <text:p>0.2455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245448">
                <text:p>0.2454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245402">
                <text:p>0.2454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245534">
                <text:p>0.2455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245459">
                <text:p>0.2454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245232">
                <text:p>0.2452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245327">
                <text:p>0.2453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245261">
                <text:p>0.245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245229">
                <text:p>0.2452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24513">
                <text:p>0.245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245046">
                <text:p>0.2450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245121">
                <text:p>0.2451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245131">
                <text:p>0.2451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245252">
                <text:p>0.2452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245026">
                <text:p>0.2450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245093">
                <text:p>0.2450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245034">
                <text:p>0.245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245321">
                <text:p>0.2453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245547">
                <text:p>0.2455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24558">
                <text:p>0.245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245583">
                <text:p>0.2455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245221">
                <text:p>0.2452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245287">
                <text:p>0.2452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245321">
                <text:p>0.2453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245241">
                <text:p>0.2452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245296">
                <text:p>0.2452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245275">
                <text:p>0.2452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245245">
                <text:p>0.2452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45323">
                <text:p>0.2453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2454">
                <text:p>0.24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245507">
                <text:p>0.2455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245569">
                <text:p>0.2455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245602">
                <text:p>0.2456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245702">
                <text:p>0.2457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245759">
                <text:p>0.2457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245845">
                <text:p>0.2458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245967">
                <text:p>0.2459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45558">
                <text:p>0.2455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245404">
                <text:p>0.2454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245303">
                <text:p>0.2453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245395">
                <text:p>0.2453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245328">
                <text:p>0.2453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245427">
                <text:p>0.2454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245528">
                <text:p>0.2455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245591">
                <text:p>0.2455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245581">
                <text:p>0.2455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245674">
                <text:p>0.2456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245683">
                <text:p>0.2456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245658">
                <text:p>0.2456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245725">
                <text:p>0.2457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245751">
                <text:p>0.2457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245865">
                <text:p>0.2458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245811">
                <text:p>0.2458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245775">
                <text:p>0.2457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245844">
                <text:p>0.2458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245758">
                <text:p>0.2457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245764">
                <text:p>0.2457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245772">
                <text:p>0.2457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245775">
                <text:p>0.2457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245871">
                <text:p>0.2458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245852">
                <text:p>0.2458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245768">
                <text:p>0.2457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245818">
                <text:p>0.2458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245768">
                <text:p>0.2457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245857">
                <text:p>0.2458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245808">
                <text:p>0.2458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245875">
                <text:p>0.245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245972">
                <text:p>0.2459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246042">
                <text:p>0.2460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246127">
                <text:p>0.2461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246223">
                <text:p>0.2462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246286">
                <text:p>0.2462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24616">
                <text:p>0.246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246235">
                <text:p>0.2462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246265">
                <text:p>0.2462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246303">
                <text:p>0.2463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246335">
                <text:p>0.2463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246391">
                <text:p>0.2463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24636">
                <text:p>0.246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246292">
                <text:p>0.2462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246141">
                <text:p>0.2461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246185">
                <text:p>0.246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24626">
                <text:p>0.246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246334">
                <text:p>0.2463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246314">
                <text:p>0.2463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246342">
                <text:p>0.2463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246437">
                <text:p>0.2464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246429">
                <text:p>0.2464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246576">
                <text:p>0.2465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246476">
                <text:p>0.2464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246516">
                <text:p>0.2465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246502">
                <text:p>0.2465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246517">
                <text:p>0.2465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246589">
                <text:p>0.2465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246692">
                <text:p>0.2466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246747">
                <text:p>0.2467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24681">
                <text:p>0.246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246763">
                <text:p>0.2467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246822">
                <text:p>0.2468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246746">
                <text:p>0.2467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246737">
                <text:p>0.2467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246719">
                <text:p>0.2467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246715">
                <text:p>0.2467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246735">
                <text:p>0.2467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246744">
                <text:p>0.2467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246803">
                <text:p>0.2468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246857">
                <text:p>0.2468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246862">
                <text:p>0.2468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246935">
                <text:p>0.2469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247008">
                <text:p>0.2470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247119">
                <text:p>0.2471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247089">
                <text:p>0.2470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247163">
                <text:p>0.2471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247311">
                <text:p>0.2473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247252">
                <text:p>0.2472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247176">
                <text:p>0.2471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247344">
                <text:p>0.2473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24731">
                <text:p>0.247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247379">
                <text:p>0.2473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247455">
                <text:p>0.2474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247539">
                <text:p>0.2475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247625">
                <text:p>0.2476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247555">
                <text:p>0.2475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24763">
                <text:p>0.247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247586">
                <text:p>0.2475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247554">
                <text:p>0.2475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247385">
                <text:p>0.2473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247226">
                <text:p>0.2472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247524">
                <text:p>0.2475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247249">
                <text:p>0.2472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24721">
                <text:p>0.247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247091">
                <text:p>0.2470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246908">
                <text:p>0.2469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24692">
                <text:p>0.246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24685">
                <text:p>0.246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246866">
                <text:p>0.2468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246832">
                <text:p>0.2468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246814">
                <text:p>0.2468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246655">
                <text:p>0.2466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246812">
                <text:p>0.2468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247169">
                <text:p>0.247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24642">
                <text:p>0.246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246075">
                <text:p>0.2460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245999">
                <text:p>0.245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246073">
                <text:p>0.2460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246146">
                <text:p>0.2461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2462">
                <text:p>0.24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246178">
                <text:p>0.246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246184">
                <text:p>0.2461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246136">
                <text:p>0.2461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24619">
                <text:p>0.246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2462">
                <text:p>0.24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246272">
                <text:p>0.246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246365">
                <text:p>0.2463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246418">
                <text:p>0.2464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246069">
                <text:p>0.2460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246032">
                <text:p>0.246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24603">
                <text:p>0.246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246002">
                <text:p>0.2460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245892">
                <text:p>0.2458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245772">
                <text:p>0.2457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245846">
                <text:p>0.2458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245846">
                <text:p>0.2458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245833">
                <text:p>0.2458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245739">
                <text:p>0.2457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245791">
                <text:p>0.2457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24588">
                <text:p>0.245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245513">
                <text:p>0.2455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24547">
                <text:p>0.245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245409">
                <text:p>0.2454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245354">
                <text:p>0.2453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245323">
                <text:p>0.2453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24515">
                <text:p>0.245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245451">
                <text:p>0.2454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245395">
                <text:p>0.2453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245384">
                <text:p>0.2453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245317">
                <text:p>0.2453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245258">
                <text:p>0.2452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245312">
                <text:p>0.2453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245332">
                <text:p>0.245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245291">
                <text:p>0.2452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245281">
                <text:p>0.245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245371">
                <text:p>0.2453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245276">
                <text:p>0.2452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245255">
                <text:p>0.2452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245224">
                <text:p>0.2452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245208">
                <text:p>0.2452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245292">
                <text:p>0.2452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245279">
                <text:p>0.2452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245287">
                <text:p>0.2452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245819">
                <text:p>0.2458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245631">
                <text:p>0.2456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245604">
                <text:p>0.2456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245648">
                <text:p>0.2456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245604">
                <text:p>0.2456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245608">
                <text:p>0.2456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245509">
                <text:p>0.2455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245579">
                <text:p>0.2455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245541">
                <text:p>0.2455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245572">
                <text:p>0.2455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245531">
                <text:p>0.2455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24556">
                <text:p>0.24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245515">
                <text:p>0.2455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245426">
                <text:p>0.2454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245429">
                <text:p>0.2454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245391">
                <text:p>0.2453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245338">
                <text:p>0.2453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245211">
                <text:p>0.2452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245298">
                <text:p>0.2452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245194">
                <text:p>0.2451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245226">
                <text:p>0.2452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24529">
                <text:p>0.245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245311">
                <text:p>0.2453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245215">
                <text:p>0.2452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245203">
                <text:p>0.2452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245256">
                <text:p>0.245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245241">
                <text:p>0.2452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2453">
                <text:p>0.24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245354">
                <text:p>0.2453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245383">
                <text:p>0.2453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245354">
                <text:p>0.2453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245322">
                <text:p>0.2453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245332">
                <text:p>0.245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245303">
                <text:p>0.2453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245343">
                <text:p>0.2453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245344">
                <text:p>0.2453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245361">
                <text:p>0.2453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245357">
                <text:p>0.2453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245362">
                <text:p>0.2453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245339">
                <text:p>0.2453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245387">
                <text:p>0.2453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245345">
                <text:p>0.2453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24529">
                <text:p>0.245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245331">
                <text:p>0.2453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245338">
                <text:p>0.2453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245314">
                <text:p>0.2453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245345">
                <text:p>0.2453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24534">
                <text:p>0.245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245318">
                <text:p>0.24531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300%"/>
    <draw:stroke-dash draw:name="Dashed_20__28_var_29__20_2" draw:display-name="Dashed (var) 2" draw:style="rect" draw:dots1="1" draw:dots1-length="0.02cm" draw:dots2="1" draw:dots2-length="0.02cm" draw:distance="0.02cm"/>
  </office:styles>
</office:document-styles>
</file>